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3mm"/>
    </style:style>
    <style:style style:name="co3" style:family="table-column">
      <style:table-column-properties fo:break-before="auto" style:column-width="15.66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15.93mm"/>
    </style:style>
    <style:style style:name="co6" style:family="table-column">
      <style:table-column-properties fo:break-before="auto" style:column-width="13.56mm"/>
    </style:style>
    <style:style style:name="co7" style:family="table-column">
      <style:table-column-properties fo:break-before="auto" style:column-width="17.76mm"/>
    </style:style>
    <style:style style:name="co8" style:family="table-column">
      <style:table-column-properties fo:break-before="auto" style:column-width="16.72mm"/>
    </style:style>
    <style:style style:name="co9" style:family="table-column">
      <style:table-column-properties fo:break-before="auto" style:column-width="18.03mm"/>
    </style:style>
    <style:style style:name="co10" style:family="table-column">
      <style:table-column-properties fo:break-before="auto" style:column-width="1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AR PL SungtiL GB" style:font-name-complex="DejaVu Sans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Readm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paper detailing these results uses the names “CPLEX”, “Meeting” and “Splitting” for the 3 algorithms. The correspondence is as follow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LEX</text:p>
          </table:table-cell>
          <table:table-cell office:value-type="string" calcext:value-type="string">
            <text:p>t1-c2</text:p>
          </table:table-cell>
        </table:table-row>
        <table:table-row table:style-name="ro1"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t2-c1</text:p>
          </table:table-cell>
        </table:table-row>
        <table:table-row table:style-name="ro1">
          <table:table-cell/>
          <table:table-cell office:value-type="string" calcext:value-type="string">
            <text:p>Splitting</text:p>
          </table:table-cell>
          <table:table-cell office:value-type="string" calcext:value-type="string">
            <text:p>t2-split</text:p>
          </table:table-cell>
        </table:table-row>
        <table:table-row table:style-name="ro1">
          <table:table-cell/>
          <table:table-cell office:value-type="string" calcext:value-type="string">
            <text:p>Original </text:p>
          </table:table-cell>
          <table:table-cell office:value-type="string" calcext:value-type="string">
            <text:p>t1-c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Details sheet shows the running time of each algorithm, and percentage improvements of various typ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other pages show just running times, as well as averaged running times for each problem size</text:p>
          </table:table-cell>
          <table:table-cell/>
        </table:table-row>
      </table:table>
      <table:table table:name="Details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2"/>
        <table:table-row table:style-name="ro1"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Elapsed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Elapse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1-c1</text:p>
          </table:table-cell>
          <table:table-cell office:value-type="string" calcext:value-type="string">
            <text:p>t1-c2</text:p>
          </table:table-cell>
          <table:table-cell table:style-name="Default" office:value-type="string" calcext:value-type="string">
            <text:p>t2-c1</text:p>
          </table:table-cell>
          <table:table-cell table:style-name="Default" office:value-type="string" calcext:value-type="string">
            <text:p>t2-split</text:p>
          </table:table-cell>
          <table:table-cell/>
          <table:table-cell table:style-name="Default" office:value-type="string" calcext:value-type="string">
            <text:p>t1-c1</text:p>
          </table:table-cell>
          <table:table-cell office:value-type="string" calcext:value-type="string">
            <text:p>t1-c2</text:p>
          </table:table-cell>
          <table:table-cell office:value-type="string" calcext:value-type="string">
            <text:p>t2-c1</text:p>
          </table:table-cell>
          <table:table-cell office:value-type="string" calcext:value-type="string">
            <text:p>t2-split</text:p>
          </table:table-cell>
          <table:table-cell/>
          <table:table-cell table:style-name="Default" office:value-type="string" calcext:value-type="string">
            <text:p>C2/C1</text:p>
          </table:table-cell>
          <table:table-cell table:style-name="Default" office:value-type="string" calcext:value-type="string">
            <text:p>T2/T1</text:p>
          </table:table-cell>
          <table:table-cell table:style-name="Default" office:value-type="string" calcext:value-type="string">
            <text:p>T2/C2</text:p>
          </table:table-cell>
          <table:table-cell table:style-name="Default" office:value-type="string" calcext:value-type="string">
            <text:p>Split/T1</text:p>
          </table:table-cell>
        </table:table-row>
        <table:table-row table:style-name="ro1">
          <table:table-cell office:value-type="string" calcext:value-type="string">
            <text:p>2AP-100-1</text:p>
          </table:table-cell>
          <table:table-cell/>
          <table:table-cell table:formula="of:=['results-t1-c1'.B2]" office:value-type="float" office:value="123.54" calcext:value-type="float">
            <text:p>123.54</text:p>
          </table:table-cell>
          <table:table-cell table:formula="of:=['results-t1-c2'.B2]" office:value-type="float" office:value="147.91" calcext:value-type="float">
            <text:p>147.91</text:p>
          </table:table-cell>
          <table:table-cell table:formula="of:=['results-t2-c1'.B2]" office:value-type="float" office:value="128.61" calcext:value-type="float">
            <text:p>128.61</text:p>
          </table:table-cell>
          <table:table-cell table:formula="of:=['results-t2-split'.B2]" office:value-type="float" office:value="119.66" calcext:value-type="float">
            <text:p>119.66</text:p>
          </table:table-cell>
          <table:table-cell/>
          <table:table-cell table:formula="of:=['results-t1-c1'.C2]" office:value-type="float" office:value="123.479" calcext:value-type="float">
            <text:p>123.479</text:p>
          </table:table-cell>
          <table:table-cell table:formula="of:=['results-t1-c2'.C2]" office:value-type="float" office:value="112.958" calcext:value-type="float">
            <text:p>112.958</text:p>
          </table:table-cell>
          <table:table-cell table:formula="of:=['results-t2-c1'.C2]" office:value-type="float" office:value="64.349" calcext:value-type="float">
            <text:p>64.349</text:p>
          </table:table-cell>
          <table:table-cell table:formula="of:=['results-t2-split'.C2]" office:value-type="float" office:value="91.507" calcext:value-type="float">
            <text:p>91.507</text:p>
          </table:table-cell>
          <table:table-cell/>
          <table:table-cell table:formula="of:=[.I3]/[.H3]" office:value-type="percentage" office:value="0.914795228338422" calcext:value-type="percentage">
            <text:p>91.48%</text:p>
          </table:table-cell>
          <table:table-cell table:formula="of:=[.J3]/[.H3]" office:value-type="percentage" office:value="0.521133148146648" calcext:value-type="percentage">
            <text:p>52.11%</text:p>
          </table:table-cell>
          <table:table-cell table:formula="of:=[.J3]/[.I3]" office:value-type="percentage" office:value="0.569671913454558" calcext:value-type="percentage">
            <text:p>56.97%</text:p>
          </table:table-cell>
          <table:table-cell table:formula="of:=[.K3]/[.H3]" office:value-type="percentage" office:value="0.741073380898776" calcext:value-type="percentage">
            <text:p>74.11%</text:p>
          </table:table-cell>
        </table:table-row>
        <table:table-row table:style-name="ro1">
          <table:table-cell office:value-type="string" calcext:value-type="string">
            <text:p>2AP-100-10</text:p>
          </table:table-cell>
          <table:table-cell/>
          <table:table-cell table:formula="of:=['results-t1-c1'.B3]" office:value-type="float" office:value="110.98" calcext:value-type="float">
            <text:p>110.98</text:p>
          </table:table-cell>
          <table:table-cell table:formula="of:=['results-t1-c2'.B3]" office:value-type="float" office:value="127.58" calcext:value-type="float">
            <text:p>127.58</text:p>
          </table:table-cell>
          <table:table-cell table:formula="of:=['results-t2-c1'.B3]" office:value-type="float" office:value="116.08" calcext:value-type="float">
            <text:p>116.08</text:p>
          </table:table-cell>
          <table:table-cell table:formula="of:=['results-t2-split'.B3]" office:value-type="float" office:value="107.99" calcext:value-type="float">
            <text:p>107.99</text:p>
          </table:table-cell>
          <table:table-cell/>
          <table:table-cell table:formula="of:=['results-t1-c1'.C3]" office:value-type="float" office:value="110.922" calcext:value-type="float">
            <text:p>110.922</text:p>
          </table:table-cell>
          <table:table-cell table:formula="of:=['results-t1-c2'.C3]" office:value-type="float" office:value="99.879" calcext:value-type="float">
            <text:p>99.879</text:p>
          </table:table-cell>
          <table:table-cell table:formula="of:=['results-t2-c1'.C3]" office:value-type="float" office:value="58.099" calcext:value-type="float">
            <text:p>58.099</text:p>
          </table:table-cell>
          <table:table-cell table:formula="of:=['results-t2-split'.C3]" office:value-type="float" office:value="89.114" calcext:value-type="float">
            <text:p>89.114</text:p>
          </table:table-cell>
          <table:table-cell/>
          <table:table-cell table:formula="of:=[.I4]/[.H4]" office:value-type="percentage" office:value="0.900443554930492" calcext:value-type="percentage">
            <text:p>90.04%</text:p>
          </table:table-cell>
          <table:table-cell table:formula="of:=[.J4]/[.H4]" office:value-type="percentage" office:value="0.523782477777177" calcext:value-type="percentage">
            <text:p>52.38%</text:p>
          </table:table-cell>
          <table:table-cell table:formula="of:=[.J4]/[.I4]" office:value-type="percentage" office:value="0.581693849557965" calcext:value-type="percentage">
            <text:p>58.17%</text:p>
          </table:table-cell>
          <table:table-cell table:formula="of:=[.K4]/[.H4]" office:value-type="percentage" office:value="0.803393375525144" calcext:value-type="percentage">
            <text:p>80.34%</text:p>
          </table:table-cell>
        </table:table-row>
        <table:table-row table:style-name="ro1">
          <table:table-cell office:value-type="string" calcext:value-type="string">
            <text:p>2AP-100-2</text:p>
          </table:table-cell>
          <table:table-cell/>
          <table:table-cell table:formula="of:=['results-t1-c1'.B4]" office:value-type="float" office:value="109.56" calcext:value-type="float">
            <text:p>109.56</text:p>
          </table:table-cell>
          <table:table-cell table:formula="of:=['results-t1-c2'.B4]" office:value-type="float" office:value="126.31" calcext:value-type="float">
            <text:p>126.31</text:p>
          </table:table-cell>
          <table:table-cell table:formula="of:=['results-t2-c1'.B4]" office:value-type="float" office:value="119.23" calcext:value-type="float">
            <text:p>119.23</text:p>
          </table:table-cell>
          <table:table-cell table:formula="of:=['results-t2-split'.B4]" office:value-type="float" office:value="108.86" calcext:value-type="float">
            <text:p>108.86</text:p>
          </table:table-cell>
          <table:table-cell/>
          <table:table-cell table:formula="of:=['results-t1-c1'.C4]" office:value-type="float" office:value="109.506" calcext:value-type="float">
            <text:p>109.506</text:p>
          </table:table-cell>
          <table:table-cell table:formula="of:=['results-t1-c2'.C4]" office:value-type="float" office:value="97.904" calcext:value-type="float">
            <text:p>97.904</text:p>
          </table:table-cell>
          <table:table-cell table:formula="of:=['results-t2-c1'.C4]" office:value-type="float" office:value="59.71" calcext:value-type="float">
            <text:p>59.71</text:p>
          </table:table-cell>
          <table:table-cell table:formula="of:=['results-t2-split'.C4]" office:value-type="float" office:value="91.282" calcext:value-type="float">
            <text:p>91.282</text:p>
          </table:table-cell>
          <table:table-cell/>
          <table:table-cell table:formula="of:=[.I5]/[.H5]" office:value-type="percentage" office:value="0.894051467499498" calcext:value-type="percentage">
            <text:p>89.41%</text:p>
          </table:table-cell>
          <table:table-cell table:formula="of:=[.J5]/[.H5]" office:value-type="percentage" office:value="0.545266926013187" calcext:value-type="percentage">
            <text:p>54.53%</text:p>
          </table:table-cell>
          <table:table-cell table:formula="of:=[.J5]/[.I5]" office:value-type="percentage" office:value="0.609883150841641" calcext:value-type="percentage">
            <text:p>60.99%</text:p>
          </table:table-cell>
          <table:table-cell table:formula="of:=[.K5]/[.H5]" office:value-type="percentage" office:value="0.833579895165562" calcext:value-type="percentage">
            <text:p>83.36%</text:p>
          </table:table-cell>
        </table:table-row>
        <table:table-row table:style-name="ro1">
          <table:table-cell office:value-type="string" calcext:value-type="string">
            <text:p>2AP-100-3</text:p>
          </table:table-cell>
          <table:table-cell/>
          <table:table-cell table:formula="of:=['results-t1-c1'.B5]" office:value-type="float" office:value="130.01" calcext:value-type="float">
            <text:p>130.01</text:p>
          </table:table-cell>
          <table:table-cell table:formula="of:=['results-t1-c2'.B5]" office:value-type="float" office:value="138" calcext:value-type="float">
            <text:p>138</text:p>
          </table:table-cell>
          <table:table-cell table:formula="of:=['results-t2-c1'.B5]" office:value-type="float" office:value="140.67" calcext:value-type="float">
            <text:p>140.67</text:p>
          </table:table-cell>
          <table:table-cell table:formula="of:=['results-t2-split'.B5]" office:value-type="float" office:value="128" calcext:value-type="float">
            <text:p>128</text:p>
          </table:table-cell>
          <table:table-cell/>
          <table:table-cell table:formula="of:=['results-t1-c1'.C5]" office:value-type="float" office:value="129.945" calcext:value-type="float">
            <text:p>129.945</text:p>
          </table:table-cell>
          <table:table-cell table:formula="of:=['results-t1-c2'.C5]" office:value-type="float" office:value="107.714" calcext:value-type="float">
            <text:p>107.714</text:p>
          </table:table-cell>
          <table:table-cell table:formula="of:=['results-t2-c1'.C5]" office:value-type="float" office:value="70.369" calcext:value-type="float">
            <text:p>70.369</text:p>
          </table:table-cell>
          <table:table-cell table:formula="of:=['results-t2-split'.C5]" office:value-type="float" office:value="103.627" calcext:value-type="float">
            <text:p>103.627</text:p>
          </table:table-cell>
          <table:table-cell/>
          <table:table-cell table:formula="of:=[.I6]/[.H6]" office:value-type="percentage" office:value="0.828919927661703" calcext:value-type="percentage">
            <text:p>82.89%</text:p>
          </table:table-cell>
          <table:table-cell table:formula="of:=[.J6]/[.H6]" office:value-type="percentage" office:value="0.541529108468968" calcext:value-type="percentage">
            <text:p>54.15%</text:p>
          </table:table-cell>
          <table:table-cell table:formula="of:=[.J6]/[.I6]" office:value-type="percentage" office:value="0.653294836325826" calcext:value-type="percentage">
            <text:p>65.33%</text:p>
          </table:table-cell>
          <table:table-cell table:formula="of:=[.K6]/[.H6]" office:value-type="percentage" office:value="0.797468159605987" calcext:value-type="percentage">
            <text:p>79.75%</text:p>
          </table:table-cell>
        </table:table-row>
        <table:table-row table:style-name="ro1">
          <table:table-cell office:value-type="string" calcext:value-type="string">
            <text:p>2AP-100-4</text:p>
          </table:table-cell>
          <table:table-cell/>
          <table:table-cell table:formula="of:=['results-t1-c1'.B6]" office:value-type="float" office:value="117.08" calcext:value-type="float">
            <text:p>117.08</text:p>
          </table:table-cell>
          <table:table-cell table:formula="of:=['results-t1-c2'.B6]" office:value-type="float" office:value="128.62" calcext:value-type="float">
            <text:p>128.62</text:p>
          </table:table-cell>
          <table:table-cell table:formula="of:=['results-t2-c1'.B6]" office:value-type="float" office:value="127.99" calcext:value-type="float">
            <text:p>127.99</text:p>
          </table:table-cell>
          <table:table-cell table:formula="of:=['results-t2-split'.B6]" office:value-type="float" office:value="116.25" calcext:value-type="float">
            <text:p>116.25</text:p>
          </table:table-cell>
          <table:table-cell/>
          <table:table-cell table:formula="of:=['results-t1-c1'.C6]" office:value-type="float" office:value="117.023" calcext:value-type="float">
            <text:p>117.023</text:p>
          </table:table-cell>
          <table:table-cell table:formula="of:=['results-t1-c2'.C6]" office:value-type="float" office:value="101" calcext:value-type="float">
            <text:p>101</text:p>
          </table:table-cell>
          <table:table-cell table:formula="of:=['results-t2-c1'.C6]" office:value-type="float" office:value="64.186" calcext:value-type="float">
            <text:p>64.186</text:p>
          </table:table-cell>
          <table:table-cell table:formula="of:=['results-t2-split'.C6]" office:value-type="float" office:value="92.257" calcext:value-type="float">
            <text:p>92.257</text:p>
          </table:table-cell>
          <table:table-cell/>
          <table:table-cell table:formula="of:=[.I7]/[.H7]" office:value-type="percentage" office:value="0.863078198302898" calcext:value-type="percentage">
            <text:p>86.31%</text:p>
          </table:table-cell>
          <table:table-cell table:formula="of:=[.J7]/[.H7]" office:value-type="percentage" office:value="0.54849046768584" calcext:value-type="percentage">
            <text:p>54.85%</text:p>
          </table:table-cell>
          <table:table-cell table:formula="of:=[.J7]/[.I7]" office:value-type="percentage" office:value="0.63550495049505" calcext:value-type="percentage">
            <text:p>63.55%</text:p>
          </table:table-cell>
          <table:table-cell table:formula="of:=[.K7]/[.H7]" office:value-type="percentage" office:value="0.788366389513173" calcext:value-type="percentage">
            <text:p>78.84%</text:p>
          </table:table-cell>
        </table:table-row>
        <table:table-row table:style-name="ro1">
          <table:table-cell office:value-type="string" calcext:value-type="string">
            <text:p>2AP-100-5</text:p>
          </table:table-cell>
          <table:table-cell/>
          <table:table-cell table:formula="of:=['results-t1-c1'.B7]" office:value-type="float" office:value="122.92" calcext:value-type="float">
            <text:p>122.92</text:p>
          </table:table-cell>
          <table:table-cell table:formula="of:=['results-t1-c2'.B7]" office:value-type="float" office:value="146.22" calcext:value-type="float">
            <text:p>146.22</text:p>
          </table:table-cell>
          <table:table-cell table:formula="of:=['results-t2-c1'.B7]" office:value-type="float" office:value="132.6" calcext:value-type="float">
            <text:p>132.6</text:p>
          </table:table-cell>
          <table:table-cell table:formula="of:=['results-t2-split'.B7]" office:value-type="float" office:value="119.98" calcext:value-type="float">
            <text:p>119.98</text:p>
          </table:table-cell>
          <table:table-cell/>
          <table:table-cell table:formula="of:=['results-t1-c1'.C7]" office:value-type="float" office:value="122.863" calcext:value-type="float">
            <text:p>122.863</text:p>
          </table:table-cell>
          <table:table-cell table:formula="of:=['results-t1-c2'.C7]" office:value-type="float" office:value="115.244" calcext:value-type="float">
            <text:p>115.244</text:p>
          </table:table-cell>
          <table:table-cell table:formula="of:=['results-t2-c1'.C7]" office:value-type="float" office:value="66.321" calcext:value-type="float">
            <text:p>66.321</text:p>
          </table:table-cell>
          <table:table-cell table:formula="of:=['results-t2-split'.C7]" office:value-type="float" office:value="98.848" calcext:value-type="float">
            <text:p>98.848</text:p>
          </table:table-cell>
          <table:table-cell/>
          <table:table-cell table:formula="of:=[.I8]/[.H8]" office:value-type="percentage" office:value="0.937987840114599" calcext:value-type="percentage">
            <text:p>93.80%</text:p>
          </table:table-cell>
          <table:table-cell table:formula="of:=[.J8]/[.H8]" office:value-type="percentage" office:value="0.539796358545697" calcext:value-type="percentage">
            <text:p>53.98%</text:p>
          </table:table-cell>
          <table:table-cell table:formula="of:=[.J8]/[.I8]" office:value-type="percentage" office:value="0.575483322342161" calcext:value-type="percentage">
            <text:p>57.55%</text:p>
          </table:table-cell>
          <table:table-cell table:formula="of:=[.K8]/[.H8]" office:value-type="percentage" office:value="0.80453838828614" calcext:value-type="percentage">
            <text:p>80.45%</text:p>
          </table:table-cell>
        </table:table-row>
        <table:table-row table:style-name="ro1">
          <table:table-cell office:value-type="string" calcext:value-type="string">
            <text:p>2AP-100-6</text:p>
          </table:table-cell>
          <table:table-cell/>
          <table:table-cell table:formula="of:=['results-t1-c1'.B8]" office:value-type="float" office:value="115.13" calcext:value-type="float">
            <text:p>115.13</text:p>
          </table:table-cell>
          <table:table-cell table:formula="of:=['results-t1-c2'.B8]" office:value-type="float" office:value="134.74" calcext:value-type="float">
            <text:p>134.74</text:p>
          </table:table-cell>
          <table:table-cell table:formula="of:=['results-t2-c1'.B8]" office:value-type="float" office:value="121.26" calcext:value-type="float">
            <text:p>121.26</text:p>
          </table:table-cell>
          <table:table-cell table:formula="of:=['results-t2-split'.B8]" office:value-type="float" office:value="114.96" calcext:value-type="float">
            <text:p>114.96</text:p>
          </table:table-cell>
          <table:table-cell/>
          <table:table-cell table:formula="of:=['results-t1-c1'.C8]" office:value-type="float" office:value="115.073" calcext:value-type="float">
            <text:p>115.073</text:p>
          </table:table-cell>
          <table:table-cell table:formula="of:=['results-t1-c2'.C8]" office:value-type="float" office:value="108.056" calcext:value-type="float">
            <text:p>108.056</text:p>
          </table:table-cell>
          <table:table-cell table:formula="of:=['results-t2-c1'.C8]" office:value-type="float" office:value="60.776" calcext:value-type="float">
            <text:p>60.776</text:p>
          </table:table-cell>
          <table:table-cell table:formula="of:=['results-t2-split'.C8]" office:value-type="float" office:value="96.524" calcext:value-type="float">
            <text:p>96.524</text:p>
          </table:table-cell>
          <table:table-cell/>
          <table:table-cell table:formula="of:=[.I9]/[.H9]" office:value-type="percentage" office:value="0.939021316903183" calcext:value-type="percentage">
            <text:p>93.90%</text:p>
          </table:table-cell>
          <table:table-cell table:formula="of:=[.J9]/[.H9]" office:value-type="percentage" office:value="0.528151695010993" calcext:value-type="percentage">
            <text:p>52.82%</text:p>
          </table:table-cell>
          <table:table-cell table:formula="of:=[.J9]/[.I9]" office:value-type="percentage" office:value="0.562449100466425" calcext:value-type="percentage">
            <text:p>56.24%</text:p>
          </table:table-cell>
          <table:table-cell table:formula="of:=[.K9]/[.H9]" office:value-type="percentage" office:value="0.838806670548261" calcext:value-type="percentage">
            <text:p>83.88%</text:p>
          </table:table-cell>
        </table:table-row>
        <table:table-row table:style-name="ro1">
          <table:table-cell office:value-type="string" calcext:value-type="string">
            <text:p>2AP-100-7</text:p>
          </table:table-cell>
          <table:table-cell/>
          <table:table-cell table:formula="of:=['results-t1-c1'.B9]" office:value-type="float" office:value="130.44" calcext:value-type="float">
            <text:p>130.44</text:p>
          </table:table-cell>
          <table:table-cell table:formula="of:=['results-t1-c2'.B9]" office:value-type="float" office:value="138.25" calcext:value-type="float">
            <text:p>138.25</text:p>
          </table:table-cell>
          <table:table-cell table:formula="of:=['results-t2-c1'.B9]" office:value-type="float" office:value="135.72" calcext:value-type="float">
            <text:p>135.72</text:p>
          </table:table-cell>
          <table:table-cell table:formula="of:=['results-t2-split'.B9]" office:value-type="float" office:value="126.48" calcext:value-type="float">
            <text:p>126.48</text:p>
          </table:table-cell>
          <table:table-cell/>
          <table:table-cell table:formula="of:=['results-t1-c1'.C9]" office:value-type="float" office:value="130.381" calcext:value-type="float">
            <text:p>130.381</text:p>
          </table:table-cell>
          <table:table-cell table:formula="of:=['results-t1-c2'.C9]" office:value-type="float" office:value="107.653" calcext:value-type="float">
            <text:p>107.653</text:p>
          </table:table-cell>
          <table:table-cell table:formula="of:=['results-t2-c1'.C9]" office:value-type="float" office:value="67.962" calcext:value-type="float">
            <text:p>67.962</text:p>
          </table:table-cell>
          <table:table-cell table:formula="of:=['results-t2-split'.C9]" office:value-type="float" office:value="101.7" calcext:value-type="float">
            <text:p>101.7</text:p>
          </table:table-cell>
          <table:table-cell/>
          <table:table-cell table:formula="of:=[.I10]/[.H10]" office:value-type="percentage" office:value="0.825680122103681" calcext:value-type="percentage">
            <text:p>82.57%</text:p>
          </table:table-cell>
          <table:table-cell table:formula="of:=[.J10]/[.H10]" office:value-type="percentage" office:value="0.521256931608133" calcext:value-type="percentage">
            <text:p>52.13%</text:p>
          </table:table-cell>
          <table:table-cell table:formula="of:=[.J10]/[.I10]" office:value-type="percentage" office:value="0.631306141027189" calcext:value-type="percentage">
            <text:p>63.13%</text:p>
          </table:table-cell>
          <table:table-cell table:formula="of:=[.K10]/[.H10]" office:value-type="percentage" office:value="0.780021628918324" calcext:value-type="percentage">
            <text:p>78.00%</text:p>
          </table:table-cell>
        </table:table-row>
        <table:table-row table:style-name="ro1">
          <table:table-cell office:value-type="string" calcext:value-type="string">
            <text:p>2AP-100-8</text:p>
          </table:table-cell>
          <table:table-cell/>
          <table:table-cell table:formula="of:=['results-t1-c1'.B10]" office:value-type="float" office:value="116.23" calcext:value-type="float">
            <text:p>116.23</text:p>
          </table:table-cell>
          <table:table-cell table:formula="of:=['results-t1-c2'.B10]" office:value-type="float" office:value="142.37" calcext:value-type="float">
            <text:p>142.37</text:p>
          </table:table-cell>
          <table:table-cell table:formula="of:=['results-t2-c1'.B10]" office:value-type="float" office:value="129.42" calcext:value-type="float">
            <text:p>129.42</text:p>
          </table:table-cell>
          <table:table-cell table:formula="of:=['results-t2-split'.B10]" office:value-type="float" office:value="114.17" calcext:value-type="float">
            <text:p>114.17</text:p>
          </table:table-cell>
          <table:table-cell/>
          <table:table-cell table:formula="of:=['results-t1-c1'.C10]" office:value-type="float" office:value="116.175" calcext:value-type="float">
            <text:p>116.175</text:p>
          </table:table-cell>
          <table:table-cell table:formula="of:=['results-t1-c2'.C10]" office:value-type="float" office:value="111.478" calcext:value-type="float">
            <text:p>111.478</text:p>
          </table:table-cell>
          <table:table-cell table:formula="of:=['results-t2-c1'.C10]" office:value-type="float" office:value="64.817" calcext:value-type="float">
            <text:p>64.817</text:p>
          </table:table-cell>
          <table:table-cell table:formula="of:=['results-t2-split'.C10]" office:value-type="float" office:value="97.201" calcext:value-type="float">
            <text:p>97.201</text:p>
          </table:table-cell>
          <table:table-cell/>
          <table:table-cell table:formula="of:=[.I11]/[.H11]" office:value-type="percentage" office:value="0.959569614805251" calcext:value-type="percentage">
            <text:p>95.96%</text:p>
          </table:table-cell>
          <table:table-cell table:formula="of:=[.J11]/[.H11]" office:value-type="percentage" office:value="0.557925543361308" calcext:value-type="percentage">
            <text:p>55.79%</text:p>
          </table:table-cell>
          <table:table-cell table:formula="of:=[.J11]/[.I11]" office:value-type="percentage" office:value="0.581433107877787" calcext:value-type="percentage">
            <text:p>58.14%</text:p>
          </table:table-cell>
          <table:table-cell table:formula="of:=[.K11]/[.H11]" office:value-type="percentage" office:value="0.836677426296535" calcext:value-type="percentage">
            <text:p>83.67%</text:p>
          </table:table-cell>
        </table:table-row>
        <table:table-row table:style-name="ro1">
          <table:table-cell office:value-type="string" calcext:value-type="string">
            <text:p>2AP-100-9</text:p>
          </table:table-cell>
          <table:table-cell/>
          <table:table-cell table:formula="of:=['results-t1-c1'.B11]" office:value-type="float" office:value="111.63" calcext:value-type="float">
            <text:p>111.63</text:p>
          </table:table-cell>
          <table:table-cell table:formula="of:=['results-t1-c2'.B11]" office:value-type="float" office:value="126.73" calcext:value-type="float">
            <text:p>126.73</text:p>
          </table:table-cell>
          <table:table-cell table:formula="of:=['results-t2-c1'.B11]" office:value-type="float" office:value="113.88" calcext:value-type="float">
            <text:p>113.88</text:p>
          </table:table-cell>
          <table:table-cell table:formula="of:=['results-t2-split'.B11]" office:value-type="float" office:value="110.7" calcext:value-type="float">
            <text:p>110.7</text:p>
          </table:table-cell>
          <table:table-cell/>
          <table:table-cell table:formula="of:=['results-t1-c1'.C11]" office:value-type="float" office:value="111.574" calcext:value-type="float">
            <text:p>111.574</text:p>
          </table:table-cell>
          <table:table-cell table:formula="of:=['results-t1-c2'.C11]" office:value-type="float" office:value="101.077" calcext:value-type="float">
            <text:p>101.077</text:p>
          </table:table-cell>
          <table:table-cell table:formula="of:=['results-t2-c1'.C11]" office:value-type="float" office:value="57.136" calcext:value-type="float">
            <text:p>57.136</text:p>
          </table:table-cell>
          <table:table-cell table:formula="of:=['results-t2-split'.C11]" office:value-type="float" office:value="94.549" calcext:value-type="float">
            <text:p>94.549</text:p>
          </table:table-cell>
          <table:table-cell/>
          <table:table-cell table:formula="of:=[.I12]/[.H12]" office:value-type="percentage" office:value="0.905918941688924" calcext:value-type="percentage">
            <text:p>90.59%</text:p>
          </table:table-cell>
          <table:table-cell table:formula="of:=[.J12]/[.H12]" office:value-type="percentage" office:value="0.512090630433614" calcext:value-type="percentage">
            <text:p>51.21%</text:p>
          </table:table-cell>
          <table:table-cell table:formula="of:=[.J12]/[.I12]" office:value-type="percentage" office:value="0.565272020340928" calcext:value-type="percentage">
            <text:p>56.53%</text:p>
          </table:table-cell>
          <table:table-cell table:formula="of:=[.K12]/[.H12]" office:value-type="percentage" office:value="0.847410687077635" calcext:value-type="percentage">
            <text:p>84.74%</text:p>
          </table:table-cell>
        </table:table-row>
        <table:table-row table:style-name="ro1">
          <table:table-cell office:value-type="string" calcext:value-type="string">
            <text:p>2AP-200-1</text:p>
          </table:table-cell>
          <table:table-cell/>
          <table:table-cell table:formula="of:=['results-t1-c1'.B12]" office:value-type="float" office:value="476.26" calcext:value-type="float">
            <text:p>476.26</text:p>
          </table:table-cell>
          <table:table-cell table:formula="of:=['results-t1-c2'.B12]" office:value-type="float" office:value="608.24" calcext:value-type="float">
            <text:p>608.24</text:p>
          </table:table-cell>
          <table:table-cell table:formula="of:=['results-t2-c1'.B12]" office:value-type="float" office:value="546.36" calcext:value-type="float">
            <text:p>546.36</text:p>
          </table:table-cell>
          <table:table-cell table:formula="of:=['results-t2-split'.B12]" office:value-type="float" office:value="472.03" calcext:value-type="float">
            <text:p>472.03</text:p>
          </table:table-cell>
          <table:table-cell/>
          <table:table-cell table:formula="of:=['results-t1-c1'.C12]" office:value-type="float" office:value="476.029" calcext:value-type="float">
            <text:p>476.029</text:p>
          </table:table-cell>
          <table:table-cell table:formula="of:=['results-t1-c2'.C12]" office:value-type="float" office:value="466.42" calcext:value-type="float">
            <text:p>466.42</text:p>
          </table:table-cell>
          <table:table-cell table:formula="of:=['results-t2-c1'.C12]" office:value-type="float" office:value="273.389" calcext:value-type="float">
            <text:p>273.389</text:p>
          </table:table-cell>
          <table:table-cell table:formula="of:=['results-t2-split'.C12]" office:value-type="float" office:value="371.927" calcext:value-type="float">
            <text:p>371.927</text:p>
          </table:table-cell>
          <table:table-cell/>
          <table:table-cell table:formula="of:=[.I13]/[.H13]" office:value-type="percentage" office:value="0.979814255013875" calcext:value-type="percentage">
            <text:p>97.98%</text:p>
          </table:table-cell>
          <table:table-cell table:formula="of:=[.J13]/[.H13]" office:value-type="percentage" office:value="0.574311649080203" calcext:value-type="percentage">
            <text:p>57.43%</text:p>
          </table:table-cell>
          <table:table-cell table:formula="of:=[.J13]/[.I13]" office:value-type="percentage" office:value="0.586143390077612" calcext:value-type="percentage">
            <text:p>58.61%</text:p>
          </table:table-cell>
          <table:table-cell table:formula="of:=[.K13]/[.H13]" office:value-type="percentage" office:value="0.781311642778066" calcext:value-type="percentage">
            <text:p>78.13%</text:p>
          </table:table-cell>
        </table:table-row>
        <table:table-row table:style-name="ro1">
          <table:table-cell office:value-type="string" calcext:value-type="string">
            <text:p>2AP-200-10</text:p>
          </table:table-cell>
          <table:table-cell/>
          <table:table-cell table:formula="of:=['results-t1-c1'.B13]" office:value-type="float" office:value="534.3" calcext:value-type="float">
            <text:p>534.3</text:p>
          </table:table-cell>
          <table:table-cell table:formula="of:=['results-t1-c2'.B13]" office:value-type="float" office:value="586.84" calcext:value-type="float">
            <text:p>586.84</text:p>
          </table:table-cell>
          <table:table-cell table:formula="of:=['results-t2-c1'.B13]" office:value-type="float" office:value="563.33" calcext:value-type="float">
            <text:p>563.33</text:p>
          </table:table-cell>
          <table:table-cell table:formula="of:=['results-t2-split'.B13]" office:value-type="float" office:value="528.97" calcext:value-type="float">
            <text:p>528.97</text:p>
          </table:table-cell>
          <table:table-cell/>
          <table:table-cell table:formula="of:=['results-t1-c1'.C13]" office:value-type="float" office:value="534.056" calcext:value-type="float">
            <text:p>534.056</text:p>
          </table:table-cell>
          <table:table-cell table:formula="of:=['results-t1-c2'.C13]" office:value-type="float" office:value="454.034" calcext:value-type="float">
            <text:p>454.034</text:p>
          </table:table-cell>
          <table:table-cell table:formula="of:=['results-t2-c1'.C13]" office:value-type="float" office:value="282.529" calcext:value-type="float">
            <text:p>282.529</text:p>
          </table:table-cell>
          <table:table-cell table:formula="of:=['results-t2-split'.C13]" office:value-type="float" office:value="415.332" calcext:value-type="float">
            <text:p>415.332</text:p>
          </table:table-cell>
          <table:table-cell/>
          <table:table-cell table:formula="of:=[.I14]/[.H14]" office:value-type="percentage" office:value="0.850161780787034" calcext:value-type="percentage">
            <text:p>85.02%</text:p>
          </table:table-cell>
          <table:table-cell table:formula="of:=[.J14]/[.H14]" office:value-type="percentage" office:value="0.529025046062585" calcext:value-type="percentage">
            <text:p>52.90%</text:p>
          </table:table-cell>
          <table:table-cell table:formula="of:=[.J14]/[.I14]" office:value-type="percentage" office:value="0.622263971420643" calcext:value-type="percentage">
            <text:p>62.23%</text:p>
          </table:table-cell>
          <table:table-cell table:formula="of:=[.K14]/[.H14]" office:value-type="percentage" office:value="0.777693725002621" calcext:value-type="percentage">
            <text:p>77.77%</text:p>
          </table:table-cell>
        </table:table-row>
        <table:table-row table:style-name="ro1">
          <table:table-cell office:value-type="string" calcext:value-type="string">
            <text:p>2AP-200-2</text:p>
          </table:table-cell>
          <table:table-cell/>
          <table:table-cell table:formula="of:=['results-t1-c1'.B14]" office:value-type="float" office:value="532.32" calcext:value-type="float">
            <text:p>532.32</text:p>
          </table:table-cell>
          <table:table-cell table:formula="of:=['results-t1-c2'.B14]" office:value-type="float" office:value="636.43" calcext:value-type="float">
            <text:p>636.43</text:p>
          </table:table-cell>
          <table:table-cell table:formula="of:=['results-t2-c1'.B14]" office:value-type="float" office:value="585.11" calcext:value-type="float">
            <text:p>585.11</text:p>
          </table:table-cell>
          <table:table-cell table:formula="of:=['results-t2-split'.B14]" office:value-type="float" office:value="527.63" calcext:value-type="float">
            <text:p>527.63</text:p>
          </table:table-cell>
          <table:table-cell/>
          <table:table-cell table:formula="of:=['results-t1-c1'.C14]" office:value-type="float" office:value="532.071" calcext:value-type="float">
            <text:p>532.071</text:p>
          </table:table-cell>
          <table:table-cell table:formula="of:=['results-t1-c2'.C14]" office:value-type="float" office:value="497.829" calcext:value-type="float">
            <text:p>497.829</text:p>
          </table:table-cell>
          <table:table-cell table:formula="of:=['results-t2-c1'.C14]" office:value-type="float" office:value="293.101" calcext:value-type="float">
            <text:p>293.101</text:p>
          </table:table-cell>
          <table:table-cell table:formula="of:=['results-t2-split'.C14]" office:value-type="float" office:value="406.288" calcext:value-type="float">
            <text:p>406.288</text:p>
          </table:table-cell>
          <table:table-cell/>
          <table:table-cell table:formula="of:=[.I15]/[.H15]" office:value-type="percentage" office:value="0.935643927220239" calcext:value-type="percentage">
            <text:p>93.56%</text:p>
          </table:table-cell>
          <table:table-cell table:formula="of:=[.J15]/[.H15]" office:value-type="percentage" office:value="0.550868211197378" calcext:value-type="percentage">
            <text:p>55.09%</text:p>
          </table:table-cell>
          <table:table-cell table:formula="of:=[.J15]/[.I15]" office:value-type="percentage" office:value="0.588758388924711" calcext:value-type="percentage">
            <text:p>58.88%</text:p>
          </table:table-cell>
          <table:table-cell table:formula="of:=[.K15]/[.H15]" office:value-type="percentage" office:value="0.763597339452817" calcext:value-type="percentage">
            <text:p>76.36%</text:p>
          </table:table-cell>
        </table:table-row>
        <table:table-row table:style-name="ro1">
          <table:table-cell office:value-type="string" calcext:value-type="string">
            <text:p>2AP-200-3</text:p>
          </table:table-cell>
          <table:table-cell/>
          <table:table-cell table:formula="of:=['results-t1-c1'.B15]" office:value-type="float" office:value="522.88" calcext:value-type="float">
            <text:p>522.88</text:p>
          </table:table-cell>
          <table:table-cell table:formula="of:=['results-t1-c2'.B15]" office:value-type="float" office:value="583.43" calcext:value-type="float">
            <text:p>583.43</text:p>
          </table:table-cell>
          <table:table-cell table:formula="of:=['results-t2-c1'.B15]" office:value-type="float" office:value="573.97" calcext:value-type="float">
            <text:p>573.97</text:p>
          </table:table-cell>
          <table:table-cell table:formula="of:=['results-t2-split'.B15]" office:value-type="float" office:value="515.11" calcext:value-type="float">
            <text:p>515.11</text:p>
          </table:table-cell>
          <table:table-cell/>
          <table:table-cell table:formula="of:=['results-t1-c1'.C15]" office:value-type="float" office:value="522.638" calcext:value-type="float">
            <text:p>522.638</text:p>
          </table:table-cell>
          <table:table-cell table:formula="of:=['results-t1-c2'.C15]" office:value-type="float" office:value="456.758" calcext:value-type="float">
            <text:p>456.758</text:p>
          </table:table-cell>
          <table:table-cell table:formula="of:=['results-t2-c1'.C15]" office:value-type="float" office:value="287.099" calcext:value-type="float">
            <text:p>287.099</text:p>
          </table:table-cell>
          <table:table-cell table:formula="of:=['results-t2-split'.C15]" office:value-type="float" office:value="414.433" calcext:value-type="float">
            <text:p>414.433</text:p>
          </table:table-cell>
          <table:table-cell/>
          <table:table-cell table:formula="of:=[.I16]/[.H16]" office:value-type="percentage" office:value="0.873947168020695" calcext:value-type="percentage">
            <text:p>87.39%</text:p>
          </table:table-cell>
          <table:table-cell table:formula="of:=[.J16]/[.H16]" office:value-type="percentage" office:value="0.549326685009509" calcext:value-type="percentage">
            <text:p>54.93%</text:p>
          </table:table-cell>
          <table:table-cell table:formula="of:=[.J16]/[.I16]" office:value-type="percentage" office:value="0.628558229959847" calcext:value-type="percentage">
            <text:p>62.86%</text:p>
          </table:table-cell>
          <table:table-cell table:formula="of:=[.K16]/[.H16]" office:value-type="percentage" office:value="0.792963772247713" calcext:value-type="percentage">
            <text:p>79.30%</text:p>
          </table:table-cell>
        </table:table-row>
        <table:table-row table:style-name="ro1">
          <table:table-cell office:value-type="string" calcext:value-type="string">
            <text:p>2AP-200-4</text:p>
          </table:table-cell>
          <table:table-cell/>
          <table:table-cell table:formula="of:=['results-t1-c1'.B16]" office:value-type="float" office:value="493.3" calcext:value-type="float">
            <text:p>493.3</text:p>
          </table:table-cell>
          <table:table-cell table:formula="of:=['results-t1-c2'.B16]" office:value-type="float" office:value="514.27" calcext:value-type="float">
            <text:p>514.27</text:p>
          </table:table-cell>
          <table:table-cell table:formula="of:=['results-t2-c1'.B16]" office:value-type="float" office:value="538.7" calcext:value-type="float">
            <text:p>538.7</text:p>
          </table:table-cell>
          <table:table-cell table:formula="of:=['results-t2-split'.B16]" office:value-type="float" office:value="488.26" calcext:value-type="float">
            <text:p>488.26</text:p>
          </table:table-cell>
          <table:table-cell/>
          <table:table-cell table:formula="of:=['results-t1-c1'.C16]" office:value-type="float" office:value="493.068" calcext:value-type="float">
            <text:p>493.068</text:p>
          </table:table-cell>
          <table:table-cell table:formula="of:=['results-t1-c2'.C16]" office:value-type="float" office:value="402.534" calcext:value-type="float">
            <text:p>402.534</text:p>
          </table:table-cell>
          <table:table-cell table:formula="of:=['results-t2-c1'.C16]" office:value-type="float" office:value="269.572" calcext:value-type="float">
            <text:p>269.572</text:p>
          </table:table-cell>
          <table:table-cell table:formula="of:=['results-t2-split'.C16]" office:value-type="float" office:value="401.601" calcext:value-type="float">
            <text:p>401.601</text:p>
          </table:table-cell>
          <table:table-cell/>
          <table:table-cell table:formula="of:=[.I17]/[.H17]" office:value-type="percentage" office:value="0.816386380783178" calcext:value-type="percentage">
            <text:p>81.64%</text:p>
          </table:table-cell>
          <table:table-cell table:formula="of:=[.J17]/[.H17]" office:value-type="percentage" office:value="0.546723778464634" calcext:value-type="percentage">
            <text:p>54.67%</text:p>
          </table:table-cell>
          <table:table-cell table:formula="of:=[.J17]/[.I17]" office:value-type="percentage" office:value="0.669687529500614" calcext:value-type="percentage">
            <text:p>66.97%</text:p>
          </table:table-cell>
          <table:table-cell table:formula="of:=[.K17]/[.H17]" office:value-type="percentage" office:value="0.814494146851956" calcext:value-type="percentage">
            <text:p>81.45%</text:p>
          </table:table-cell>
        </table:table-row>
        <table:table-row table:style-name="ro1">
          <table:table-cell office:value-type="string" calcext:value-type="string">
            <text:p>2AP-200-5</text:p>
          </table:table-cell>
          <table:table-cell/>
          <table:table-cell table:formula="of:=['results-t1-c1'.B17]" office:value-type="float" office:value="526.13" calcext:value-type="float">
            <text:p>526.13</text:p>
          </table:table-cell>
          <table:table-cell table:formula="of:=['results-t1-c2'.B17]" office:value-type="float" office:value="558.33" calcext:value-type="float">
            <text:p>558.33</text:p>
          </table:table-cell>
          <table:table-cell table:formula="of:=['results-t2-c1'.B17]" office:value-type="float" office:value="539.58" calcext:value-type="float">
            <text:p>539.58</text:p>
          </table:table-cell>
          <table:table-cell table:formula="of:=['results-t2-split'.B17]" office:value-type="float" office:value="525.25" calcext:value-type="float">
            <text:p>525.25</text:p>
          </table:table-cell>
          <table:table-cell/>
          <table:table-cell table:formula="of:=['results-t1-c1'.C17]" office:value-type="float" office:value="525.891" calcext:value-type="float">
            <text:p>525.891</text:p>
          </table:table-cell>
          <table:table-cell table:formula="of:=['results-t1-c2'.C17]" office:value-type="float" office:value="439.204" calcext:value-type="float">
            <text:p>439.204</text:p>
          </table:table-cell>
          <table:table-cell table:formula="of:=['results-t2-c1'.C17]" office:value-type="float" office:value="270.333" calcext:value-type="float">
            <text:p>270.333</text:p>
          </table:table-cell>
          <table:table-cell table:formula="of:=['results-t2-split'.C17]" office:value-type="float" office:value="400.354" calcext:value-type="float">
            <text:p>400.354</text:p>
          </table:table-cell>
          <table:table-cell/>
          <table:table-cell table:formula="of:=[.I18]/[.H18]" office:value-type="percentage" office:value="0.835161658974959" calcext:value-type="percentage">
            <text:p>83.52%</text:p>
          </table:table-cell>
          <table:table-cell table:formula="of:=[.J18]/[.H18]" office:value-type="percentage" office:value="0.51404758780812" calcext:value-type="percentage">
            <text:p>51.40%</text:p>
          </table:table-cell>
          <table:table-cell table:formula="of:=[.J18]/[.I18]" office:value-type="percentage" office:value="0.615506689374414" calcext:value-type="percentage">
            <text:p>61.55%</text:p>
          </table:table-cell>
          <table:table-cell table:formula="of:=[.K18]/[.H18]" office:value-type="percentage" office:value="0.761287034765759" calcext:value-type="percentage">
            <text:p>76.13%</text:p>
          </table:table-cell>
        </table:table-row>
        <table:table-row table:style-name="ro1">
          <table:table-cell office:value-type="string" calcext:value-type="string">
            <text:p>2AP-200-6</text:p>
          </table:table-cell>
          <table:table-cell/>
          <table:table-cell table:formula="of:=['results-t1-c1'.B18]" office:value-type="float" office:value="532.87" calcext:value-type="float">
            <text:p>532.87</text:p>
          </table:table-cell>
          <table:table-cell table:formula="of:=['results-t1-c2'.B18]" office:value-type="float" office:value="584.93" calcext:value-type="float">
            <text:p>584.93</text:p>
          </table:table-cell>
          <table:table-cell table:formula="of:=['results-t2-c1'.B18]" office:value-type="float" office:value="570.68" calcext:value-type="float">
            <text:p>570.68</text:p>
          </table:table-cell>
          <table:table-cell table:formula="of:=['results-t2-split'.B18]" office:value-type="float" office:value="528.4" calcext:value-type="float">
            <text:p>528.4</text:p>
          </table:table-cell>
          <table:table-cell/>
          <table:table-cell table:formula="of:=['results-t1-c1'.C18]" office:value-type="float" office:value="532.619" calcext:value-type="float">
            <text:p>532.619</text:p>
          </table:table-cell>
          <table:table-cell table:formula="of:=['results-t1-c2'.C18]" office:value-type="float" office:value="462.325" calcext:value-type="float">
            <text:p>462.325</text:p>
          </table:table-cell>
          <table:table-cell table:formula="of:=['results-t2-c1'.C18]" office:value-type="float" office:value="285.565" calcext:value-type="float">
            <text:p>285.565</text:p>
          </table:table-cell>
          <table:table-cell table:formula="of:=['results-t2-split'.C18]" office:value-type="float" office:value="413.262" calcext:value-type="float">
            <text:p>413.262</text:p>
          </table:table-cell>
          <table:table-cell/>
          <table:table-cell table:formula="of:=[.I19]/[.H19]" office:value-type="percentage" office:value="0.868021981942064" calcext:value-type="percentage">
            <text:p>86.80%</text:p>
          </table:table-cell>
          <table:table-cell table:formula="of:=[.J19]/[.H19]" office:value-type="percentage" office:value="0.53615248423357" calcext:value-type="percentage">
            <text:p>53.62%</text:p>
          </table:table-cell>
          <table:table-cell table:formula="of:=[.J19]/[.I19]" office:value-type="percentage" office:value="0.617671551397826" calcext:value-type="percentage">
            <text:p>61.77%</text:p>
          </table:table-cell>
          <table:table-cell table:formula="of:=[.K19]/[.H19]" office:value-type="percentage" office:value="0.775905478400132" calcext:value-type="percentage">
            <text:p>77.59%</text:p>
          </table:table-cell>
        </table:table-row>
        <table:table-row table:style-name="ro1">
          <table:table-cell office:value-type="string" calcext:value-type="string">
            <text:p>2AP-200-7</text:p>
          </table:table-cell>
          <table:table-cell/>
          <table:table-cell table:formula="of:=['results-t1-c1'.B19]" office:value-type="float" office:value="483.89" calcext:value-type="float">
            <text:p>483.89</text:p>
          </table:table-cell>
          <table:table-cell table:formula="of:=['results-t1-c2'.B19]" office:value-type="float" office:value="554.04" calcext:value-type="float">
            <text:p>554.04</text:p>
          </table:table-cell>
          <table:table-cell table:formula="of:=['results-t2-c1'.B19]" office:value-type="float" office:value="501.67" calcext:value-type="float">
            <text:p>501.67</text:p>
          </table:table-cell>
          <table:table-cell table:formula="of:=['results-t2-split'.B19]" office:value-type="float" office:value="481.9" calcext:value-type="float">
            <text:p>481.9</text:p>
          </table:table-cell>
          <table:table-cell/>
          <table:table-cell table:formula="of:=['results-t1-c1'.C19]" office:value-type="float" office:value="483.665" calcext:value-type="float">
            <text:p>483.665</text:p>
          </table:table-cell>
          <table:table-cell table:formula="of:=['results-t1-c2'.C19]" office:value-type="float" office:value="436.646" calcext:value-type="float">
            <text:p>436.646</text:p>
          </table:table-cell>
          <table:table-cell table:formula="of:=['results-t2-c1'.C19]" office:value-type="float" office:value="250.935" calcext:value-type="float">
            <text:p>250.935</text:p>
          </table:table-cell>
          <table:table-cell table:formula="of:=['results-t2-split'.C19]" office:value-type="float" office:value="371.554" calcext:value-type="float">
            <text:p>371.554</text:p>
          </table:table-cell>
          <table:table-cell/>
          <table:table-cell table:formula="of:=[.I20]/[.H20]" office:value-type="percentage" office:value="0.90278601924886" calcext:value-type="percentage">
            <text:p>90.28%</text:p>
          </table:table-cell>
          <table:table-cell table:formula="of:=[.J20]/[.H20]" office:value-type="percentage" office:value="0.51881984431373" calcext:value-type="percentage">
            <text:p>51.88%</text:p>
          </table:table-cell>
          <table:table-cell table:formula="of:=[.J20]/[.I20]" office:value-type="percentage" office:value="0.574687504294096" calcext:value-type="percentage">
            <text:p>57.47%</text:p>
          </table:table-cell>
          <table:table-cell table:formula="of:=[.K20]/[.H20]" office:value-type="percentage" office:value="0.768205266041578" calcext:value-type="percentage">
            <text:p>76.82%</text:p>
          </table:table-cell>
        </table:table-row>
        <table:table-row table:style-name="ro1">
          <table:table-cell office:value-type="string" calcext:value-type="string">
            <text:p>2AP-200-8</text:p>
          </table:table-cell>
          <table:table-cell/>
          <table:table-cell table:formula="of:=['results-t1-c1'.B20]" office:value-type="float" office:value="476.96" calcext:value-type="float">
            <text:p>476.96</text:p>
          </table:table-cell>
          <table:table-cell table:formula="of:=['results-t1-c2'.B20]" office:value-type="float" office:value="531.56" calcext:value-type="float">
            <text:p>531.56</text:p>
          </table:table-cell>
          <table:table-cell table:formula="of:=['results-t2-c1'.B20]" office:value-type="float" office:value="506.33" calcext:value-type="float">
            <text:p>506.33</text:p>
          </table:table-cell>
          <table:table-cell table:formula="of:=['results-t2-split'.B20]" office:value-type="float" office:value="470.78" calcext:value-type="float">
            <text:p>470.78</text:p>
          </table:table-cell>
          <table:table-cell/>
          <table:table-cell table:formula="of:=['results-t1-c1'.C20]" office:value-type="float" office:value="476.736" calcext:value-type="float">
            <text:p>476.736</text:p>
          </table:table-cell>
          <table:table-cell table:formula="of:=['results-t1-c2'.C20]" office:value-type="float" office:value="418.938" calcext:value-type="float">
            <text:p>418.938</text:p>
          </table:table-cell>
          <table:table-cell table:formula="of:=['results-t2-c1'.C20]" office:value-type="float" office:value="253.638" calcext:value-type="float">
            <text:p>253.638</text:p>
          </table:table-cell>
          <table:table-cell table:formula="of:=['results-t2-split'.C20]" office:value-type="float" office:value="379.885" calcext:value-type="float">
            <text:p>379.885</text:p>
          </table:table-cell>
          <table:table-cell/>
          <table:table-cell table:formula="of:=[.I21]/[.H21]" office:value-type="percentage" office:value="0.878763089005236" calcext:value-type="percentage">
            <text:p>87.88%</text:p>
          </table:table-cell>
          <table:table-cell table:formula="of:=[.J21]/[.H21]" office:value-type="percentage" office:value="0.532030306081353" calcext:value-type="percentage">
            <text:p>53.20%</text:p>
          </table:table-cell>
          <table:table-cell table:formula="of:=[.J21]/[.I21]" office:value-type="percentage" office:value="0.605430875213039" calcext:value-type="percentage">
            <text:p>60.54%</text:p>
          </table:table-cell>
          <table:table-cell table:formula="of:=[.K21]/[.H21]" office:value-type="percentage" office:value="0.7968456336421" calcext:value-type="percentage">
            <text:p>79.68%</text:p>
          </table:table-cell>
        </table:table-row>
        <table:table-row table:style-name="ro1">
          <table:table-cell office:value-type="string" calcext:value-type="string">
            <text:p>2AP-200-9</text:p>
          </table:table-cell>
          <table:table-cell/>
          <table:table-cell table:formula="of:=['results-t1-c1'.B21]" office:value-type="float" office:value="579.19" calcext:value-type="float">
            <text:p>579.19</text:p>
          </table:table-cell>
          <table:table-cell table:formula="of:=['results-t1-c2'.B21]" office:value-type="float" office:value="636.5" calcext:value-type="float">
            <text:p>636.5</text:p>
          </table:table-cell>
          <table:table-cell table:formula="of:=['results-t2-c1'.B21]" office:value-type="float" office:value="604.71" calcext:value-type="float">
            <text:p>604.71</text:p>
          </table:table-cell>
          <table:table-cell table:formula="of:=['results-t2-split'.B21]" office:value-type="float" office:value="570.25" calcext:value-type="float">
            <text:p>570.25</text:p>
          </table:table-cell>
          <table:table-cell/>
          <table:table-cell table:formula="of:=['results-t1-c1'.C21]" office:value-type="float" office:value="578.913" calcext:value-type="float">
            <text:p>578.913</text:p>
          </table:table-cell>
          <table:table-cell table:formula="of:=['results-t1-c2'.C21]" office:value-type="float" office:value="500.737" calcext:value-type="float">
            <text:p>500.737</text:p>
          </table:table-cell>
          <table:table-cell table:formula="of:=['results-t2-c1'.C21]" office:value-type="float" office:value="302.801" calcext:value-type="float">
            <text:p>302.801</text:p>
          </table:table-cell>
          <table:table-cell table:formula="of:=['results-t2-split'.C21]" office:value-type="float" office:value="455.139" calcext:value-type="float">
            <text:p>455.139</text:p>
          </table:table-cell>
          <table:table-cell/>
          <table:table-cell table:formula="of:=[.I22]/[.H22]" office:value-type="percentage" office:value="0.864960710849471" calcext:value-type="percentage">
            <text:p>86.50%</text:p>
          </table:table-cell>
          <table:table-cell table:formula="of:=[.J22]/[.H22]" office:value-type="percentage" office:value="0.523050959297856" calcext:value-type="percentage">
            <text:p>52.31%</text:p>
          </table:table-cell>
          <table:table-cell table:formula="of:=[.J22]/[.I22]" office:value-type="percentage" office:value="0.60471065649233" calcext:value-type="percentage">
            <text:p>60.47%</text:p>
          </table:table-cell>
          <table:table-cell table:formula="of:=[.K22]/[.H22]" office:value-type="percentage" office:value="0.786195853262926" calcext:value-type="percentage">
            <text:p>78.62%</text:p>
          </table:table-cell>
        </table:table-row>
        <table:table-row table:style-name="ro1">
          <table:table-cell office:value-type="string" calcext:value-type="string">
            <text:p>2AP-40-1</text:p>
          </table:table-cell>
          <table:table-cell/>
          <table:table-cell table:formula="of:=['results-t1-c1'.B22]" office:value-type="float" office:value="9.6" calcext:value-type="float">
            <text:p>9.6</text:p>
          </table:table-cell>
          <table:table-cell table:formula="of:=['results-t1-c2'.B22]" office:value-type="float" office:value="11.6" calcext:value-type="float">
            <text:p>11.6</text:p>
          </table:table-cell>
          <table:table-cell table:formula="of:=['results-t2-c1'.B22]" office:value-type="float" office:value="10.25" calcext:value-type="float">
            <text:p>10.25</text:p>
          </table:table-cell>
          <table:table-cell table:formula="of:=['results-t2-split'.B22]" office:value-type="float" office:value="9.71" calcext:value-type="float">
            <text:p>9.71</text:p>
          </table:table-cell>
          <table:table-cell/>
          <table:table-cell table:formula="of:=['results-t1-c1'.C22]" office:value-type="float" office:value="9.595" calcext:value-type="float">
            <text:p>9.595</text:p>
          </table:table-cell>
          <table:table-cell table:formula="of:=['results-t1-c2'.C22]" office:value-type="float" office:value="9.45" calcext:value-type="float">
            <text:p>9.45</text:p>
          </table:table-cell>
          <table:table-cell table:formula="of:=['results-t2-c1'.C22]" office:value-type="float" office:value="5.162" calcext:value-type="float">
            <text:p>5.162</text:p>
          </table:table-cell>
          <table:table-cell table:formula="of:=['results-t2-split'.C22]" office:value-type="float" office:value="8.51" calcext:value-type="float">
            <text:p>8.51</text:p>
          </table:table-cell>
          <table:table-cell/>
          <table:table-cell table:formula="of:=[.I23]/[.H23]" office:value-type="percentage" office:value="0.984887962480458" calcext:value-type="percentage">
            <text:p>98.49%</text:p>
          </table:table-cell>
          <table:table-cell table:formula="of:=[.J23]/[.H23]" office:value-type="percentage" office:value="0.537988535695675" calcext:value-type="percentage">
            <text:p>53.80%</text:p>
          </table:table-cell>
          <table:table-cell table:formula="of:=[.J23]/[.I23]" office:value-type="percentage" office:value="0.546243386243386" calcext:value-type="percentage">
            <text:p>54.62%</text:p>
          </table:table-cell>
          <table:table-cell table:formula="of:=[.K23]/[.H23]" office:value-type="percentage" office:value="0.886920270974466" calcext:value-type="percentage">
            <text:p>88.69%</text:p>
          </table:table-cell>
        </table:table-row>
        <table:table-row table:style-name="ro1">
          <table:table-cell office:value-type="string" calcext:value-type="string">
            <text:p>2AP-40-10</text:p>
          </table:table-cell>
          <table:table-cell/>
          <table:table-cell table:formula="of:=['results-t1-c1'.B23]" office:value-type="float" office:value="11.04" calcext:value-type="float">
            <text:p>11.04</text:p>
          </table:table-cell>
          <table:table-cell table:formula="of:=['results-t1-c2'.B23]" office:value-type="float" office:value="13.87" calcext:value-type="float">
            <text:p>13.87</text:p>
          </table:table-cell>
          <table:table-cell table:formula="of:=['results-t2-c1'.B23]" office:value-type="float" office:value="11.51" calcext:value-type="float">
            <text:p>11.51</text:p>
          </table:table-cell>
          <table:table-cell table:formula="of:=['results-t2-split'.B23]" office:value-type="float" office:value="10.99" calcext:value-type="float">
            <text:p>10.99</text:p>
          </table:table-cell>
          <table:table-cell/>
          <table:table-cell table:formula="of:=['results-t1-c1'.C23]" office:value-type="float" office:value="11.041" calcext:value-type="float">
            <text:p>11.041</text:p>
          </table:table-cell>
          <table:table-cell table:formula="of:=['results-t1-c2'.C23]" office:value-type="float" office:value="11.278" calcext:value-type="float">
            <text:p>11.278</text:p>
          </table:table-cell>
          <table:table-cell table:formula="of:=['results-t2-c1'.C23]" office:value-type="float" office:value="5.776" calcext:value-type="float">
            <text:p>5.776</text:p>
          </table:table-cell>
          <table:table-cell table:formula="of:=['results-t2-split'.C23]" office:value-type="float" office:value="9.513" calcext:value-type="float">
            <text:p>9.513</text:p>
          </table:table-cell>
          <table:table-cell/>
          <table:table-cell table:formula="of:=[.I24]/[.H24]" office:value-type="percentage" office:value="1.02146544697038" calcext:value-type="percentage">
            <text:p>102.15%</text:p>
          </table:table-cell>
          <table:table-cell table:formula="of:=[.J24]/[.H24]" office:value-type="percentage" office:value="0.52314101983516" calcext:value-type="percentage">
            <text:p>52.31%</text:p>
          </table:table-cell>
          <table:table-cell table:formula="of:=[.J24]/[.I24]" office:value-type="percentage" office:value="0.512147543890761" calcext:value-type="percentage">
            <text:p>51.21%</text:p>
          </table:table-cell>
          <table:table-cell table:formula="of:=[.K24]/[.H24]" office:value-type="percentage" office:value="0.861606738520062" calcext:value-type="percentage">
            <text:p>86.16%</text:p>
          </table:table-cell>
        </table:table-row>
        <table:table-row table:style-name="ro1">
          <table:table-cell office:value-type="string" calcext:value-type="string">
            <text:p>2AP-40-2</text:p>
          </table:table-cell>
          <table:table-cell/>
          <table:table-cell table:formula="of:=['results-t1-c1'.B24]" office:value-type="float" office:value="11.4" calcext:value-type="float">
            <text:p>11.4</text:p>
          </table:table-cell>
          <table:table-cell table:formula="of:=['results-t1-c2'.B24]" office:value-type="float" office:value="14.27" calcext:value-type="float">
            <text:p>14.27</text:p>
          </table:table-cell>
          <table:table-cell table:formula="of:=['results-t2-c1'.B24]" office:value-type="float" office:value="11.16" calcext:value-type="float">
            <text:p>11.16</text:p>
          </table:table-cell>
          <table:table-cell table:formula="of:=['results-t2-split'.B24]" office:value-type="float" office:value="11.25" calcext:value-type="float">
            <text:p>11.25</text:p>
          </table:table-cell>
          <table:table-cell/>
          <table:table-cell table:formula="of:=['results-t1-c1'.C24]" office:value-type="float" office:value="11.404" calcext:value-type="float">
            <text:p>11.404</text:p>
          </table:table-cell>
          <table:table-cell table:formula="of:=['results-t1-c2'.C24]" office:value-type="float" office:value="11.7" calcext:value-type="float">
            <text:p>11.7</text:p>
          </table:table-cell>
          <table:table-cell table:formula="of:=['results-t2-c1'.C24]" office:value-type="float" office:value="5.628" calcext:value-type="float">
            <text:p>5.628</text:p>
          </table:table-cell>
          <table:table-cell table:formula="of:=['results-t2-split'.C24]" office:value-type="float" office:value="9.235" calcext:value-type="float">
            <text:p>9.235</text:p>
          </table:table-cell>
          <table:table-cell/>
          <table:table-cell table:formula="of:=[.I25]/[.H25]" office:value-type="percentage" office:value="1.02595580498071" calcext:value-type="percentage">
            <text:p>102.60%</text:p>
          </table:table-cell>
          <table:table-cell table:formula="of:=[.J25]/[.H25]" office:value-type="percentage" office:value="0.493511048754823" calcext:value-type="percentage">
            <text:p>49.35%</text:p>
          </table:table-cell>
          <table:table-cell table:formula="of:=[.J25]/[.I25]" office:value-type="percentage" office:value="0.481025641025641" calcext:value-type="percentage">
            <text:p>48.10%</text:p>
          </table:table-cell>
          <table:table-cell table:formula="of:=[.K25]/[.H25]" office:value-type="percentage" office:value="0.809803577692038" calcext:value-type="percentage">
            <text:p>80.98%</text:p>
          </table:table-cell>
        </table:table-row>
        <table:table-row table:style-name="ro1">
          <table:table-cell office:value-type="string" calcext:value-type="string">
            <text:p>2AP-40-3</text:p>
          </table:table-cell>
          <table:table-cell/>
          <table:table-cell table:formula="of:=['results-t1-c1'.B25]" office:value-type="float" office:value="9.66" calcext:value-type="float">
            <text:p>9.66</text:p>
          </table:table-cell>
          <table:table-cell table:formula="of:=['results-t1-c2'.B25]" office:value-type="float" office:value="11.49" calcext:value-type="float">
            <text:p>11.49</text:p>
          </table:table-cell>
          <table:table-cell table:formula="of:=['results-t2-c1'.B25]" office:value-type="float" office:value="10.68" calcext:value-type="float">
            <text:p>10.68</text:p>
          </table:table-cell>
          <table:table-cell table:formula="of:=['results-t2-split'.B25]" office:value-type="float" office:value="9.66" calcext:value-type="float">
            <text:p>9.66</text:p>
          </table:table-cell>
          <table:table-cell/>
          <table:table-cell table:formula="of:=['results-t1-c1'.C25]" office:value-type="float" office:value="9.659" calcext:value-type="float">
            <text:p>9.659</text:p>
          </table:table-cell>
          <table:table-cell table:formula="of:=['results-t1-c2'.C25]" office:value-type="float" office:value="9.346" calcext:value-type="float">
            <text:p>9.346</text:p>
          </table:table-cell>
          <table:table-cell table:formula="of:=['results-t2-c1'.C25]" office:value-type="float" office:value="5.358" calcext:value-type="float">
            <text:p>5.358</text:p>
          </table:table-cell>
          <table:table-cell table:formula="of:=['results-t2-split'.C25]" office:value-type="float" office:value="8.306" calcext:value-type="float">
            <text:p>8.306</text:p>
          </table:table-cell>
          <table:table-cell/>
          <table:table-cell table:formula="of:=[.I26]/[.H26]" office:value-type="percentage" office:value="0.967594989129309" calcext:value-type="percentage">
            <text:p>96.76%</text:p>
          </table:table-cell>
          <table:table-cell table:formula="of:=[.J26]/[.H26]" office:value-type="percentage" office:value="0.554715809089968" calcext:value-type="percentage">
            <text:p>55.47%</text:p>
          </table:table-cell>
          <table:table-cell table:formula="of:=[.J26]/[.I26]" office:value-type="percentage" office:value="0.573293387545474" calcext:value-type="percentage">
            <text:p>57.33%</text:p>
          </table:table-cell>
          <table:table-cell table:formula="of:=[.K26]/[.H26]" office:value-type="percentage" office:value="0.859923387514235" calcext:value-type="percentage">
            <text:p>85.99%</text:p>
          </table:table-cell>
        </table:table-row>
        <table:table-row table:style-name="ro1">
          <table:table-cell office:value-type="string" calcext:value-type="string">
            <text:p>2AP-40-4</text:p>
          </table:table-cell>
          <table:table-cell/>
          <table:table-cell table:formula="of:=['results-t1-c1'.B26]" office:value-type="float" office:value="12" calcext:value-type="float">
            <text:p>12</text:p>
          </table:table-cell>
          <table:table-cell table:formula="of:=['results-t1-c2'.B26]" office:value-type="float" office:value="15" calcext:value-type="float">
            <text:p>15</text:p>
          </table:table-cell>
          <table:table-cell table:formula="of:=['results-t2-c1'.B26]" office:value-type="float" office:value="11.81" calcext:value-type="float">
            <text:p>11.81</text:p>
          </table:table-cell>
          <table:table-cell table:formula="of:=['results-t2-split'.B26]" office:value-type="float" office:value="11.91" calcext:value-type="float">
            <text:p>11.91</text:p>
          </table:table-cell>
          <table:table-cell/>
          <table:table-cell table:formula="of:=['results-t1-c1'.C26]" office:value-type="float" office:value="11.993" calcext:value-type="float">
            <text:p>11.993</text:p>
          </table:table-cell>
          <table:table-cell table:formula="of:=['results-t1-c2'.C26]" office:value-type="float" office:value="12.195" calcext:value-type="float">
            <text:p>12.195</text:p>
          </table:table-cell>
          <table:table-cell table:formula="of:=['results-t2-c1'.C26]" office:value-type="float" office:value="5.907" calcext:value-type="float">
            <text:p>5.907</text:p>
          </table:table-cell>
          <table:table-cell table:formula="of:=['results-t2-split'.C26]" office:value-type="float" office:value="10.098" calcext:value-type="float">
            <text:p>10.098</text:p>
          </table:table-cell>
          <table:table-cell/>
          <table:table-cell table:formula="of:=[.I27]/[.H27]" office:value-type="percentage" office:value="1.01684315850913" calcext:value-type="percentage">
            <text:p>101.68%</text:p>
          </table:table-cell>
          <table:table-cell table:formula="of:=[.J27]/[.H27]" office:value-type="percentage" office:value="0.492537313432836" calcext:value-type="percentage">
            <text:p>49.25%</text:p>
          </table:table-cell>
          <table:table-cell table:formula="of:=[.J27]/[.I27]" office:value-type="percentage" office:value="0.484378843788438" calcext:value-type="percentage">
            <text:p>48.44%</text:p>
          </table:table-cell>
          <table:table-cell table:formula="of:=[.K27]/[.H27]" office:value-type="percentage" office:value="0.841991161510881" calcext:value-type="percentage">
            <text:p>84.20%</text:p>
          </table:table-cell>
        </table:table-row>
        <table:table-row table:style-name="ro1">
          <table:table-cell office:value-type="string" calcext:value-type="string">
            <text:p>2AP-40-5</text:p>
          </table:table-cell>
          <table:table-cell/>
          <table:table-cell table:formula="of:=['results-t1-c1'.B27]" office:value-type="float" office:value="11.7" calcext:value-type="float">
            <text:p>11.7</text:p>
          </table:table-cell>
          <table:table-cell table:formula="of:=['results-t1-c2'.B27]" office:value-type="float" office:value="13.95" calcext:value-type="float">
            <text:p>13.95</text:p>
          </table:table-cell>
          <table:table-cell table:formula="of:=['results-t2-c1'.B27]" office:value-type="float" office:value="12.26" calcext:value-type="float">
            <text:p>12.26</text:p>
          </table:table-cell>
          <table:table-cell table:formula="of:=['results-t2-split'.B27]" office:value-type="float" office:value="11.54" calcext:value-type="float">
            <text:p>11.54</text:p>
          </table:table-cell>
          <table:table-cell/>
          <table:table-cell table:formula="of:=['results-t1-c1'.C27]" office:value-type="float" office:value="11.698" calcext:value-type="float">
            <text:p>11.698</text:p>
          </table:table-cell>
          <table:table-cell table:formula="of:=['results-t1-c2'.C27]" office:value-type="float" office:value="12.192" calcext:value-type="float">
            <text:p>12.192</text:p>
          </table:table-cell>
          <table:table-cell table:formula="of:=['results-t2-c1'.C27]" office:value-type="float" office:value="6.136" calcext:value-type="float">
            <text:p>6.136</text:p>
          </table:table-cell>
          <table:table-cell table:formula="of:=['results-t2-split'.C27]" office:value-type="float" office:value="9.985" calcext:value-type="float">
            <text:p>9.985</text:p>
          </table:table-cell>
          <table:table-cell/>
          <table:table-cell table:formula="of:=[.I28]/[.H28]" office:value-type="percentage" office:value="1.04222944093007" calcext:value-type="percentage">
            <text:p>104.22%</text:p>
          </table:table-cell>
          <table:table-cell table:formula="of:=[.J28]/[.H28]" office:value-type="percentage" office:value="0.524534108394597" calcext:value-type="percentage">
            <text:p>52.45%</text:p>
          </table:table-cell>
          <table:table-cell table:formula="of:=[.J28]/[.I28]" office:value-type="percentage" office:value="0.503280839895013" calcext:value-type="percentage">
            <text:p>50.33%</text:p>
          </table:table-cell>
          <table:table-cell table:formula="of:=[.K28]/[.H28]" office:value-type="percentage" office:value="0.853564711916567" calcext:value-type="percentage">
            <text:p>85.36%</text:p>
          </table:table-cell>
        </table:table-row>
        <table:table-row table:style-name="ro1">
          <table:table-cell office:value-type="string" calcext:value-type="string">
            <text:p>2AP-40-6</text:p>
          </table:table-cell>
          <table:table-cell/>
          <table:table-cell table:formula="of:=['results-t1-c1'.B28]" office:value-type="float" office:value="10.74" calcext:value-type="float">
            <text:p>10.74</text:p>
          </table:table-cell>
          <table:table-cell table:formula="of:=['results-t1-c2'.B28]" office:value-type="float" office:value="13.26" calcext:value-type="float">
            <text:p>13.26</text:p>
          </table:table-cell>
          <table:table-cell table:formula="of:=['results-t2-c1'.B28]" office:value-type="float" office:value="11.85" calcext:value-type="float">
            <text:p>11.85</text:p>
          </table:table-cell>
          <table:table-cell table:formula="of:=['results-t2-split'.B28]" office:value-type="float" office:value="10.61" calcext:value-type="float">
            <text:p>10.61</text:p>
          </table:table-cell>
          <table:table-cell/>
          <table:table-cell table:formula="of:=['results-t1-c1'.C28]" office:value-type="float" office:value="10.734" calcext:value-type="float">
            <text:p>10.734</text:p>
          </table:table-cell>
          <table:table-cell table:formula="of:=['results-t1-c2'.C28]" office:value-type="float" office:value="10.739" calcext:value-type="float">
            <text:p>10.739</text:p>
          </table:table-cell>
          <table:table-cell table:formula="of:=['results-t2-c1'.C28]" office:value-type="float" office:value="5.929" calcext:value-type="float">
            <text:p>5.929</text:p>
          </table:table-cell>
          <table:table-cell table:formula="of:=['results-t2-split'.C28]" office:value-type="float" office:value="8.66" calcext:value-type="float">
            <text:p>8.66</text:p>
          </table:table-cell>
          <table:table-cell/>
          <table:table-cell table:formula="of:=[.I29]/[.H29]" office:value-type="percentage" office:value="1.00046580957705" calcext:value-type="percentage">
            <text:p>100.05%</text:p>
          </table:table-cell>
          <table:table-cell table:formula="of:=[.J29]/[.H29]" office:value-type="percentage" office:value="0.552356996459847" calcext:value-type="percentage">
            <text:p>55.24%</text:p>
          </table:table-cell>
          <table:table-cell table:formula="of:=[.J29]/[.I29]" office:value-type="percentage" office:value="0.552099823074774" calcext:value-type="percentage">
            <text:p>55.21%</text:p>
          </table:table-cell>
          <table:table-cell table:formula="of:=[.K29]/[.H29]" office:value-type="percentage" office:value="0.806782187441774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2AP-40-7</text:p>
          </table:table-cell>
          <table:table-cell/>
          <table:table-cell table:formula="of:=['results-t1-c1'.B29]" office:value-type="float" office:value="9.54" calcext:value-type="float">
            <text:p>9.54</text:p>
          </table:table-cell>
          <table:table-cell table:formula="of:=['results-t1-c2'.B29]" office:value-type="float" office:value="11.85" calcext:value-type="float">
            <text:p>11.85</text:p>
          </table:table-cell>
          <table:table-cell table:formula="of:=['results-t2-c1'.B29]" office:value-type="float" office:value="9.71" calcext:value-type="float">
            <text:p>9.71</text:p>
          </table:table-cell>
          <table:table-cell table:formula="of:=['results-t2-split'.B29]" office:value-type="float" office:value="9.52" calcext:value-type="float">
            <text:p>9.52</text:p>
          </table:table-cell>
          <table:table-cell/>
          <table:table-cell table:formula="of:=['results-t1-c1'.C29]" office:value-type="float" office:value="9.538" calcext:value-type="float">
            <text:p>9.538</text:p>
          </table:table-cell>
          <table:table-cell table:formula="of:=['results-t1-c2'.C29]" office:value-type="float" office:value="9.61" calcext:value-type="float">
            <text:p>9.61</text:p>
          </table:table-cell>
          <table:table-cell table:formula="of:=['results-t2-c1'.C29]" office:value-type="float" office:value="4.913" calcext:value-type="float">
            <text:p>4.913</text:p>
          </table:table-cell>
          <table:table-cell table:formula="of:=['results-t2-split'.C29]" office:value-type="float" office:value="7.604" calcext:value-type="float">
            <text:p>7.604</text:p>
          </table:table-cell>
          <table:table-cell/>
          <table:table-cell table:formula="of:=[.I30]/[.H30]" office:value-type="percentage" office:value="1.00754875235899" calcext:value-type="percentage">
            <text:p>100.75%</text:p>
          </table:table-cell>
          <table:table-cell table:formula="of:=[.J30]/[.H30]" office:value-type="percentage" office:value="0.51509750471797" calcext:value-type="percentage">
            <text:p>51.51%</text:p>
          </table:table-cell>
          <table:table-cell table:formula="of:=[.J30]/[.I30]" office:value-type="percentage" office:value="0.511238293444329" calcext:value-type="percentage">
            <text:p>51.12%</text:p>
          </table:table-cell>
          <table:table-cell table:formula="of:=[.K30]/[.H30]" office:value-type="percentage" office:value="0.797232124135039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2AP-40-8</text:p>
          </table:table-cell>
          <table:table-cell/>
          <table:table-cell table:formula="of:=['results-t1-c1'.B30]" office:value-type="float" office:value="12" calcext:value-type="float">
            <text:p>12</text:p>
          </table:table-cell>
          <table:table-cell table:formula="of:=['results-t1-c2'.B30]" office:value-type="float" office:value="14.15" calcext:value-type="float">
            <text:p>14.15</text:p>
          </table:table-cell>
          <table:table-cell table:formula="of:=['results-t2-c1'.B30]" office:value-type="float" office:value="12.53" calcext:value-type="float">
            <text:p>12.53</text:p>
          </table:table-cell>
          <table:table-cell table:formula="of:=['results-t2-split'.B30]" office:value-type="float" office:value="11.82" calcext:value-type="float">
            <text:p>11.82</text:p>
          </table:table-cell>
          <table:table-cell/>
          <table:table-cell table:formula="of:=['results-t1-c1'.C30]" office:value-type="float" office:value="11.997" calcext:value-type="float">
            <text:p>11.997</text:p>
          </table:table-cell>
          <table:table-cell table:formula="of:=['results-t1-c2'.C30]" office:value-type="float" office:value="11.432" calcext:value-type="float">
            <text:p>11.432</text:p>
          </table:table-cell>
          <table:table-cell table:formula="of:=['results-t2-c1'.C30]" office:value-type="float" office:value="6.292" calcext:value-type="float">
            <text:p>6.292</text:p>
          </table:table-cell>
          <table:table-cell table:formula="of:=['results-t2-split'.C30]" office:value-type="float" office:value="9.915" calcext:value-type="float">
            <text:p>9.915</text:p>
          </table:table-cell>
          <table:table-cell/>
          <table:table-cell table:formula="of:=[.I31]/[.H31]" office:value-type="percentage" office:value="0.952904892889889" calcext:value-type="percentage">
            <text:p>95.29%</text:p>
          </table:table-cell>
          <table:table-cell table:formula="of:=[.J31]/[.H31]" office:value-type="percentage" office:value="0.524464449445695" calcext:value-type="percentage">
            <text:p>52.45%</text:p>
          </table:table-cell>
          <table:table-cell table:formula="of:=[.J31]/[.I31]" office:value-type="percentage" office:value="0.55038488453464" calcext:value-type="percentage">
            <text:p>55.04%</text:p>
          </table:table-cell>
          <table:table-cell table:formula="of:=[.K31]/[.H31]" office:value-type="percentage" office:value="0.826456614153538" calcext:value-type="percentage">
            <text:p>82.65%</text:p>
          </table:table-cell>
        </table:table-row>
        <table:table-row table:style-name="ro1">
          <table:table-cell office:value-type="string" calcext:value-type="string">
            <text:p>2AP-40-9</text:p>
          </table:table-cell>
          <table:table-cell/>
          <table:table-cell table:formula="of:=['results-t1-c1'.B31]" office:value-type="float" office:value="11.86" calcext:value-type="float">
            <text:p>11.86</text:p>
          </table:table-cell>
          <table:table-cell table:formula="of:=['results-t1-c2'.B31]" office:value-type="float" office:value="14.87" calcext:value-type="float">
            <text:p>14.87</text:p>
          </table:table-cell>
          <table:table-cell table:formula="of:=['results-t2-c1'.B31]" office:value-type="float" office:value="12.45" calcext:value-type="float">
            <text:p>12.45</text:p>
          </table:table-cell>
          <table:table-cell table:formula="of:=['results-t2-split'.B31]" office:value-type="float" office:value="11.87" calcext:value-type="float">
            <text:p>11.87</text:p>
          </table:table-cell>
          <table:table-cell/>
          <table:table-cell table:formula="of:=['results-t1-c1'.C31]" office:value-type="float" office:value="11.852" calcext:value-type="float">
            <text:p>11.852</text:p>
          </table:table-cell>
          <table:table-cell table:formula="of:=['results-t1-c2'.C31]" office:value-type="float" office:value="12.015" calcext:value-type="float">
            <text:p>12.015</text:p>
          </table:table-cell>
          <table:table-cell table:formula="of:=['results-t2-c1'.C31]" office:value-type="float" office:value="6.274" calcext:value-type="float">
            <text:p>6.274</text:p>
          </table:table-cell>
          <table:table-cell table:formula="of:=['results-t2-split'.C31]" office:value-type="float" office:value="9.562" calcext:value-type="float">
            <text:p>9.562</text:p>
          </table:table-cell>
          <table:table-cell/>
          <table:table-cell table:formula="of:=[.I32]/[.H32]" office:value-type="percentage" office:value="1.01375295308809" calcext:value-type="percentage">
            <text:p>101.38%</text:p>
          </table:table-cell>
          <table:table-cell table:formula="of:=[.J32]/[.H32]" office:value-type="percentage" office:value="0.529362132973338" calcext:value-type="percentage">
            <text:p>52.94%</text:p>
          </table:table-cell>
          <table:table-cell table:formula="of:=[.J32]/[.I32]" office:value-type="percentage" office:value="0.522180607573866" calcext:value-type="percentage">
            <text:p>52.22%</text:p>
          </table:table-cell>
          <table:table-cell table:formula="of:=[.K32]/[.H32]" office:value-type="percentage" office:value="0.806783665204185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2AP-500-1</text:p>
          </table:table-cell>
          <table:table-cell/>
          <table:table-cell table:formula="of:=['results-t1-c1'.B32]" office:value-type="float" office:value="3139.08" calcext:value-type="float">
            <text:p>3139.08</text:p>
          </table:table-cell>
          <table:table-cell table:formula="of:=['results-t1-c2'.B32]" office:value-type="float" office:value="4667.38" calcext:value-type="float">
            <text:p>4667.38</text:p>
          </table:table-cell>
          <table:table-cell table:formula="of:=['results-t2-c1'.B32]" office:value-type="float" office:value="3490.48" calcext:value-type="float">
            <text:p>3490.48</text:p>
          </table:table-cell>
          <table:table-cell table:formula="of:=['results-t2-split'.B32]" office:value-type="float" office:value="3319.25" calcext:value-type="float">
            <text:p>3319.25</text:p>
          </table:table-cell>
          <table:table-cell/>
          <table:table-cell table:formula="of:=['results-t1-c1'.C32]" office:value-type="float" office:value="3137.553" calcext:value-type="float">
            <text:p>3137.553</text:p>
          </table:table-cell>
          <table:table-cell table:formula="of:=['results-t1-c2'.C32]" office:value-type="float" office:value="3644.756" calcext:value-type="float">
            <text:p>3644.756</text:p>
          </table:table-cell>
          <table:table-cell table:formula="of:=['results-t2-c1'.C32]" office:value-type="float" office:value="1747.124" calcext:value-type="float">
            <text:p>1747.124</text:p>
          </table:table-cell>
          <table:table-cell table:formula="of:=['results-t2-split'.C32]" office:value-type="float" office:value="2318.604" calcext:value-type="float">
            <text:p>2318.604</text:p>
          </table:table-cell>
          <table:table-cell/>
          <table:table-cell table:formula="of:=[.I33]/[.H33]" office:value-type="percentage" office:value="1.16165559593734" calcext:value-type="percentage">
            <text:p>116.17%</text:p>
          </table:table-cell>
          <table:table-cell table:formula="of:=[.J33]/[.H33]" office:value-type="percentage" office:value="0.55684286448707" calcext:value-type="percentage">
            <text:p>55.68%</text:p>
          </table:table-cell>
          <table:table-cell table:formula="of:=[.J33]/[.I33]" office:value-type="percentage" office:value="0.479352801669028" calcext:value-type="percentage">
            <text:p>47.94%</text:p>
          </table:table-cell>
          <table:table-cell table:formula="of:=[.K33]/[.H33]" office:value-type="percentage" office:value="0.738984807587314" calcext:value-type="percentage">
            <text:p>73.90%</text:p>
          </table:table-cell>
        </table:table-row>
        <table:table-row table:style-name="ro1">
          <table:table-cell office:value-type="string" calcext:value-type="string">
            <text:p>2AP-500-10</text:p>
          </table:table-cell>
          <table:table-cell/>
          <table:table-cell table:formula="of:=['results-t1-c1'.B33]" office:value-type="float" office:value="3049.37" calcext:value-type="float">
            <text:p>3049.37</text:p>
          </table:table-cell>
          <table:table-cell table:formula="of:=['results-t1-c2'.B33]" office:value-type="float" office:value="4330.04" calcext:value-type="float">
            <text:p>4330.04</text:p>
          </table:table-cell>
          <table:table-cell table:formula="of:=['results-t2-c1'.B33]" office:value-type="float" office:value="3415.87" calcext:value-type="float">
            <text:p>3415.87</text:p>
          </table:table-cell>
          <table:table-cell table:formula="of:=['results-t2-split'.B33]" office:value-type="float" office:value="3200.95" calcext:value-type="float">
            <text:p>3200.95</text:p>
          </table:table-cell>
          <table:table-cell/>
          <table:table-cell table:formula="of:=['results-t1-c1'.C33]" office:value-type="float" office:value="3047.892" calcext:value-type="float">
            <text:p>3047.892</text:p>
          </table:table-cell>
          <table:table-cell table:formula="of:=['results-t1-c2'.C33]" office:value-type="float" office:value="3385.868" calcext:value-type="float">
            <text:p>3385.868</text:p>
          </table:table-cell>
          <table:table-cell table:formula="of:=['results-t2-c1'.C33]" office:value-type="float" office:value="1713.403" calcext:value-type="float">
            <text:p>1713.403</text:p>
          </table:table-cell>
          <table:table-cell table:formula="of:=['results-t2-split'.C33]" office:value-type="float" office:value="2284.658" calcext:value-type="float">
            <text:p>2284.658</text:p>
          </table:table-cell>
          <table:table-cell/>
          <table:table-cell table:formula="of:=[.I34]/[.H34]" office:value-type="percentage" office:value="1.11088844355377" calcext:value-type="percentage">
            <text:p>111.09%</text:p>
          </table:table-cell>
          <table:table-cell table:formula="of:=[.J34]/[.H34]" office:value-type="percentage" office:value="0.562160010919022" calcext:value-type="percentage">
            <text:p>56.22%</text:p>
          </table:table-cell>
          <table:table-cell table:formula="of:=[.J34]/[.I34]" office:value-type="percentage" office:value="0.506045421735283" calcext:value-type="percentage">
            <text:p>50.60%</text:p>
          </table:table-cell>
          <table:table-cell table:formula="of:=[.K34]/[.H34]" office:value-type="percentage" office:value="0.749586271429565" calcext:value-type="percentage">
            <text:p>74.96%</text:p>
          </table:table-cell>
        </table:table-row>
        <table:table-row table:style-name="ro1">
          <table:table-cell office:value-type="string" calcext:value-type="string">
            <text:p>2AP-500-2</text:p>
          </table:table-cell>
          <table:table-cell/>
          <table:table-cell table:formula="of:=['results-t1-c1'.B34]" office:value-type="float" office:value="3361.7" calcext:value-type="float">
            <text:p>3361.7</text:p>
          </table:table-cell>
          <table:table-cell table:formula="of:=['results-t1-c2'.B34]" office:value-type="float" office:value="4741.72" calcext:value-type="float">
            <text:p>4741.72</text:p>
          </table:table-cell>
          <table:table-cell table:formula="of:=['results-t2-c1'.B34]" office:value-type="float" office:value="3616.31" calcext:value-type="float">
            <text:p>3616.31</text:p>
          </table:table-cell>
          <table:table-cell table:formula="of:=['results-t2-split'.B34]" office:value-type="float" office:value="3512.72" calcext:value-type="float">
            <text:p>3512.72</text:p>
          </table:table-cell>
          <table:table-cell/>
          <table:table-cell table:formula="of:=['results-t1-c1'.C34]" office:value-type="float" office:value="3360.075" calcext:value-type="float">
            <text:p>3360.075</text:p>
          </table:table-cell>
          <table:table-cell table:formula="of:=['results-t1-c2'.C34]" office:value-type="float" office:value="3684.397" calcext:value-type="float">
            <text:p>3684.397</text:p>
          </table:table-cell>
          <table:table-cell table:formula="of:=['results-t2-c1'.C34]" office:value-type="float" office:value="1812.938" calcext:value-type="float">
            <text:p>1812.938</text:p>
          </table:table-cell>
          <table:table-cell table:formula="of:=['results-t2-split'.C34]" office:value-type="float" office:value="2491.903" calcext:value-type="float">
            <text:p>2491.903</text:p>
          </table:table-cell>
          <table:table-cell/>
          <table:table-cell table:formula="of:=[.I35]/[.H35]" office:value-type="percentage" office:value="1.09652225024739" calcext:value-type="percentage">
            <text:p>109.65%</text:p>
          </table:table-cell>
          <table:table-cell table:formula="of:=[.J35]/[.H35]" office:value-type="percentage" office:value="0.539552837362261" calcext:value-type="percentage">
            <text:p>53.96%</text:p>
          </table:table-cell>
          <table:table-cell table:formula="of:=[.J35]/[.I35]" office:value-type="percentage" office:value="0.492058266250895" calcext:value-type="percentage">
            <text:p>49.21%</text:p>
          </table:table-cell>
          <table:table-cell table:formula="of:=[.K35]/[.H35]" office:value-type="percentage" office:value="0.741621243573432" calcext:value-type="percentage">
            <text:p>74.16%</text:p>
          </table:table-cell>
        </table:table-row>
        <table:table-row table:style-name="ro1">
          <table:table-cell office:value-type="string" calcext:value-type="string">
            <text:p>2AP-500-3</text:p>
          </table:table-cell>
          <table:table-cell/>
          <table:table-cell table:formula="of:=['results-t1-c1'.B35]" office:value-type="float" office:value="3086.07" calcext:value-type="float">
            <text:p>3086.07</text:p>
          </table:table-cell>
          <table:table-cell table:formula="of:=['results-t1-c2'.B35]" office:value-type="float" office:value="4424.59" calcext:value-type="float">
            <text:p>4424.59</text:p>
          </table:table-cell>
          <table:table-cell table:formula="of:=['results-t2-c1'.B35]" office:value-type="float" office:value="3530.11" calcext:value-type="float">
            <text:p>3530.11</text:p>
          </table:table-cell>
          <table:table-cell table:formula="of:=['results-t2-split'.B35]" office:value-type="float" office:value="3283.54" calcext:value-type="float">
            <text:p>3283.54</text:p>
          </table:table-cell>
          <table:table-cell/>
          <table:table-cell table:formula="of:=['results-t1-c1'.C35]" office:value-type="float" office:value="3084.57" calcext:value-type="float">
            <text:p>3084.57</text:p>
          </table:table-cell>
          <table:table-cell table:formula="of:=['results-t1-c2'.C35]" office:value-type="float" office:value="3426.615" calcext:value-type="float">
            <text:p>3426.615</text:p>
          </table:table-cell>
          <table:table-cell table:formula="of:=['results-t2-c1'.C35]" office:value-type="float" office:value="1768.483" calcext:value-type="float">
            <text:p>1768.483</text:p>
          </table:table-cell>
          <table:table-cell table:formula="of:=['results-t2-split'.C35]" office:value-type="float" office:value="2257.127" calcext:value-type="float">
            <text:p>2257.127</text:p>
          </table:table-cell>
          <table:table-cell/>
          <table:table-cell table:formula="of:=[.I36]/[.H36]" office:value-type="percentage" office:value="1.11088903801827" calcext:value-type="percentage">
            <text:p>111.09%</text:p>
          </table:table-cell>
          <table:table-cell table:formula="of:=[.J36]/[.H36]" office:value-type="percentage" office:value="0.573332101395008" calcext:value-type="percentage">
            <text:p>57.33%</text:p>
          </table:table-cell>
          <table:table-cell table:formula="of:=[.J36]/[.I36]" office:value-type="percentage" office:value="0.516102042394608" calcext:value-type="percentage">
            <text:p>51.61%</text:p>
          </table:table-cell>
          <table:table-cell table:formula="of:=[.K36]/[.H36]" office:value-type="percentage" office:value="0.731747699030983" calcext:value-type="percentage">
            <text:p>73.17%</text:p>
          </table:table-cell>
        </table:table-row>
        <table:table-row table:style-name="ro1">
          <table:table-cell office:value-type="string" calcext:value-type="string">
            <text:p>2AP-500-4</text:p>
          </table:table-cell>
          <table:table-cell/>
          <table:table-cell table:formula="of:=['results-t1-c1'.B36]" office:value-type="float" office:value="3356.74" calcext:value-type="float">
            <text:p>3356.74</text:p>
          </table:table-cell>
          <table:table-cell table:formula="of:=['results-t1-c2'.B36]" office:value-type="float" office:value="4344.72" calcext:value-type="float">
            <text:p>4344.72</text:p>
          </table:table-cell>
          <table:table-cell table:formula="of:=['results-t2-c1'.B36]" office:value-type="float" office:value="3419.25" calcext:value-type="float">
            <text:p>3419.25</text:p>
          </table:table-cell>
          <table:table-cell table:formula="of:=['results-t2-split'.B36]" office:value-type="float" office:value="3276.91" calcext:value-type="float">
            <text:p>3276.91</text:p>
          </table:table-cell>
          <table:table-cell/>
          <table:table-cell table:formula="of:=['results-t1-c1'.C36]" office:value-type="float" office:value="3355.133" calcext:value-type="float">
            <text:p>3355.133</text:p>
          </table:table-cell>
          <table:table-cell table:formula="of:=['results-t1-c2'.C36]" office:value-type="float" office:value="3388.724" calcext:value-type="float">
            <text:p>3388.724</text:p>
          </table:table-cell>
          <table:table-cell table:formula="of:=['results-t2-c1'.C36]" office:value-type="float" office:value="1710.835" calcext:value-type="float">
            <text:p>1710.835</text:p>
          </table:table-cell>
          <table:table-cell table:formula="of:=['results-t2-split'.C36]" office:value-type="float" office:value="2362.366" calcext:value-type="float">
            <text:p>2362.366</text:p>
          </table:table-cell>
          <table:table-cell/>
          <table:table-cell table:formula="of:=[.I37]/[.H37]" office:value-type="percentage" office:value="1.01001182367435" calcext:value-type="percentage">
            <text:p>101.00%</text:p>
          </table:table-cell>
          <table:table-cell table:formula="of:=[.J37]/[.H37]" office:value-type="percentage" office:value="0.509915702298538" calcext:value-type="percentage">
            <text:p>50.99%</text:p>
          </table:table-cell>
          <table:table-cell table:formula="of:=[.J37]/[.I37]" office:value-type="percentage" office:value="0.504861121767367" calcext:value-type="percentage">
            <text:p>50.49%</text:p>
          </table:table-cell>
          <table:table-cell table:formula="of:=[.K37]/[.H37]" office:value-type="percentage" office:value="0.704105023556443" calcext:value-type="percentage">
            <text:p>70.41%</text:p>
          </table:table-cell>
        </table:table-row>
        <table:table-row table:style-name="ro1">
          <table:table-cell office:value-type="string" calcext:value-type="string">
            <text:p>2AP-500-5</text:p>
          </table:table-cell>
          <table:table-cell/>
          <table:table-cell table:formula="of:=['results-t1-c1'.B37]" office:value-type="float" office:value="3224.09" calcext:value-type="float">
            <text:p>3224.09</text:p>
          </table:table-cell>
          <table:table-cell table:formula="of:=['results-t1-c2'.B37]" office:value-type="float" office:value="4181.11" calcext:value-type="float">
            <text:p>4181.11</text:p>
          </table:table-cell>
          <table:table-cell table:formula="of:=['results-t2-c1'.B37]" office:value-type="float" office:value="3349.28" calcext:value-type="float">
            <text:p>3349.28</text:p>
          </table:table-cell>
          <table:table-cell table:formula="of:=['results-t2-split'.B37]" office:value-type="float" office:value="3172.97" calcext:value-type="float">
            <text:p>3172.97</text:p>
          </table:table-cell>
          <table:table-cell/>
          <table:table-cell table:formula="of:=['results-t1-c1'.C37]" office:value-type="float" office:value="3222.505" calcext:value-type="float">
            <text:p>3222.505</text:p>
          </table:table-cell>
          <table:table-cell table:formula="of:=['results-t1-c2'.C37]" office:value-type="float" office:value="3268.999" calcext:value-type="float">
            <text:p>3268.999</text:p>
          </table:table-cell>
          <table:table-cell table:formula="of:=['results-t2-c1'.C37]" office:value-type="float" office:value="1679.718" calcext:value-type="float">
            <text:p>1679.718</text:p>
          </table:table-cell>
          <table:table-cell table:formula="of:=['results-t2-split'.C37]" office:value-type="float" office:value="2276.716" calcext:value-type="float">
            <text:p>2276.716</text:p>
          </table:table-cell>
          <table:table-cell/>
          <table:table-cell table:formula="of:=[.I38]/[.H38]" office:value-type="percentage" office:value="1.01442790624064" calcext:value-type="percentage">
            <text:p>101.44%</text:p>
          </table:table-cell>
          <table:table-cell table:formula="of:=[.J38]/[.H38]" office:value-type="percentage" office:value="0.521246049269125" calcext:value-type="percentage">
            <text:p>52.12%</text:p>
          </table:table-cell>
          <table:table-cell table:formula="of:=[.J38]/[.I38]" office:value-type="percentage" office:value="0.5138325218209" calcext:value-type="percentage">
            <text:p>51.38%</text:p>
          </table:table-cell>
          <table:table-cell table:formula="of:=[.K38]/[.H38]" office:value-type="percentage" office:value="0.706505032575589" calcext:value-type="percentage">
            <text:p>70.65%</text:p>
          </table:table-cell>
        </table:table-row>
        <table:table-row table:style-name="ro1">
          <table:table-cell office:value-type="string" calcext:value-type="string">
            <text:p>2AP-500-6</text:p>
          </table:table-cell>
          <table:table-cell/>
          <table:table-cell table:formula="of:=['results-t1-c1'.B38]" office:value-type="float" office:value="3281.9" calcext:value-type="float">
            <text:p>3281.9</text:p>
          </table:table-cell>
          <table:table-cell table:formula="of:=['results-t1-c2'.B38]" office:value-type="float" office:value="4268.76" calcext:value-type="float">
            <text:p>4268.76</text:p>
          </table:table-cell>
          <table:table-cell table:formula="of:=['results-t2-c1'.B38]" office:value-type="float" office:value="3349.22" calcext:value-type="float">
            <text:p>3349.22</text:p>
          </table:table-cell>
          <table:table-cell table:formula="of:=['results-t2-split'.B38]" office:value-type="float" office:value="3194.86" calcext:value-type="float">
            <text:p>3194.86</text:p>
          </table:table-cell>
          <table:table-cell/>
          <table:table-cell table:formula="of:=['results-t1-c1'.C38]" office:value-type="float" office:value="3280.328" calcext:value-type="float">
            <text:p>3280.328</text:p>
          </table:table-cell>
          <table:table-cell table:formula="of:=['results-t1-c2'.C38]" office:value-type="float" office:value="3324.303" calcext:value-type="float">
            <text:p>3324.303</text:p>
          </table:table-cell>
          <table:table-cell table:formula="of:=['results-t2-c1'.C38]" office:value-type="float" office:value="1677.29" calcext:value-type="float">
            <text:p>1677.29</text:p>
          </table:table-cell>
          <table:table-cell table:formula="of:=['results-t2-split'.C38]" office:value-type="float" office:value="2241.717" calcext:value-type="float">
            <text:p>2241.717</text:p>
          </table:table-cell>
          <table:table-cell/>
          <table:table-cell table:formula="of:=[.I39]/[.H39]" office:value-type="percentage" office:value="1.01340567162796" calcext:value-type="percentage">
            <text:p>101.34%</text:p>
          </table:table-cell>
          <table:table-cell table:formula="of:=[.J39]/[.H39]" office:value-type="percentage" office:value="0.511317770661958" calcext:value-type="percentage">
            <text:p>51.13%</text:p>
          </table:table-cell>
          <table:table-cell table:formula="of:=[.J39]/[.I39]" office:value-type="percentage" office:value="0.504553886935096" calcext:value-type="percentage">
            <text:p>50.46%</text:p>
          </table:table-cell>
          <table:table-cell table:formula="of:=[.K39]/[.H39]" office:value-type="percentage" office:value="0.683381966681381" calcext:value-type="percentage">
            <text:p>68.34%</text:p>
          </table:table-cell>
        </table:table-row>
        <table:table-row table:style-name="ro1">
          <table:table-cell office:value-type="string" calcext:value-type="string">
            <text:p>2AP-500-7</text:p>
          </table:table-cell>
          <table:table-cell/>
          <table:table-cell table:formula="of:=['results-t1-c1'.B39]" office:value-type="float" office:value="3476.34" calcext:value-type="float">
            <text:p>3476.34</text:p>
          </table:table-cell>
          <table:table-cell table:formula="of:=['results-t1-c2'.B39]" office:value-type="float" office:value="4483.56" calcext:value-type="float">
            <text:p>4483.56</text:p>
          </table:table-cell>
          <table:table-cell table:formula="of:=['results-t2-c1'.B39]" office:value-type="float" office:value="3640.52" calcext:value-type="float">
            <text:p>3640.52</text:p>
          </table:table-cell>
          <table:table-cell table:formula="of:=['results-t2-split'.B39]" office:value-type="float" office:value="3445.74" calcext:value-type="float">
            <text:p>3445.74</text:p>
          </table:table-cell>
          <table:table-cell/>
          <table:table-cell table:formula="of:=['results-t1-c1'.C39]" office:value-type="float" office:value="3474.645" calcext:value-type="float">
            <text:p>3474.645</text:p>
          </table:table-cell>
          <table:table-cell table:formula="of:=['results-t1-c2'.C39]" office:value-type="float" office:value="3516.783" calcext:value-type="float">
            <text:p>3516.783</text:p>
          </table:table-cell>
          <table:table-cell table:formula="of:=['results-t2-c1'.C39]" office:value-type="float" office:value="1821.928" calcext:value-type="float">
            <text:p>1821.928</text:p>
          </table:table-cell>
          <table:table-cell table:formula="of:=['results-t2-split'.C39]" office:value-type="float" office:value="2415.118" calcext:value-type="float">
            <text:p>2415.118</text:p>
          </table:table-cell>
          <table:table-cell/>
          <table:table-cell table:formula="of:=[.I40]/[.H40]" office:value-type="percentage" office:value="1.01212728206766" calcext:value-type="percentage">
            <text:p>101.21%</text:p>
          </table:table-cell>
          <table:table-cell table:formula="of:=[.J40]/[.H40]" office:value-type="percentage" office:value="0.524349393966866" calcext:value-type="percentage">
            <text:p>52.43%</text:p>
          </table:table-cell>
          <table:table-cell table:formula="of:=[.J40]/[.I40]" office:value-type="percentage" office:value="0.518066653529661" calcext:value-type="percentage">
            <text:p>51.81%</text:p>
          </table:table-cell>
          <table:table-cell table:formula="of:=[.K40]/[.H40]" office:value-type="percentage" office:value="0.695068992659682" calcext:value-type="percentage">
            <text:p>69.51%</text:p>
          </table:table-cell>
        </table:table-row>
        <table:table-row table:style-name="ro1">
          <table:table-cell office:value-type="string" calcext:value-type="string">
            <text:p>2AP-500-8</text:p>
          </table:table-cell>
          <table:table-cell/>
          <table:table-cell table:formula="of:=['results-t1-c1'.B40]" office:value-type="float" office:value="3500.01" calcext:value-type="float">
            <text:p>3500.01</text:p>
          </table:table-cell>
          <table:table-cell table:formula="of:=['results-t1-c2'.B40]" office:value-type="float" office:value="4677.86" calcext:value-type="float">
            <text:p>4677.86</text:p>
          </table:table-cell>
          <table:table-cell table:formula="of:=['results-t2-c1'.B40]" office:value-type="float" office:value="3590.61" calcext:value-type="float">
            <text:p>3590.61</text:p>
          </table:table-cell>
          <table:table-cell table:formula="of:=['results-t2-split'.B40]" office:value-type="float" office:value="3390.23" calcext:value-type="float">
            <text:p>3390.23</text:p>
          </table:table-cell>
          <table:table-cell/>
          <table:table-cell table:formula="of:=['results-t1-c1'.C40]" office:value-type="float" office:value="3498.313" calcext:value-type="float">
            <text:p>3498.313</text:p>
          </table:table-cell>
          <table:table-cell table:formula="of:=['results-t1-c2'.C40]" office:value-type="float" office:value="3615.597" calcext:value-type="float">
            <text:p>3615.597</text:p>
          </table:table-cell>
          <table:table-cell table:formula="of:=['results-t2-c1'.C40]" office:value-type="float" office:value="1802.3" calcext:value-type="float">
            <text:p>1802.3</text:p>
          </table:table-cell>
          <table:table-cell table:formula="of:=['results-t2-split'.C40]" office:value-type="float" office:value="2451.464" calcext:value-type="float">
            <text:p>2451.464</text:p>
          </table:table-cell>
          <table:table-cell/>
          <table:table-cell table:formula="of:=[.I41]/[.H41]" office:value-type="percentage" office:value="1.03352587375687" calcext:value-type="percentage">
            <text:p>103.35%</text:p>
          </table:table-cell>
          <table:table-cell table:formula="of:=[.J41]/[.H41]" office:value-type="percentage" office:value="0.515191179291276" calcext:value-type="percentage">
            <text:p>51.52%</text:p>
          </table:table-cell>
          <table:table-cell table:formula="of:=[.J41]/[.I41]" office:value-type="percentage" office:value="0.498479227635159" calcext:value-type="percentage">
            <text:p>49.85%</text:p>
          </table:table-cell>
          <table:table-cell table:formula="of:=[.K41]/[.H41]" office:value-type="percentage" office:value="0.700756050130449" calcext:value-type="percentage">
            <text:p>70.08%</text:p>
          </table:table-cell>
        </table:table-row>
        <table:table-row table:style-name="ro1">
          <table:table-cell office:value-type="string" calcext:value-type="string">
            <text:p>2AP-500-9</text:p>
          </table:table-cell>
          <table:table-cell/>
          <table:table-cell table:formula="of:=['results-t1-c1'.B41]" office:value-type="float" office:value="3163.15" calcext:value-type="float">
            <text:p>3163.15</text:p>
          </table:table-cell>
          <table:table-cell table:formula="of:=['results-t1-c2'.B41]" office:value-type="float" office:value="4434.33" calcext:value-type="float">
            <text:p>4434.33</text:p>
          </table:table-cell>
          <table:table-cell table:formula="of:=['results-t2-c1'.B41]" office:value-type="float" office:value="3302.64" calcext:value-type="float">
            <text:p>3302.64</text:p>
          </table:table-cell>
          <table:table-cell table:formula="of:=['results-t2-split'.B41]" office:value-type="float" office:value="3089.9" calcext:value-type="float">
            <text:p>3089.9</text:p>
          </table:table-cell>
          <table:table-cell/>
          <table:table-cell table:formula="of:=['results-t1-c1'.C41]" office:value-type="float" office:value="3161.626" calcext:value-type="float">
            <text:p>3161.626</text:p>
          </table:table-cell>
          <table:table-cell table:formula="of:=['results-t1-c2'.C41]" office:value-type="float" office:value="3424.274" calcext:value-type="float">
            <text:p>3424.274</text:p>
          </table:table-cell>
          <table:table-cell table:formula="of:=['results-t2-c1'.C41]" office:value-type="float" office:value="1653.338" calcext:value-type="float">
            <text:p>1653.338</text:p>
          </table:table-cell>
          <table:table-cell table:formula="of:=['results-t2-split'.C41]" office:value-type="float" office:value="2176.646" calcext:value-type="float">
            <text:p>2176.646</text:p>
          </table:table-cell>
          <table:table-cell/>
          <table:table-cell table:formula="of:=[.I42]/[.H42]" office:value-type="percentage" office:value="1.0830737095406" calcext:value-type="percentage">
            <text:p>108.31%</text:p>
          </table:table-cell>
          <table:table-cell table:formula="of:=[.J42]/[.H42]" office:value-type="percentage" office:value="0.522939145869878" calcext:value-type="percentage">
            <text:p>52.29%</text:p>
          </table:table-cell>
          <table:table-cell table:formula="of:=[.J42]/[.I42]" office:value-type="percentage" office:value="0.482828768959493" calcext:value-type="percentage">
            <text:p>48.28%</text:p>
          </table:table-cell>
          <table:table-cell table:formula="of:=[.K42]/[.H42]" office:value-type="percentage" office:value="0.688457774575487" calcext:value-type="percentage">
            <text:p>68.85%</text:p>
          </table:table-cell>
        </table:table-row>
        <table:table-row table:style-name="ro1">
          <table:table-cell office:value-type="string" calcext:value-type="string">
            <text:p>2AP-60-1</text:p>
          </table:table-cell>
          <table:table-cell/>
          <table:table-cell table:formula="of:=['results-t1-c1'.B42]" office:value-type="float" office:value="28.89" calcext:value-type="float">
            <text:p>28.89</text:p>
          </table:table-cell>
          <table:table-cell table:formula="of:=['results-t1-c2'.B42]" office:value-type="float" office:value="34.79" calcext:value-type="float">
            <text:p>34.79</text:p>
          </table:table-cell>
          <table:table-cell table:formula="of:=['results-t2-c1'.B42]" office:value-type="float" office:value="30.16" calcext:value-type="float">
            <text:p>30.16</text:p>
          </table:table-cell>
          <table:table-cell table:formula="of:=['results-t2-split'.B42]" office:value-type="float" office:value="28.01" calcext:value-type="float">
            <text:p>28.01</text:p>
          </table:table-cell>
          <table:table-cell/>
          <table:table-cell table:formula="of:=['results-t1-c1'.C42]" office:value-type="float" office:value="28.877" calcext:value-type="float">
            <text:p>28.877</text:p>
          </table:table-cell>
          <table:table-cell table:formula="of:=['results-t1-c2'.C42]" office:value-type="float" office:value="27.981" calcext:value-type="float">
            <text:p>27.981</text:p>
          </table:table-cell>
          <table:table-cell table:formula="of:=['results-t2-c1'.C42]" office:value-type="float" office:value="15.187" calcext:value-type="float">
            <text:p>15.187</text:p>
          </table:table-cell>
          <table:table-cell table:formula="of:=['results-t2-split'.C42]" office:value-type="float" office:value="24.627" calcext:value-type="float">
            <text:p>24.627</text:p>
          </table:table-cell>
          <table:table-cell/>
          <table:table-cell table:formula="of:=[.I43]/[.H43]" office:value-type="percentage" office:value="0.968971846105898" calcext:value-type="percentage">
            <text:p>96.90%</text:p>
          </table:table-cell>
          <table:table-cell table:formula="of:=[.J43]/[.H43]" office:value-type="percentage" office:value="0.52592028257783" calcext:value-type="percentage">
            <text:p>52.59%</text:p>
          </table:table-cell>
          <table:table-cell table:formula="of:=[.J43]/[.I43]" office:value-type="percentage" office:value="0.542761159358136" calcext:value-type="percentage">
            <text:p>54.28%</text:p>
          </table:table-cell>
          <table:table-cell table:formula="of:=[.K43]/[.H43]" office:value-type="percentage" office:value="0.852824046819268" calcext:value-type="percentage">
            <text:p>85.28%</text:p>
          </table:table-cell>
        </table:table-row>
        <table:table-row table:style-name="ro1">
          <table:table-cell office:value-type="string" calcext:value-type="string">
            <text:p>2AP-60-10</text:p>
          </table:table-cell>
          <table:table-cell/>
          <table:table-cell table:formula="of:=['results-t1-c1'.B43]" office:value-type="float" office:value="33.96" calcext:value-type="float">
            <text:p>33.96</text:p>
          </table:table-cell>
          <table:table-cell table:formula="of:=['results-t1-c2'.B43]" office:value-type="float" office:value="38.91" calcext:value-type="float">
            <text:p>38.91</text:p>
          </table:table-cell>
          <table:table-cell table:formula="of:=['results-t2-c1'.B43]" office:value-type="float" office:value="35.96" calcext:value-type="float">
            <text:p>35.96</text:p>
          </table:table-cell>
          <table:table-cell table:formula="of:=['results-t2-split'.B43]" office:value-type="float" office:value="32.36" calcext:value-type="float">
            <text:p>32.36</text:p>
          </table:table-cell>
          <table:table-cell/>
          <table:table-cell table:formula="of:=['results-t1-c1'.C43]" office:value-type="float" office:value="33.947" calcext:value-type="float">
            <text:p>33.947</text:p>
          </table:table-cell>
          <table:table-cell table:formula="of:=['results-t1-c2'.C43]" office:value-type="float" office:value="31.259" calcext:value-type="float">
            <text:p>31.259</text:p>
          </table:table-cell>
          <table:table-cell table:formula="of:=['results-t2-c1'.C43]" office:value-type="float" office:value="17.995" calcext:value-type="float">
            <text:p>17.995</text:p>
          </table:table-cell>
          <table:table-cell table:formula="of:=['results-t2-split'.C43]" office:value-type="float" office:value="28.247" calcext:value-type="float">
            <text:p>28.247</text:p>
          </table:table-cell>
          <table:table-cell/>
          <table:table-cell table:formula="of:=[.I44]/[.H44]" office:value-type="percentage" office:value="0.920817745308864" calcext:value-type="percentage">
            <text:p>92.08%</text:p>
          </table:table-cell>
          <table:table-cell table:formula="of:=[.J44]/[.H44]" office:value-type="percentage" office:value="0.530091024243674" calcext:value-type="percentage">
            <text:p>53.01%</text:p>
          </table:table-cell>
          <table:table-cell table:formula="of:=[.J44]/[.I44]" office:value-type="percentage" office:value="0.575674205828721" calcext:value-type="percentage">
            <text:p>57.57%</text:p>
          </table:table-cell>
          <table:table-cell table:formula="of:=[.K44]/[.H44]" office:value-type="percentage" office:value="0.832091200989778" calcext:value-type="percentage">
            <text:p>83.21%</text:p>
          </table:table-cell>
        </table:table-row>
        <table:table-row table:style-name="ro1">
          <table:table-cell office:value-type="string" calcext:value-type="string">
            <text:p>2AP-60-2</text:p>
          </table:table-cell>
          <table:table-cell/>
          <table:table-cell table:formula="of:=['results-t1-c1'.B44]" office:value-type="float" office:value="31.85" calcext:value-type="float">
            <text:p>31.85</text:p>
          </table:table-cell>
          <table:table-cell table:formula="of:=['results-t1-c2'.B44]" office:value-type="float" office:value="38.97" calcext:value-type="float">
            <text:p>38.97</text:p>
          </table:table-cell>
          <table:table-cell table:formula="of:=['results-t2-c1'.B44]" office:value-type="float" office:value="34.81" calcext:value-type="float">
            <text:p>34.81</text:p>
          </table:table-cell>
          <table:table-cell table:formula="of:=['results-t2-split'.B44]" office:value-type="float" office:value="30.45" calcext:value-type="float">
            <text:p>30.45</text:p>
          </table:table-cell>
          <table:table-cell/>
          <table:table-cell table:formula="of:=['results-t1-c1'.C44]" office:value-type="float" office:value="31.841" calcext:value-type="float">
            <text:p>31.841</text:p>
          </table:table-cell>
          <table:table-cell table:formula="of:=['results-t1-c2'.C44]" office:value-type="float" office:value="31.312" calcext:value-type="float">
            <text:p>31.312</text:p>
          </table:table-cell>
          <table:table-cell table:formula="of:=['results-t2-c1'.C44]" office:value-type="float" office:value="17.814" calcext:value-type="float">
            <text:p>17.814</text:p>
          </table:table-cell>
          <table:table-cell table:formula="of:=['results-t2-split'.C44]" office:value-type="float" office:value="26.326" calcext:value-type="float">
            <text:p>26.326</text:p>
          </table:table-cell>
          <table:table-cell/>
          <table:table-cell table:formula="of:=[.I45]/[.H45]" office:value-type="percentage" office:value="0.983386200182155" calcext:value-type="percentage">
            <text:p>98.34%</text:p>
          </table:table-cell>
          <table:table-cell table:formula="of:=[.J45]/[.H45]" office:value-type="percentage" office:value="0.559467353412267" calcext:value-type="percentage">
            <text:p>55.95%</text:p>
          </table:table-cell>
          <table:table-cell table:formula="of:=[.J45]/[.I45]" office:value-type="percentage" office:value="0.568919264179867" calcext:value-type="percentage">
            <text:p>56.89%</text:p>
          </table:table-cell>
          <table:table-cell table:formula="of:=[.K45]/[.H45]" office:value-type="percentage" office:value="0.826795640840426" calcext:value-type="percentage">
            <text:p>82.68%</text:p>
          </table:table-cell>
        </table:table-row>
        <table:table-row table:style-name="ro1">
          <table:table-cell office:value-type="string" calcext:value-type="string">
            <text:p>2AP-60-3</text:p>
          </table:table-cell>
          <table:table-cell/>
          <table:table-cell table:formula="of:=['results-t1-c1'.B45]" office:value-type="float" office:value="35.27" calcext:value-type="float">
            <text:p>35.27</text:p>
          </table:table-cell>
          <table:table-cell table:formula="of:=['results-t1-c2'.B45]" office:value-type="float" office:value="40.06" calcext:value-type="float">
            <text:p>40.06</text:p>
          </table:table-cell>
          <table:table-cell table:formula="of:=['results-t2-c1'.B45]" office:value-type="float" office:value="34.71" calcext:value-type="float">
            <text:p>34.71</text:p>
          </table:table-cell>
          <table:table-cell table:formula="of:=['results-t2-split'.B45]" office:value-type="float" office:value="33.6" calcext:value-type="float">
            <text:p>33.6</text:p>
          </table:table-cell>
          <table:table-cell/>
          <table:table-cell table:formula="of:=['results-t1-c1'.C45]" office:value-type="float" office:value="35.253" calcext:value-type="float">
            <text:p>35.253</text:p>
          </table:table-cell>
          <table:table-cell table:formula="of:=['results-t1-c2'.C45]" office:value-type="float" office:value="32.173" calcext:value-type="float">
            <text:p>32.173</text:p>
          </table:table-cell>
          <table:table-cell table:formula="of:=['results-t2-c1'.C45]" office:value-type="float" office:value="17.374" calcext:value-type="float">
            <text:p>17.374</text:p>
          </table:table-cell>
          <table:table-cell table:formula="of:=['results-t2-split'.C45]" office:value-type="float" office:value="30.409" calcext:value-type="float">
            <text:p>30.409</text:p>
          </table:table-cell>
          <table:table-cell/>
          <table:table-cell table:formula="of:=[.I46]/[.H46]" office:value-type="percentage" office:value="0.912631549088021" calcext:value-type="percentage">
            <text:p>91.26%</text:p>
          </table:table-cell>
          <table:table-cell table:formula="of:=[.J46]/[.H46]" office:value-type="percentage" office:value="0.492837489008028" calcext:value-type="percentage">
            <text:p>49.28%</text:p>
          </table:table-cell>
          <table:table-cell table:formula="of:=[.J46]/[.I46]" office:value-type="percentage" office:value="0.540018027538619" calcext:value-type="percentage">
            <text:p>54.00%</text:p>
          </table:table-cell>
          <table:table-cell table:formula="of:=[.K46]/[.H46]" office:value-type="percentage" office:value="0.862593254474796" calcext:value-type="percentage">
            <text:p>86.26%</text:p>
          </table:table-cell>
        </table:table-row>
        <table:table-row table:style-name="ro1">
          <table:table-cell office:value-type="string" calcext:value-type="string">
            <text:p>2AP-60-4</text:p>
          </table:table-cell>
          <table:table-cell/>
          <table:table-cell table:formula="of:=['results-t1-c1'.B46]" office:value-type="float" office:value="33.36" calcext:value-type="float">
            <text:p>33.36</text:p>
          </table:table-cell>
          <table:table-cell table:formula="of:=['results-t1-c2'.B46]" office:value-type="float" office:value="38.75" calcext:value-type="float">
            <text:p>38.75</text:p>
          </table:table-cell>
          <table:table-cell table:formula="of:=['results-t2-c1'.B46]" office:value-type="float" office:value="35.3" calcext:value-type="float">
            <text:p>35.3</text:p>
          </table:table-cell>
          <table:table-cell table:formula="of:=['results-t2-split'.B46]" office:value-type="float" office:value="32.59" calcext:value-type="float">
            <text:p>32.59</text:p>
          </table:table-cell>
          <table:table-cell/>
          <table:table-cell table:formula="of:=['results-t1-c1'.C46]" office:value-type="float" office:value="33.341" calcext:value-type="float">
            <text:p>33.341</text:p>
          </table:table-cell>
          <table:table-cell table:formula="of:=['results-t1-c2'.C46]" office:value-type="float" office:value="31.101" calcext:value-type="float">
            <text:p>31.101</text:p>
          </table:table-cell>
          <table:table-cell table:formula="of:=['results-t2-c1'.C46]" office:value-type="float" office:value="17.657" calcext:value-type="float">
            <text:p>17.657</text:p>
          </table:table-cell>
          <table:table-cell table:formula="of:=['results-t2-split'.C46]" office:value-type="float" office:value="26.901" calcext:value-type="float">
            <text:p>26.901</text:p>
          </table:table-cell>
          <table:table-cell/>
          <table:table-cell table:formula="of:=[.I47]/[.H47]" office:value-type="percentage" office:value="0.932815452445937" calcext:value-type="percentage">
            <text:p>93.28%</text:p>
          </table:table-cell>
          <table:table-cell table:formula="of:=[.J47]/[.H47]" office:value-type="percentage" office:value="0.529588194715215" calcext:value-type="percentage">
            <text:p>52.96%</text:p>
          </table:table-cell>
          <table:table-cell table:formula="of:=[.J47]/[.I47]" office:value-type="percentage" office:value="0.567730941127295" calcext:value-type="percentage">
            <text:p>56.77%</text:p>
          </table:table-cell>
          <table:table-cell table:formula="of:=[.K47]/[.H47]" office:value-type="percentage" office:value="0.8068444257820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2AP-60-5</text:p>
          </table:table-cell>
          <table:table-cell/>
          <table:table-cell table:formula="of:=['results-t1-c1'.B47]" office:value-type="float" office:value="40.24" calcext:value-type="float">
            <text:p>40.24</text:p>
          </table:table-cell>
          <table:table-cell table:formula="of:=['results-t1-c2'.B47]" office:value-type="float" office:value="46.17" calcext:value-type="float">
            <text:p>46.17</text:p>
          </table:table-cell>
          <table:table-cell table:formula="of:=['results-t2-c1'.B47]" office:value-type="float" office:value="36.86" calcext:value-type="float">
            <text:p>36.86</text:p>
          </table:table-cell>
          <table:table-cell table:formula="of:=['results-t2-split'.B47]" office:value-type="float" office:value="38.75" calcext:value-type="float">
            <text:p>38.75</text:p>
          </table:table-cell>
          <table:table-cell/>
          <table:table-cell table:formula="of:=['results-t1-c1'.C47]" office:value-type="float" office:value="40.219" calcext:value-type="float">
            <text:p>40.219</text:p>
          </table:table-cell>
          <table:table-cell table:formula="of:=['results-t1-c2'.C47]" office:value-type="float" office:value="36.662" calcext:value-type="float">
            <text:p>36.662</text:p>
          </table:table-cell>
          <table:table-cell table:formula="of:=['results-t2-c1'.C47]" office:value-type="float" office:value="18.589" calcext:value-type="float">
            <text:p>18.589</text:p>
          </table:table-cell>
          <table:table-cell table:formula="of:=['results-t2-split'.C47]" office:value-type="float" office:value="34.114" calcext:value-type="float">
            <text:p>34.114</text:p>
          </table:table-cell>
          <table:table-cell/>
          <table:table-cell table:formula="of:=[.I48]/[.H48]" office:value-type="percentage" office:value="0.911559213307143" calcext:value-type="percentage">
            <text:p>91.16%</text:p>
          </table:table-cell>
          <table:table-cell table:formula="of:=[.J48]/[.H48]" office:value-type="percentage" office:value="0.462194485193565" calcext:value-type="percentage">
            <text:p>46.22%</text:p>
          </table:table-cell>
          <table:table-cell table:formula="of:=[.J48]/[.I48]" office:value-type="percentage" office:value="0.507037259287546" calcext:value-type="percentage">
            <text:p>50.70%</text:p>
          </table:table-cell>
          <table:table-cell table:formula="of:=[.K48]/[.H48]" office:value-type="percentage" office:value="0.84820607175713" calcext:value-type="percentage">
            <text:p>84.82%</text:p>
          </table:table-cell>
        </table:table-row>
        <table:table-row table:style-name="ro1">
          <table:table-cell office:value-type="string" calcext:value-type="string">
            <text:p>2AP-60-6</text:p>
          </table:table-cell>
          <table:table-cell/>
          <table:table-cell table:formula="of:=['results-t1-c1'.B48]" office:value-type="float" office:value="34.44" calcext:value-type="float">
            <text:p>34.44</text:p>
          </table:table-cell>
          <table:table-cell table:formula="of:=['results-t1-c2'.B48]" office:value-type="float" office:value="39.58" calcext:value-type="float">
            <text:p>39.58</text:p>
          </table:table-cell>
          <table:table-cell table:formula="of:=['results-t2-c1'.B48]" office:value-type="float" office:value="35.88" calcext:value-type="float">
            <text:p>35.88</text:p>
          </table:table-cell>
          <table:table-cell table:formula="of:=['results-t2-split'.B48]" office:value-type="float" office:value="33.17" calcext:value-type="float">
            <text:p>33.17</text:p>
          </table:table-cell>
          <table:table-cell/>
          <table:table-cell table:formula="of:=['results-t1-c1'.C48]" office:value-type="float" office:value="34.424" calcext:value-type="float">
            <text:p>34.424</text:p>
          </table:table-cell>
          <table:table-cell table:formula="of:=['results-t1-c2'.C48]" office:value-type="float" office:value="31.788" calcext:value-type="float">
            <text:p>31.788</text:p>
          </table:table-cell>
          <table:table-cell table:formula="of:=['results-t2-c1'.C48]" office:value-type="float" office:value="17.968" calcext:value-type="float">
            <text:p>17.968</text:p>
          </table:table-cell>
          <table:table-cell table:formula="of:=['results-t2-split'.C48]" office:value-type="float" office:value="28.805" calcext:value-type="float">
            <text:p>28.805</text:p>
          </table:table-cell>
          <table:table-cell/>
          <table:table-cell table:formula="of:=[.I49]/[.H49]" office:value-type="percentage" office:value="0.923425517081106" calcext:value-type="percentage">
            <text:p>92.34%</text:p>
          </table:table-cell>
          <table:table-cell table:formula="of:=[.J49]/[.H49]" office:value-type="percentage" office:value="0.521961422263537" calcext:value-type="percentage">
            <text:p>52.20%</text:p>
          </table:table-cell>
          <table:table-cell table:formula="of:=[.J49]/[.I49]" office:value-type="percentage" office:value="0.565244746445199" calcext:value-type="percentage">
            <text:p>56.52%</text:p>
          </table:table-cell>
          <table:table-cell table:formula="of:=[.K49]/[.H49]" office:value-type="percentage" office:value="0.83677085754125" calcext:value-type="percentage">
            <text:p>83.68%</text:p>
          </table:table-cell>
        </table:table-row>
        <table:table-row table:style-name="ro1">
          <table:table-cell office:value-type="string" calcext:value-type="string">
            <text:p>2AP-60-7</text:p>
          </table:table-cell>
          <table:table-cell/>
          <table:table-cell table:formula="of:=['results-t1-c1'.B49]" office:value-type="float" office:value="36.47" calcext:value-type="float">
            <text:p>36.47</text:p>
          </table:table-cell>
          <table:table-cell table:formula="of:=['results-t1-c2'.B49]" office:value-type="float" office:value="45.27" calcext:value-type="float">
            <text:p>45.27</text:p>
          </table:table-cell>
          <table:table-cell table:formula="of:=['results-t2-c1'.B49]" office:value-type="float" office:value="36.82" calcext:value-type="float">
            <text:p>36.82</text:p>
          </table:table-cell>
          <table:table-cell table:formula="of:=['results-t2-split'.B49]" office:value-type="float" office:value="35.03" calcext:value-type="float">
            <text:p>35.03</text:p>
          </table:table-cell>
          <table:table-cell/>
          <table:table-cell table:formula="of:=['results-t1-c1'.C49]" office:value-type="float" office:value="36.451" calcext:value-type="float">
            <text:p>36.451</text:p>
          </table:table-cell>
          <table:table-cell table:formula="of:=['results-t1-c2'.C49]" office:value-type="float" office:value="35.846" calcext:value-type="float">
            <text:p>35.846</text:p>
          </table:table-cell>
          <table:table-cell table:formula="of:=['results-t2-c1'.C49]" office:value-type="float" office:value="18.513" calcext:value-type="float">
            <text:p>18.513</text:p>
          </table:table-cell>
          <table:table-cell table:formula="of:=['results-t2-split'.C49]" office:value-type="float" office:value="30.254" calcext:value-type="float">
            <text:p>30.254</text:p>
          </table:table-cell>
          <table:table-cell/>
          <table:table-cell table:formula="of:=[.I50]/[.H50]" office:value-type="percentage" office:value="0.983402375792159" calcext:value-type="percentage">
            <text:p>98.34%</text:p>
          </table:table-cell>
          <table:table-cell table:formula="of:=[.J50]/[.H50]" office:value-type="percentage" office:value="0.507887300759924" calcext:value-type="percentage">
            <text:p>50.79%</text:p>
          </table:table-cell>
          <table:table-cell table:formula="of:=[.J50]/[.I50]" office:value-type="percentage" office:value="0.516459298108576" calcext:value-type="percentage">
            <text:p>51.65%</text:p>
          </table:table-cell>
          <table:table-cell table:formula="of:=[.K50]/[.H50]" office:value-type="percentage" office:value="0.829990946750432" calcext:value-type="percentage">
            <text:p>83.00%</text:p>
          </table:table-cell>
        </table:table-row>
        <table:table-row table:style-name="ro1">
          <table:table-cell office:value-type="string" calcext:value-type="string">
            <text:p>2AP-60-8</text:p>
          </table:table-cell>
          <table:table-cell/>
          <table:table-cell table:formula="of:=['results-t1-c1'.B50]" office:value-type="float" office:value="35.37" calcext:value-type="float">
            <text:p>35.37</text:p>
          </table:table-cell>
          <table:table-cell table:formula="of:=['results-t1-c2'.B50]" office:value-type="float" office:value="35.22" calcext:value-type="float">
            <text:p>35.22</text:p>
          </table:table-cell>
          <table:table-cell table:formula="of:=['results-t2-c1'.B50]" office:value-type="float" office:value="37.34" calcext:value-type="float">
            <text:p>37.34</text:p>
          </table:table-cell>
          <table:table-cell table:formula="of:=['results-t2-split'.B50]" office:value-type="float" office:value="34.2" calcext:value-type="float">
            <text:p>34.2</text:p>
          </table:table-cell>
          <table:table-cell/>
          <table:table-cell table:formula="of:=['results-t1-c1'.C50]" office:value-type="float" office:value="35.357" calcext:value-type="float">
            <text:p>35.357</text:p>
          </table:table-cell>
          <table:table-cell table:formula="of:=['results-t1-c2'.C50]" office:value-type="float" office:value="28.15" calcext:value-type="float">
            <text:p>28.15</text:p>
          </table:table-cell>
          <table:table-cell table:formula="of:=['results-t2-c1'.C50]" office:value-type="float" office:value="18.96" calcext:value-type="float">
            <text:p>18.96</text:p>
          </table:table-cell>
          <table:table-cell table:formula="of:=['results-t2-split'.C50]" office:value-type="float" office:value="28.24" calcext:value-type="float">
            <text:p>28.24</text:p>
          </table:table-cell>
          <table:table-cell/>
          <table:table-cell table:formula="of:=[.I51]/[.H51]" office:value-type="percentage" office:value="0.796164832989224" calcext:value-type="percentage">
            <text:p>79.62%</text:p>
          </table:table-cell>
          <table:table-cell table:formula="of:=[.J51]/[.H51]" office:value-type="percentage" office:value="0.536244590887236" calcext:value-type="percentage">
            <text:p>53.62%</text:p>
          </table:table-cell>
          <table:table-cell table:formula="of:=[.J51]/[.I51]" office:value-type="percentage" office:value="0.673534635879219" calcext:value-type="percentage">
            <text:p>67.35%</text:p>
          </table:table-cell>
          <table:table-cell table:formula="of:=[.K51]/[.H51]" office:value-type="percentage" office:value="0.798710297819385" calcext:value-type="percentage">
            <text:p>79.87%</text:p>
          </table:table-cell>
        </table:table-row>
        <table:table-row table:style-name="ro1">
          <table:table-cell office:value-type="string" calcext:value-type="string">
            <text:p>2AP-60-9</text:p>
          </table:table-cell>
          <table:table-cell/>
          <table:table-cell table:formula="of:=['results-t1-c1'.B51]" office:value-type="float" office:value="34.48" calcext:value-type="float">
            <text:p>34.48</text:p>
          </table:table-cell>
          <table:table-cell table:formula="of:=['results-t1-c2'.B51]" office:value-type="float" office:value="40.77" calcext:value-type="float">
            <text:p>40.77</text:p>
          </table:table-cell>
          <table:table-cell table:formula="of:=['results-t2-c1'.B51]" office:value-type="float" office:value="36.42" calcext:value-type="float">
            <text:p>36.42</text:p>
          </table:table-cell>
          <table:table-cell table:formula="of:=['results-t2-split'.B51]" office:value-type="float" office:value="33.17" calcext:value-type="float">
            <text:p>33.17</text:p>
          </table:table-cell>
          <table:table-cell/>
          <table:table-cell table:formula="of:=['results-t1-c1'.C51]" office:value-type="float" office:value="34.466" calcext:value-type="float">
            <text:p>34.466</text:p>
          </table:table-cell>
          <table:table-cell table:formula="of:=['results-t1-c2'.C51]" office:value-type="float" office:value="32.582" calcext:value-type="float">
            <text:p>32.582</text:p>
          </table:table-cell>
          <table:table-cell table:formula="of:=['results-t2-c1'.C51]" office:value-type="float" office:value="18.282" calcext:value-type="float">
            <text:p>18.282</text:p>
          </table:table-cell>
          <table:table-cell table:formula="of:=['results-t2-split'.C51]" office:value-type="float" office:value="29.441" calcext:value-type="float">
            <text:p>29.441</text:p>
          </table:table-cell>
          <table:table-cell/>
          <table:table-cell table:formula="of:=[.I52]/[.H52]" office:value-type="percentage" office:value="0.945337433992921" calcext:value-type="percentage">
            <text:p>94.53%</text:p>
          </table:table-cell>
          <table:table-cell table:formula="of:=[.J52]/[.H52]" office:value-type="percentage" office:value="0.530435791794812" calcext:value-type="percentage">
            <text:p>53.04%</text:p>
          </table:table-cell>
          <table:table-cell table:formula="of:=[.J52]/[.I52]" office:value-type="percentage" office:value="0.561107359891965" calcext:value-type="percentage">
            <text:p>56.11%</text:p>
          </table:table-cell>
          <table:table-cell table:formula="of:=[.K52]/[.H52]" office:value-type="percentage" office:value="0.854204143213602" calcext:value-type="percentage">
            <text:p>85.42%</text:p>
          </table:table-cell>
        </table:table-row>
        <table:table-row table:style-name="ro1">
          <table:table-cell office:value-type="string" calcext:value-type="string">
            <text:p>2AP-80-1</text:p>
          </table:table-cell>
          <table:table-cell/>
          <table:table-cell table:formula="of:=['results-t1-c1'.B52]" office:value-type="float" office:value="74.76" calcext:value-type="float">
            <text:p>74.76</text:p>
          </table:table-cell>
          <table:table-cell table:formula="of:=['results-t1-c2'.B52]" office:value-type="float" office:value="80.54" calcext:value-type="float">
            <text:p>80.54</text:p>
          </table:table-cell>
          <table:table-cell table:formula="of:=['results-t2-c1'.B52]" office:value-type="float" office:value="73.72" calcext:value-type="float">
            <text:p>73.72</text:p>
          </table:table-cell>
          <table:table-cell table:formula="of:=['results-t2-split'.B52]" office:value-type="float" office:value="70.81" calcext:value-type="float">
            <text:p>70.81</text:p>
          </table:table-cell>
          <table:table-cell/>
          <table:table-cell table:formula="of:=['results-t1-c1'.C52]" office:value-type="float" office:value="74.727" calcext:value-type="float">
            <text:p>74.727</text:p>
          </table:table-cell>
          <table:table-cell table:formula="of:=['results-t1-c2'.C52]" office:value-type="float" office:value="63.934" calcext:value-type="float">
            <text:p>63.934</text:p>
          </table:table-cell>
          <table:table-cell table:formula="of:=['results-t2-c1'.C52]" office:value-type="float" office:value="36.883" calcext:value-type="float">
            <text:p>36.883</text:p>
          </table:table-cell>
          <table:table-cell table:formula="of:=['results-t2-split'.C52]" office:value-type="float" office:value="61.504" calcext:value-type="float">
            <text:p>61.504</text:p>
          </table:table-cell>
          <table:table-cell/>
          <table:table-cell table:formula="of:=[.I53]/[.H53]" office:value-type="percentage" office:value="0.855567599395132" calcext:value-type="percentage">
            <text:p>85.56%</text:p>
          </table:table-cell>
          <table:table-cell table:formula="of:=[.J53]/[.H53]" office:value-type="percentage" office:value="0.493569927870783" calcext:value-type="percentage">
            <text:p>49.36%</text:p>
          </table:table-cell>
          <table:table-cell table:formula="of:=[.J53]/[.I53]" office:value-type="percentage" office:value="0.576891794663247" calcext:value-type="percentage">
            <text:p>57.69%</text:p>
          </table:table-cell>
          <table:table-cell table:formula="of:=[.K53]/[.H53]" office:value-type="percentage" office:value="0.823049232539778" calcext:value-type="percentage">
            <text:p>82.30%</text:p>
          </table:table-cell>
        </table:table-row>
        <table:table-row table:style-name="ro1">
          <table:table-cell office:value-type="string" calcext:value-type="string">
            <text:p>2AP-80-10</text:p>
          </table:table-cell>
          <table:table-cell/>
          <table:table-cell table:formula="of:=['results-t1-c1'.B53]" office:value-type="float" office:value="71.49" calcext:value-type="float">
            <text:p>71.49</text:p>
          </table:table-cell>
          <table:table-cell table:formula="of:=['results-t1-c2'.B53]" office:value-type="float" office:value="77.85" calcext:value-type="float">
            <text:p>77.85</text:p>
          </table:table-cell>
          <table:table-cell table:formula="of:=['results-t2-c1'.B53]" office:value-type="float" office:value="77.37" calcext:value-type="float">
            <text:p>77.37</text:p>
          </table:table-cell>
          <table:table-cell table:formula="of:=['results-t2-split'.B53]" office:value-type="float" office:value="68.76" calcext:value-type="float">
            <text:p>68.76</text:p>
          </table:table-cell>
          <table:table-cell/>
          <table:table-cell table:formula="of:=['results-t1-c1'.C53]" office:value-type="float" office:value="71.463" calcext:value-type="float">
            <text:p>71.463</text:p>
          </table:table-cell>
          <table:table-cell table:formula="of:=['results-t1-c2'.C53]" office:value-type="float" office:value="60.564" calcext:value-type="float">
            <text:p>60.564</text:p>
          </table:table-cell>
          <table:table-cell table:formula="of:=['results-t2-c1'.C53]" office:value-type="float" office:value="38.71" calcext:value-type="float">
            <text:p>38.71</text:p>
          </table:table-cell>
          <table:table-cell table:formula="of:=['results-t2-split'.C53]" office:value-type="float" office:value="56.081" calcext:value-type="float">
            <text:p>56.081</text:p>
          </table:table-cell>
          <table:table-cell/>
          <table:table-cell table:formula="of:=[.I54]/[.H54]" office:value-type="percentage" office:value="0.847487511019689" calcext:value-type="percentage">
            <text:p>84.75%</text:p>
          </table:table-cell>
          <table:table-cell table:formula="of:=[.J54]/[.H54]" office:value-type="percentage" office:value="0.541678910765011" calcext:value-type="percentage">
            <text:p>54.17%</text:p>
          </table:table-cell>
          <table:table-cell table:formula="of:=[.J54]/[.I54]" office:value-type="percentage" office:value="0.63915857605178" calcext:value-type="percentage">
            <text:p>63.92%</text:p>
          </table:table-cell>
          <table:table-cell table:formula="of:=[.K54]/[.H54]" office:value-type="percentage" office:value="0.784755747729594" calcext:value-type="percentage">
            <text:p>78.48%</text:p>
          </table:table-cell>
        </table:table-row>
        <table:table-row table:style-name="ro1">
          <table:table-cell office:value-type="string" calcext:value-type="string">
            <text:p>2AP-80-2</text:p>
          </table:table-cell>
          <table:table-cell/>
          <table:table-cell table:formula="of:=['results-t1-c1'.B54]" office:value-type="float" office:value="69.43" calcext:value-type="float">
            <text:p>69.43</text:p>
          </table:table-cell>
          <table:table-cell table:formula="of:=['results-t1-c2'.B54]" office:value-type="float" office:value="72.11" calcext:value-type="float">
            <text:p>72.11</text:p>
          </table:table-cell>
          <table:table-cell table:formula="of:=['results-t2-c1'.B54]" office:value-type="float" office:value="74.41" calcext:value-type="float">
            <text:p>74.41</text:p>
          </table:table-cell>
          <table:table-cell table:formula="of:=['results-t2-split'.B54]" office:value-type="float" office:value="66.61" calcext:value-type="float">
            <text:p>66.61</text:p>
          </table:table-cell>
          <table:table-cell/>
          <table:table-cell table:formula="of:=['results-t1-c1'.C54]" office:value-type="float" office:value="69.406" calcext:value-type="float">
            <text:p>69.406</text:p>
          </table:table-cell>
          <table:table-cell table:formula="of:=['results-t1-c2'.C54]" office:value-type="float" office:value="56.183" calcext:value-type="float">
            <text:p>56.183</text:p>
          </table:table-cell>
          <table:table-cell table:formula="of:=['results-t2-c1'.C54]" office:value-type="float" office:value="37.337" calcext:value-type="float">
            <text:p>37.337</text:p>
          </table:table-cell>
          <table:table-cell table:formula="of:=['results-t2-split'.C54]" office:value-type="float" office:value="55.36" calcext:value-type="float">
            <text:p>55.36</text:p>
          </table:table-cell>
          <table:table-cell/>
          <table:table-cell table:formula="of:=[.I55]/[.H55]" office:value-type="percentage" office:value="0.809483329971472" calcext:value-type="percentage">
            <text:p>80.95%</text:p>
          </table:table-cell>
          <table:table-cell table:formula="of:=[.J55]/[.H55]" office:value-type="percentage" office:value="0.537950609457396" calcext:value-type="percentage">
            <text:p>53.80%</text:p>
          </table:table-cell>
          <table:table-cell table:formula="of:=[.J55]/[.I55]" office:value-type="percentage" office:value="0.664560454229927" calcext:value-type="percentage">
            <text:p>66.46%</text:p>
          </table:table-cell>
          <table:table-cell table:formula="of:=[.K55]/[.H55]" office:value-type="percentage" office:value="0.797625565513068" calcext:value-type="percentage">
            <text:p>79.76%</text:p>
          </table:table-cell>
        </table:table-row>
        <table:table-row table:style-name="ro1">
          <table:table-cell office:value-type="string" calcext:value-type="string">
            <text:p>2AP-80-3</text:p>
          </table:table-cell>
          <table:table-cell/>
          <table:table-cell table:formula="of:=['results-t1-c1'.B55]" office:value-type="float" office:value="62.48" calcext:value-type="float">
            <text:p>62.48</text:p>
          </table:table-cell>
          <table:table-cell table:formula="of:=['results-t1-c2'.B55]" office:value-type="float" office:value="68.09" calcext:value-type="float">
            <text:p>68.09</text:p>
          </table:table-cell>
          <table:table-cell table:formula="of:=['results-t2-c1'.B55]" office:value-type="float" office:value="69.02" calcext:value-type="float">
            <text:p>69.02</text:p>
          </table:table-cell>
          <table:table-cell table:formula="of:=['results-t2-split'.B55]" office:value-type="float" office:value="58.93" calcext:value-type="float">
            <text:p>58.93</text:p>
          </table:table-cell>
          <table:table-cell/>
          <table:table-cell table:formula="of:=['results-t1-c1'.C55]" office:value-type="float" office:value="62.453" calcext:value-type="float">
            <text:p>62.453</text:p>
          </table:table-cell>
          <table:table-cell table:formula="of:=['results-t1-c2'.C55]" office:value-type="float" office:value="53.492" calcext:value-type="float">
            <text:p>53.492</text:p>
          </table:table-cell>
          <table:table-cell table:formula="of:=['results-t2-c1'.C55]" office:value-type="float" office:value="34.709" calcext:value-type="float">
            <text:p>34.709</text:p>
          </table:table-cell>
          <table:table-cell table:formula="of:=['results-t2-split'.C55]" office:value-type="float" office:value="49.177" calcext:value-type="float">
            <text:p>49.177</text:p>
          </table:table-cell>
          <table:table-cell/>
          <table:table-cell table:formula="of:=[.I56]/[.H56]" office:value-type="percentage" office:value="0.856516100107281" calcext:value-type="percentage">
            <text:p>85.65%</text:p>
          </table:table-cell>
          <table:table-cell table:formula="of:=[.J56]/[.H56]" office:value-type="percentage" office:value="0.555761932973596" calcext:value-type="percentage">
            <text:p>55.58%</text:p>
          </table:table-cell>
          <table:table-cell table:formula="of:=[.J56]/[.I56]" office:value-type="percentage" office:value="0.648863381440216" calcext:value-type="percentage">
            <text:p>64.89%</text:p>
          </table:table-cell>
          <table:table-cell table:formula="of:=[.K56]/[.H56]" office:value-type="percentage" office:value="0.787424142955502" calcext:value-type="percentage">
            <text:p>78.74%</text:p>
          </table:table-cell>
        </table:table-row>
        <table:table-row table:style-name="ro1">
          <table:table-cell office:value-type="string" calcext:value-type="string">
            <text:p>2AP-80-4</text:p>
          </table:table-cell>
          <table:table-cell/>
          <table:table-cell table:formula="of:=['results-t1-c1'.B56]" office:value-type="float" office:value="63.32" calcext:value-type="float">
            <text:p>63.32</text:p>
          </table:table-cell>
          <table:table-cell table:formula="of:=['results-t1-c2'.B56]" office:value-type="float" office:value="70.84" calcext:value-type="float">
            <text:p>70.84</text:p>
          </table:table-cell>
          <table:table-cell table:formula="of:=['results-t2-c1'.B56]" office:value-type="float" office:value="64.06" calcext:value-type="float">
            <text:p>64.06</text:p>
          </table:table-cell>
          <table:table-cell table:formula="of:=['results-t2-split'.B56]" office:value-type="float" office:value="61.59" calcext:value-type="float">
            <text:p>61.59</text:p>
          </table:table-cell>
          <table:table-cell/>
          <table:table-cell table:formula="of:=['results-t1-c1'.C56]" office:value-type="float" office:value="63.299" calcext:value-type="float">
            <text:p>63.299</text:p>
          </table:table-cell>
          <table:table-cell table:formula="of:=['results-t1-c2'.C56]" office:value-type="float" office:value="56.005" calcext:value-type="float">
            <text:p>56.005</text:p>
          </table:table-cell>
          <table:table-cell table:formula="of:=['results-t2-c1'.C56]" office:value-type="float" office:value="32.117" calcext:value-type="float">
            <text:p>32.117</text:p>
          </table:table-cell>
          <table:table-cell table:formula="of:=['results-t2-split'.C56]" office:value-type="float" office:value="51.507" calcext:value-type="float">
            <text:p>51.507</text:p>
          </table:table-cell>
          <table:table-cell/>
          <table:table-cell table:formula="of:=[.I57]/[.H57]" office:value-type="percentage" office:value="0.88476911167633" calcext:value-type="percentage">
            <text:p>88.48%</text:p>
          </table:table-cell>
          <table:table-cell table:formula="of:=[.J57]/[.H57]" office:value-type="percentage" office:value="0.507385582710627" calcext:value-type="percentage">
            <text:p>50.74%</text:p>
          </table:table-cell>
          <table:table-cell table:formula="of:=[.J57]/[.I57]" office:value-type="percentage" office:value="0.573466654762968" calcext:value-type="percentage">
            <text:p>57.35%</text:p>
          </table:table-cell>
          <table:table-cell table:formula="of:=[.K57]/[.H57]" office:value-type="percentage" office:value="0.81370953727547" calcext:value-type="percentage">
            <text:p>81.37%</text:p>
          </table:table-cell>
        </table:table-row>
        <table:table-row table:style-name="ro1">
          <table:table-cell office:value-type="string" calcext:value-type="string">
            <text:p>2AP-80-5</text:p>
          </table:table-cell>
          <table:table-cell/>
          <table:table-cell table:formula="of:=['results-t1-c1'.B57]" office:value-type="float" office:value="66.08" calcext:value-type="float">
            <text:p>66.08</text:p>
          </table:table-cell>
          <table:table-cell table:formula="of:=['results-t1-c2'.B57]" office:value-type="float" office:value="65.51" calcext:value-type="float">
            <text:p>65.51</text:p>
          </table:table-cell>
          <table:table-cell table:formula="of:=['results-t2-c1'.B57]" office:value-type="float" office:value="70.73" calcext:value-type="float">
            <text:p>70.73</text:p>
          </table:table-cell>
          <table:table-cell table:formula="of:=['results-t2-split'.B57]" office:value-type="float" office:value="63.17" calcext:value-type="float">
            <text:p>63.17</text:p>
          </table:table-cell>
          <table:table-cell/>
          <table:table-cell table:formula="of:=['results-t1-c1'.C57]" office:value-type="float" office:value="66.05" calcext:value-type="float">
            <text:p>66.05</text:p>
          </table:table-cell>
          <table:table-cell table:formula="of:=['results-t1-c2'.C57]" office:value-type="float" office:value="51.769" calcext:value-type="float">
            <text:p>51.769</text:p>
          </table:table-cell>
          <table:table-cell table:formula="of:=['results-t2-c1'.C57]" office:value-type="float" office:value="35.607" calcext:value-type="float">
            <text:p>35.607</text:p>
          </table:table-cell>
          <table:table-cell table:formula="of:=['results-t2-split'.C57]" office:value-type="float" office:value="51.197" calcext:value-type="float">
            <text:p>51.197</text:p>
          </table:table-cell>
          <table:table-cell/>
          <table:table-cell table:formula="of:=[.I58]/[.H58]" office:value-type="percentage" office:value="0.783785011355034" calcext:value-type="percentage">
            <text:p>78.38%</text:p>
          </table:table-cell>
          <table:table-cell table:formula="of:=[.J58]/[.H58]" office:value-type="percentage" office:value="0.539091597274792" calcext:value-type="percentage">
            <text:p>53.91%</text:p>
          </table:table-cell>
          <table:table-cell table:formula="of:=[.J58]/[.I58]" office:value-type="percentage" office:value="0.687805443412081" calcext:value-type="percentage">
            <text:p>68.78%</text:p>
          </table:table-cell>
          <table:table-cell table:formula="of:=[.K58]/[.H58]" office:value-type="percentage" office:value="0.775124905374716" calcext:value-type="percentage">
            <text:p>77.51%</text:p>
          </table:table-cell>
        </table:table-row>
        <table:table-row table:style-name="ro1">
          <table:table-cell office:value-type="string" calcext:value-type="string">
            <text:p>2AP-80-6</text:p>
          </table:table-cell>
          <table:table-cell/>
          <table:table-cell table:formula="of:=['results-t1-c1'.B58]" office:value-type="float" office:value="79.33" calcext:value-type="float">
            <text:p>79.33</text:p>
          </table:table-cell>
          <table:table-cell table:formula="of:=['results-t1-c2'.B58]" office:value-type="float" office:value="84.7" calcext:value-type="float">
            <text:p>84.7</text:p>
          </table:table-cell>
          <table:table-cell table:formula="of:=['results-t2-c1'.B58]" office:value-type="float" office:value="78.98" calcext:value-type="float">
            <text:p>78.98</text:p>
          </table:table-cell>
          <table:table-cell table:formula="of:=['results-t2-split'.B58]" office:value-type="float" office:value="75.64" calcext:value-type="float">
            <text:p>75.64</text:p>
          </table:table-cell>
          <table:table-cell/>
          <table:table-cell table:formula="of:=['results-t1-c1'.C58]" office:value-type="float" office:value="79.295" calcext:value-type="float">
            <text:p>79.295</text:p>
          </table:table-cell>
          <table:table-cell table:formula="of:=['results-t1-c2'.C58]" office:value-type="float" office:value="65.403" calcext:value-type="float">
            <text:p>65.403</text:p>
          </table:table-cell>
          <table:table-cell table:formula="of:=['results-t2-c1'.C58]" office:value-type="float" office:value="39.671" calcext:value-type="float">
            <text:p>39.671</text:p>
          </table:table-cell>
          <table:table-cell table:formula="of:=['results-t2-split'.C58]" office:value-type="float" office:value="66.988" calcext:value-type="float">
            <text:p>66.988</text:p>
          </table:table-cell>
          <table:table-cell/>
          <table:table-cell table:formula="of:=[.I59]/[.H59]" office:value-type="percentage" office:value="0.824806103789646" calcext:value-type="percentage">
            <text:p>82.48%</text:p>
          </table:table-cell>
          <table:table-cell table:formula="of:=[.J59]/[.H59]" office:value-type="percentage" office:value="0.50029636168737" calcext:value-type="percentage">
            <text:p>50.03%</text:p>
          </table:table-cell>
          <table:table-cell table:formula="of:=[.J59]/[.I59]" office:value-type="percentage" office:value="0.606562390104429" calcext:value-type="percentage">
            <text:p>60.66%</text:p>
          </table:table-cell>
          <table:table-cell table:formula="of:=[.K59]/[.H59]" office:value-type="percentage" office:value="0.844794753767577" calcext:value-type="percentage">
            <text:p>84.48%</text:p>
          </table:table-cell>
        </table:table-row>
        <table:table-row table:style-name="ro1">
          <table:table-cell office:value-type="string" calcext:value-type="string">
            <text:p>2AP-80-7</text:p>
          </table:table-cell>
          <table:table-cell/>
          <table:table-cell table:formula="of:=['results-t1-c1'.B59]" office:value-type="float" office:value="62.47" calcext:value-type="float">
            <text:p>62.47</text:p>
          </table:table-cell>
          <table:table-cell table:formula="of:=['results-t1-c2'.B59]" office:value-type="float" office:value="67.9" calcext:value-type="float">
            <text:p>67.9</text:p>
          </table:table-cell>
          <table:table-cell table:formula="of:=['results-t2-c1'.B59]" office:value-type="float" office:value="65.61" calcext:value-type="float">
            <text:p>65.61</text:p>
          </table:table-cell>
          <table:table-cell table:formula="of:=['results-t2-split'.B59]" office:value-type="float" office:value="60.66" calcext:value-type="float">
            <text:p>60.66</text:p>
          </table:table-cell>
          <table:table-cell/>
          <table:table-cell table:formula="of:=['results-t1-c1'.C59]" office:value-type="float" office:value="62.436" calcext:value-type="float">
            <text:p>62.436</text:p>
          </table:table-cell>
          <table:table-cell table:formula="of:=['results-t1-c2'.C59]" office:value-type="float" office:value="53.954" calcext:value-type="float">
            <text:p>53.954</text:p>
          </table:table-cell>
          <table:table-cell table:formula="of:=['results-t2-c1'.C59]" office:value-type="float" office:value="32.856" calcext:value-type="float">
            <text:p>32.856</text:p>
          </table:table-cell>
          <table:table-cell table:formula="of:=['results-t2-split'.C59]" office:value-type="float" office:value="52.665" calcext:value-type="float">
            <text:p>52.665</text:p>
          </table:table-cell>
          <table:table-cell/>
          <table:table-cell table:formula="of:=[.I60]/[.H60]" office:value-type="percentage" office:value="0.864148888461785" calcext:value-type="percentage">
            <text:p>86.41%</text:p>
          </table:table-cell>
          <table:table-cell table:formula="of:=[.J60]/[.H60]" office:value-type="percentage" office:value="0.526234864501249" calcext:value-type="percentage">
            <text:p>52.62%</text:p>
          </table:table-cell>
          <table:table-cell table:formula="of:=[.J60]/[.I60]" office:value-type="percentage" office:value="0.608963190866294" calcext:value-type="percentage">
            <text:p>60.90%</text:p>
          </table:table-cell>
          <table:table-cell table:formula="of:=[.K60]/[.H60]" office:value-type="percentage" office:value="0.843503747837786" calcext:value-type="percentage">
            <text:p>84.35%</text:p>
          </table:table-cell>
        </table:table-row>
        <table:table-row table:style-name="ro1">
          <table:table-cell office:value-type="string" calcext:value-type="string">
            <text:p>2AP-80-8</text:p>
          </table:table-cell>
          <table:table-cell/>
          <table:table-cell table:formula="of:=['results-t1-c1'.B60]" office:value-type="float" office:value="66.74" calcext:value-type="float">
            <text:p>66.74</text:p>
          </table:table-cell>
          <table:table-cell table:formula="of:=['results-t1-c2'.B60]" office:value-type="float" office:value="76.63" calcext:value-type="float">
            <text:p>76.63</text:p>
          </table:table-cell>
          <table:table-cell table:formula="of:=['results-t2-c1'.B60]" office:value-type="float" office:value="69.42" calcext:value-type="float">
            <text:p>69.42</text:p>
          </table:table-cell>
          <table:table-cell table:formula="of:=['results-t2-split'.B60]" office:value-type="float" office:value="64.57" calcext:value-type="float">
            <text:p>64.57</text:p>
          </table:table-cell>
          <table:table-cell/>
          <table:table-cell table:formula="of:=['results-t1-c1'.C60]" office:value-type="float" office:value="66.711" calcext:value-type="float">
            <text:p>66.711</text:p>
          </table:table-cell>
          <table:table-cell table:formula="of:=['results-t1-c2'.C60]" office:value-type="float" office:value="60.529" calcext:value-type="float">
            <text:p>60.529</text:p>
          </table:table-cell>
          <table:table-cell table:formula="of:=['results-t2-c1'.C60]" office:value-type="float" office:value="34.812" calcext:value-type="float">
            <text:p>34.812</text:p>
          </table:table-cell>
          <table:table-cell table:formula="of:=['results-t2-split'.C60]" office:value-type="float" office:value="53.497" calcext:value-type="float">
            <text:p>53.497</text:p>
          </table:table-cell>
          <table:table-cell/>
          <table:table-cell table:formula="of:=[.I61]/[.H61]" office:value-type="percentage" office:value="0.907331624469728" calcext:value-type="percentage">
            <text:p>90.73%</text:p>
          </table:table-cell>
          <table:table-cell table:formula="of:=[.J61]/[.H61]" office:value-type="percentage" office:value="0.52183298106759" calcext:value-type="percentage">
            <text:p>52.18%</text:p>
          </table:table-cell>
          <table:table-cell table:formula="of:=[.J61]/[.I61]" office:value-type="percentage" office:value="0.575129276875547" calcext:value-type="percentage">
            <text:p>57.51%</text:p>
          </table:table-cell>
          <table:table-cell table:formula="of:=[.K61]/[.H61]" office:value-type="percentage" office:value="0.801921722054833" calcext:value-type="percentage">
            <text:p>80.19%</text:p>
          </table:table-cell>
        </table:table-row>
        <table:table-row table:style-name="ro1">
          <table:table-cell office:value-type="string" calcext:value-type="string">
            <text:p>2AP-80-9</text:p>
          </table:table-cell>
          <table:table-cell/>
          <table:table-cell table:formula="of:=['results-t1-c1'.B61]" office:value-type="float" office:value="68.06" calcext:value-type="float">
            <text:p>68.06</text:p>
          </table:table-cell>
          <table:table-cell table:formula="of:=['results-t1-c2'.B61]" office:value-type="float" office:value="67.99" calcext:value-type="float">
            <text:p>67.99</text:p>
          </table:table-cell>
          <table:table-cell table:formula="of:=['results-t2-c1'.B61]" office:value-type="float" office:value="67.09" calcext:value-type="float">
            <text:p>67.09</text:p>
          </table:table-cell>
          <table:table-cell table:formula="of:=['results-t2-split'.B61]" office:value-type="float" office:value="65.89" calcext:value-type="float">
            <text:p>65.89</text:p>
          </table:table-cell>
          <table:table-cell/>
          <table:table-cell table:formula="of:=['results-t1-c1'.C61]" office:value-type="float" office:value="68.037" calcext:value-type="float">
            <text:p>68.037</text:p>
          </table:table-cell>
          <table:table-cell table:formula="of:=['results-t1-c2'.C61]" office:value-type="float" office:value="53.685" calcext:value-type="float">
            <text:p>53.685</text:p>
          </table:table-cell>
          <table:table-cell table:formula="of:=['results-t2-c1'.C61]" office:value-type="float" office:value="33.628" calcext:value-type="float">
            <text:p>33.628</text:p>
          </table:table-cell>
          <table:table-cell table:formula="of:=['results-t2-split'.C61]" office:value-type="float" office:value="57.754" calcext:value-type="float">
            <text:p>57.754</text:p>
          </table:table-cell>
          <table:table-cell/>
          <table:table-cell table:formula="of:=[.I62]/[.H62]" office:value-type="percentage" office:value="0.789055954848097" calcext:value-type="percentage">
            <text:p>78.91%</text:p>
          </table:table-cell>
          <table:table-cell table:formula="of:=[.J62]/[.H62]" office:value-type="percentage" office:value="0.494260475917515" calcext:value-type="percentage">
            <text:p>49.43%</text:p>
          </table:table-cell>
          <table:table-cell table:formula="of:=[.J62]/[.I62]" office:value-type="percentage" office:value="0.626394709881717" calcext:value-type="percentage">
            <text:p>62.64%</text:p>
          </table:table-cell>
          <table:table-cell table:formula="of:=[.K62]/[.H62]" office:value-type="percentage" office:value="0.848861648808736" calcext:value-type="percentage">
            <text:p>84.89%</text:p>
          </table:table-cell>
        </table:table-row>
        <table:table-row table:style-name="ro1">
          <table:table-cell office:value-type="string" calcext:value-type="string">
            <text:p>KP2D_050_1</text:p>
          </table:table-cell>
          <table:table-cell/>
          <table:table-cell table:formula="of:=['results-t1-c1'.B62]" office:value-type="float" office:value="1.06" calcext:value-type="float">
            <text:p>1.06</text:p>
          </table:table-cell>
          <table:table-cell table:formula="of:=['results-t1-c2'.B62]" office:value-type="float" office:value="2.1" calcext:value-type="float">
            <text:p>2.1</text:p>
          </table:table-cell>
          <table:table-cell table:formula="of:=['results-t2-c1'.B62]" office:value-type="float" office:value="1.07" calcext:value-type="float">
            <text:p>1.07</text:p>
          </table:table-cell>
          <table:table-cell table:formula="of:=['results-t2-split'.B62]" office:value-type="float" office:value="1.05" calcext:value-type="float">
            <text:p>1.05</text:p>
          </table:table-cell>
          <table:table-cell/>
          <table:table-cell table:formula="of:=['results-t1-c1'.C62]" office:value-type="float" office:value="1.067" calcext:value-type="float">
            <text:p>1.067</text:p>
          </table:table-cell>
          <table:table-cell table:formula="of:=['results-t1-c2'.C62]" office:value-type="float" office:value="1.244" calcext:value-type="float">
            <text:p>1.244</text:p>
          </table:table-cell>
          <table:table-cell table:formula="of:=['results-t2-c1'.C62]" office:value-type="float" office:value="0.544" calcext:value-type="float">
            <text:p>0.544</text:p>
          </table:table-cell>
          <table:table-cell table:formula="of:=['results-t2-split'.C62]" office:value-type="float" office:value="0.682" calcext:value-type="float">
            <text:p>0.682</text:p>
          </table:table-cell>
          <table:table-cell/>
          <table:table-cell table:formula="of:=[.I63]/[.H63]" office:value-type="percentage" office:value="1.16588566073102" calcext:value-type="percentage">
            <text:p>116.59%</text:p>
          </table:table-cell>
          <table:table-cell table:formula="of:=[.J63]/[.H63]" office:value-type="percentage" office:value="0.509840674789128" calcext:value-type="percentage">
            <text:p>50.98%</text:p>
          </table:table-cell>
          <table:table-cell table:formula="of:=[.J63]/[.I63]" office:value-type="percentage" office:value="0.437299035369775" calcext:value-type="percentage">
            <text:p>43.73%</text:p>
          </table:table-cell>
          <table:table-cell table:formula="of:=[.K63]/[.H63]" office:value-type="percentage" office:value="0.639175257731959" calcext:value-type="percentage">
            <text:p>63.92%</text:p>
          </table:table-cell>
        </table:table-row>
        <table:table-row table:style-name="ro1">
          <table:table-cell office:value-type="string" calcext:value-type="string">
            <text:p>KP2D_050_10</text:p>
          </table:table-cell>
          <table:table-cell/>
          <table:table-cell table:formula="of:=['results-t1-c1'.B63]" office:value-type="float" office:value="0.91" calcext:value-type="float">
            <text:p>0.91</text:p>
          </table:table-cell>
          <table:table-cell table:formula="of:=['results-t1-c2'.B63]" office:value-type="float" office:value="1.78" calcext:value-type="float">
            <text:p>1.78</text:p>
          </table:table-cell>
          <table:table-cell table:formula="of:=['results-t2-c1'.B63]" office:value-type="float" office:value="1.01" calcext:value-type="float">
            <text:p>1.01</text:p>
          </table:table-cell>
          <table:table-cell table:formula="of:=['results-t2-split'.B63]" office:value-type="float" office:value="0.91" calcext:value-type="float">
            <text:p>0.91</text:p>
          </table:table-cell>
          <table:table-cell/>
          <table:table-cell table:formula="of:=['results-t1-c1'.C63]" office:value-type="float" office:value="0.914" calcext:value-type="float">
            <text:p>0.914</text:p>
          </table:table-cell>
          <table:table-cell table:formula="of:=['results-t1-c2'.C63]" office:value-type="float" office:value="1.002" calcext:value-type="float">
            <text:p>1.002</text:p>
          </table:table-cell>
          <table:table-cell table:formula="of:=['results-t2-c1'.C63]" office:value-type="float" office:value="0.544" calcext:value-type="float">
            <text:p>0.544</text:p>
          </table:table-cell>
          <table:table-cell table:formula="of:=['results-t2-split'.C63]" office:value-type="float" office:value="0.484" calcext:value-type="float">
            <text:p>0.484</text:p>
          </table:table-cell>
          <table:table-cell/>
          <table:table-cell table:formula="of:=[.I64]/[.H64]" office:value-type="percentage" office:value="1.09628008752735" calcext:value-type="percentage">
            <text:p>109.63%</text:p>
          </table:table-cell>
          <table:table-cell table:formula="of:=[.J64]/[.H64]" office:value-type="percentage" office:value="0.595185995623632" calcext:value-type="percentage">
            <text:p>59.52%</text:p>
          </table:table-cell>
          <table:table-cell table:formula="of:=[.J64]/[.I64]" office:value-type="percentage" office:value="0.542914171656687" calcext:value-type="percentage">
            <text:p>54.29%</text:p>
          </table:table-cell>
          <table:table-cell table:formula="of:=[.K64]/[.H64]" office:value-type="percentage" office:value="0.529540481400438" calcext:value-type="percentage">
            <text:p>52.95%</text:p>
          </table:table-cell>
        </table:table-row>
        <table:table-row table:style-name="ro1">
          <table:table-cell office:value-type="string" calcext:value-type="string">
            <text:p>KP2D_050_2</text:p>
          </table:table-cell>
          <table:table-cell/>
          <table:table-cell table:formula="of:=['results-t1-c1'.B64]" office:value-type="float" office:value="0.63" calcext:value-type="float">
            <text:p>0.63</text:p>
          </table:table-cell>
          <table:table-cell table:formula="of:=['results-t1-c2'.B64]" office:value-type="float" office:value="1.29" calcext:value-type="float">
            <text:p>1.29</text:p>
          </table:table-cell>
          <table:table-cell table:formula="of:=['results-t2-c1'.B64]" office:value-type="float" office:value="0.73" calcext:value-type="float">
            <text:p>0.73</text:p>
          </table:table-cell>
          <table:table-cell table:formula="of:=['results-t2-split'.B64]" office:value-type="float" office:value="0.63" calcext:value-type="float">
            <text:p>0.63</text:p>
          </table:table-cell>
          <table:table-cell/>
          <table:table-cell table:formula="of:=['results-t1-c1'.C64]" office:value-type="float" office:value="0.633" calcext:value-type="float">
            <text:p>0.633</text:p>
          </table:table-cell>
          <table:table-cell table:formula="of:=['results-t1-c2'.C64]" office:value-type="float" office:value="0.725" calcext:value-type="float">
            <text:p>0.725</text:p>
          </table:table-cell>
          <table:table-cell table:formula="of:=['results-t2-c1'.C64]" office:value-type="float" office:value="0.379" calcext:value-type="float">
            <text:p>0.379</text:p>
          </table:table-cell>
          <table:table-cell table:formula="of:=['results-t2-split'.C64]" office:value-type="float" office:value="0.556" calcext:value-type="float">
            <text:p>0.556</text:p>
          </table:table-cell>
          <table:table-cell/>
          <table:table-cell table:formula="of:=[.I65]/[.H65]" office:value-type="percentage" office:value="1.14533965244866" calcext:value-type="percentage">
            <text:p>114.53%</text:p>
          </table:table-cell>
          <table:table-cell table:formula="of:=[.J65]/[.H65]" office:value-type="percentage" office:value="0.598736176935229" calcext:value-type="percentage">
            <text:p>59.87%</text:p>
          </table:table-cell>
          <table:table-cell table:formula="of:=[.J65]/[.I65]" office:value-type="percentage" office:value="0.522758620689655" calcext:value-type="percentage">
            <text:p>52.28%</text:p>
          </table:table-cell>
          <table:table-cell table:formula="of:=[.K65]/[.H65]" office:value-type="percentage" office:value="0.878357030015798" calcext:value-type="percentage">
            <text:p>87.84%</text:p>
          </table:table-cell>
        </table:table-row>
        <table:table-row table:style-name="ro1">
          <table:table-cell office:value-type="string" calcext:value-type="string">
            <text:p>KP2D_050_3</text:p>
          </table:table-cell>
          <table:table-cell/>
          <table:table-cell table:formula="of:=['results-t1-c1'.B65]" office:value-type="float" office:value="0.95" calcext:value-type="float">
            <text:p>0.95</text:p>
          </table:table-cell>
          <table:table-cell table:formula="of:=['results-t1-c2'.B65]" office:value-type="float" office:value="1.84" calcext:value-type="float">
            <text:p>1.84</text:p>
          </table:table-cell>
          <table:table-cell table:formula="of:=['results-t2-c1'.B65]" office:value-type="float" office:value="0.99" calcext:value-type="float">
            <text:p>0.99</text:p>
          </table:table-cell>
          <table:table-cell table:formula="of:=['results-t2-split'.B65]" office:value-type="float" office:value="0.95" calcext:value-type="float">
            <text:p>0.95</text:p>
          </table:table-cell>
          <table:table-cell/>
          <table:table-cell table:formula="of:=['results-t1-c1'.C65]" office:value-type="float" office:value="0.957" calcext:value-type="float">
            <text:p>0.957</text:p>
          </table:table-cell>
          <table:table-cell table:formula="of:=['results-t1-c2'.C65]" office:value-type="float" office:value="1.059" calcext:value-type="float">
            <text:p>1.059</text:p>
          </table:table-cell>
          <table:table-cell table:formula="of:=['results-t2-c1'.C65]" office:value-type="float" office:value="0.503" calcext:value-type="float">
            <text:p>0.503</text:p>
          </table:table-cell>
          <table:table-cell table:formula="of:=['results-t2-split'.C65]" office:value-type="float" office:value="0.8" calcext:value-type="float">
            <text:p>0.8</text:p>
          </table:table-cell>
          <table:table-cell/>
          <table:table-cell table:formula="of:=[.I66]/[.H66]" office:value-type="percentage" office:value="1.10658307210031" calcext:value-type="percentage">
            <text:p>110.66%</text:p>
          </table:table-cell>
          <table:table-cell table:formula="of:=[.J66]/[.H66]" office:value-type="percentage" office:value="0.525600835945664" calcext:value-type="percentage">
            <text:p>52.56%</text:p>
          </table:table-cell>
          <table:table-cell table:formula="of:=[.J66]/[.I66]" office:value-type="percentage" office:value="0.474976392823418" calcext:value-type="percentage">
            <text:p>47.50%</text:p>
          </table:table-cell>
          <table:table-cell table:formula="of:=[.K66]/[.H66]" office:value-type="percentage" office:value="0.83594566353187" calcext:value-type="percentage">
            <text:p>83.59%</text:p>
          </table:table-cell>
        </table:table-row>
        <table:table-row table:style-name="ro1">
          <table:table-cell office:value-type="string" calcext:value-type="string">
            <text:p>KP2D_050_4</text:p>
          </table:table-cell>
          <table:table-cell/>
          <table:table-cell table:formula="of:=['results-t1-c1'.B66]" office:value-type="float" office:value="1" calcext:value-type="float">
            <text:p>1</text:p>
          </table:table-cell>
          <table:table-cell table:formula="of:=['results-t1-c2'.B66]" office:value-type="float" office:value="1.98" calcext:value-type="float">
            <text:p>1.98</text:p>
          </table:table-cell>
          <table:table-cell table:formula="of:=['results-t2-c1'.B66]" office:value-type="float" office:value="1.02" calcext:value-type="float">
            <text:p>1.02</text:p>
          </table:table-cell>
          <table:table-cell table:formula="of:=['results-t2-split'.B66]" office:value-type="float" office:value="1.01" calcext:value-type="float">
            <text:p>1.01</text:p>
          </table:table-cell>
          <table:table-cell/>
          <table:table-cell table:formula="of:=['results-t1-c1'.C66]" office:value-type="float" office:value="1.004" calcext:value-type="float">
            <text:p>1.004</text:p>
          </table:table-cell>
          <table:table-cell table:formula="of:=['results-t1-c2'.C66]" office:value-type="float" office:value="1.152" calcext:value-type="float">
            <text:p>1.152</text:p>
          </table:table-cell>
          <table:table-cell table:formula="of:=['results-t2-c1'.C66]" office:value-type="float" office:value="0.514" calcext:value-type="float">
            <text:p>0.514</text:p>
          </table:table-cell>
          <table:table-cell table:formula="of:=['results-t2-split'.C66]" office:value-type="float" office:value="0.661" calcext:value-type="float">
            <text:p>0.661</text:p>
          </table:table-cell>
          <table:table-cell/>
          <table:table-cell table:formula="of:=[.I67]/[.H67]" office:value-type="percentage" office:value="1.14741035856574" calcext:value-type="percentage">
            <text:p>114.74%</text:p>
          </table:table-cell>
          <table:table-cell table:formula="of:=[.J67]/[.H67]" office:value-type="percentage" office:value="0.51195219123506" calcext:value-type="percentage">
            <text:p>51.20%</text:p>
          </table:table-cell>
          <table:table-cell table:formula="of:=[.J67]/[.I67]" office:value-type="percentage" office:value="0.446180555555556" calcext:value-type="percentage">
            <text:p>44.62%</text:p>
          </table:table-cell>
          <table:table-cell table:formula="of:=[.K67]/[.H67]" office:value-type="percentage" office:value="0.658366533864542" calcext:value-type="percentage">
            <text:p>65.84%</text:p>
          </table:table-cell>
        </table:table-row>
        <table:table-row table:style-name="ro1">
          <table:table-cell office:value-type="string" calcext:value-type="string">
            <text:p>KP2D_050_5</text:p>
          </table:table-cell>
          <table:table-cell/>
          <table:table-cell table:formula="of:=['results-t1-c1'.B67]" office:value-type="float" office:value="0.78" calcext:value-type="float">
            <text:p>0.78</text:p>
          </table:table-cell>
          <table:table-cell table:formula="of:=['results-t1-c2'.B67]" office:value-type="float" office:value="1.5" calcext:value-type="float">
            <text:p>1.5</text:p>
          </table:table-cell>
          <table:table-cell table:formula="of:=['results-t2-c1'.B67]" office:value-type="float" office:value="0.81" calcext:value-type="float">
            <text:p>0.81</text:p>
          </table:table-cell>
          <table:table-cell table:formula="of:=['results-t2-split'.B67]" office:value-type="float" office:value="0.79" calcext:value-type="float">
            <text:p>0.79</text:p>
          </table:table-cell>
          <table:table-cell/>
          <table:table-cell table:formula="of:=['results-t1-c1'.C67]" office:value-type="float" office:value="0.783" calcext:value-type="float">
            <text:p>0.783</text:p>
          </table:table-cell>
          <table:table-cell table:formula="of:=['results-t1-c2'.C67]" office:value-type="float" office:value="0.901" calcext:value-type="float">
            <text:p>0.901</text:p>
          </table:table-cell>
          <table:table-cell table:formula="of:=['results-t2-c1'.C67]" office:value-type="float" office:value="0.412" calcext:value-type="float">
            <text:p>0.412</text:p>
          </table:table-cell>
          <table:table-cell table:formula="of:=['results-t2-split'.C67]" office:value-type="float" office:value="0.498" calcext:value-type="float">
            <text:p>0.498</text:p>
          </table:table-cell>
          <table:table-cell/>
          <table:table-cell table:formula="of:=[.I68]/[.H68]" office:value-type="percentage" office:value="1.1507024265645" calcext:value-type="percentage">
            <text:p>115.07%</text:p>
          </table:table-cell>
          <table:table-cell table:formula="of:=[.J68]/[.H68]" office:value-type="percentage" office:value="0.526181353767561" calcext:value-type="percentage">
            <text:p>52.62%</text:p>
          </table:table-cell>
          <table:table-cell table:formula="of:=[.J68]/[.I68]" office:value-type="percentage" office:value="0.457269700332963" calcext:value-type="percentage">
            <text:p>45.73%</text:p>
          </table:table-cell>
          <table:table-cell table:formula="of:=[.K68]/[.H68]" office:value-type="percentage" office:value="0.636015325670498" calcext:value-type="percentage">
            <text:p>63.60%</text:p>
          </table:table-cell>
        </table:table-row>
        <table:table-row table:style-name="ro1">
          <table:table-cell office:value-type="string" calcext:value-type="string">
            <text:p>KP2D_050_6</text:p>
          </table:table-cell>
          <table:table-cell/>
          <table:table-cell table:formula="of:=['results-t1-c1'.B68]" office:value-type="float" office:value="0.71" calcext:value-type="float">
            <text:p>0.71</text:p>
          </table:table-cell>
          <table:table-cell table:formula="of:=['results-t1-c2'.B68]" office:value-type="float" office:value="0.97" calcext:value-type="float">
            <text:p>0.97</text:p>
          </table:table-cell>
          <table:table-cell table:formula="of:=['results-t2-c1'.B68]" office:value-type="float" office:value="0.7" calcext:value-type="float">
            <text:p>0.7</text:p>
          </table:table-cell>
          <table:table-cell table:formula="of:=['results-t2-split'.B68]" office:value-type="float" office:value="0.74" calcext:value-type="float">
            <text:p>0.74</text:p>
          </table:table-cell>
          <table:table-cell/>
          <table:table-cell table:formula="of:=['results-t1-c1'.C68]" office:value-type="float" office:value="0.72" calcext:value-type="float">
            <text:p>0.72</text:p>
          </table:table-cell>
          <table:table-cell table:formula="of:=['results-t1-c2'.C68]" office:value-type="float" office:value="0.598" calcext:value-type="float">
            <text:p>0.598</text:p>
          </table:table-cell>
          <table:table-cell table:formula="of:=['results-t2-c1'.C68]" office:value-type="float" office:value="0.357" calcext:value-type="float">
            <text:p>0.357</text:p>
          </table:table-cell>
          <table:table-cell table:formula="of:=['results-t2-split'.C68]" office:value-type="float" office:value="0.569" calcext:value-type="float">
            <text:p>0.569</text:p>
          </table:table-cell>
          <table:table-cell/>
          <table:table-cell table:formula="of:=[.I69]/[.H69]" office:value-type="percentage" office:value="0.830555555555556" calcext:value-type="percentage">
            <text:p>83.06%</text:p>
          </table:table-cell>
          <table:table-cell table:formula="of:=[.J69]/[.H69]" office:value-type="percentage" office:value="0.495833333333333" calcext:value-type="percentage">
            <text:p>49.58%</text:p>
          </table:table-cell>
          <table:table-cell table:formula="of:=[.J69]/[.I69]" office:value-type="percentage" office:value="0.596989966555184" calcext:value-type="percentage">
            <text:p>59.70%</text:p>
          </table:table-cell>
          <table:table-cell table:formula="of:=[.K69]/[.H69]" office:value-type="percentage" office:value="0.790277777777778" calcext:value-type="percentage">
            <text:p>79.03%</text:p>
          </table:table-cell>
        </table:table-row>
        <table:table-row table:style-name="ro1">
          <table:table-cell office:value-type="string" calcext:value-type="string">
            <text:p>KP2D_050_7</text:p>
          </table:table-cell>
          <table:table-cell/>
          <table:table-cell table:formula="of:=['results-t1-c1'.B69]" office:value-type="float" office:value="0.55" calcext:value-type="float">
            <text:p>0.55</text:p>
          </table:table-cell>
          <table:table-cell table:formula="of:=['results-t1-c2'.B69]" office:value-type="float" office:value="1.02" calcext:value-type="float">
            <text:p>1.02</text:p>
          </table:table-cell>
          <table:table-cell table:formula="of:=['results-t2-c1'.B69]" office:value-type="float" office:value="0.58" calcext:value-type="float">
            <text:p>0.58</text:p>
          </table:table-cell>
          <table:table-cell table:formula="of:=['results-t2-split'.B69]" office:value-type="float" office:value="0.56" calcext:value-type="float">
            <text:p>0.56</text:p>
          </table:table-cell>
          <table:table-cell/>
          <table:table-cell table:formula="of:=['results-t1-c1'.C69]" office:value-type="float" office:value="0.556" calcext:value-type="float">
            <text:p>0.556</text:p>
          </table:table-cell>
          <table:table-cell table:formula="of:=['results-t1-c2'.C69]" office:value-type="float" office:value="0.624" calcext:value-type="float">
            <text:p>0.624</text:p>
          </table:table-cell>
          <table:table-cell table:formula="of:=['results-t2-c1'.C69]" office:value-type="float" office:value="0.296" calcext:value-type="float">
            <text:p>0.296</text:p>
          </table:table-cell>
          <table:table-cell table:formula="of:=['results-t2-split'.C69]" office:value-type="float" office:value="0.366" calcext:value-type="float">
            <text:p>0.366</text:p>
          </table:table-cell>
          <table:table-cell/>
          <table:table-cell table:formula="of:=[.I70]/[.H70]" office:value-type="percentage" office:value="1.12230215827338" calcext:value-type="percentage">
            <text:p>112.23%</text:p>
          </table:table-cell>
          <table:table-cell table:formula="of:=[.J70]/[.H70]" office:value-type="percentage" office:value="0.532374100719424" calcext:value-type="percentage">
            <text:p>53.24%</text:p>
          </table:table-cell>
          <table:table-cell table:formula="of:=[.J70]/[.I70]" office:value-type="percentage" office:value="0.474358974358974" calcext:value-type="percentage">
            <text:p>47.44%</text:p>
          </table:table-cell>
          <table:table-cell table:formula="of:=[.K70]/[.H70]" office:value-type="percentage" office:value="0.658273381294964" calcext:value-type="percentage">
            <text:p>65.83%</text:p>
          </table:table-cell>
        </table:table-row>
        <table:table-row table:style-name="ro1">
          <table:table-cell office:value-type="string" calcext:value-type="string">
            <text:p>KP2D_050_8</text:p>
          </table:table-cell>
          <table:table-cell/>
          <table:table-cell table:formula="of:=['results-t1-c1'.B70]" office:value-type="float" office:value="0.83" calcext:value-type="float">
            <text:p>0.83</text:p>
          </table:table-cell>
          <table:table-cell table:formula="of:=['results-t1-c2'.B70]" office:value-type="float" office:value="1.39" calcext:value-type="float">
            <text:p>1.39</text:p>
          </table:table-cell>
          <table:table-cell table:formula="of:=['results-t2-c1'.B70]" office:value-type="float" office:value="0.9" calcext:value-type="float">
            <text:p>0.9</text:p>
          </table:table-cell>
          <table:table-cell table:formula="of:=['results-t2-split'.B70]" office:value-type="float" office:value="0.85" calcext:value-type="float">
            <text:p>0.85</text:p>
          </table:table-cell>
          <table:table-cell/>
          <table:table-cell table:formula="of:=['results-t1-c1'.C70]" office:value-type="float" office:value="0.839" calcext:value-type="float">
            <text:p>0.839</text:p>
          </table:table-cell>
          <table:table-cell table:formula="of:=['results-t1-c2'.C70]" office:value-type="float" office:value="0.815" calcext:value-type="float">
            <text:p>0.815</text:p>
          </table:table-cell>
          <table:table-cell table:formula="of:=['results-t2-c1'.C70]" office:value-type="float" office:value="0.463" calcext:value-type="float">
            <text:p>0.463</text:p>
          </table:table-cell>
          <table:table-cell table:formula="of:=['results-t2-split'.C70]" office:value-type="float" office:value="0.458" calcext:value-type="float">
            <text:p>0.458</text:p>
          </table:table-cell>
          <table:table-cell/>
          <table:table-cell table:formula="of:=[.I71]/[.H71]" office:value-type="percentage" office:value="0.971394517282479" calcext:value-type="percentage">
            <text:p>97.14%</text:p>
          </table:table-cell>
          <table:table-cell table:formula="of:=[.J71]/[.H71]" office:value-type="percentage" office:value="0.551847437425507" calcext:value-type="percentage">
            <text:p>55.18%</text:p>
          </table:table-cell>
          <table:table-cell table:formula="of:=[.J71]/[.I71]" office:value-type="percentage" office:value="0.568098159509202" calcext:value-type="percentage">
            <text:p>56.81%</text:p>
          </table:table-cell>
          <table:table-cell table:formula="of:=[.K71]/[.H71]" office:value-type="percentage" office:value="0.545887961859356" calcext:value-type="percentage">
            <text:p>54.59%</text:p>
          </table:table-cell>
        </table:table-row>
        <table:table-row table:style-name="ro1">
          <table:table-cell office:value-type="string" calcext:value-type="string">
            <text:p>KP2D_050_9</text:p>
          </table:table-cell>
          <table:table-cell/>
          <table:table-cell table:formula="of:=['results-t1-c1'.B71]" office:value-type="float" office:value="2.56" calcext:value-type="float">
            <text:p>2.56</text:p>
          </table:table-cell>
          <table:table-cell table:formula="of:=['results-t1-c2'.B71]" office:value-type="float" office:value="5.27" calcext:value-type="float">
            <text:p>5.27</text:p>
          </table:table-cell>
          <table:table-cell table:formula="of:=['results-t2-c1'.B71]" office:value-type="float" office:value="2.45" calcext:value-type="float">
            <text:p>2.45</text:p>
          </table:table-cell>
          <table:table-cell table:formula="of:=['results-t2-split'.B71]" office:value-type="float" office:value="2.52" calcext:value-type="float">
            <text:p>2.52</text:p>
          </table:table-cell>
          <table:table-cell/>
          <table:table-cell table:formula="of:=['results-t1-c1'.C71]" office:value-type="float" office:value="2.558" calcext:value-type="float">
            <text:p>2.558</text:p>
          </table:table-cell>
          <table:table-cell table:formula="of:=['results-t1-c2'.C71]" office:value-type="float" office:value="2.902" calcext:value-type="float">
            <text:p>2.902</text:p>
          </table:table-cell>
          <table:table-cell table:formula="of:=['results-t2-c1'.C71]" office:value-type="float" office:value="1.241" calcext:value-type="float">
            <text:p>1.241</text:p>
          </table:table-cell>
          <table:table-cell table:formula="of:=['results-t2-split'.C71]" office:value-type="float" office:value="1.598" calcext:value-type="float">
            <text:p>1.598</text:p>
          </table:table-cell>
          <table:table-cell/>
          <table:table-cell table:formula="of:=[.I72]/[.H72]" office:value-type="percentage" office:value="1.13448006254887" calcext:value-type="percentage">
            <text:p>113.45%</text:p>
          </table:table-cell>
          <table:table-cell table:formula="of:=[.J72]/[.H72]" office:value-type="percentage" office:value="0.485144644253323" calcext:value-type="percentage">
            <text:p>48.51%</text:p>
          </table:table-cell>
          <table:table-cell table:formula="of:=[.J72]/[.I72]" office:value-type="percentage" office:value="0.4276361130255" calcext:value-type="percentage">
            <text:p>42.76%</text:p>
          </table:table-cell>
          <table:table-cell table:formula="of:=[.K72]/[.H72]" office:value-type="percentage" office:value="0.62470680218921" calcext:value-type="percentage">
            <text:p>62.47%</text:p>
          </table:table-cell>
        </table:table-row>
        <table:table-row table:style-name="ro1">
          <table:table-cell office:value-type="string" calcext:value-type="string">
            <text:p>KP2D_1000_1</text:p>
          </table:table-cell>
          <table:table-cell/>
          <table:table-cell table:formula="of:=['results-t1-c1'.B72]" office:value-type="float" office:value="292.01" calcext:value-type="float">
            <text:p>292.01</text:p>
          </table:table-cell>
          <table:table-cell table:formula="of:=['results-t1-c2'.B72]" office:value-type="float" office:value="467.36" calcext:value-type="float">
            <text:p>467.36</text:p>
          </table:table-cell>
          <table:table-cell table:formula="of:=['results-t2-c1'.B72]" office:value-type="float" office:value="259.71" calcext:value-type="float">
            <text:p>259.71</text:p>
          </table:table-cell>
          <table:table-cell table:formula="of:=['results-t2-split'.B72]" office:value-type="float" office:value="277.32" calcext:value-type="float">
            <text:p>277.32</text:p>
          </table:table-cell>
          <table:table-cell/>
          <table:table-cell table:formula="of:=['results-t1-c1'.C72]" office:value-type="float" office:value="291.87" calcext:value-type="float">
            <text:p>291.87</text:p>
          </table:table-cell>
          <table:table-cell table:formula="of:=['results-t1-c2'.C72]" office:value-type="float" office:value="324.284" calcext:value-type="float">
            <text:p>324.284</text:p>
          </table:table-cell>
          <table:table-cell table:formula="of:=['results-t2-c1'.C72]" office:value-type="float" office:value="129.91" calcext:value-type="float">
            <text:p>129.91</text:p>
          </table:table-cell>
          <table:table-cell table:formula="of:=['results-t2-split'.C72]" office:value-type="float" office:value="237.38" calcext:value-type="float">
            <text:p>237.38</text:p>
          </table:table-cell>
          <table:table-cell/>
          <table:table-cell table:formula="of:=[.I73]/[.H73]" office:value-type="percentage" office:value="1.11105629218488" calcext:value-type="percentage">
            <text:p>111.11%</text:p>
          </table:table-cell>
          <table:table-cell table:formula="of:=[.J73]/[.H73]" office:value-type="percentage" office:value="0.445095419193476" calcext:value-type="percentage">
            <text:p>44.51%</text:p>
          </table:table-cell>
          <table:table-cell table:formula="of:=[.J73]/[.I73]" office:value-type="percentage" office:value="0.400605641968151" calcext:value-type="percentage">
            <text:p>40.06%</text:p>
          </table:table-cell>
          <table:table-cell table:formula="of:=[.K73]/[.H73]" office:value-type="percentage" office:value="0.813307294343372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KP2D_1000_10</text:p>
          </table:table-cell>
          <table:table-cell/>
          <table:table-cell table:formula="of:=['results-t1-c1'.B73]" office:value-type="float" office:value="298.63" calcext:value-type="float">
            <text:p>298.63</text:p>
          </table:table-cell>
          <table:table-cell table:formula="of:=['results-t1-c2'.B73]" office:value-type="float" office:value="459.47" calcext:value-type="float">
            <text:p>459.47</text:p>
          </table:table-cell>
          <table:table-cell table:formula="of:=['results-t2-c1'.B73]" office:value-type="float" office:value="258.44" calcext:value-type="float">
            <text:p>258.44</text:p>
          </table:table-cell>
          <table:table-cell table:formula="of:=['results-t2-split'.B73]" office:value-type="float" office:value="283.85" calcext:value-type="float">
            <text:p>283.85</text:p>
          </table:table-cell>
          <table:table-cell/>
          <table:table-cell table:formula="of:=['results-t1-c1'.C73]" office:value-type="float" office:value="298.494" calcext:value-type="float">
            <text:p>298.494</text:p>
          </table:table-cell>
          <table:table-cell table:formula="of:=['results-t1-c2'.C73]" office:value-type="float" office:value="303.529" calcext:value-type="float">
            <text:p>303.529</text:p>
          </table:table-cell>
          <table:table-cell table:formula="of:=['results-t2-c1'.C73]" office:value-type="float" office:value="129.194" calcext:value-type="float">
            <text:p>129.194</text:p>
          </table:table-cell>
          <table:table-cell table:formula="of:=['results-t2-split'.C73]" office:value-type="float" office:value="242.669" calcext:value-type="float">
            <text:p>242.669</text:p>
          </table:table-cell>
          <table:table-cell/>
          <table:table-cell table:formula="of:=[.I74]/[.H74]" office:value-type="percentage" office:value="1.01686801074728" calcext:value-type="percentage">
            <text:p>101.69%</text:p>
          </table:table-cell>
          <table:table-cell table:formula="of:=[.J74]/[.H74]" office:value-type="percentage" office:value="0.432819420155849" calcext:value-type="percentage">
            <text:p>43.28%</text:p>
          </table:table-cell>
          <table:table-cell table:formula="of:=[.J74]/[.I74]" office:value-type="percentage" office:value="0.425639724705053" calcext:value-type="percentage">
            <text:p>42.56%</text:p>
          </table:table-cell>
          <table:table-cell table:formula="of:=[.K74]/[.H74]" office:value-type="percentage" office:value="0.81297781529947" calcext:value-type="percentage">
            <text:p>81.30%</text:p>
          </table:table-cell>
        </table:table-row>
        <table:table-row table:style-name="ro1">
          <table:table-cell office:value-type="string" calcext:value-type="string">
            <text:p>KP2D_1000_2</text:p>
          </table:table-cell>
          <table:table-cell/>
          <table:table-cell table:formula="of:=['results-t1-c1'.B74]" office:value-type="float" office:value="304.4" calcext:value-type="float">
            <text:p>304.4</text:p>
          </table:table-cell>
          <table:table-cell table:formula="of:=['results-t1-c2'.B74]" office:value-type="float" office:value="451.95" calcext:value-type="float">
            <text:p>451.95</text:p>
          </table:table-cell>
          <table:table-cell table:formula="of:=['results-t2-c1'.B74]" office:value-type="float" office:value="270.51" calcext:value-type="float">
            <text:p>270.51</text:p>
          </table:table-cell>
          <table:table-cell table:formula="of:=['results-t2-split'.B74]" office:value-type="float" office:value="289.23" calcext:value-type="float">
            <text:p>289.23</text:p>
          </table:table-cell>
          <table:table-cell/>
          <table:table-cell table:formula="of:=['results-t1-c1'.C74]" office:value-type="float" office:value="304.255" calcext:value-type="float">
            <text:p>304.255</text:p>
          </table:table-cell>
          <table:table-cell table:formula="of:=['results-t1-c2'.C74]" office:value-type="float" office:value="300.271" calcext:value-type="float">
            <text:p>300.271</text:p>
          </table:table-cell>
          <table:table-cell table:formula="of:=['results-t2-c1'.C74]" office:value-type="float" office:value="135.209" calcext:value-type="float">
            <text:p>135.209</text:p>
          </table:table-cell>
          <table:table-cell table:formula="of:=['results-t2-split'.C74]" office:value-type="float" office:value="211.368" calcext:value-type="float">
            <text:p>211.368</text:p>
          </table:table-cell>
          <table:table-cell/>
          <table:table-cell table:formula="of:=[.I75]/[.H75]" office:value-type="percentage" office:value="0.986905720530476" calcext:value-type="percentage">
            <text:p>98.69%</text:p>
          </table:table-cell>
          <table:table-cell table:formula="of:=[.J75]/[.H75]" office:value-type="percentage" office:value="0.444393682930437" calcext:value-type="percentage">
            <text:p>44.44%</text:p>
          </table:table-cell>
          <table:table-cell table:formula="of:=[.J75]/[.I75]" office:value-type="percentage" office:value="0.45028990478601" calcext:value-type="percentage">
            <text:p>45.03%</text:p>
          </table:table-cell>
          <table:table-cell table:formula="of:=[.K75]/[.H75]" office:value-type="percentage" office:value="0.69470674269938" calcext:value-type="percentage">
            <text:p>69.47%</text:p>
          </table:table-cell>
        </table:table-row>
        <table:table-row table:style-name="ro1">
          <table:table-cell office:value-type="string" calcext:value-type="string">
            <text:p>KP2D_1000_3</text:p>
          </table:table-cell>
          <table:table-cell/>
          <table:table-cell table:formula="of:=['results-t1-c1'.B75]" office:value-type="float" office:value="390.58" calcext:value-type="float">
            <text:p>390.58</text:p>
          </table:table-cell>
          <table:table-cell table:formula="of:=['results-t1-c2'.B75]" office:value-type="float" office:value="590.26" calcext:value-type="float">
            <text:p>590.26</text:p>
          </table:table-cell>
          <table:table-cell table:formula="of:=['results-t2-c1'.B75]" office:value-type="float" office:value="345.53" calcext:value-type="float">
            <text:p>345.53</text:p>
          </table:table-cell>
          <table:table-cell table:formula="of:=['results-t2-split'.B75]" office:value-type="float" office:value="369.87" calcext:value-type="float">
            <text:p>369.87</text:p>
          </table:table-cell>
          <table:table-cell/>
          <table:table-cell table:formula="of:=['results-t1-c1'.C75]" office:value-type="float" office:value="390.393" calcext:value-type="float">
            <text:p>390.393</text:p>
          </table:table-cell>
          <table:table-cell table:formula="of:=['results-t1-c2'.C75]" office:value-type="float" office:value="380.594" calcext:value-type="float">
            <text:p>380.594</text:p>
          </table:table-cell>
          <table:table-cell table:formula="of:=['results-t2-c1'.C75]" office:value-type="float" office:value="172.774" calcext:value-type="float">
            <text:p>172.774</text:p>
          </table:table-cell>
          <table:table-cell table:formula="of:=['results-t2-split'.C75]" office:value-type="float" office:value="314.59" calcext:value-type="float">
            <text:p>314.59</text:p>
          </table:table-cell>
          <table:table-cell/>
          <table:table-cell table:formula="of:=[.I76]/[.H76]" office:value-type="percentage" office:value="0.974899652401554" calcext:value-type="percentage">
            <text:p>97.49%</text:p>
          </table:table-cell>
          <table:table-cell table:formula="of:=[.J76]/[.H76]" office:value-type="percentage" office:value="0.442564287781799" calcext:value-type="percentage">
            <text:p>44.26%</text:p>
          </table:table-cell>
          <table:table-cell table:formula="of:=[.J76]/[.I76]" office:value-type="percentage" office:value="0.453958811752156" calcext:value-type="percentage">
            <text:p>45.40%</text:p>
          </table:table-cell>
          <table:table-cell table:formula="of:=[.K76]/[.H76]" office:value-type="percentage" office:value="0.805828997958468" calcext:value-type="percentage">
            <text:p>80.58%</text:p>
          </table:table-cell>
        </table:table-row>
        <table:table-row table:style-name="ro1">
          <table:table-cell office:value-type="string" calcext:value-type="string">
            <text:p>KP2D_1000_4</text:p>
          </table:table-cell>
          <table:table-cell/>
          <table:table-cell table:formula="of:=['results-t1-c1'.B76]" office:value-type="float" office:value="327.9" calcext:value-type="float">
            <text:p>327.9</text:p>
          </table:table-cell>
          <table:table-cell table:formula="of:=['results-t1-c2'.B76]" office:value-type="float" office:value="520.22" calcext:value-type="float">
            <text:p>520.22</text:p>
          </table:table-cell>
          <table:table-cell table:formula="of:=['results-t2-c1'.B76]" office:value-type="float" office:value="283.66" calcext:value-type="float">
            <text:p>283.66</text:p>
          </table:table-cell>
          <table:table-cell table:formula="of:=['results-t2-split'.B76]" office:value-type="float" office:value="310.97" calcext:value-type="float">
            <text:p>310.97</text:p>
          </table:table-cell>
          <table:table-cell/>
          <table:table-cell table:formula="of:=['results-t1-c1'.C76]" office:value-type="float" office:value="327.746" calcext:value-type="float">
            <text:p>327.746</text:p>
          </table:table-cell>
          <table:table-cell table:formula="of:=['results-t1-c2'.C76]" office:value-type="float" office:value="357.068" calcext:value-type="float">
            <text:p>357.068</text:p>
          </table:table-cell>
          <table:table-cell table:formula="of:=['results-t2-c1'.C76]" office:value-type="float" office:value="141.784" calcext:value-type="float">
            <text:p>141.784</text:p>
          </table:table-cell>
          <table:table-cell table:formula="of:=['results-t2-split'.C76]" office:value-type="float" office:value="256.009" calcext:value-type="float">
            <text:p>256.009</text:p>
          </table:table-cell>
          <table:table-cell/>
          <table:table-cell table:formula="of:=[.I77]/[.H77]" office:value-type="percentage" office:value="1.08946562276885" calcext:value-type="percentage">
            <text:p>108.95%</text:p>
          </table:table-cell>
          <table:table-cell table:formula="of:=[.J77]/[.H77]" office:value-type="percentage" office:value="0.432603296455182" calcext:value-type="percentage">
            <text:p>43.26%</text:p>
          </table:table-cell>
          <table:table-cell table:formula="of:=[.J77]/[.I77]" office:value-type="percentage" office:value="0.397078427638433" calcext:value-type="percentage">
            <text:p>39.71%</text:p>
          </table:table-cell>
          <table:table-cell table:formula="of:=[.K77]/[.H77]" office:value-type="percentage" office:value="0.781120135714852" calcext:value-type="percentage">
            <text:p>78.11%</text:p>
          </table:table-cell>
        </table:table-row>
        <table:table-row table:style-name="ro1">
          <table:table-cell office:value-type="string" calcext:value-type="string">
            <text:p>KP2D_1000_5</text:p>
          </table:table-cell>
          <table:table-cell/>
          <table:table-cell table:formula="of:=['results-t1-c1'.B77]" office:value-type="float" office:value="386.94" calcext:value-type="float">
            <text:p>386.94</text:p>
          </table:table-cell>
          <table:table-cell table:formula="of:=['results-t1-c2'.B77]" office:value-type="float" office:value="612.53" calcext:value-type="float">
            <text:p>612.53</text:p>
          </table:table-cell>
          <table:table-cell table:formula="of:=['results-t2-c1'.B77]" office:value-type="float" office:value="352.37" calcext:value-type="float">
            <text:p>352.37</text:p>
          </table:table-cell>
          <table:table-cell table:formula="of:=['results-t2-split'.B77]" office:value-type="float" office:value="368.35" calcext:value-type="float">
            <text:p>368.35</text:p>
          </table:table-cell>
          <table:table-cell/>
          <table:table-cell table:formula="of:=['results-t1-c1'.C77]" office:value-type="float" office:value="386.756" calcext:value-type="float">
            <text:p>386.756</text:p>
          </table:table-cell>
          <table:table-cell table:formula="of:=['results-t1-c2'.C77]" office:value-type="float" office:value="388.135" calcext:value-type="float">
            <text:p>388.135</text:p>
          </table:table-cell>
          <table:table-cell table:formula="of:=['results-t2-c1'.C77]" office:value-type="float" office:value="176.142" calcext:value-type="float">
            <text:p>176.142</text:p>
          </table:table-cell>
          <table:table-cell table:formula="of:=['results-t2-split'.C77]" office:value-type="float" office:value="297.173" calcext:value-type="float">
            <text:p>297.173</text:p>
          </table:table-cell>
          <table:table-cell/>
          <table:table-cell table:formula="of:=[.I78]/[.H78]" office:value-type="percentage" office:value="1.00356555554406" calcext:value-type="percentage">
            <text:p>100.36%</text:p>
          </table:table-cell>
          <table:table-cell table:formula="of:=[.J78]/[.H78]" office:value-type="percentage" office:value="0.455434434113498" calcext:value-type="percentage">
            <text:p>45.54%</text:p>
          </table:table-cell>
          <table:table-cell table:formula="of:=[.J78]/[.I78]" office:value-type="percentage" office:value="0.453816326793513" calcext:value-type="percentage">
            <text:p>45.38%</text:p>
          </table:table-cell>
          <table:table-cell table:formula="of:=[.K78]/[.H78]" office:value-type="percentage" office:value="0.768373341331485" calcext:value-type="percentage">
            <text:p>76.84%</text:p>
          </table:table-cell>
        </table:table-row>
        <table:table-row table:style-name="ro1">
          <table:table-cell office:value-type="string" calcext:value-type="string">
            <text:p>KP2D_1000_6</text:p>
          </table:table-cell>
          <table:table-cell/>
          <table:table-cell table:formula="of:=['results-t1-c1'.B78]" office:value-type="float" office:value="403.2" calcext:value-type="float">
            <text:p>403.2</text:p>
          </table:table-cell>
          <table:table-cell table:formula="of:=['results-t1-c2'.B78]" office:value-type="float" office:value="584.85" calcext:value-type="float">
            <text:p>584.85</text:p>
          </table:table-cell>
          <table:table-cell table:formula="of:=['results-t2-c1'.B78]" office:value-type="float" office:value="358.22" calcext:value-type="float">
            <text:p>358.22</text:p>
          </table:table-cell>
          <table:table-cell table:formula="of:=['results-t2-split'.B78]" office:value-type="float" office:value="385.32" calcext:value-type="float">
            <text:p>385.32</text:p>
          </table:table-cell>
          <table:table-cell/>
          <table:table-cell table:formula="of:=['results-t1-c1'.C78]" office:value-type="float" office:value="403.003" calcext:value-type="float">
            <text:p>403.003</text:p>
          </table:table-cell>
          <table:table-cell table:formula="of:=['results-t1-c2'.C78]" office:value-type="float" office:value="385.479" calcext:value-type="float">
            <text:p>385.479</text:p>
          </table:table-cell>
          <table:table-cell table:formula="of:=['results-t2-c1'.C78]" office:value-type="float" office:value="179.085" calcext:value-type="float">
            <text:p>179.085</text:p>
          </table:table-cell>
          <table:table-cell table:formula="of:=['results-t2-split'.C78]" office:value-type="float" office:value="296.834" calcext:value-type="float">
            <text:p>296.834</text:p>
          </table:table-cell>
          <table:table-cell/>
          <table:table-cell table:formula="of:=[.I79]/[.H79]" office:value-type="percentage" office:value="0.956516452731121" calcext:value-type="percentage">
            <text:p>95.65%</text:p>
          </table:table-cell>
          <table:table-cell table:formula="of:=[.J79]/[.H79]" office:value-type="percentage" office:value="0.444376344592968" calcext:value-type="percentage">
            <text:p>44.44%</text:p>
          </table:table-cell>
          <table:table-cell table:formula="of:=[.J79]/[.I79]" office:value-type="percentage" office:value="0.464577836924969" calcext:value-type="percentage">
            <text:p>46.46%</text:p>
          </table:table-cell>
          <table:table-cell table:formula="of:=[.K79]/[.H79]" office:value-type="percentage" office:value="0.736555311002648" calcext:value-type="percentage">
            <text:p>73.66%</text:p>
          </table:table-cell>
        </table:table-row>
        <table:table-row table:style-name="ro1">
          <table:table-cell office:value-type="string" calcext:value-type="string">
            <text:p>KP2D_1000_7</text:p>
          </table:table-cell>
          <table:table-cell/>
          <table:table-cell table:formula="of:=['results-t1-c1'.B79]" office:value-type="float" office:value="348.91" calcext:value-type="float">
            <text:p>348.91</text:p>
          </table:table-cell>
          <table:table-cell table:formula="of:=['results-t1-c2'.B79]" office:value-type="float" office:value="547.31" calcext:value-type="float">
            <text:p>547.31</text:p>
          </table:table-cell>
          <table:table-cell table:formula="of:=['results-t2-c1'.B79]" office:value-type="float" office:value="305.37" calcext:value-type="float">
            <text:p>305.37</text:p>
          </table:table-cell>
          <table:table-cell table:formula="of:=['results-t2-split'.B79]" office:value-type="float" office:value="330.52" calcext:value-type="float">
            <text:p>330.52</text:p>
          </table:table-cell>
          <table:table-cell/>
          <table:table-cell table:formula="of:=['results-t1-c1'.C79]" office:value-type="float" office:value="348.748" calcext:value-type="float">
            <text:p>348.748</text:p>
          </table:table-cell>
          <table:table-cell table:formula="of:=['results-t1-c2'.C79]" office:value-type="float" office:value="378.389" calcext:value-type="float">
            <text:p>378.389</text:p>
          </table:table-cell>
          <table:table-cell table:formula="of:=['results-t2-c1'.C79]" office:value-type="float" office:value="152.671" calcext:value-type="float">
            <text:p>152.671</text:p>
          </table:table-cell>
          <table:table-cell table:formula="of:=['results-t2-split'.C79]" office:value-type="float" office:value="286.895" calcext:value-type="float">
            <text:p>286.895</text:p>
          </table:table-cell>
          <table:table-cell/>
          <table:table-cell table:formula="of:=[.I80]/[.H80]" office:value-type="percentage" office:value="1.08499260210811" calcext:value-type="percentage">
            <text:p>108.50%</text:p>
          </table:table-cell>
          <table:table-cell table:formula="of:=[.J80]/[.H80]" office:value-type="percentage" office:value="0.437768818745914" calcext:value-type="percentage">
            <text:p>43.78%</text:p>
          </table:table-cell>
          <table:table-cell table:formula="of:=[.J80]/[.I80]" office:value-type="percentage" office:value="0.403476316700538" calcext:value-type="percentage">
            <text:p>40.35%</text:p>
          </table:table-cell>
          <table:table-cell table:formula="of:=[.K80]/[.H80]" office:value-type="percentage" office:value="0.822642710495831" calcext:value-type="percentage">
            <text:p>82.26%</text:p>
          </table:table-cell>
        </table:table-row>
        <table:table-row table:style-name="ro1">
          <table:table-cell office:value-type="string" calcext:value-type="string">
            <text:p>KP2D_1000_8</text:p>
          </table:table-cell>
          <table:table-cell/>
          <table:table-cell table:formula="of:=['results-t1-c1'.B80]" office:value-type="float" office:value="312.33" calcext:value-type="float">
            <text:p>312.33</text:p>
          </table:table-cell>
          <table:table-cell table:formula="of:=['results-t1-c2'.B80]" office:value-type="float" office:value="494.82" calcext:value-type="float">
            <text:p>494.82</text:p>
          </table:table-cell>
          <table:table-cell table:formula="of:=['results-t2-c1'.B80]" office:value-type="float" office:value="276.71" calcext:value-type="float">
            <text:p>276.71</text:p>
          </table:table-cell>
          <table:table-cell table:formula="of:=['results-t2-split'.B80]" office:value-type="float" office:value="295.62" calcext:value-type="float">
            <text:p>295.62</text:p>
          </table:table-cell>
          <table:table-cell/>
          <table:table-cell table:formula="of:=['results-t1-c1'.C80]" office:value-type="float" office:value="312.181" calcext:value-type="float">
            <text:p>312.181</text:p>
          </table:table-cell>
          <table:table-cell table:formula="of:=['results-t1-c2'.C80]" office:value-type="float" office:value="333.511" calcext:value-type="float">
            <text:p>333.511</text:p>
          </table:table-cell>
          <table:table-cell table:formula="of:=['results-t2-c1'.C80]" office:value-type="float" office:value="138.361" calcext:value-type="float">
            <text:p>138.361</text:p>
          </table:table-cell>
          <table:table-cell table:formula="of:=['results-t2-split'.C80]" office:value-type="float" office:value="235.623" calcext:value-type="float">
            <text:p>235.623</text:p>
          </table:table-cell>
          <table:table-cell/>
          <table:table-cell table:formula="of:=[.I81]/[.H81]" office:value-type="percentage" office:value="1.06832574692246" calcext:value-type="percentage">
            <text:p>106.83%</text:p>
          </table:table-cell>
          <table:table-cell table:formula="of:=[.J81]/[.H81]" office:value-type="percentage" office:value="0.443207626344973" calcext:value-type="percentage">
            <text:p>44.32%</text:p>
          </table:table-cell>
          <table:table-cell table:formula="of:=[.J81]/[.I81]" office:value-type="percentage" office:value="0.414861878618696" calcext:value-type="percentage">
            <text:p>41.49%</text:p>
          </table:table-cell>
          <table:table-cell table:formula="of:=[.K81]/[.H81]" office:value-type="percentage" office:value="0.754764063155669" calcext:value-type="percentage">
            <text:p>75.48%</text:p>
          </table:table-cell>
        </table:table-row>
        <table:table-row table:style-name="ro1">
          <table:table-cell office:value-type="string" calcext:value-type="string">
            <text:p>KP2D_1000_9</text:p>
          </table:table-cell>
          <table:table-cell/>
          <table:table-cell table:formula="of:=['results-t1-c1'.B81]" office:value-type="float" office:value="323.43" calcext:value-type="float">
            <text:p>323.43</text:p>
          </table:table-cell>
          <table:table-cell table:formula="of:=['results-t1-c2'.B81]" office:value-type="float" office:value="488.51" calcext:value-type="float">
            <text:p>488.51</text:p>
          </table:table-cell>
          <table:table-cell table:formula="of:=['results-t2-c1'.B81]" office:value-type="float" office:value="290.96" calcext:value-type="float">
            <text:p>290.96</text:p>
          </table:table-cell>
          <table:table-cell table:formula="of:=['results-t2-split'.B81]" office:value-type="float" office:value="307.22" calcext:value-type="float">
            <text:p>307.22</text:p>
          </table:table-cell>
          <table:table-cell/>
          <table:table-cell table:formula="of:=['results-t1-c1'.C81]" office:value-type="float" office:value="323.274" calcext:value-type="float">
            <text:p>323.274</text:p>
          </table:table-cell>
          <table:table-cell table:formula="of:=['results-t1-c2'.C81]" office:value-type="float" office:value="322.188" calcext:value-type="float">
            <text:p>322.188</text:p>
          </table:table-cell>
          <table:table-cell table:formula="of:=['results-t2-c1'.C81]" office:value-type="float" office:value="145.494" calcext:value-type="float">
            <text:p>145.494</text:p>
          </table:table-cell>
          <table:table-cell table:formula="of:=['results-t2-split'.C81]" office:value-type="float" office:value="251.601" calcext:value-type="float">
            <text:p>251.601</text:p>
          </table:table-cell>
          <table:table-cell/>
          <table:table-cell table:formula="of:=[.I82]/[.H82]" office:value-type="percentage" office:value="0.996640620649975" calcext:value-type="percentage">
            <text:p>99.66%</text:p>
          </table:table-cell>
          <table:table-cell table:formula="of:=[.J82]/[.H82]" office:value-type="percentage" office:value="0.450064032368826" calcext:value-type="percentage">
            <text:p>45.01%</text:p>
          </table:table-cell>
          <table:table-cell table:formula="of:=[.J82]/[.I82]" office:value-type="percentage" office:value="0.451581064471675" calcext:value-type="percentage">
            <text:p>45.16%</text:p>
          </table:table-cell>
          <table:table-cell table:formula="of:=[.K82]/[.H82]" office:value-type="percentage" office:value="0.778290242951799" calcext:value-type="percentage">
            <text:p>77.83%</text:p>
          </table:table-cell>
        </table:table-row>
        <table:table-row table:style-name="ro1">
          <table:table-cell office:value-type="string" calcext:value-type="string">
            <text:p>KP2D_100_1</text:p>
          </table:table-cell>
          <table:table-cell/>
          <table:table-cell table:formula="of:=['results-t1-c1'.B82]" office:value-type="float" office:value="9.49" calcext:value-type="float">
            <text:p>9.49</text:p>
          </table:table-cell>
          <table:table-cell table:formula="of:=['results-t1-c2'.B82]" office:value-type="float" office:value="14.87" calcext:value-type="float">
            <text:p>14.87</text:p>
          </table:table-cell>
          <table:table-cell table:formula="of:=['results-t2-c1'.B82]" office:value-type="float" office:value="10.23" calcext:value-type="float">
            <text:p>10.23</text:p>
          </table:table-cell>
          <table:table-cell table:formula="of:=['results-t2-split'.B82]" office:value-type="float" office:value="9.08" calcext:value-type="float">
            <text:p>9.08</text:p>
          </table:table-cell>
          <table:table-cell/>
          <table:table-cell table:formula="of:=['results-t1-c1'.C82]" office:value-type="float" office:value="9.491" calcext:value-type="float">
            <text:p>9.491</text:p>
          </table:table-cell>
          <table:table-cell table:formula="of:=['results-t1-c2'.C82]" office:value-type="float" office:value="7.96" calcext:value-type="float">
            <text:p>7.96</text:p>
          </table:table-cell>
          <table:table-cell table:formula="of:=['results-t2-c1'.C82]" office:value-type="float" office:value="5.19" calcext:value-type="float">
            <text:p>5.19</text:p>
          </table:table-cell>
          <table:table-cell table:formula="of:=['results-t2-split'.C82]" office:value-type="float" office:value="8.305" calcext:value-type="float">
            <text:p>8.305</text:p>
          </table:table-cell>
          <table:table-cell/>
          <table:table-cell table:formula="of:=[.I83]/[.H83]" office:value-type="percentage" office:value="0.838689284585397" calcext:value-type="percentage">
            <text:p>83.87%</text:p>
          </table:table-cell>
          <table:table-cell table:formula="of:=[.J83]/[.H83]" office:value-type="percentage" office:value="0.546833842587715" calcext:value-type="percentage">
            <text:p>54.68%</text:p>
          </table:table-cell>
          <table:table-cell table:formula="of:=[.J83]/[.I83]" office:value-type="percentage" office:value="0.652010050251256" calcext:value-type="percentage">
            <text:p>65.20%</text:p>
          </table:table-cell>
          <table:table-cell table:formula="of:=[.K83]/[.H83]" office:value-type="percentage" office:value="0.875039511115794" calcext:value-type="percentage">
            <text:p>87.50%</text:p>
          </table:table-cell>
        </table:table-row>
        <table:table-row table:style-name="ro1">
          <table:table-cell office:value-type="string" calcext:value-type="string">
            <text:p>KP2D_100_10</text:p>
          </table:table-cell>
          <table:table-cell/>
          <table:table-cell table:formula="of:=['results-t1-c1'.B83]" office:value-type="float" office:value="2.89" calcext:value-type="float">
            <text:p>2.89</text:p>
          </table:table-cell>
          <table:table-cell table:formula="of:=['results-t1-c2'.B83]" office:value-type="float" office:value="5.04" calcext:value-type="float">
            <text:p>5.04</text:p>
          </table:table-cell>
          <table:table-cell table:formula="of:=['results-t2-c1'.B83]" office:value-type="float" office:value="2.87" calcext:value-type="float">
            <text:p>2.87</text:p>
          </table:table-cell>
          <table:table-cell table:formula="of:=['results-t2-split'.B83]" office:value-type="float" office:value="2.8" calcext:value-type="float">
            <text:p>2.8</text:p>
          </table:table-cell>
          <table:table-cell/>
          <table:table-cell table:formula="of:=['results-t1-c1'.C83]" office:value-type="float" office:value="2.885" calcext:value-type="float">
            <text:p>2.885</text:p>
          </table:table-cell>
          <table:table-cell table:formula="of:=['results-t1-c2'.C83]" office:value-type="float" office:value="2.958" calcext:value-type="float">
            <text:p>2.958</text:p>
          </table:table-cell>
          <table:table-cell table:formula="of:=['results-t2-c1'.C83]" office:value-type="float" office:value="1.454" calcext:value-type="float">
            <text:p>1.454</text:p>
          </table:table-cell>
          <table:table-cell table:formula="of:=['results-t2-split'.C83]" office:value-type="float" office:value="1.85" calcext:value-type="float">
            <text:p>1.85</text:p>
          </table:table-cell>
          <table:table-cell/>
          <table:table-cell table:formula="of:=[.I84]/[.H84]" office:value-type="percentage" office:value="1.02530329289428" calcext:value-type="percentage">
            <text:p>102.53%</text:p>
          </table:table-cell>
          <table:table-cell table:formula="of:=[.J84]/[.H84]" office:value-type="percentage" office:value="0.503986135181976" calcext:value-type="percentage">
            <text:p>50.40%</text:p>
          </table:table-cell>
          <table:table-cell table:formula="of:=[.J84]/[.I84]" office:value-type="percentage" office:value="0.491548343475321" calcext:value-type="percentage">
            <text:p>49.15%</text:p>
          </table:table-cell>
          <table:table-cell table:formula="of:=[.K84]/[.H84]" office:value-type="percentage" office:value="0.641247833622184" calcext:value-type="percentage">
            <text:p>64.12%</text:p>
          </table:table-cell>
        </table:table-row>
        <table:table-row table:style-name="ro1">
          <table:table-cell office:value-type="string" calcext:value-type="string">
            <text:p>KP2D_100_2</text:p>
          </table:table-cell>
          <table:table-cell/>
          <table:table-cell table:formula="of:=['results-t1-c1'.B84]" office:value-type="float" office:value="5.43" calcext:value-type="float">
            <text:p>5.43</text:p>
          </table:table-cell>
          <table:table-cell table:formula="of:=['results-t1-c2'.B84]" office:value-type="float" office:value="9.81" calcext:value-type="float">
            <text:p>9.81</text:p>
          </table:table-cell>
          <table:table-cell table:formula="of:=['results-t2-c1'.B84]" office:value-type="float" office:value="5.54" calcext:value-type="float">
            <text:p>5.54</text:p>
          </table:table-cell>
          <table:table-cell table:formula="of:=['results-t2-split'.B84]" office:value-type="float" office:value="5.22" calcext:value-type="float">
            <text:p>5.22</text:p>
          </table:table-cell>
          <table:table-cell/>
          <table:table-cell table:formula="of:=['results-t1-c1'.C84]" office:value-type="float" office:value="5.426" calcext:value-type="float">
            <text:p>5.426</text:p>
          </table:table-cell>
          <table:table-cell table:formula="of:=['results-t1-c2'.C84]" office:value-type="float" office:value="5.503" calcext:value-type="float">
            <text:p>5.503</text:p>
          </table:table-cell>
          <table:table-cell table:formula="of:=['results-t2-c1'.C84]" office:value-type="float" office:value="2.783" calcext:value-type="float">
            <text:p>2.783</text:p>
          </table:table-cell>
          <table:table-cell table:formula="of:=['results-t2-split'.C84]" office:value-type="float" office:value="3.318" calcext:value-type="float">
            <text:p>3.318</text:p>
          </table:table-cell>
          <table:table-cell/>
          <table:table-cell table:formula="of:=[.I85]/[.H85]" office:value-type="percentage" office:value="1.014190932547" calcext:value-type="percentage">
            <text:p>101.42%</text:p>
          </table:table-cell>
          <table:table-cell table:formula="of:=[.J85]/[.H85]" office:value-type="percentage" office:value="0.512900847769996" calcext:value-type="percentage">
            <text:p>51.29%</text:p>
          </table:table-cell>
          <table:table-cell table:formula="of:=[.J85]/[.I85]" office:value-type="percentage" office:value="0.505724150463384" calcext:value-type="percentage">
            <text:p>50.57%</text:p>
          </table:table-cell>
          <table:table-cell table:formula="of:=[.K85]/[.H85]" office:value-type="percentage" office:value="0.611500184297825" calcext:value-type="percentage">
            <text:p>61.15%</text:p>
          </table:table-cell>
        </table:table-row>
        <table:table-row table:style-name="ro1">
          <table:table-cell office:value-type="string" calcext:value-type="string">
            <text:p>KP2D_100_3</text:p>
          </table:table-cell>
          <table:table-cell/>
          <table:table-cell table:formula="of:=['results-t1-c1'.B85]" office:value-type="float" office:value="4.37" calcext:value-type="float">
            <text:p>4.37</text:p>
          </table:table-cell>
          <table:table-cell table:formula="of:=['results-t1-c2'.B85]" office:value-type="float" office:value="7.74" calcext:value-type="float">
            <text:p>7.74</text:p>
          </table:table-cell>
          <table:table-cell table:formula="of:=['results-t2-c1'.B85]" office:value-type="float" office:value="4.26" calcext:value-type="float">
            <text:p>4.26</text:p>
          </table:table-cell>
          <table:table-cell table:formula="of:=['results-t2-split'.B85]" office:value-type="float" office:value="4.28" calcext:value-type="float">
            <text:p>4.28</text:p>
          </table:table-cell>
          <table:table-cell/>
          <table:table-cell table:formula="of:=['results-t1-c1'.C85]" office:value-type="float" office:value="4.37" calcext:value-type="float">
            <text:p>4.37</text:p>
          </table:table-cell>
          <table:table-cell table:formula="of:=['results-t1-c2'.C85]" office:value-type="float" office:value="4.425" calcext:value-type="float">
            <text:p>4.425</text:p>
          </table:table-cell>
          <table:table-cell table:formula="of:=['results-t2-c1'.C85]" office:value-type="float" office:value="2.145" calcext:value-type="float">
            <text:p>2.145</text:p>
          </table:table-cell>
          <table:table-cell table:formula="of:=['results-t2-split'.C85]" office:value-type="float" office:value="2.833" calcext:value-type="float">
            <text:p>2.833</text:p>
          </table:table-cell>
          <table:table-cell/>
          <table:table-cell table:formula="of:=[.I86]/[.H86]" office:value-type="percentage" office:value="1.01258581235698" calcext:value-type="percentage">
            <text:p>101.26%</text:p>
          </table:table-cell>
          <table:table-cell table:formula="of:=[.J86]/[.H86]" office:value-type="percentage" office:value="0.490846681922197" calcext:value-type="percentage">
            <text:p>49.08%</text:p>
          </table:table-cell>
          <table:table-cell table:formula="of:=[.J86]/[.I86]" office:value-type="percentage" office:value="0.484745762711864" calcext:value-type="percentage">
            <text:p>48.47%</text:p>
          </table:table-cell>
          <table:table-cell table:formula="of:=[.K86]/[.H86]" office:value-type="percentage" office:value="0.648283752860412" calcext:value-type="percentage">
            <text:p>64.83%</text:p>
          </table:table-cell>
        </table:table-row>
        <table:table-row table:style-name="ro1">
          <table:table-cell office:value-type="string" calcext:value-type="string">
            <text:p>KP2D_100_4</text:p>
          </table:table-cell>
          <table:table-cell/>
          <table:table-cell table:formula="of:=['results-t1-c1'.B86]" office:value-type="float" office:value="2.61" calcext:value-type="float">
            <text:p>2.61</text:p>
          </table:table-cell>
          <table:table-cell table:formula="of:=['results-t1-c2'.B86]" office:value-type="float" office:value="4.8" calcext:value-type="float">
            <text:p>4.8</text:p>
          </table:table-cell>
          <table:table-cell table:formula="of:=['results-t2-c1'.B86]" office:value-type="float" office:value="2.63" calcext:value-type="float">
            <text:p>2.63</text:p>
          </table:table-cell>
          <table:table-cell table:formula="of:=['results-t2-split'.B86]" office:value-type="float" office:value="2.52" calcext:value-type="float">
            <text:p>2.52</text:p>
          </table:table-cell>
          <table:table-cell/>
          <table:table-cell table:formula="of:=['results-t1-c1'.C86]" office:value-type="float" office:value="2.605" calcext:value-type="float">
            <text:p>2.605</text:p>
          </table:table-cell>
          <table:table-cell table:formula="of:=['results-t1-c2'.C86]" office:value-type="float" office:value="2.775" calcext:value-type="float">
            <text:p>2.775</text:p>
          </table:table-cell>
          <table:table-cell table:formula="of:=['results-t2-c1'.C86]" office:value-type="float" office:value="1.337" calcext:value-type="float">
            <text:p>1.337</text:p>
          </table:table-cell>
          <table:table-cell table:formula="of:=['results-t2-split'.C86]" office:value-type="float" office:value="2.059" calcext:value-type="float">
            <text:p>2.059</text:p>
          </table:table-cell>
          <table:table-cell/>
          <table:table-cell table:formula="of:=[.I87]/[.H87]" office:value-type="percentage" office:value="1.06525911708253" calcext:value-type="percentage">
            <text:p>106.53%</text:p>
          </table:table-cell>
          <table:table-cell table:formula="of:=[.J87]/[.H87]" office:value-type="percentage" office:value="0.513243761996161" calcext:value-type="percentage">
            <text:p>51.32%</text:p>
          </table:table-cell>
          <table:table-cell table:formula="of:=[.J87]/[.I87]" office:value-type="percentage" office:value="0.481801801801802" calcext:value-type="percentage">
            <text:p>48.18%</text:p>
          </table:table-cell>
          <table:table-cell table:formula="of:=[.K87]/[.H87]" office:value-type="percentage" office:value="0.790403071017275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KP2D_100_5</text:p>
          </table:table-cell>
          <table:table-cell/>
          <table:table-cell table:formula="of:=['results-t1-c1'.B87]" office:value-type="float" office:value="2.21" calcext:value-type="float">
            <text:p>2.21</text:p>
          </table:table-cell>
          <table:table-cell table:formula="of:=['results-t1-c2'.B87]" office:value-type="float" office:value="3.97" calcext:value-type="float">
            <text:p>3.97</text:p>
          </table:table-cell>
          <table:table-cell table:formula="of:=['results-t2-c1'.B87]" office:value-type="float" office:value="2.1" calcext:value-type="float">
            <text:p>2.1</text:p>
          </table:table-cell>
          <table:table-cell table:formula="of:=['results-t2-split'.B87]" office:value-type="float" office:value="2.15" calcext:value-type="float">
            <text:p>2.15</text:p>
          </table:table-cell>
          <table:table-cell/>
          <table:table-cell table:formula="of:=['results-t1-c1'.C87]" office:value-type="float" office:value="2.209" calcext:value-type="float">
            <text:p>2.209</text:p>
          </table:table-cell>
          <table:table-cell table:formula="of:=['results-t1-c2'.C87]" office:value-type="float" office:value="2.226" calcext:value-type="float">
            <text:p>2.226</text:p>
          </table:table-cell>
          <table:table-cell table:formula="of:=['results-t2-c1'.C87]" office:value-type="float" office:value="1.085" calcext:value-type="float">
            <text:p>1.085</text:p>
          </table:table-cell>
          <table:table-cell table:formula="of:=['results-t2-split'.C87]" office:value-type="float" office:value="1.812" calcext:value-type="float">
            <text:p>1.812</text:p>
          </table:table-cell>
          <table:table-cell/>
          <table:table-cell table:formula="of:=[.I88]/[.H88]" office:value-type="percentage" office:value="1.0076957899502" calcext:value-type="percentage">
            <text:p>100.77%</text:p>
          </table:table-cell>
          <table:table-cell table:formula="of:=[.J88]/[.H88]" office:value-type="percentage" office:value="0.49117247623359" calcext:value-type="percentage">
            <text:p>49.12%</text:p>
          </table:table-cell>
          <table:table-cell table:formula="of:=[.J88]/[.I88]" office:value-type="percentage" office:value="0.487421383647799" calcext:value-type="percentage">
            <text:p>48.74%</text:p>
          </table:table-cell>
          <table:table-cell table:formula="of:=[.K88]/[.H88]" office:value-type="percentage" office:value="0.820280669986419" calcext:value-type="percentage">
            <text:p>82.03%</text:p>
          </table:table-cell>
        </table:table-row>
        <table:table-row table:style-name="ro1">
          <table:table-cell office:value-type="string" calcext:value-type="string">
            <text:p>KP2D_100_6</text:p>
          </table:table-cell>
          <table:table-cell/>
          <table:table-cell table:formula="of:=['results-t1-c1'.B88]" office:value-type="float" office:value="7.14" calcext:value-type="float">
            <text:p>7.14</text:p>
          </table:table-cell>
          <table:table-cell table:formula="of:=['results-t1-c2'.B88]" office:value-type="float" office:value="12.86" calcext:value-type="float">
            <text:p>12.86</text:p>
          </table:table-cell>
          <table:table-cell table:formula="of:=['results-t2-c1'.B88]" office:value-type="float" office:value="7.39" calcext:value-type="float">
            <text:p>7.39</text:p>
          </table:table-cell>
          <table:table-cell table:formula="of:=['results-t2-split'.B88]" office:value-type="float" office:value="6.9" calcext:value-type="float">
            <text:p>6.9</text:p>
          </table:table-cell>
          <table:table-cell/>
          <table:table-cell table:formula="of:=['results-t1-c1'.C88]" office:value-type="float" office:value="7.134" calcext:value-type="float">
            <text:p>7.134</text:p>
          </table:table-cell>
          <table:table-cell table:formula="of:=['results-t1-c2'.C88]" office:value-type="float" office:value="7.073" calcext:value-type="float">
            <text:p>7.073</text:p>
          </table:table-cell>
          <table:table-cell table:formula="of:=['results-t2-c1'.C88]" office:value-type="float" office:value="3.738" calcext:value-type="float">
            <text:p>3.738</text:p>
          </table:table-cell>
          <table:table-cell table:formula="of:=['results-t2-split'.C88]" office:value-type="float" office:value="5.504" calcext:value-type="float">
            <text:p>5.504</text:p>
          </table:table-cell>
          <table:table-cell/>
          <table:table-cell table:formula="of:=[.I89]/[.H89]" office:value-type="percentage" office:value="0.991449397252593" calcext:value-type="percentage">
            <text:p>99.14%</text:p>
          </table:table-cell>
          <table:table-cell table:formula="of:=[.J89]/[.H89]" office:value-type="percentage" office:value="0.523969722455845" calcext:value-type="percentage">
            <text:p>52.40%</text:p>
          </table:table-cell>
          <table:table-cell table:formula="of:=[.J89]/[.I89]" office:value-type="percentage" office:value="0.528488618690796" calcext:value-type="percentage">
            <text:p>52.85%</text:p>
          </table:table-cell>
          <table:table-cell table:formula="of:=[.K89]/[.H89]" office:value-type="percentage" office:value="0.771516680684048" calcext:value-type="percentage">
            <text:p>77.15%</text:p>
          </table:table-cell>
        </table:table-row>
        <table:table-row table:style-name="ro1">
          <table:table-cell office:value-type="string" calcext:value-type="string">
            <text:p>KP2D_100_7</text:p>
          </table:table-cell>
          <table:table-cell/>
          <table:table-cell table:formula="of:=['results-t1-c1'.B89]" office:value-type="float" office:value="7.31" calcext:value-type="float">
            <text:p>7.31</text:p>
          </table:table-cell>
          <table:table-cell table:formula="of:=['results-t1-c2'.B89]" office:value-type="float" office:value="13.15" calcext:value-type="float">
            <text:p>13.15</text:p>
          </table:table-cell>
          <table:table-cell table:formula="of:=['results-t2-c1'.B89]" office:value-type="float" office:value="7.29" calcext:value-type="float">
            <text:p>7.29</text:p>
          </table:table-cell>
          <table:table-cell table:formula="of:=['results-t2-split'.B89]" office:value-type="float" office:value="7.13" calcext:value-type="float">
            <text:p>7.13</text:p>
          </table:table-cell>
          <table:table-cell/>
          <table:table-cell table:formula="of:=['results-t1-c1'.C89]" office:value-type="float" office:value="7.308" calcext:value-type="float">
            <text:p>7.308</text:p>
          </table:table-cell>
          <table:table-cell table:formula="of:=['results-t1-c2'.C89]" office:value-type="float" office:value="7.192" calcext:value-type="float">
            <text:p>7.192</text:p>
          </table:table-cell>
          <table:table-cell table:formula="of:=['results-t2-c1'.C89]" office:value-type="float" office:value="3.68" calcext:value-type="float">
            <text:p>3.68</text:p>
          </table:table-cell>
          <table:table-cell table:formula="of:=['results-t2-split'.C89]" office:value-type="float" office:value="4.85" calcext:value-type="float">
            <text:p>4.85</text:p>
          </table:table-cell>
          <table:table-cell/>
          <table:table-cell table:formula="of:=[.I90]/[.H90]" office:value-type="percentage" office:value="0.984126984126984" calcext:value-type="percentage">
            <text:p>98.41%</text:p>
          </table:table-cell>
          <table:table-cell table:formula="of:=[.J90]/[.H90]" office:value-type="percentage" office:value="0.503557744937055" calcext:value-type="percentage">
            <text:p>50.36%</text:p>
          </table:table-cell>
          <table:table-cell table:formula="of:=[.J90]/[.I90]" office:value-type="percentage" office:value="0.511679644048943" calcext:value-type="percentage">
            <text:p>51.17%</text:p>
          </table:table-cell>
          <table:table-cell table:formula="of:=[.K90]/[.H90]" office:value-type="percentage" office:value="0.663656267104543" calcext:value-type="percentage">
            <text:p>66.37%</text:p>
          </table:table-cell>
        </table:table-row>
        <table:table-row table:style-name="ro1">
          <table:table-cell office:value-type="string" calcext:value-type="string">
            <text:p>KP2D_100_8</text:p>
          </table:table-cell>
          <table:table-cell/>
          <table:table-cell table:formula="of:=['results-t1-c1'.B90]" office:value-type="float" office:value="5.8" calcext:value-type="float">
            <text:p>5.8</text:p>
          </table:table-cell>
          <table:table-cell table:formula="of:=['results-t1-c2'.B90]" office:value-type="float" office:value="9.26" calcext:value-type="float">
            <text:p>9.26</text:p>
          </table:table-cell>
          <table:table-cell table:formula="of:=['results-t2-c1'.B90]" office:value-type="float" office:value="5.54" calcext:value-type="float">
            <text:p>5.54</text:p>
          </table:table-cell>
          <table:table-cell table:formula="of:=['results-t2-split'.B90]" office:value-type="float" office:value="5.69" calcext:value-type="float">
            <text:p>5.69</text:p>
          </table:table-cell>
          <table:table-cell/>
          <table:table-cell table:formula="of:=['results-t1-c1'.C90]" office:value-type="float" office:value="5.797" calcext:value-type="float">
            <text:p>5.797</text:p>
          </table:table-cell>
          <table:table-cell table:formula="of:=['results-t1-c2'.C90]" office:value-type="float" office:value="5.063" calcext:value-type="float">
            <text:p>5.063</text:p>
          </table:table-cell>
          <table:table-cell table:formula="of:=['results-t2-c1'.C90]" office:value-type="float" office:value="2.771" calcext:value-type="float">
            <text:p>2.771</text:p>
          </table:table-cell>
          <table:table-cell table:formula="of:=['results-t2-split'.C90]" office:value-type="float" office:value="3.182" calcext:value-type="float">
            <text:p>3.182</text:p>
          </table:table-cell>
          <table:table-cell/>
          <table:table-cell table:formula="of:=[.I91]/[.H91]" office:value-type="percentage" office:value="0.873382784198724" calcext:value-type="percentage">
            <text:p>87.34%</text:p>
          </table:table-cell>
          <table:table-cell table:formula="of:=[.J91]/[.H91]" office:value-type="percentage" office:value="0.478005865102639" calcext:value-type="percentage">
            <text:p>47.80%</text:p>
          </table:table-cell>
          <table:table-cell table:formula="of:=[.J91]/[.I91]" office:value-type="percentage" office:value="0.547303969978274" calcext:value-type="percentage">
            <text:p>54.73%</text:p>
          </table:table-cell>
          <table:table-cell table:formula="of:=[.K91]/[.H91]" office:value-type="percentage" office:value="0.548904605830602" calcext:value-type="percentage">
            <text:p>54.89%</text:p>
          </table:table-cell>
        </table:table-row>
        <table:table-row table:style-name="ro1">
          <table:table-cell office:value-type="string" calcext:value-type="string">
            <text:p>KP2D_100_9</text:p>
          </table:table-cell>
          <table:table-cell/>
          <table:table-cell table:formula="of:=['results-t1-c1'.B91]" office:value-type="float" office:value="3.11" calcext:value-type="float">
            <text:p>3.11</text:p>
          </table:table-cell>
          <table:table-cell table:formula="of:=['results-t1-c2'.B91]" office:value-type="float" office:value="5.59" calcext:value-type="float">
            <text:p>5.59</text:p>
          </table:table-cell>
          <table:table-cell table:formula="of:=['results-t2-c1'.B91]" office:value-type="float" office:value="3.39" calcext:value-type="float">
            <text:p>3.39</text:p>
          </table:table-cell>
          <table:table-cell table:formula="of:=['results-t2-split'.B91]" office:value-type="float" office:value="3" calcext:value-type="float">
            <text:p>3</text:p>
          </table:table-cell>
          <table:table-cell/>
          <table:table-cell table:formula="of:=['results-t1-c1'.C91]" office:value-type="float" office:value="3.11" calcext:value-type="float">
            <text:p>3.11</text:p>
          </table:table-cell>
          <table:table-cell table:formula="of:=['results-t1-c2'.C91]" office:value-type="float" office:value="3.136" calcext:value-type="float">
            <text:p>3.136</text:p>
          </table:table-cell>
          <table:table-cell table:formula="of:=['results-t2-c1'.C91]" office:value-type="float" office:value="1.732" calcext:value-type="float">
            <text:p>1.732</text:p>
          </table:table-cell>
          <table:table-cell table:formula="of:=['results-t2-split'.C91]" office:value-type="float" office:value="2.334" calcext:value-type="float">
            <text:p>2.334</text:p>
          </table:table-cell>
          <table:table-cell/>
          <table:table-cell table:formula="of:=[.I92]/[.H92]" office:value-type="percentage" office:value="1.00836012861736" calcext:value-type="percentage">
            <text:p>100.84%</text:p>
          </table:table-cell>
          <table:table-cell table:formula="of:=[.J92]/[.H92]" office:value-type="percentage" office:value="0.556913183279743" calcext:value-type="percentage">
            <text:p>55.69%</text:p>
          </table:table-cell>
          <table:table-cell table:formula="of:=[.J92]/[.I92]" office:value-type="percentage" office:value="0.552295918367347" calcext:value-type="percentage">
            <text:p>55.23%</text:p>
          </table:table-cell>
          <table:table-cell table:formula="of:=[.K92]/[.H92]" office:value-type="percentage" office:value="0.75048231511254" calcext:value-type="percentage">
            <text:p>75.05%</text:p>
          </table:table-cell>
        </table:table-row>
        <table:table-row table:style-name="ro1">
          <table:table-cell office:value-type="string" calcext:value-type="string">
            <text:p>KP2D_2000_1</text:p>
          </table:table-cell>
          <table:table-cell/>
          <table:table-cell table:formula="of:=['results-t1-c1'.B92]" office:value-type="float" office:value="1074.99" calcext:value-type="float">
            <text:p>1074.99</text:p>
          </table:table-cell>
          <table:table-cell table:formula="of:=['results-t1-c2'.B92]" office:value-type="float" office:value="1387.14" calcext:value-type="float">
            <text:p>1387.14</text:p>
          </table:table-cell>
          <table:table-cell table:formula="of:=['results-t2-c1'.B92]" office:value-type="float" office:value="902.46" calcext:value-type="float">
            <text:p>902.46</text:p>
          </table:table-cell>
          <table:table-cell table:formula="of:=['results-t2-split'.B92]" office:value-type="float" office:value="1012.18" calcext:value-type="float">
            <text:p>1012.18</text:p>
          </table:table-cell>
          <table:table-cell/>
          <table:table-cell table:formula="of:=['results-t1-c1'.C92]" office:value-type="float" office:value="1074.467" calcext:value-type="float">
            <text:p>1074.467</text:p>
          </table:table-cell>
          <table:table-cell table:formula="of:=['results-t1-c2'.C92]" office:value-type="float" office:value="1038.821" calcext:value-type="float">
            <text:p>1038.821</text:p>
          </table:table-cell>
          <table:table-cell table:formula="of:=['results-t2-c1'.C92]" office:value-type="float" office:value="451.149" calcext:value-type="float">
            <text:p>451.149</text:p>
          </table:table-cell>
          <table:table-cell table:formula="of:=['results-t2-split'.C92]" office:value-type="float" office:value="862.964" calcext:value-type="float">
            <text:p>862.964</text:p>
          </table:table-cell>
          <table:table-cell/>
          <table:table-cell table:formula="of:=[.I93]/[.H93]" office:value-type="percentage" office:value="0.966824481347496" calcext:value-type="percentage">
            <text:p>96.68%</text:p>
          </table:table-cell>
          <table:table-cell table:formula="of:=[.J93]/[.H93]" office:value-type="percentage" office:value="0.419881671563668" calcext:value-type="percentage">
            <text:p>41.99%</text:p>
          </table:table-cell>
          <table:table-cell table:formula="of:=[.J93]/[.I93]" office:value-type="percentage" office:value="0.434289449289146" calcext:value-type="percentage">
            <text:p>43.43%</text:p>
          </table:table-cell>
          <table:table-cell table:formula="of:=[.K93]/[.H93]" office:value-type="percentage" office:value="0.803155424968845" calcext:value-type="percentage">
            <text:p>80.32%</text:p>
          </table:table-cell>
        </table:table-row>
        <table:table-row table:style-name="ro1">
          <table:table-cell office:value-type="string" calcext:value-type="string">
            <text:p>KP2D_2000_10</text:p>
          </table:table-cell>
          <table:table-cell/>
          <table:table-cell table:formula="of:=['results-t1-c1'.B93]" office:value-type="float" office:value="938.63" calcext:value-type="float">
            <text:p>938.63</text:p>
          </table:table-cell>
          <table:table-cell table:formula="of:=['results-t1-c2'.B93]" office:value-type="float" office:value="1212.39" calcext:value-type="float">
            <text:p>1212.39</text:p>
          </table:table-cell>
          <table:table-cell table:formula="of:=['results-t2-c1'.B93]" office:value-type="float" office:value="776.74" calcext:value-type="float">
            <text:p>776.74</text:p>
          </table:table-cell>
          <table:table-cell table:formula="of:=['results-t2-split'.B93]" office:value-type="float" office:value="886.47" calcext:value-type="float">
            <text:p>886.47</text:p>
          </table:table-cell>
          <table:table-cell/>
          <table:table-cell table:formula="of:=['results-t1-c1'.C93]" office:value-type="float" office:value="938.175" calcext:value-type="float">
            <text:p>938.175</text:p>
          </table:table-cell>
          <table:table-cell table:formula="of:=['results-t1-c2'.C93]" office:value-type="float" office:value="920.079" calcext:value-type="float">
            <text:p>920.079</text:p>
          </table:table-cell>
          <table:table-cell table:formula="of:=['results-t2-c1'.C93]" office:value-type="float" office:value="388.339" calcext:value-type="float">
            <text:p>388.339</text:p>
          </table:table-cell>
          <table:table-cell table:formula="of:=['results-t2-split'.C93]" office:value-type="float" office:value="772.111" calcext:value-type="float">
            <text:p>772.111</text:p>
          </table:table-cell>
          <table:table-cell/>
          <table:table-cell table:formula="of:=[.I94]/[.H94]" office:value-type="percentage" office:value="0.980711487728835" calcext:value-type="percentage">
            <text:p>98.07%</text:p>
          </table:table-cell>
          <table:table-cell table:formula="of:=[.J94]/[.H94]" office:value-type="percentage" office:value="0.413930236896101" calcext:value-type="percentage">
            <text:p>41.39%</text:p>
          </table:table-cell>
          <table:table-cell table:formula="of:=[.J94]/[.I94]" office:value-type="percentage" office:value="0.422071365610996" calcext:value-type="percentage">
            <text:p>42.21%</text:p>
          </table:table-cell>
          <table:table-cell table:formula="of:=[.K94]/[.H94]" office:value-type="percentage" office:value="0.822992512057985" calcext:value-type="percentage">
            <text:p>82.30%</text:p>
          </table:table-cell>
        </table:table-row>
        <table:table-row table:style-name="ro1">
          <table:table-cell office:value-type="string" calcext:value-type="string">
            <text:p>KP2D_2000_2</text:p>
          </table:table-cell>
          <table:table-cell/>
          <table:table-cell table:formula="of:=['results-t1-c1'.B94]" office:value-type="float" office:value="942.21" calcext:value-type="float">
            <text:p>942.21</text:p>
          </table:table-cell>
          <table:table-cell table:formula="of:=['results-t1-c2'.B94]" office:value-type="float" office:value="1225.35" calcext:value-type="float">
            <text:p>1225.35</text:p>
          </table:table-cell>
          <table:table-cell table:formula="of:=['results-t2-c1'.B94]" office:value-type="float" office:value="792.02" calcext:value-type="float">
            <text:p>792.02</text:p>
          </table:table-cell>
          <table:table-cell table:formula="of:=['results-t2-split'.B94]" office:value-type="float" office:value="892.87" calcext:value-type="float">
            <text:p>892.87</text:p>
          </table:table-cell>
          <table:table-cell/>
          <table:table-cell table:formula="of:=['results-t1-c1'.C94]" office:value-type="float" office:value="941.764" calcext:value-type="float">
            <text:p>941.764</text:p>
          </table:table-cell>
          <table:table-cell table:formula="of:=['results-t1-c2'.C94]" office:value-type="float" office:value="925.503" calcext:value-type="float">
            <text:p>925.503</text:p>
          </table:table-cell>
          <table:table-cell table:formula="of:=['results-t2-c1'.C94]" office:value-type="float" office:value="395.924" calcext:value-type="float">
            <text:p>395.924</text:p>
          </table:table-cell>
          <table:table-cell table:formula="of:=['results-t2-split'.C94]" office:value-type="float" office:value="751.683" calcext:value-type="float">
            <text:p>751.683</text:p>
          </table:table-cell>
          <table:table-cell/>
          <table:table-cell table:formula="of:=[.I95]/[.H95]" office:value-type="percentage" office:value="0.982733466133766" calcext:value-type="percentage">
            <text:p>98.27%</text:p>
          </table:table-cell>
          <table:table-cell table:formula="of:=[.J95]/[.H95]" office:value-type="percentage" office:value="0.420406811048203" calcext:value-type="percentage">
            <text:p>42.04%</text:p>
          </table:table-cell>
          <table:table-cell table:formula="of:=[.J95]/[.I95]" office:value-type="percentage" office:value="0.42779331887633" calcext:value-type="percentage">
            <text:p>42.78%</text:p>
          </table:table-cell>
          <table:table-cell table:formula="of:=[.K95]/[.H95]" office:value-type="percentage" office:value="0.798164933040549" calcext:value-type="percentage">
            <text:p>79.82%</text:p>
          </table:table-cell>
        </table:table-row>
        <table:table-row table:style-name="ro1">
          <table:table-cell office:value-type="string" calcext:value-type="string">
            <text:p>KP2D_2000_3</text:p>
          </table:table-cell>
          <table:table-cell/>
          <table:table-cell table:formula="of:=['results-t1-c1'.B95]" office:value-type="float" office:value="974.59" calcext:value-type="float">
            <text:p>974.59</text:p>
          </table:table-cell>
          <table:table-cell table:formula="of:=['results-t1-c2'.B95]" office:value-type="float" office:value="1241.97" calcext:value-type="float">
            <text:p>1241.97</text:p>
          </table:table-cell>
          <table:table-cell table:formula="of:=['results-t2-c1'.B95]" office:value-type="float" office:value="801.3" calcext:value-type="float">
            <text:p>801.3</text:p>
          </table:table-cell>
          <table:table-cell table:formula="of:=['results-t2-split'.B95]" office:value-type="float" office:value="919.7" calcext:value-type="float">
            <text:p>919.7</text:p>
          </table:table-cell>
          <table:table-cell/>
          <table:table-cell table:formula="of:=['results-t1-c1'.C95]" office:value-type="float" office:value="974.124" calcext:value-type="float">
            <text:p>974.124</text:p>
          </table:table-cell>
          <table:table-cell table:formula="of:=['results-t1-c2'.C95]" office:value-type="float" office:value="964.434" calcext:value-type="float">
            <text:p>964.434</text:p>
          </table:table-cell>
          <table:table-cell table:formula="of:=['results-t2-c1'.C95]" office:value-type="float" office:value="400.521" calcext:value-type="float">
            <text:p>400.521</text:p>
          </table:table-cell>
          <table:table-cell table:formula="of:=['results-t2-split'.C95]" office:value-type="float" office:value="782.023" calcext:value-type="float">
            <text:p>782.023</text:p>
          </table:table-cell>
          <table:table-cell/>
          <table:table-cell table:formula="of:=[.I96]/[.H96]" office:value-type="percentage" office:value="0.990052601106225" calcext:value-type="percentage">
            <text:p>99.01%</text:p>
          </table:table-cell>
          <table:table-cell table:formula="of:=[.J96]/[.H96]" office:value-type="percentage" office:value="0.4111601808394" calcext:value-type="percentage">
            <text:p>41.12%</text:p>
          </table:table-cell>
          <table:table-cell table:formula="of:=[.J96]/[.I96]" office:value-type="percentage" office:value="0.415291248545779" calcext:value-type="percentage">
            <text:p>41.53%</text:p>
          </table:table-cell>
          <table:table-cell table:formula="of:=[.K96]/[.H96]" office:value-type="percentage" office:value="0.802796153261802" calcext:value-type="percentage">
            <text:p>80.28%</text:p>
          </table:table-cell>
        </table:table-row>
        <table:table-row table:style-name="ro1">
          <table:table-cell office:value-type="string" calcext:value-type="string">
            <text:p>KP2D_2000_4</text:p>
          </table:table-cell>
          <table:table-cell/>
          <table:table-cell table:formula="of:=['results-t1-c1'.B96]" office:value-type="float" office:value="1021.86" calcext:value-type="float">
            <text:p>1021.86</text:p>
          </table:table-cell>
          <table:table-cell table:formula="of:=['results-t1-c2'.B96]" office:value-type="float" office:value="1373.54" calcext:value-type="float">
            <text:p>1373.54</text:p>
          </table:table-cell>
          <table:table-cell table:formula="of:=['results-t2-c1'.B96]" office:value-type="float" office:value="852.51" calcext:value-type="float">
            <text:p>852.51</text:p>
          </table:table-cell>
          <table:table-cell table:formula="of:=['results-t2-split'.B96]" office:value-type="float" office:value="970.11" calcext:value-type="float">
            <text:p>970.11</text:p>
          </table:table-cell>
          <table:table-cell/>
          <table:table-cell table:formula="of:=['results-t1-c1'.C96]" office:value-type="float" office:value="1021.365" calcext:value-type="float">
            <text:p>1021.365</text:p>
          </table:table-cell>
          <table:table-cell table:formula="of:=['results-t1-c2'.C96]" office:value-type="float" office:value="1027.542" calcext:value-type="float">
            <text:p>1027.542</text:p>
          </table:table-cell>
          <table:table-cell table:formula="of:=['results-t2-c1'.C96]" office:value-type="float" office:value="426.164" calcext:value-type="float">
            <text:p>426.164</text:p>
          </table:table-cell>
          <table:table-cell table:formula="of:=['results-t2-split'.C96]" office:value-type="float" office:value="801.291" calcext:value-type="float">
            <text:p>801.291</text:p>
          </table:table-cell>
          <table:table-cell/>
          <table:table-cell table:formula="of:=[.I97]/[.H97]" office:value-type="percentage" office:value="1.00604778898827" calcext:value-type="percentage">
            <text:p>100.60%</text:p>
          </table:table-cell>
          <table:table-cell table:formula="of:=[.J97]/[.H97]" office:value-type="percentage" office:value="0.417249465176504" calcext:value-type="percentage">
            <text:p>41.72%</text:p>
          </table:table-cell>
          <table:table-cell table:formula="of:=[.J97]/[.I97]" office:value-type="percentage" office:value="0.414741197926703" calcext:value-type="percentage">
            <text:p>41.47%</text:p>
          </table:table-cell>
          <table:table-cell table:formula="of:=[.K97]/[.H97]" office:value-type="percentage" office:value="0.784529526662848" calcext:value-type="percentage">
            <text:p>78.45%</text:p>
          </table:table-cell>
        </table:table-row>
        <table:table-row table:style-name="ro1">
          <table:table-cell office:value-type="string" calcext:value-type="string">
            <text:p>KP2D_2000_5</text:p>
          </table:table-cell>
          <table:table-cell/>
          <table:table-cell table:formula="of:=['results-t1-c1'.B97]" office:value-type="float" office:value="982.1" calcext:value-type="float">
            <text:p>982.1</text:p>
          </table:table-cell>
          <table:table-cell table:formula="of:=['results-t1-c2'.B97]" office:value-type="float" office:value="1293.57" calcext:value-type="float">
            <text:p>1293.57</text:p>
          </table:table-cell>
          <table:table-cell table:formula="of:=['results-t2-c1'.B97]" office:value-type="float" office:value="839.6" calcext:value-type="float">
            <text:p>839.6</text:p>
          </table:table-cell>
          <table:table-cell table:formula="of:=['results-t2-split'.B97]" office:value-type="float" office:value="933.77" calcext:value-type="float">
            <text:p>933.77</text:p>
          </table:table-cell>
          <table:table-cell/>
          <table:table-cell table:formula="of:=['results-t1-c1'.C97]" office:value-type="float" office:value="981.63" calcext:value-type="float">
            <text:p>981.63</text:p>
          </table:table-cell>
          <table:table-cell table:formula="of:=['results-t1-c2'.C97]" office:value-type="float" office:value="970.682" calcext:value-type="float">
            <text:p>970.682</text:p>
          </table:table-cell>
          <table:table-cell table:formula="of:=['results-t2-c1'.C97]" office:value-type="float" office:value="419.707" calcext:value-type="float">
            <text:p>419.707</text:p>
          </table:table-cell>
          <table:table-cell table:formula="of:=['results-t2-split'.C97]" office:value-type="float" office:value="752.928" calcext:value-type="float">
            <text:p>752.928</text:p>
          </table:table-cell>
          <table:table-cell/>
          <table:table-cell table:formula="of:=[.I98]/[.H98]" office:value-type="percentage" office:value="0.988847121624237" calcext:value-type="percentage">
            <text:p>98.88%</text:p>
          </table:table-cell>
          <table:table-cell table:formula="of:=[.J98]/[.H98]" office:value-type="percentage" office:value="0.42756130110123" calcext:value-type="percentage">
            <text:p>42.76%</text:p>
          </table:table-cell>
          <table:table-cell table:formula="of:=[.J98]/[.I98]" office:value-type="percentage" office:value="0.432383623060899" calcext:value-type="percentage">
            <text:p>43.24%</text:p>
          </table:table-cell>
          <table:table-cell table:formula="of:=[.K98]/[.H98]" office:value-type="percentage" office:value="0.767018122918004" calcext:value-type="percentage">
            <text:p>76.70%</text:p>
          </table:table-cell>
        </table:table-row>
        <table:table-row table:style-name="ro1">
          <table:table-cell office:value-type="string" calcext:value-type="string">
            <text:p>KP2D_2000_6</text:p>
          </table:table-cell>
          <table:table-cell/>
          <table:table-cell table:formula="of:=['results-t1-c1'.B98]" office:value-type="float" office:value="1193.72" calcext:value-type="float">
            <text:p>1193.72</text:p>
          </table:table-cell>
          <table:table-cell table:formula="of:=['results-t1-c2'.B98]" office:value-type="float" office:value="1580.69" calcext:value-type="float">
            <text:p>1580.69</text:p>
          </table:table-cell>
          <table:table-cell table:formula="of:=['results-t2-c1'.B98]" office:value-type="float" office:value="1041.21" calcext:value-type="float">
            <text:p>1041.21</text:p>
          </table:table-cell>
          <table:table-cell table:formula="of:=['results-t2-split'.B98]" office:value-type="float" office:value="1129.07" calcext:value-type="float">
            <text:p>1129.07</text:p>
          </table:table-cell>
          <table:table-cell/>
          <table:table-cell table:formula="of:=['results-t1-c1'.C98]" office:value-type="float" office:value="1193.143" calcext:value-type="float">
            <text:p>1193.143</text:p>
          </table:table-cell>
          <table:table-cell table:formula="of:=['results-t1-c2'.C98]" office:value-type="float" office:value="1171.306" calcext:value-type="float">
            <text:p>1171.306</text:p>
          </table:table-cell>
          <table:table-cell table:formula="of:=['results-t2-c1'.C98]" office:value-type="float" office:value="520.433" calcext:value-type="float">
            <text:p>520.433</text:p>
          </table:table-cell>
          <table:table-cell table:formula="of:=['results-t2-split'.C98]" office:value-type="float" office:value="957.507" calcext:value-type="float">
            <text:p>957.507</text:p>
          </table:table-cell>
          <table:table-cell/>
          <table:table-cell table:formula="of:=[.I99]/[.H99]" office:value-type="percentage" office:value="0.981697918858008" calcext:value-type="percentage">
            <text:p>98.17%</text:p>
          </table:table-cell>
          <table:table-cell table:formula="of:=[.J99]/[.H99]" office:value-type="percentage" office:value="0.436186609651986" calcext:value-type="percentage">
            <text:p>43.62%</text:p>
          </table:table-cell>
          <table:table-cell table:formula="of:=[.J99]/[.I99]" office:value-type="percentage" office:value="0.444318564064386" calcext:value-type="percentage">
            <text:p>44.43%</text:p>
          </table:table-cell>
          <table:table-cell table:formula="of:=[.K99]/[.H99]" office:value-type="percentage" office:value="0.802508165408505" calcext:value-type="percentage">
            <text:p>80.25%</text:p>
          </table:table-cell>
        </table:table-row>
        <table:table-row table:style-name="ro1">
          <table:table-cell office:value-type="string" calcext:value-type="string">
            <text:p>KP2D_2000_7</text:p>
          </table:table-cell>
          <table:table-cell/>
          <table:table-cell table:formula="of:=['results-t1-c1'.B99]" office:value-type="float" office:value="1067.23" calcext:value-type="float">
            <text:p>1067.23</text:p>
          </table:table-cell>
          <table:table-cell table:formula="of:=['results-t1-c2'.B99]" office:value-type="float" office:value="1411.32" calcext:value-type="float">
            <text:p>1411.32</text:p>
          </table:table-cell>
          <table:table-cell table:formula="of:=['results-t2-c1'.B99]" office:value-type="float" office:value="863.29" calcext:value-type="float">
            <text:p>863.29</text:p>
          </table:table-cell>
          <table:table-cell table:formula="of:=['results-t2-split'.B99]" office:value-type="float" office:value="1017.17" calcext:value-type="float">
            <text:p>1017.17</text:p>
          </table:table-cell>
          <table:table-cell/>
          <table:table-cell table:formula="of:=['results-t1-c1'.C99]" office:value-type="float" office:value="1066.809" calcext:value-type="float">
            <text:p>1066.809</text:p>
          </table:table-cell>
          <table:table-cell table:formula="of:=['results-t1-c2'.C99]" office:value-type="float" office:value="1068.602" calcext:value-type="float">
            <text:p>1068.602</text:p>
          </table:table-cell>
          <table:table-cell table:formula="of:=['results-t2-c1'.C99]" office:value-type="float" office:value="431.541" calcext:value-type="float">
            <text:p>431.541</text:p>
          </table:table-cell>
          <table:table-cell table:formula="of:=['results-t2-split'.C99]" office:value-type="float" office:value="875.69" calcext:value-type="float">
            <text:p>875.69</text:p>
          </table:table-cell>
          <table:table-cell/>
          <table:table-cell table:formula="of:=[.I100]/[.H100]" office:value-type="percentage" office:value="1.00168071322983" calcext:value-type="percentage">
            <text:p>100.17%</text:p>
          </table:table-cell>
          <table:table-cell table:formula="of:=[.J100]/[.H100]" office:value-type="percentage" office:value="0.404515709934956" calcext:value-type="percentage">
            <text:p>40.45%</text:p>
          </table:table-cell>
          <table:table-cell table:formula="of:=[.J100]/[.I100]" office:value-type="percentage" office:value="0.403836975787056" calcext:value-type="percentage">
            <text:p>40.38%</text:p>
          </table:table-cell>
          <table:table-cell table:formula="of:=[.K100]/[.H100]" office:value-type="percentage" office:value="0.820849842849095" calcext:value-type="percentage">
            <text:p>82.08%</text:p>
          </table:table-cell>
        </table:table-row>
        <table:table-row table:style-name="ro1">
          <table:table-cell office:value-type="string" calcext:value-type="string">
            <text:p>KP2D_2000_8</text:p>
          </table:table-cell>
          <table:table-cell/>
          <table:table-cell table:formula="of:=['results-t1-c1'.B100]" office:value-type="float" office:value="2708.14" calcext:value-type="float">
            <text:p>2708.14</text:p>
          </table:table-cell>
          <table:table-cell table:formula="of:=['results-t1-c2'.B100]" office:value-type="float" office:value="3148.83" calcext:value-type="float">
            <text:p>3148.83</text:p>
          </table:table-cell>
          <table:table-cell table:formula="of:=['results-t2-c1'.B100]" office:value-type="float" office:value="2467.92" calcext:value-type="float">
            <text:p>2467.92</text:p>
          </table:table-cell>
          <table:table-cell table:formula="of:=['results-t2-split'.B100]" office:value-type="float" office:value="2598.33" calcext:value-type="float">
            <text:p>2598.33</text:p>
          </table:table-cell>
          <table:table-cell/>
          <table:table-cell table:formula="of:=['results-t1-c1'.C100]" office:value-type="float" office:value="2706.87" calcext:value-type="float">
            <text:p>2706.87</text:p>
          </table:table-cell>
          <table:table-cell table:formula="of:=['results-t1-c2'.C100]" office:value-type="float" office:value="1952.417" calcext:value-type="float">
            <text:p>1952.417</text:p>
          </table:table-cell>
          <table:table-cell table:formula="of:=['results-t2-c1'.C100]" office:value-type="float" office:value="1390.841" calcext:value-type="float">
            <text:p>1390.841</text:p>
          </table:table-cell>
          <table:table-cell table:formula="of:=['results-t2-split'.C100]" office:value-type="float" office:value="1672.413" calcext:value-type="float">
            <text:p>1672.413</text:p>
          </table:table-cell>
          <table:table-cell/>
          <table:table-cell table:formula="of:=[.I101]/[.H101]" office:value-type="percentage" office:value="0.721282145060531" calcext:value-type="percentage">
            <text:p>72.13%</text:p>
          </table:table-cell>
          <table:table-cell table:formula="of:=[.J101]/[.H101]" office:value-type="percentage" office:value="0.513818912618633" calcext:value-type="percentage">
            <text:p>51.38%</text:p>
          </table:table-cell>
          <table:table-cell table:formula="of:=[.J101]/[.I101]" office:value-type="percentage" office:value="0.712368822848807" calcext:value-type="percentage">
            <text:p>71.24%</text:p>
          </table:table-cell>
          <table:table-cell table:formula="of:=[.K101]/[.H101]" office:value-type="percentage" office:value="0.617840162253821" calcext:value-type="percentage">
            <text:p>61.78%</text:p>
          </table:table-cell>
        </table:table-row>
        <table:table-row table:style-name="ro1">
          <table:table-cell office:value-type="string" calcext:value-type="string">
            <text:p>KP2D_2000_9</text:p>
          </table:table-cell>
          <table:table-cell/>
          <table:table-cell table:formula="of:=['results-t1-c1'.B101]" office:value-type="float" office:value="1107.14" calcext:value-type="float">
            <text:p>1107.14</text:p>
          </table:table-cell>
          <table:table-cell table:formula="of:=['results-t1-c2'.B101]" office:value-type="float" office:value="1457.23" calcext:value-type="float">
            <text:p>1457.23</text:p>
          </table:table-cell>
          <table:table-cell table:formula="of:=['results-t2-c1'.B101]" office:value-type="float" office:value="927.62" calcext:value-type="float">
            <text:p>927.62</text:p>
          </table:table-cell>
          <table:table-cell table:formula="of:=['results-t2-split'.B101]" office:value-type="float" office:value="1039.85" calcext:value-type="float">
            <text:p>1039.85</text:p>
          </table:table-cell>
          <table:table-cell/>
          <table:table-cell table:formula="of:=['results-t1-c1'.C101]" office:value-type="float" office:value="1106.612" calcext:value-type="float">
            <text:p>1106.612</text:p>
          </table:table-cell>
          <table:table-cell table:formula="of:=['results-t1-c2'.C101]" office:value-type="float" office:value="1091.746" calcext:value-type="float">
            <text:p>1091.746</text:p>
          </table:table-cell>
          <table:table-cell table:formula="of:=['results-t2-c1'.C101]" office:value-type="float" office:value="463.852" calcext:value-type="float">
            <text:p>463.852</text:p>
          </table:table-cell>
          <table:table-cell table:formula="of:=['results-t2-split'.C101]" office:value-type="float" office:value="899.938" calcext:value-type="float">
            <text:p>899.938</text:p>
          </table:table-cell>
          <table:table-cell/>
          <table:table-cell table:formula="of:=[.I102]/[.H102]" office:value-type="percentage" office:value="0.986566203872721" calcext:value-type="percentage">
            <text:p>98.66%</text:p>
          </table:table-cell>
          <table:table-cell table:formula="of:=[.J102]/[.H102]" office:value-type="percentage" office:value="0.419164079189454" calcext:value-type="percentage">
            <text:p>41.92%</text:p>
          </table:table-cell>
          <table:table-cell table:formula="of:=[.J102]/[.I102]" office:value-type="percentage" office:value="0.424871719246052" calcext:value-type="percentage">
            <text:p>42.49%</text:p>
          </table:table-cell>
          <table:table-cell table:formula="of:=[.K102]/[.H102]" office:value-type="percentage" office:value="0.813237159907899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KP2D_200_1</text:p>
          </table:table-cell>
          <table:table-cell/>
          <table:table-cell table:formula="of:=['results-t1-c1'.B102]" office:value-type="float" office:value="17.96" calcext:value-type="float">
            <text:p>17.96</text:p>
          </table:table-cell>
          <table:table-cell table:formula="of:=['results-t1-c2'.B102]" office:value-type="float" office:value="30.86" calcext:value-type="float">
            <text:p>30.86</text:p>
          </table:table-cell>
          <table:table-cell table:formula="of:=['results-t2-c1'.B102]" office:value-type="float" office:value="18.29" calcext:value-type="float">
            <text:p>18.29</text:p>
          </table:table-cell>
          <table:table-cell table:formula="of:=['results-t2-split'.B102]" office:value-type="float" office:value="16.97" calcext:value-type="float">
            <text:p>16.97</text:p>
          </table:table-cell>
          <table:table-cell/>
          <table:table-cell table:formula="of:=['results-t1-c1'.C102]" office:value-type="float" office:value="17.957" calcext:value-type="float">
            <text:p>17.957</text:p>
          </table:table-cell>
          <table:table-cell table:formula="of:=['results-t1-c2'.C102]" office:value-type="float" office:value="17.589" calcext:value-type="float">
            <text:p>17.589</text:p>
          </table:table-cell>
          <table:table-cell table:formula="of:=['results-t2-c1'.C102]" office:value-type="float" office:value="9.157" calcext:value-type="float">
            <text:p>9.157</text:p>
          </table:table-cell>
          <table:table-cell table:formula="of:=['results-t2-split'.C102]" office:value-type="float" office:value="14.24" calcext:value-type="float">
            <text:p>14.24</text:p>
          </table:table-cell>
          <table:table-cell/>
          <table:table-cell table:formula="of:=[.I103]/[.H103]" office:value-type="percentage" office:value="0.979506599097845" calcext:value-type="percentage">
            <text:p>97.95%</text:p>
          </table:table-cell>
          <table:table-cell table:formula="of:=[.J103]/[.H103]" office:value-type="percentage" office:value="0.509940413209333" calcext:value-type="percentage">
            <text:p>50.99%</text:p>
          </table:table-cell>
          <table:table-cell table:formula="of:=[.J103]/[.I103]" office:value-type="percentage" office:value="0.520609471828984" calcext:value-type="percentage">
            <text:p>52.06%</text:p>
          </table:table-cell>
          <table:table-cell table:formula="of:=[.K103]/[.H103]" office:value-type="percentage" office:value="0.793005513170351" calcext:value-type="percentage">
            <text:p>79.30%</text:p>
          </table:table-cell>
        </table:table-row>
        <table:table-row table:style-name="ro1">
          <table:table-cell office:value-type="string" calcext:value-type="string">
            <text:p>KP2D_200_10</text:p>
          </table:table-cell>
          <table:table-cell/>
          <table:table-cell table:formula="of:=['results-t1-c1'.B103]" office:value-type="float" office:value="21.73" calcext:value-type="float">
            <text:p>21.73</text:p>
          </table:table-cell>
          <table:table-cell table:formula="of:=['results-t1-c2'.B103]" office:value-type="float" office:value="37.82" calcext:value-type="float">
            <text:p>37.82</text:p>
          </table:table-cell>
          <table:table-cell table:formula="of:=['results-t2-c1'.B103]" office:value-type="float" office:value="20.6" calcext:value-type="float">
            <text:p>20.6</text:p>
          </table:table-cell>
          <table:table-cell table:formula="of:=['results-t2-split'.B103]" office:value-type="float" office:value="20.55" calcext:value-type="float">
            <text:p>20.55</text:p>
          </table:table-cell>
          <table:table-cell/>
          <table:table-cell table:formula="of:=['results-t1-c1'.C103]" office:value-type="float" office:value="21.717" calcext:value-type="float">
            <text:p>21.717</text:p>
          </table:table-cell>
          <table:table-cell table:formula="of:=['results-t1-c2'.C103]" office:value-type="float" office:value="21.384" calcext:value-type="float">
            <text:p>21.384</text:p>
          </table:table-cell>
          <table:table-cell table:formula="of:=['results-t2-c1'.C103]" office:value-type="float" office:value="10.325" calcext:value-type="float">
            <text:p>10.325</text:p>
          </table:table-cell>
          <table:table-cell table:formula="of:=['results-t2-split'.C103]" office:value-type="float" office:value="16.208" calcext:value-type="float">
            <text:p>16.208</text:p>
          </table:table-cell>
          <table:table-cell/>
          <table:table-cell table:formula="of:=[.I104]/[.H104]" office:value-type="percentage" office:value="0.984666390385412" calcext:value-type="percentage">
            <text:p>98.47%</text:p>
          </table:table-cell>
          <table:table-cell table:formula="of:=[.J104]/[.H104]" office:value-type="percentage" office:value="0.475433991803656" calcext:value-type="percentage">
            <text:p>47.54%</text:p>
          </table:table-cell>
          <table:table-cell table:formula="of:=[.J104]/[.I104]" office:value-type="percentage" office:value="0.482837635615413" calcext:value-type="percentage">
            <text:p>48.28%</text:p>
          </table:table-cell>
          <table:table-cell table:formula="of:=[.K104]/[.H104]" office:value-type="percentage" office:value="0.746327761661371" calcext:value-type="percentage">
            <text:p>74.63%</text:p>
          </table:table-cell>
        </table:table-row>
        <table:table-row table:style-name="ro1">
          <table:table-cell office:value-type="string" calcext:value-type="string">
            <text:p>KP2D_200_2</text:p>
          </table:table-cell>
          <table:table-cell/>
          <table:table-cell table:formula="of:=['results-t1-c1'.B104]" office:value-type="float" office:value="19.51" calcext:value-type="float">
            <text:p>19.51</text:p>
          </table:table-cell>
          <table:table-cell table:formula="of:=['results-t1-c2'.B104]" office:value-type="float" office:value="27.79" calcext:value-type="float">
            <text:p>27.79</text:p>
          </table:table-cell>
          <table:table-cell table:formula="of:=['results-t2-c1'.B104]" office:value-type="float" office:value="21.65" calcext:value-type="float">
            <text:p>21.65</text:p>
          </table:table-cell>
          <table:table-cell table:formula="of:=['results-t2-split'.B104]" office:value-type="float" office:value="18.94" calcext:value-type="float">
            <text:p>18.94</text:p>
          </table:table-cell>
          <table:table-cell/>
          <table:table-cell table:formula="of:=['results-t1-c1'.C104]" office:value-type="float" office:value="19.499" calcext:value-type="float">
            <text:p>19.499</text:p>
          </table:table-cell>
          <table:table-cell table:formula="of:=['results-t1-c2'.C104]" office:value-type="float" office:value="15.267" calcext:value-type="float">
            <text:p>15.267</text:p>
          </table:table-cell>
          <table:table-cell table:formula="of:=['results-t2-c1'.C104]" office:value-type="float" office:value="11.868" calcext:value-type="float">
            <text:p>11.868</text:p>
          </table:table-cell>
          <table:table-cell table:formula="of:=['results-t2-split'.C104]" office:value-type="float" office:value="12.099" calcext:value-type="float">
            <text:p>12.099</text:p>
          </table:table-cell>
          <table:table-cell/>
          <table:table-cell table:formula="of:=[.I105]/[.H105]" office:value-type="percentage" office:value="0.782963228883533" calcext:value-type="percentage">
            <text:p>78.30%</text:p>
          </table:table-cell>
          <table:table-cell table:formula="of:=[.J105]/[.H105]" office:value-type="percentage" office:value="0.608646597261398" calcext:value-type="percentage">
            <text:p>60.86%</text:p>
          </table:table-cell>
          <table:table-cell table:formula="of:=[.J105]/[.I105]" office:value-type="percentage" office:value="0.777362939673806" calcext:value-type="percentage">
            <text:p>77.74%</text:p>
          </table:table-cell>
          <table:table-cell table:formula="of:=[.K105]/[.H105]" office:value-type="percentage" office:value="0.620493358633776" calcext:value-type="percentage">
            <text:p>62.05%</text:p>
          </table:table-cell>
        </table:table-row>
        <table:table-row table:style-name="ro1">
          <table:table-cell office:value-type="string" calcext:value-type="string">
            <text:p>KP2D_200_3</text:p>
          </table:table-cell>
          <table:table-cell/>
          <table:table-cell table:formula="of:=['results-t1-c1'.B105]" office:value-type="float" office:value="20.68" calcext:value-type="float">
            <text:p>20.68</text:p>
          </table:table-cell>
          <table:table-cell table:formula="of:=['results-t1-c2'.B105]" office:value-type="float" office:value="34.67" calcext:value-type="float">
            <text:p>34.67</text:p>
          </table:table-cell>
          <table:table-cell table:formula="of:=['results-t2-c1'.B105]" office:value-type="float" office:value="21.54" calcext:value-type="float">
            <text:p>21.54</text:p>
          </table:table-cell>
          <table:table-cell table:formula="of:=['results-t2-split'.B105]" office:value-type="float" office:value="19.63" calcext:value-type="float">
            <text:p>19.63</text:p>
          </table:table-cell>
          <table:table-cell/>
          <table:table-cell table:formula="of:=['results-t1-c1'.C105]" office:value-type="float" office:value="20.677" calcext:value-type="float">
            <text:p>20.677</text:p>
          </table:table-cell>
          <table:table-cell table:formula="of:=['results-t1-c2'.C105]" office:value-type="float" office:value="19.227" calcext:value-type="float">
            <text:p>19.227</text:p>
          </table:table-cell>
          <table:table-cell table:formula="of:=['results-t2-c1'.C105]" office:value-type="float" office:value="10.804" calcext:value-type="float">
            <text:p>10.804</text:p>
          </table:table-cell>
          <table:table-cell table:formula="of:=['results-t2-split'.C105]" office:value-type="float" office:value="13.825" calcext:value-type="float">
            <text:p>13.825</text:p>
          </table:table-cell>
          <table:table-cell/>
          <table:table-cell table:formula="of:=[.I106]/[.H106]" office:value-type="percentage" office:value="0.929873772791024" calcext:value-type="percentage">
            <text:p>92.99%</text:p>
          </table:table-cell>
          <table:table-cell table:formula="of:=[.J106]/[.H106]" office:value-type="percentage" office:value="0.522512937079847" calcext:value-type="percentage">
            <text:p>52.25%</text:p>
          </table:table-cell>
          <table:table-cell table:formula="of:=[.J106]/[.I106]" office:value-type="percentage" office:value="0.561918135954647" calcext:value-type="percentage">
            <text:p>56.19%</text:p>
          </table:table-cell>
          <table:table-cell table:formula="of:=[.K106]/[.H106]" office:value-type="percentage" office:value="0.6686173042511" calcext:value-type="percentage">
            <text:p>66.86%</text:p>
          </table:table-cell>
        </table:table-row>
        <table:table-row table:style-name="ro1">
          <table:table-cell office:value-type="string" calcext:value-type="string">
            <text:p>KP2D_200_4</text:p>
          </table:table-cell>
          <table:table-cell/>
          <table:table-cell table:formula="of:=['results-t1-c1'.B106]" office:value-type="float" office:value="21.13" calcext:value-type="float">
            <text:p>21.13</text:p>
          </table:table-cell>
          <table:table-cell table:formula="of:=['results-t1-c2'.B106]" office:value-type="float" office:value="33.36" calcext:value-type="float">
            <text:p>33.36</text:p>
          </table:table-cell>
          <table:table-cell table:formula="of:=['results-t2-c1'.B106]" office:value-type="float" office:value="21.42" calcext:value-type="float">
            <text:p>21.42</text:p>
          </table:table-cell>
          <table:table-cell table:formula="of:=['results-t2-split'.B106]" office:value-type="float" office:value="20.47" calcext:value-type="float">
            <text:p>20.47</text:p>
          </table:table-cell>
          <table:table-cell/>
          <table:table-cell table:formula="of:=['results-t1-c1'.C106]" office:value-type="float" office:value="21.124" calcext:value-type="float">
            <text:p>21.124</text:p>
          </table:table-cell>
          <table:table-cell table:formula="of:=['results-t1-c2'.C106]" office:value-type="float" office:value="18.338" calcext:value-type="float">
            <text:p>18.338</text:p>
          </table:table-cell>
          <table:table-cell table:formula="of:=['results-t2-c1'.C106]" office:value-type="float" office:value="10.792" calcext:value-type="float">
            <text:p>10.792</text:p>
          </table:table-cell>
          <table:table-cell table:formula="of:=['results-t2-split'.C106]" office:value-type="float" office:value="12.446" calcext:value-type="float">
            <text:p>12.446</text:p>
          </table:table-cell>
          <table:table-cell/>
          <table:table-cell table:formula="of:=[.I107]/[.H107]" office:value-type="percentage" office:value="0.868112099981064" calcext:value-type="percentage">
            <text:p>86.81%</text:p>
          </table:table-cell>
          <table:table-cell table:formula="of:=[.J107]/[.H107]" office:value-type="percentage" office:value="0.510888089377012" calcext:value-type="percentage">
            <text:p>51.09%</text:p>
          </table:table-cell>
          <table:table-cell table:formula="of:=[.J107]/[.I107]" office:value-type="percentage" office:value="0.588504744246919" calcext:value-type="percentage">
            <text:p>58.85%</text:p>
          </table:table-cell>
          <table:table-cell table:formula="of:=[.K107]/[.H107]" office:value-type="percentage" office:value="0.589187653853437" calcext:value-type="percentage">
            <text:p>58.92%</text:p>
          </table:table-cell>
        </table:table-row>
        <table:table-row table:style-name="ro1">
          <table:table-cell office:value-type="string" calcext:value-type="string">
            <text:p>KP2D_200_5</text:p>
          </table:table-cell>
          <table:table-cell/>
          <table:table-cell table:formula="of:=['results-t1-c1'.B107]" office:value-type="float" office:value="20.34" calcext:value-type="float">
            <text:p>20.34</text:p>
          </table:table-cell>
          <table:table-cell table:formula="of:=['results-t1-c2'.B107]" office:value-type="float" office:value="33.12" calcext:value-type="float">
            <text:p>33.12</text:p>
          </table:table-cell>
          <table:table-cell table:formula="of:=['results-t2-c1'.B107]" office:value-type="float" office:value="20.3" calcext:value-type="float">
            <text:p>20.3</text:p>
          </table:table-cell>
          <table:table-cell table:formula="of:=['results-t2-split'.B107]" office:value-type="float" office:value="19.24" calcext:value-type="float">
            <text:p>19.24</text:p>
          </table:table-cell>
          <table:table-cell/>
          <table:table-cell table:formula="of:=['results-t1-c1'.C107]" office:value-type="float" office:value="20.336" calcext:value-type="float">
            <text:p>20.336</text:p>
          </table:table-cell>
          <table:table-cell table:formula="of:=['results-t1-c2'.C107]" office:value-type="float" office:value="18.53" calcext:value-type="float">
            <text:p>18.53</text:p>
          </table:table-cell>
          <table:table-cell table:formula="of:=['results-t2-c1'.C107]" office:value-type="float" office:value="10.291" calcext:value-type="float">
            <text:p>10.291</text:p>
          </table:table-cell>
          <table:table-cell table:formula="of:=['results-t2-split'.C107]" office:value-type="float" office:value="16.497" calcext:value-type="float">
            <text:p>16.497</text:p>
          </table:table-cell>
          <table:table-cell/>
          <table:table-cell table:formula="of:=[.I108]/[.H108]" office:value-type="percentage" office:value="0.911191974822974" calcext:value-type="percentage">
            <text:p>91.12%</text:p>
          </table:table-cell>
          <table:table-cell table:formula="of:=[.J108]/[.H108]" office:value-type="percentage" office:value="0.506048387096774" calcext:value-type="percentage">
            <text:p>50.60%</text:p>
          </table:table-cell>
          <table:table-cell table:formula="of:=[.J108]/[.I108]" office:value-type="percentage" office:value="0.555369670804102" calcext:value-type="percentage">
            <text:p>55.54%</text:p>
          </table:table-cell>
          <table:table-cell table:formula="of:=[.K108]/[.H108]" office:value-type="percentage" office:value="0.811221479150275" calcext:value-type="percentage">
            <text:p>81.12%</text:p>
          </table:table-cell>
        </table:table-row>
        <table:table-row table:style-name="ro1">
          <table:table-cell office:value-type="string" calcext:value-type="string">
            <text:p>KP2D_200_6</text:p>
          </table:table-cell>
          <table:table-cell/>
          <table:table-cell table:formula="of:=['results-t1-c1'.B108]" office:value-type="float" office:value="20.89" calcext:value-type="float">
            <text:p>20.89</text:p>
          </table:table-cell>
          <table:table-cell table:formula="of:=['results-t1-c2'.B108]" office:value-type="float" office:value="34.39" calcext:value-type="float">
            <text:p>34.39</text:p>
          </table:table-cell>
          <table:table-cell table:formula="of:=['results-t2-c1'.B108]" office:value-type="float" office:value="20.55" calcext:value-type="float">
            <text:p>20.55</text:p>
          </table:table-cell>
          <table:table-cell table:formula="of:=['results-t2-split'.B108]" office:value-type="float" office:value="20.23" calcext:value-type="float">
            <text:p>20.23</text:p>
          </table:table-cell>
          <table:table-cell/>
          <table:table-cell table:formula="of:=['results-t1-c1'.C108]" office:value-type="float" office:value="20.884" calcext:value-type="float">
            <text:p>20.884</text:p>
          </table:table-cell>
          <table:table-cell table:formula="of:=['results-t1-c2'.C108]" office:value-type="float" office:value="19.076" calcext:value-type="float">
            <text:p>19.076</text:p>
          </table:table-cell>
          <table:table-cell table:formula="of:=['results-t2-c1'.C108]" office:value-type="float" office:value="10.283" calcext:value-type="float">
            <text:p>10.283</text:p>
          </table:table-cell>
          <table:table-cell table:formula="of:=['results-t2-split'.C108]" office:value-type="float" office:value="14.367" calcext:value-type="float">
            <text:p>14.367</text:p>
          </table:table-cell>
          <table:table-cell/>
          <table:table-cell table:formula="of:=[.I109]/[.H109]" office:value-type="percentage" office:value="0.913426546638575" calcext:value-type="percentage">
            <text:p>91.34%</text:p>
          </table:table-cell>
          <table:table-cell table:formula="of:=[.J109]/[.H109]" office:value-type="percentage" office:value="0.492386515993105" calcext:value-type="percentage">
            <text:p>49.24%</text:p>
          </table:table-cell>
          <table:table-cell table:formula="of:=[.J109]/[.I109]" office:value-type="percentage" office:value="0.539054309079472" calcext:value-type="percentage">
            <text:p>53.91%</text:p>
          </table:table-cell>
          <table:table-cell table:formula="of:=[.K109]/[.H109]" office:value-type="percentage" office:value="0.687942922811722" calcext:value-type="percentage">
            <text:p>68.79%</text:p>
          </table:table-cell>
        </table:table-row>
        <table:table-row table:style-name="ro1">
          <table:table-cell office:value-type="string" calcext:value-type="string">
            <text:p>KP2D_200_7</text:p>
          </table:table-cell>
          <table:table-cell/>
          <table:table-cell table:formula="of:=['results-t1-c1'.B109]" office:value-type="float" office:value="14.8" calcext:value-type="float">
            <text:p>14.8</text:p>
          </table:table-cell>
          <table:table-cell table:formula="of:=['results-t1-c2'.B109]" office:value-type="float" office:value="25.38" calcext:value-type="float">
            <text:p>25.38</text:p>
          </table:table-cell>
          <table:table-cell table:formula="of:=['results-t2-c1'.B109]" office:value-type="float" office:value="13.63" calcext:value-type="float">
            <text:p>13.63</text:p>
          </table:table-cell>
          <table:table-cell table:formula="of:=['results-t2-split'.B109]" office:value-type="float" office:value="13.97" calcext:value-type="float">
            <text:p>13.97</text:p>
          </table:table-cell>
          <table:table-cell/>
          <table:table-cell table:formula="of:=['results-t1-c1'.C109]" office:value-type="float" office:value="14.799" calcext:value-type="float">
            <text:p>14.799</text:p>
          </table:table-cell>
          <table:table-cell table:formula="of:=['results-t1-c2'.C109]" office:value-type="float" office:value="14.469" calcext:value-type="float">
            <text:p>14.469</text:p>
          </table:table-cell>
          <table:table-cell table:formula="of:=['results-t2-c1'.C109]" office:value-type="float" office:value="6.824" calcext:value-type="float">
            <text:p>6.824</text:p>
          </table:table-cell>
          <table:table-cell table:formula="of:=['results-t2-split'.C109]" office:value-type="float" office:value="11.39" calcext:value-type="float">
            <text:p>11.39</text:p>
          </table:table-cell>
          <table:table-cell/>
          <table:table-cell table:formula="of:=[.I110]/[.H110]" office:value-type="percentage" office:value="0.977701196026758" calcext:value-type="percentage">
            <text:p>97.77%</text:p>
          </table:table-cell>
          <table:table-cell table:formula="of:=[.J110]/[.H110]" office:value-type="percentage" office:value="0.461112237313332" calcext:value-type="percentage">
            <text:p>46.11%</text:p>
          </table:table-cell>
          <table:table-cell table:formula="of:=[.J110]/[.I110]" office:value-type="percentage" office:value="0.471628999930887" calcext:value-type="percentage">
            <text:p>47.16%</text:p>
          </table:table-cell>
          <table:table-cell table:formula="of:=[.K110]/[.H110]" office:value-type="percentage" office:value="0.769646597743091" calcext:value-type="percentage">
            <text:p>76.96%</text:p>
          </table:table-cell>
        </table:table-row>
        <table:table-row table:style-name="ro1">
          <table:table-cell office:value-type="string" calcext:value-type="string">
            <text:p>KP2D_200_8</text:p>
          </table:table-cell>
          <table:table-cell/>
          <table:table-cell table:formula="of:=['results-t1-c1'.B110]" office:value-type="float" office:value="23.76" calcext:value-type="float">
            <text:p>23.76</text:p>
          </table:table-cell>
          <table:table-cell table:formula="of:=['results-t1-c2'.B110]" office:value-type="float" office:value="40.61" calcext:value-type="float">
            <text:p>40.61</text:p>
          </table:table-cell>
          <table:table-cell table:formula="of:=['results-t2-c1'.B110]" office:value-type="float" office:value="24.11" calcext:value-type="float">
            <text:p>24.11</text:p>
          </table:table-cell>
          <table:table-cell table:formula="of:=['results-t2-split'.B110]" office:value-type="float" office:value="22.58" calcext:value-type="float">
            <text:p>22.58</text:p>
          </table:table-cell>
          <table:table-cell/>
          <table:table-cell table:formula="of:=['results-t1-c1'.C110]" office:value-type="float" office:value="23.752" calcext:value-type="float">
            <text:p>23.752</text:p>
          </table:table-cell>
          <table:table-cell table:formula="of:=['results-t1-c2'.C110]" office:value-type="float" office:value="22.385" calcext:value-type="float">
            <text:p>22.385</text:p>
          </table:table-cell>
          <table:table-cell table:formula="of:=['results-t2-c1'.C110]" office:value-type="float" office:value="12.051" calcext:value-type="float">
            <text:p>12.051</text:p>
          </table:table-cell>
          <table:table-cell table:formula="of:=['results-t2-split'.C110]" office:value-type="float" office:value="17.518" calcext:value-type="float">
            <text:p>17.518</text:p>
          </table:table-cell>
          <table:table-cell/>
          <table:table-cell table:formula="of:=[.I111]/[.H111]" office:value-type="percentage" office:value="0.942446951835635" calcext:value-type="percentage">
            <text:p>94.24%</text:p>
          </table:table-cell>
          <table:table-cell table:formula="of:=[.J111]/[.H111]" office:value-type="percentage" office:value="0.507367800606265" calcext:value-type="percentage">
            <text:p>50.74%</text:p>
          </table:table-cell>
          <table:table-cell table:formula="of:=[.J111]/[.I111]" office:value-type="percentage" office:value="0.538351574715211" calcext:value-type="percentage">
            <text:p>53.84%</text:p>
          </table:table-cell>
          <table:table-cell table:formula="of:=[.K111]/[.H111]" office:value-type="percentage" office:value="0.737537891545975" calcext:value-type="percentage">
            <text:p>73.75%</text:p>
          </table:table-cell>
        </table:table-row>
        <table:table-row table:style-name="ro1">
          <table:table-cell office:value-type="string" calcext:value-type="string">
            <text:p>KP2D_200_9</text:p>
          </table:table-cell>
          <table:table-cell/>
          <table:table-cell table:formula="of:=['results-t1-c1'.B111]" office:value-type="float" office:value="42.97" calcext:value-type="float">
            <text:p>42.97</text:p>
          </table:table-cell>
          <table:table-cell table:formula="of:=['results-t1-c2'.B111]" office:value-type="float" office:value="73.06" calcext:value-type="float">
            <text:p>73.06</text:p>
          </table:table-cell>
          <table:table-cell table:formula="of:=['results-t2-c1'.B111]" office:value-type="float" office:value="45.55" calcext:value-type="float">
            <text:p>45.55</text:p>
          </table:table-cell>
          <table:table-cell table:formula="of:=['results-t2-split'.B111]" office:value-type="float" office:value="41.07" calcext:value-type="float">
            <text:p>41.07</text:p>
          </table:table-cell>
          <table:table-cell/>
          <table:table-cell table:formula="of:=['results-t1-c1'.C111]" office:value-type="float" office:value="42.95" calcext:value-type="float">
            <text:p>42.95</text:p>
          </table:table-cell>
          <table:table-cell table:formula="of:=['results-t1-c2'.C111]" office:value-type="float" office:value="39.338" calcext:value-type="float">
            <text:p>39.338</text:p>
          </table:table-cell>
          <table:table-cell table:formula="of:=['results-t2-c1'.C111]" office:value-type="float" office:value="22.918" calcext:value-type="float">
            <text:p>22.918</text:p>
          </table:table-cell>
          <table:table-cell table:formula="of:=['results-t2-split'.C111]" office:value-type="float" office:value="32.708" calcext:value-type="float">
            <text:p>32.708</text:p>
          </table:table-cell>
          <table:table-cell/>
          <table:table-cell table:formula="of:=[.I112]/[.H112]" office:value-type="percentage" office:value="0.915902211874272" calcext:value-type="percentage">
            <text:p>91.59%</text:p>
          </table:table-cell>
          <table:table-cell table:formula="of:=[.J112]/[.H112]" office:value-type="percentage" office:value="0.533597206053551" calcext:value-type="percentage">
            <text:p>53.36%</text:p>
          </table:table-cell>
          <table:table-cell table:formula="of:=[.J112]/[.I112]" office:value-type="percentage" office:value="0.58259189587676" calcext:value-type="percentage">
            <text:p>58.26%</text:p>
          </table:table-cell>
          <table:table-cell table:formula="of:=[.K112]/[.H112]" office:value-type="percentage" office:value="0.761536670547148" calcext:value-type="percentage">
            <text:p>76.15%</text:p>
          </table:table-cell>
        </table:table-row>
        <table:table-row table:style-name="ro1">
          <table:table-cell office:value-type="string" calcext:value-type="string">
            <text:p>KP2D_400_1</text:p>
          </table:table-cell>
          <table:table-cell/>
          <table:table-cell table:formula="of:=['results-t1-c1'.B112]" office:value-type="float" office:value="87.97" calcext:value-type="float">
            <text:p>87.97</text:p>
          </table:table-cell>
          <table:table-cell table:formula="of:=['results-t1-c2'.B112]" office:value-type="float" office:value="145.6" calcext:value-type="float">
            <text:p>145.6</text:p>
          </table:table-cell>
          <table:table-cell table:formula="of:=['results-t2-c1'.B112]" office:value-type="float" office:value="85.58" calcext:value-type="float">
            <text:p>85.58</text:p>
          </table:table-cell>
          <table:table-cell table:formula="of:=['results-t2-split'.B112]" office:value-type="float" office:value="84.25" calcext:value-type="float">
            <text:p>84.25</text:p>
          </table:table-cell>
          <table:table-cell/>
          <table:table-cell table:formula="of:=['results-t1-c1'.C112]" office:value-type="float" office:value="87.93" calcext:value-type="float">
            <text:p>87.93</text:p>
          </table:table-cell>
          <table:table-cell table:formula="of:=['results-t1-c2'.C112]" office:value-type="float" office:value="81.548" calcext:value-type="float">
            <text:p>81.548</text:p>
          </table:table-cell>
          <table:table-cell table:formula="of:=['results-t2-c1'.C112]" office:value-type="float" office:value="42.887" calcext:value-type="float">
            <text:p>42.887</text:p>
          </table:table-cell>
          <table:table-cell table:formula="of:=['results-t2-split'.C112]" office:value-type="float" office:value="64.201" calcext:value-type="float">
            <text:p>64.201</text:p>
          </table:table-cell>
          <table:table-cell/>
          <table:table-cell table:formula="of:=[.I113]/[.H113]" office:value-type="percentage" office:value="0.927419538269078" calcext:value-type="percentage">
            <text:p>92.74%</text:p>
          </table:table-cell>
          <table:table-cell table:formula="of:=[.J113]/[.H113]" office:value-type="percentage" office:value="0.487740247924485" calcext:value-type="percentage">
            <text:p>48.77%</text:p>
          </table:table-cell>
          <table:table-cell table:formula="of:=[.J113]/[.I113]" office:value-type="percentage" office:value="0.525911119831265" calcext:value-type="percentage">
            <text:p>52.59%</text:p>
          </table:table-cell>
          <table:table-cell table:formula="of:=[.K113]/[.H113]" office:value-type="percentage" office:value="0.730137609462072" calcext:value-type="percentage">
            <text:p>73.01%</text:p>
          </table:table-cell>
        </table:table-row>
        <table:table-row table:style-name="ro1">
          <table:table-cell office:value-type="string" calcext:value-type="string">
            <text:p>KP2D_400_10</text:p>
          </table:table-cell>
          <table:table-cell/>
          <table:table-cell table:formula="of:=['results-t1-c1'.B113]" office:value-type="float" office:value="69.44" calcext:value-type="float">
            <text:p>69.44</text:p>
          </table:table-cell>
          <table:table-cell table:formula="of:=['results-t1-c2'.B113]" office:value-type="float" office:value="125.41" calcext:value-type="float">
            <text:p>125.41</text:p>
          </table:table-cell>
          <table:table-cell table:formula="of:=['results-t2-c1'.B113]" office:value-type="float" office:value="66.25" calcext:value-type="float">
            <text:p>66.25</text:p>
          </table:table-cell>
          <table:table-cell table:formula="of:=['results-t2-split'.B113]" office:value-type="float" office:value="65.87" calcext:value-type="float">
            <text:p>65.87</text:p>
          </table:table-cell>
          <table:table-cell/>
          <table:table-cell table:formula="of:=['results-t1-c1'.C113]" office:value-type="float" office:value="69.402" calcext:value-type="float">
            <text:p>69.402</text:p>
          </table:table-cell>
          <table:table-cell table:formula="of:=['results-t1-c2'.C113]" office:value-type="float" office:value="70.471" calcext:value-type="float">
            <text:p>70.471</text:p>
          </table:table-cell>
          <table:table-cell table:formula="of:=['results-t2-c1'.C113]" office:value-type="float" office:value="33.222" calcext:value-type="float">
            <text:p>33.222</text:p>
          </table:table-cell>
          <table:table-cell table:formula="of:=['results-t2-split'.C113]" office:value-type="float" office:value="57.882" calcext:value-type="float">
            <text:p>57.882</text:p>
          </table:table-cell>
          <table:table-cell/>
          <table:table-cell table:formula="of:=[.I114]/[.H114]" office:value-type="percentage" office:value="1.01540301432235" calcext:value-type="percentage">
            <text:p>101.54%</text:p>
          </table:table-cell>
          <table:table-cell table:formula="of:=[.J114]/[.H114]" office:value-type="percentage" office:value="0.478689374945967" calcext:value-type="percentage">
            <text:p>47.87%</text:p>
          </table:table-cell>
          <table:table-cell table:formula="of:=[.J114]/[.I114]" office:value-type="percentage" office:value="0.471427963275674" calcext:value-type="percentage">
            <text:p>47.14%</text:p>
          </table:table-cell>
          <table:table-cell table:formula="of:=[.K114]/[.H114]" office:value-type="percentage" office:value="0.834010547246477" calcext:value-type="percentage">
            <text:p>83.40%</text:p>
          </table:table-cell>
        </table:table-row>
        <table:table-row table:style-name="ro1">
          <table:table-cell office:value-type="string" calcext:value-type="string">
            <text:p>KP2D_400_2</text:p>
          </table:table-cell>
          <table:table-cell/>
          <table:table-cell table:formula="of:=['results-t1-c1'.B114]" office:value-type="float" office:value="94.52" calcext:value-type="float">
            <text:p>94.52</text:p>
          </table:table-cell>
          <table:table-cell table:formula="of:=['results-t1-c2'.B114]" office:value-type="float" office:value="151.38" calcext:value-type="float">
            <text:p>151.38</text:p>
          </table:table-cell>
          <table:table-cell table:formula="of:=['results-t2-c1'.B114]" office:value-type="float" office:value="93.64" calcext:value-type="float">
            <text:p>93.64</text:p>
          </table:table-cell>
          <table:table-cell table:formula="of:=['results-t2-split'.B114]" office:value-type="float" office:value="90.2" calcext:value-type="float">
            <text:p>90.2</text:p>
          </table:table-cell>
          <table:table-cell/>
          <table:table-cell table:formula="of:=['results-t1-c1'.C114]" office:value-type="float" office:value="94.475" calcext:value-type="float">
            <text:p>94.475</text:p>
          </table:table-cell>
          <table:table-cell table:formula="of:=['results-t1-c2'.C114]" office:value-type="float" office:value="84.154" calcext:value-type="float">
            <text:p>84.154</text:p>
          </table:table-cell>
          <table:table-cell table:formula="of:=['results-t2-c1'.C114]" office:value-type="float" office:value="47.108" calcext:value-type="float">
            <text:p>47.108</text:p>
          </table:table-cell>
          <table:table-cell table:formula="of:=['results-t2-split'.C114]" office:value-type="float" office:value="80.133" calcext:value-type="float">
            <text:p>80.133</text:p>
          </table:table-cell>
          <table:table-cell/>
          <table:table-cell table:formula="of:=[.I115]/[.H115]" office:value-type="percentage" office:value="0.890754167769251" calcext:value-type="percentage">
            <text:p>89.08%</text:p>
          </table:table-cell>
          <table:table-cell table:formula="of:=[.J115]/[.H115]" office:value-type="percentage" office:value="0.498629267001852" calcext:value-type="percentage">
            <text:p>49.86%</text:p>
          </table:table-cell>
          <table:table-cell table:formula="of:=[.J115]/[.I115]" office:value-type="percentage" office:value="0.55978325450959" calcext:value-type="percentage">
            <text:p>55.98%</text:p>
          </table:table-cell>
          <table:table-cell table:formula="of:=[.K115]/[.H115]" office:value-type="percentage" office:value="0.848192643556497" calcext:value-type="percentage">
            <text:p>84.82%</text:p>
          </table:table-cell>
        </table:table-row>
        <table:table-row table:style-name="ro1">
          <table:table-cell office:value-type="string" calcext:value-type="string">
            <text:p>KP2D_400_3</text:p>
          </table:table-cell>
          <table:table-cell/>
          <table:table-cell table:formula="of:=['results-t1-c1'.B115]" office:value-type="float" office:value="70.71" calcext:value-type="float">
            <text:p>70.71</text:p>
          </table:table-cell>
          <table:table-cell table:formula="of:=['results-t1-c2'.B115]" office:value-type="float" office:value="121.76" calcext:value-type="float">
            <text:p>121.76</text:p>
          </table:table-cell>
          <table:table-cell table:formula="of:=['results-t2-c1'.B115]" office:value-type="float" office:value="68.39" calcext:value-type="float">
            <text:p>68.39</text:p>
          </table:table-cell>
          <table:table-cell table:formula="of:=['results-t2-split'.B115]" office:value-type="float" office:value="66.75" calcext:value-type="float">
            <text:p>66.75</text:p>
          </table:table-cell>
          <table:table-cell/>
          <table:table-cell table:formula="of:=['results-t1-c1'.C115]" office:value-type="float" office:value="70.675" calcext:value-type="float">
            <text:p>70.675</text:p>
          </table:table-cell>
          <table:table-cell table:formula="of:=['results-t1-c2'.C115]" office:value-type="float" office:value="69.143" calcext:value-type="float">
            <text:p>69.143</text:p>
          </table:table-cell>
          <table:table-cell table:formula="of:=['results-t2-c1'.C115]" office:value-type="float" office:value="34.182" calcext:value-type="float">
            <text:p>34.182</text:p>
          </table:table-cell>
          <table:table-cell table:formula="of:=['results-t2-split'.C115]" office:value-type="float" office:value="56.101" calcext:value-type="float">
            <text:p>56.101</text:p>
          </table:table-cell>
          <table:table-cell/>
          <table:table-cell table:formula="of:=[.I116]/[.H116]" office:value-type="percentage" office:value="0.978323310930315" calcext:value-type="percentage">
            <text:p>97.83%</text:p>
          </table:table-cell>
          <table:table-cell table:formula="of:=[.J116]/[.H116]" office:value-type="percentage" office:value="0.483650512911213" calcext:value-type="percentage">
            <text:p>48.37%</text:p>
          </table:table-cell>
          <table:table-cell table:formula="of:=[.J116]/[.I116]" office:value-type="percentage" office:value="0.494366747176142" calcext:value-type="percentage">
            <text:p>49.44%</text:p>
          </table:table-cell>
          <table:table-cell table:formula="of:=[.K116]/[.H116]" office:value-type="percentage" office:value="0.793788468340998" calcext:value-type="percentage">
            <text:p>79.38%</text:p>
          </table:table-cell>
        </table:table-row>
        <table:table-row table:style-name="ro1">
          <table:table-cell office:value-type="string" calcext:value-type="string">
            <text:p>KP2D_400_4</text:p>
          </table:table-cell>
          <table:table-cell/>
          <table:table-cell table:formula="of:=['results-t1-c1'.B116]" office:value-type="float" office:value="68.03" calcext:value-type="float">
            <text:p>68.03</text:p>
          </table:table-cell>
          <table:table-cell table:formula="of:=['results-t1-c2'.B116]" office:value-type="float" office:value="117.44" calcext:value-type="float">
            <text:p>117.44</text:p>
          </table:table-cell>
          <table:table-cell table:formula="of:=['results-t2-c1'.B116]" office:value-type="float" office:value="69.2" calcext:value-type="float">
            <text:p>69.2</text:p>
          </table:table-cell>
          <table:table-cell table:formula="of:=['results-t2-split'.B116]" office:value-type="float" office:value="64.5" calcext:value-type="float">
            <text:p>64.5</text:p>
          </table:table-cell>
          <table:table-cell/>
          <table:table-cell table:formula="of:=['results-t1-c1'.C116]" office:value-type="float" office:value="67.994" calcext:value-type="float">
            <text:p>67.994</text:p>
          </table:table-cell>
          <table:table-cell table:formula="of:=['results-t1-c2'.C116]" office:value-type="float" office:value="66.363" calcext:value-type="float">
            <text:p>66.363</text:p>
          </table:table-cell>
          <table:table-cell table:formula="of:=['results-t2-c1'.C116]" office:value-type="float" office:value="34.603" calcext:value-type="float">
            <text:p>34.603</text:p>
          </table:table-cell>
          <table:table-cell table:formula="of:=['results-t2-split'.C116]" office:value-type="float" office:value="52.255" calcext:value-type="float">
            <text:p>52.255</text:p>
          </table:table-cell>
          <table:table-cell/>
          <table:table-cell table:formula="of:=[.I117]/[.H117]" office:value-type="percentage" office:value="0.976012589346119" calcext:value-type="percentage">
            <text:p>97.60%</text:p>
          </table:table-cell>
          <table:table-cell table:formula="of:=[.J117]/[.H117]" office:value-type="percentage" office:value="0.508912551107451" calcext:value-type="percentage">
            <text:p>50.89%</text:p>
          </table:table-cell>
          <table:table-cell table:formula="of:=[.J117]/[.I117]" office:value-type="percentage" office:value="0.521420068411615" calcext:value-type="percentage">
            <text:p>52.14%</text:p>
          </table:table-cell>
          <table:table-cell table:formula="of:=[.K117]/[.H117]" office:value-type="percentage" office:value="0.768523693267053" calcext:value-type="percentage">
            <text:p>76.85%</text:p>
          </table:table-cell>
        </table:table-row>
        <table:table-row table:style-name="ro1">
          <table:table-cell office:value-type="string" calcext:value-type="string">
            <text:p>KP2D_400_5</text:p>
          </table:table-cell>
          <table:table-cell/>
          <table:table-cell table:formula="of:=['results-t1-c1'.B117]" office:value-type="float" office:value="55.62" calcext:value-type="float">
            <text:p>55.62</text:p>
          </table:table-cell>
          <table:table-cell table:formula="of:=['results-t1-c2'.B117]" office:value-type="float" office:value="97.97" calcext:value-type="float">
            <text:p>97.97</text:p>
          </table:table-cell>
          <table:table-cell table:formula="of:=['results-t2-c1'.B117]" office:value-type="float" office:value="53.62" calcext:value-type="float">
            <text:p>53.62</text:p>
          </table:table-cell>
          <table:table-cell table:formula="of:=['results-t2-split'.B117]" office:value-type="float" office:value="52.22" calcext:value-type="float">
            <text:p>52.22</text:p>
          </table:table-cell>
          <table:table-cell/>
          <table:table-cell table:formula="of:=['results-t1-c1'.C117]" office:value-type="float" office:value="55.595" calcext:value-type="float">
            <text:p>55.595</text:p>
          </table:table-cell>
          <table:table-cell table:formula="of:=['results-t1-c2'.C117]" office:value-type="float" office:value="55.517" calcext:value-type="float">
            <text:p>55.517</text:p>
          </table:table-cell>
          <table:table-cell table:formula="of:=['results-t2-c1'.C117]" office:value-type="float" office:value="26.821" calcext:value-type="float">
            <text:p>26.821</text:p>
          </table:table-cell>
          <table:table-cell table:formula="of:=['results-t2-split'.C117]" office:value-type="float" office:value="45.053" calcext:value-type="float">
            <text:p>45.053</text:p>
          </table:table-cell>
          <table:table-cell/>
          <table:table-cell table:formula="of:=[.I118]/[.H118]" office:value-type="percentage" office:value="0.998596996132746" calcext:value-type="percentage">
            <text:p>99.86%</text:p>
          </table:table-cell>
          <table:table-cell table:formula="of:=[.J118]/[.H118]" office:value-type="percentage" office:value="0.482435470815721" calcext:value-type="percentage">
            <text:p>48.24%</text:p>
          </table:table-cell>
          <table:table-cell table:formula="of:=[.J118]/[.I118]" office:value-type="percentage" office:value="0.483113280616748" calcext:value-type="percentage">
            <text:p>48.31%</text:p>
          </table:table-cell>
          <table:table-cell table:formula="of:=[.K118]/[.H118]" office:value-type="percentage" office:value="0.810378631171868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KP2D_400_6</text:p>
          </table:table-cell>
          <table:table-cell/>
          <table:table-cell table:formula="of:=['results-t1-c1'.B118]" office:value-type="float" office:value="82.42" calcext:value-type="float">
            <text:p>82.42</text:p>
          </table:table-cell>
          <table:table-cell table:formula="of:=['results-t1-c2'.B118]" office:value-type="float" office:value="142.6" calcext:value-type="float">
            <text:p>142.6</text:p>
          </table:table-cell>
          <table:table-cell table:formula="of:=['results-t2-c1'.B118]" office:value-type="float" office:value="83.78" calcext:value-type="float">
            <text:p>83.78</text:p>
          </table:table-cell>
          <table:table-cell table:formula="of:=['results-t2-split'.B118]" office:value-type="float" office:value="78.33" calcext:value-type="float">
            <text:p>78.33</text:p>
          </table:table-cell>
          <table:table-cell/>
          <table:table-cell table:formula="of:=['results-t1-c1'.C118]" office:value-type="float" office:value="82.383" calcext:value-type="float">
            <text:p>82.383</text:p>
          </table:table-cell>
          <table:table-cell table:formula="of:=['results-t1-c2'.C118]" office:value-type="float" office:value="80.399" calcext:value-type="float">
            <text:p>80.399</text:p>
          </table:table-cell>
          <table:table-cell table:formula="of:=['results-t2-c1'.C118]" office:value-type="float" office:value="41.89" calcext:value-type="float">
            <text:p>41.89</text:p>
          </table:table-cell>
          <table:table-cell table:formula="of:=['results-t2-split'.C118]" office:value-type="float" office:value="62.719" calcext:value-type="float">
            <text:p>62.719</text:p>
          </table:table-cell>
          <table:table-cell/>
          <table:table-cell table:formula="of:=[.I119]/[.H119]" office:value-type="percentage" office:value="0.975917361591591" calcext:value-type="percentage">
            <text:p>97.59%</text:p>
          </table:table-cell>
          <table:table-cell table:formula="of:=[.J119]/[.H119]" office:value-type="percentage" office:value="0.508478690992074" calcext:value-type="percentage">
            <text:p>50.85%</text:p>
          </table:table-cell>
          <table:table-cell table:formula="of:=[.J119]/[.I119]" office:value-type="percentage" office:value="0.521026380925136" calcext:value-type="percentage">
            <text:p>52.10%</text:p>
          </table:table-cell>
          <table:table-cell table:formula="of:=[.K119]/[.H119]" office:value-type="percentage" office:value="0.761309979000522" calcext:value-type="percentage">
            <text:p>76.13%</text:p>
          </table:table-cell>
        </table:table-row>
        <table:table-row table:style-name="ro1">
          <table:table-cell office:value-type="string" calcext:value-type="string">
            <text:p>KP2D_400_7</text:p>
          </table:table-cell>
          <table:table-cell/>
          <table:table-cell table:formula="of:=['results-t1-c1'.B119]" office:value-type="float" office:value="69.26" calcext:value-type="float">
            <text:p>69.26</text:p>
          </table:table-cell>
          <table:table-cell table:formula="of:=['results-t1-c2'.B119]" office:value-type="float" office:value="124.75" calcext:value-type="float">
            <text:p>124.75</text:p>
          </table:table-cell>
          <table:table-cell table:formula="of:=['results-t2-c1'.B119]" office:value-type="float" office:value="71.25" calcext:value-type="float">
            <text:p>71.25</text:p>
          </table:table-cell>
          <table:table-cell table:formula="of:=['results-t2-split'.B119]" office:value-type="float" office:value="65.79" calcext:value-type="float">
            <text:p>65.79</text:p>
          </table:table-cell>
          <table:table-cell/>
          <table:table-cell table:formula="of:=['results-t1-c1'.C119]" office:value-type="float" office:value="69.224" calcext:value-type="float">
            <text:p>69.224</text:p>
          </table:table-cell>
          <table:table-cell table:formula="of:=['results-t1-c2'.C119]" office:value-type="float" office:value="70.123" calcext:value-type="float">
            <text:p>70.123</text:p>
          </table:table-cell>
          <table:table-cell table:formula="of:=['results-t2-c1'.C119]" office:value-type="float" office:value="35.825" calcext:value-type="float">
            <text:p>35.825</text:p>
          </table:table-cell>
          <table:table-cell table:formula="of:=['results-t2-split'.C119]" office:value-type="float" office:value="53.104" calcext:value-type="float">
            <text:p>53.104</text:p>
          </table:table-cell>
          <table:table-cell/>
          <table:table-cell table:formula="of:=[.I120]/[.H120]" office:value-type="percentage" office:value="1.01298682537848" calcext:value-type="percentage">
            <text:p>101.30%</text:p>
          </table:table-cell>
          <table:table-cell table:formula="of:=[.J120]/[.H120]" office:value-type="percentage" office:value="0.517522824453947" calcext:value-type="percentage">
            <text:p>51.75%</text:p>
          </table:table-cell>
          <table:table-cell table:formula="of:=[.J120]/[.I120]" office:value-type="percentage" office:value="0.510888011066269" calcext:value-type="percentage">
            <text:p>51.09%</text:p>
          </table:table-cell>
          <table:table-cell table:formula="of:=[.K120]/[.H120]" office:value-type="percentage" office:value="0.767132786316884" calcext:value-type="percentage">
            <text:p>76.71%</text:p>
          </table:table-cell>
        </table:table-row>
        <table:table-row table:style-name="ro1">
          <table:table-cell office:value-type="string" calcext:value-type="string">
            <text:p>KP2D_400_8</text:p>
          </table:table-cell>
          <table:table-cell/>
          <table:table-cell table:formula="of:=['results-t1-c1'.B120]" office:value-type="float" office:value="73.2" calcext:value-type="float">
            <text:p>73.2</text:p>
          </table:table-cell>
          <table:table-cell table:formula="of:=['results-t1-c2'.B120]" office:value-type="float" office:value="124.48" calcext:value-type="float">
            <text:p>124.48</text:p>
          </table:table-cell>
          <table:table-cell table:formula="of:=['results-t2-c1'.B120]" office:value-type="float" office:value="70.3" calcext:value-type="float">
            <text:p>70.3</text:p>
          </table:table-cell>
          <table:table-cell table:formula="of:=['results-t2-split'.B120]" office:value-type="float" office:value="70.52" calcext:value-type="float">
            <text:p>70.52</text:p>
          </table:table-cell>
          <table:table-cell/>
          <table:table-cell table:formula="of:=['results-t1-c1'.C120]" office:value-type="float" office:value="73.161" calcext:value-type="float">
            <text:p>73.161</text:p>
          </table:table-cell>
          <table:table-cell table:formula="of:=['results-t1-c2'.C120]" office:value-type="float" office:value="69.716" calcext:value-type="float">
            <text:p>69.716</text:p>
          </table:table-cell>
          <table:table-cell table:formula="of:=['results-t2-c1'.C120]" office:value-type="float" office:value="35.164" calcext:value-type="float">
            <text:p>35.164</text:p>
          </table:table-cell>
          <table:table-cell table:formula="of:=['results-t2-split'.C120]" office:value-type="float" office:value="57.887" calcext:value-type="float">
            <text:p>57.887</text:p>
          </table:table-cell>
          <table:table-cell/>
          <table:table-cell table:formula="of:=[.I121]/[.H121]" office:value-type="percentage" office:value="0.952912070638728" calcext:value-type="percentage">
            <text:p>95.29%</text:p>
          </table:table-cell>
          <table:table-cell table:formula="of:=[.J121]/[.H121]" office:value-type="percentage" office:value="0.480638591599349" calcext:value-type="percentage">
            <text:p>48.06%</text:p>
          </table:table-cell>
          <table:table-cell table:formula="of:=[.J121]/[.I121]" office:value-type="percentage" office:value="0.504389236330254" calcext:value-type="percentage">
            <text:p>50.44%</text:p>
          </table:table-cell>
          <table:table-cell table:formula="of:=[.K121]/[.H121]" office:value-type="percentage" office:value="0.791227566599691" calcext:value-type="percentage">
            <text:p>79.12%</text:p>
          </table:table-cell>
        </table:table-row>
        <table:table-row table:style-name="ro1">
          <table:table-cell office:value-type="string" calcext:value-type="string">
            <text:p>KP2D_400_9</text:p>
          </table:table-cell>
          <table:table-cell/>
          <table:table-cell table:formula="of:=['results-t1-c1'.B121]" office:value-type="float" office:value="66.7" calcext:value-type="float">
            <text:p>66.7</text:p>
          </table:table-cell>
          <table:table-cell table:formula="of:=['results-t1-c2'.B121]" office:value-type="float" office:value="119.37" calcext:value-type="float">
            <text:p>119.37</text:p>
          </table:table-cell>
          <table:table-cell table:formula="of:=['results-t2-c1'.B121]" office:value-type="float" office:value="65" calcext:value-type="float">
            <text:p>65</text:p>
          </table:table-cell>
          <table:table-cell table:formula="of:=['results-t2-split'.B121]" office:value-type="float" office:value="63.09" calcext:value-type="float">
            <text:p>63.09</text:p>
          </table:table-cell>
          <table:table-cell/>
          <table:table-cell table:formula="of:=['results-t1-c1'.C121]" office:value-type="float" office:value="66.673" calcext:value-type="float">
            <text:p>66.673</text:p>
          </table:table-cell>
          <table:table-cell table:formula="of:=['results-t1-c2'.C121]" office:value-type="float" office:value="69.45" calcext:value-type="float">
            <text:p>69.45</text:p>
          </table:table-cell>
          <table:table-cell table:formula="of:=['results-t2-c1'.C121]" office:value-type="float" office:value="32.5" calcext:value-type="float">
            <text:p>32.5</text:p>
          </table:table-cell>
          <table:table-cell table:formula="of:=['results-t2-split'.C121]" office:value-type="float" office:value="47.645" calcext:value-type="float">
            <text:p>47.645</text:p>
          </table:table-cell>
          <table:table-cell/>
          <table:table-cell table:formula="of:=[.I122]/[.H122]" office:value-type="percentage" office:value="1.0416510431509" calcext:value-type="percentage">
            <text:p>104.17%</text:p>
          </table:table-cell>
          <table:table-cell table:formula="of:=[.J122]/[.H122]" office:value-type="percentage" office:value="0.48745369189927" calcext:value-type="percentage">
            <text:p>48.75%</text:p>
          </table:table-cell>
          <table:table-cell table:formula="of:=[.J122]/[.I122]" office:value-type="percentage" office:value="0.46796256299496" calcext:value-type="percentage">
            <text:p>46.80%</text:p>
          </table:table-cell>
          <table:table-cell table:formula="of:=[.K122]/[.H122]" office:value-type="percentage" office:value="0.714607112324329" calcext:value-type="percentage">
            <text:p>71.46%</text:p>
          </table:table-cell>
        </table:table-row>
      </table:table>
      <table:table table:name="results-t1-c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100-1</text:p>
          </table:table-cell>
          <table:table-cell office:value-type="float" office:value="123.54" calcext:value-type="float">
            <text:p>123.54</text:p>
          </table:table-cell>
          <table:table-cell office:value-type="float" office:value="123.479" calcext:value-type="float">
            <text:p>123.479</text:p>
          </table:table-cell>
          <table:table-cell table:number-columns-repeated="2"/>
          <table:table-cell office:value-type="string" calcext:value-type="string">
            <text:p>Average over siz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P-100-10</text:p>
          </table:table-cell>
          <table:table-cell office:value-type="float" office:value="110.98" calcext:value-type="float">
            <text:p>110.98</text:p>
          </table:table-cell>
          <table:table-cell office:value-type="float" office:value="110.922" calcext:value-type="float">
            <text:p>110.922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2</text:p>
          </table:table-cell>
          <table:table-cell office:value-type="float" office:value="109.56" calcext:value-type="float">
            <text:p>109.56</text:p>
          </table:table-cell>
          <table:table-cell office:value-type="float" office:value="109.506" calcext:value-type="float">
            <text:p>109.50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22:.B31])" office:value-type="float" office:value="10.954" calcext:value-type="float">
            <text:p>10.954</text:p>
          </table:table-cell>
          <table:table-cell table:formula="of:=AVERAGE([.C22:.C31])" office:value-type="float" office:value="10.9511" calcext:value-type="float">
            <text:p>10.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3</text:p>
          </table:table-cell>
          <table:table-cell office:value-type="float" office:value="130.01" calcext:value-type="float">
            <text:p>130.01</text:p>
          </table:table-cell>
          <table:table-cell office:value-type="float" office:value="129.945" calcext:value-type="float">
            <text:p>129.94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42:.B51])" office:value-type="float" office:value="34.433" calcext:value-type="float">
            <text:p>34.433</text:p>
          </table:table-cell>
          <table:table-cell table:formula="of:=AVERAGE([.C42:.C51])" office:value-type="float" office:value="34.4176" calcext:value-type="float">
            <text:p>34.4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4</text:p>
          </table:table-cell>
          <table:table-cell office:value-type="float" office:value="117.08" calcext:value-type="float">
            <text:p>117.08</text:p>
          </table:table-cell>
          <table:table-cell office:value-type="float" office:value="117.023" calcext:value-type="float">
            <text:p>117.02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52:.B61])" office:value-type="float" office:value="68.416" calcext:value-type="float">
            <text:p>68.416</text:p>
          </table:table-cell>
          <table:table-cell table:formula="of:=AVERAGE([.C52:.C61])" office:value-type="float" office:value="68.3877" calcext:value-type="float">
            <text:p>68.3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5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2.863" calcext:value-type="float">
            <text:p>122.86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2:.B11])" office:value-type="float" office:value="118.752" calcext:value-type="float">
            <text:p>118.752</text:p>
          </table:table-cell>
          <table:table-cell table:formula="of:=AVERAGE([.C2:.C11])" office:value-type="float" office:value="118.6941" calcext:value-type="float">
            <text:p>118.6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6</text:p>
          </table:table-cell>
          <table:table-cell office:value-type="float" office:value="115.13" calcext:value-type="float">
            <text:p>115.13</text:p>
          </table:table-cell>
          <table:table-cell office:value-type="float" office:value="115.073" calcext:value-type="float">
            <text:p>115.07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2:.B21])" office:value-type="float" office:value="515.81" calcext:value-type="float">
            <text:p>515.81</text:p>
          </table:table-cell>
          <table:table-cell table:formula="of:=AVERAGE([.C12:.C21])" office:value-type="float" office:value="515.5686" calcext:value-type="float">
            <text:p>515.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7</text:p>
          </table:table-cell>
          <table:table-cell office:value-type="float" office:value="130.44" calcext:value-type="float">
            <text:p>130.44</text:p>
          </table:table-cell>
          <table:table-cell office:value-type="float" office:value="130.381" calcext:value-type="float">
            <text:p>130.3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B32:.B41])" office:value-type="float" office:value="3263.845" calcext:value-type="float">
            <text:p>3263.845</text:p>
          </table:table-cell>
          <table:table-cell table:formula="of:=AVERAGE([.C32:.C41])" office:value-type="float" office:value="3262.264" calcext:value-type="float">
            <text:p>3262.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8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6.175" calcext:value-type="float">
            <text:p>116.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100-9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1.574" calcext:value-type="float">
            <text:p>111.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1</text:p>
          </table:table-cell>
          <table:table-cell office:value-type="float" office:value="476.26" calcext:value-type="float">
            <text:p>476.26</text:p>
          </table:table-cell>
          <table:table-cell office:value-type="float" office:value="476.029" calcext:value-type="float">
            <text:p>476.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10</text:p>
          </table:table-cell>
          <table:table-cell office:value-type="float" office:value="534.3" calcext:value-type="float">
            <text:p>534.3</text:p>
          </table:table-cell>
          <table:table-cell office:value-type="float" office:value="534.056" calcext:value-type="float">
            <text:p>534.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2</text:p>
          </table:table-cell>
          <table:table-cell office:value-type="float" office:value="532.32" calcext:value-type="float">
            <text:p>532.32</text:p>
          </table:table-cell>
          <table:table-cell office:value-type="float" office:value="532.071" calcext:value-type="float">
            <text:p>532.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3</text:p>
          </table:table-cell>
          <table:table-cell office:value-type="float" office:value="522.88" calcext:value-type="float">
            <text:p>522.88</text:p>
          </table:table-cell>
          <table:table-cell office:value-type="float" office:value="522.638" calcext:value-type="float">
            <text:p>522.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4</text:p>
          </table:table-cell>
          <table:table-cell office:value-type="float" office:value="493.3" calcext:value-type="float">
            <text:p>493.3</text:p>
          </table:table-cell>
          <table:table-cell office:value-type="float" office:value="493.068" calcext:value-type="float">
            <text:p>493.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5</text:p>
          </table:table-cell>
          <table:table-cell office:value-type="float" office:value="526.13" calcext:value-type="float">
            <text:p>526.13</text:p>
          </table:table-cell>
          <table:table-cell office:value-type="float" office:value="525.891" calcext:value-type="float">
            <text:p>525.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6</text:p>
          </table:table-cell>
          <table:table-cell office:value-type="float" office:value="532.87" calcext:value-type="float">
            <text:p>532.87</text:p>
          </table:table-cell>
          <table:table-cell office:value-type="float" office:value="532.619" calcext:value-type="float">
            <text:p>532.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7</text:p>
          </table:table-cell>
          <table:table-cell office:value-type="float" office:value="483.89" calcext:value-type="float">
            <text:p>483.89</text:p>
          </table:table-cell>
          <table:table-cell office:value-type="float" office:value="483.665" calcext:value-type="float">
            <text:p>483.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8</text:p>
          </table:table-cell>
          <table:table-cell office:value-type="float" office:value="476.96" calcext:value-type="float">
            <text:p>476.96</text:p>
          </table:table-cell>
          <table:table-cell office:value-type="float" office:value="476.736" calcext:value-type="float">
            <text:p>476.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9</text:p>
          </table:table-cell>
          <table:table-cell office:value-type="float" office:value="579.19" calcext:value-type="float">
            <text:p>579.19</text:p>
          </table:table-cell>
          <table:table-cell office:value-type="float" office:value="578.913" calcext:value-type="float">
            <text:p>578.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1</text:p>
          </table:table-cell>
          <table:table-cell office:value-type="float" office:value="9.6" calcext:value-type="float">
            <text:p>9.6</text:p>
          </table:table-cell>
          <table:table-cell office:value-type="float" office:value="9.595" calcext:value-type="float">
            <text:p>9.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10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41" calcext:value-type="float">
            <text:p>11.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2</text:p>
          </table:table-cell>
          <table:table-cell office:value-type="float" office:value="11.4" calcext:value-type="float">
            <text:p>11.4</text:p>
          </table:table-cell>
          <table:table-cell office:value-type="float" office:value="11.404" calcext:value-type="float">
            <text:p>11.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3</text:p>
          </table:table-cell>
          <table:table-cell office:value-type="float" office:value="9.66" calcext:value-type="float">
            <text:p>9.66</text:p>
          </table:table-cell>
          <table:table-cell office:value-type="float" office:value="9.659" calcext:value-type="float">
            <text:p>9.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4</text:p>
          </table:table-cell>
          <table:table-cell office:value-type="float" office:value="12" calcext:value-type="float">
            <text:p>12</text:p>
          </table:table-cell>
          <table:table-cell office:value-type="float" office:value="11.993" calcext:value-type="float">
            <text:p>11.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5</text:p>
          </table:table-cell>
          <table:table-cell office:value-type="float" office:value="11.7" calcext:value-type="float">
            <text:p>11.7</text:p>
          </table:table-cell>
          <table:table-cell office:value-type="float" office:value="11.698" calcext:value-type="float">
            <text:p>11.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6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34" calcext:value-type="float">
            <text:p>10.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7</text:p>
          </table:table-cell>
          <table:table-cell office:value-type="float" office:value="9.54" calcext:value-type="float">
            <text:p>9.54</text:p>
          </table:table-cell>
          <table:table-cell office:value-type="float" office:value="9.538" calcext:value-type="float">
            <text:p>9.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8</text:p>
          </table:table-cell>
          <table:table-cell office:value-type="float" office:value="12" calcext:value-type="float">
            <text:p>12</text:p>
          </table:table-cell>
          <table:table-cell office:value-type="float" office:value="11.997" calcext:value-type="float">
            <text:p>11.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52" calcext:value-type="float">
            <text:p>11.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1</text:p>
          </table:table-cell>
          <table:table-cell office:value-type="float" office:value="3139.08" calcext:value-type="float">
            <text:p>3139.08</text:p>
          </table:table-cell>
          <table:table-cell office:value-type="float" office:value="3137.553" calcext:value-type="float">
            <text:p>3137.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10</text:p>
          </table:table-cell>
          <table:table-cell office:value-type="float" office:value="3049.37" calcext:value-type="float">
            <text:p>3049.37</text:p>
          </table:table-cell>
          <table:table-cell office:value-type="float" office:value="3047.892" calcext:value-type="float">
            <text:p>3047.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2</text:p>
          </table:table-cell>
          <table:table-cell office:value-type="float" office:value="3361.7" calcext:value-type="float">
            <text:p>3361.7</text:p>
          </table:table-cell>
          <table:table-cell office:value-type="float" office:value="3360.075" calcext:value-type="float">
            <text:p>3360.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3</text:p>
          </table:table-cell>
          <table:table-cell office:value-type="float" office:value="3086.07" calcext:value-type="float">
            <text:p>3086.07</text:p>
          </table:table-cell>
          <table:table-cell office:value-type="float" office:value="3084.57" calcext:value-type="float">
            <text:p>3084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4</text:p>
          </table:table-cell>
          <table:table-cell office:value-type="float" office:value="3356.74" calcext:value-type="float">
            <text:p>3356.74</text:p>
          </table:table-cell>
          <table:table-cell office:value-type="float" office:value="3355.133" calcext:value-type="float">
            <text:p>3355.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5</text:p>
          </table:table-cell>
          <table:table-cell office:value-type="float" office:value="3224.09" calcext:value-type="float">
            <text:p>3224.09</text:p>
          </table:table-cell>
          <table:table-cell office:value-type="float" office:value="3222.505" calcext:value-type="float">
            <text:p>3222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6</text:p>
          </table:table-cell>
          <table:table-cell office:value-type="float" office:value="3281.9" calcext:value-type="float">
            <text:p>3281.9</text:p>
          </table:table-cell>
          <table:table-cell office:value-type="float" office:value="3280.328" calcext:value-type="float">
            <text:p>3280.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7</text:p>
          </table:table-cell>
          <table:table-cell office:value-type="float" office:value="3476.34" calcext:value-type="float">
            <text:p>3476.34</text:p>
          </table:table-cell>
          <table:table-cell office:value-type="float" office:value="3474.645" calcext:value-type="float">
            <text:p>3474.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8</text:p>
          </table:table-cell>
          <table:table-cell office:value-type="float" office:value="3500.01" calcext:value-type="float">
            <text:p>3500.01</text:p>
          </table:table-cell>
          <table:table-cell office:value-type="float" office:value="3498.313" calcext:value-type="float">
            <text:p>3498.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9</text:p>
          </table:table-cell>
          <table:table-cell office:value-type="float" office:value="3163.15" calcext:value-type="float">
            <text:p>3163.15</text:p>
          </table:table-cell>
          <table:table-cell office:value-type="float" office:value="3161.626" calcext:value-type="float">
            <text:p>3161.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1</text:p>
          </table:table-cell>
          <table:table-cell office:value-type="float" office:value="28.89" calcext:value-type="float">
            <text:p>28.89</text:p>
          </table:table-cell>
          <table:table-cell office:value-type="float" office:value="28.877" calcext:value-type="float">
            <text:p>28.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10</text:p>
          </table:table-cell>
          <table:table-cell office:value-type="float" office:value="33.96" calcext:value-type="float">
            <text:p>33.96</text:p>
          </table:table-cell>
          <table:table-cell office:value-type="float" office:value="33.947" calcext:value-type="float">
            <text:p>33.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2</text:p>
          </table:table-cell>
          <table:table-cell office:value-type="float" office:value="31.85" calcext:value-type="float">
            <text:p>31.85</text:p>
          </table:table-cell>
          <table:table-cell office:value-type="float" office:value="31.841" calcext:value-type="float">
            <text:p>31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3</text:p>
          </table:table-cell>
          <table:table-cell office:value-type="float" office:value="35.27" calcext:value-type="float">
            <text:p>35.27</text:p>
          </table:table-cell>
          <table:table-cell office:value-type="float" office:value="35.253" calcext:value-type="float">
            <text:p>35.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4</text:p>
          </table:table-cell>
          <table:table-cell office:value-type="float" office:value="33.36" calcext:value-type="float">
            <text:p>33.36</text:p>
          </table:table-cell>
          <table:table-cell office:value-type="float" office:value="33.341" calcext:value-type="float">
            <text:p>33.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5</text:p>
          </table:table-cell>
          <table:table-cell office:value-type="float" office:value="40.24" calcext:value-type="float">
            <text:p>40.24</text:p>
          </table:table-cell>
          <table:table-cell office:value-type="float" office:value="40.219" calcext:value-type="float">
            <text:p>40.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6</text:p>
          </table:table-cell>
          <table:table-cell office:value-type="float" office:value="34.44" calcext:value-type="float">
            <text:p>34.44</text:p>
          </table:table-cell>
          <table:table-cell office:value-type="float" office:value="34.424" calcext:value-type="float">
            <text:p>34.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7</text:p>
          </table:table-cell>
          <table:table-cell office:value-type="float" office:value="36.47" calcext:value-type="float">
            <text:p>36.47</text:p>
          </table:table-cell>
          <table:table-cell office:value-type="float" office:value="36.451" calcext:value-type="float">
            <text:p>36.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8</text:p>
          </table:table-cell>
          <table:table-cell office:value-type="float" office:value="35.37" calcext:value-type="float">
            <text:p>35.37</text:p>
          </table:table-cell>
          <table:table-cell office:value-type="float" office:value="35.357" calcext:value-type="float">
            <text:p>35.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9</text:p>
          </table:table-cell>
          <table:table-cell office:value-type="float" office:value="34.48" calcext:value-type="float">
            <text:p>34.48</text:p>
          </table:table-cell>
          <table:table-cell office:value-type="float" office:value="34.466" calcext:value-type="float">
            <text:p>34.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1</text:p>
          </table:table-cell>
          <table:table-cell office:value-type="float" office:value="74.76" calcext:value-type="float">
            <text:p>74.76</text:p>
          </table:table-cell>
          <table:table-cell office:value-type="float" office:value="74.727" calcext:value-type="float">
            <text:p>74.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10</text:p>
          </table:table-cell>
          <table:table-cell office:value-type="float" office:value="71.49" calcext:value-type="float">
            <text:p>71.49</text:p>
          </table:table-cell>
          <table:table-cell office:value-type="float" office:value="71.463" calcext:value-type="float">
            <text:p>71.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2</text:p>
          </table:table-cell>
          <table:table-cell office:value-type="float" office:value="69.43" calcext:value-type="float">
            <text:p>69.43</text:p>
          </table:table-cell>
          <table:table-cell office:value-type="float" office:value="69.406" calcext:value-type="float">
            <text:p>69.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3</text:p>
          </table:table-cell>
          <table:table-cell office:value-type="float" office:value="62.48" calcext:value-type="float">
            <text:p>62.48</text:p>
          </table:table-cell>
          <table:table-cell office:value-type="float" office:value="62.453" calcext:value-type="float">
            <text:p>62.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4</text:p>
          </table:table-cell>
          <table:table-cell office:value-type="float" office:value="63.32" calcext:value-type="float">
            <text:p>63.32</text:p>
          </table:table-cell>
          <table:table-cell office:value-type="float" office:value="63.299" calcext:value-type="float">
            <text:p>63.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5</text:p>
          </table:table-cell>
          <table:table-cell office:value-type="float" office:value="66.08" calcext:value-type="float">
            <text:p>66.08</text:p>
          </table:table-cell>
          <table:table-cell office:value-type="float" office:value="66.05" calcext:value-type="float">
            <text:p>6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6</text:p>
          </table:table-cell>
          <table:table-cell office:value-type="float" office:value="79.33" calcext:value-type="float">
            <text:p>79.33</text:p>
          </table:table-cell>
          <table:table-cell office:value-type="float" office:value="79.295" calcext:value-type="float">
            <text:p>79.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7</text:p>
          </table:table-cell>
          <table:table-cell office:value-type="float" office:value="62.47" calcext:value-type="float">
            <text:p>62.47</text:p>
          </table:table-cell>
          <table:table-cell office:value-type="float" office:value="62.436" calcext:value-type="float">
            <text:p>62.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8</text:p>
          </table:table-cell>
          <table:table-cell office:value-type="float" office:value="66.74" calcext:value-type="float">
            <text:p>66.74</text:p>
          </table:table-cell>
          <table:table-cell office:value-type="float" office:value="66.711" calcext:value-type="float">
            <text:p>66.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9</text:p>
          </table:table-cell>
          <table:table-cell office:value-type="float" office:value="68.06" calcext:value-type="float">
            <text:p>68.06</text:p>
          </table:table-cell>
          <table:table-cell office:value-type="float" office:value="68.037" calcext:value-type="float">
            <text:p>68.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1</text:p>
          </table:table-cell>
          <table:table-cell office:value-type="float" office:value="1.06" calcext:value-type="float">
            <text:p>1.06</text:p>
          </table:table-cell>
          <table:table-cell office:value-type="float" office:value="1.067" calcext:value-type="float">
            <text:p>1.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10</text:p>
          </table:table-cell>
          <table:table-cell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2</text:p>
          </table:table-cell>
          <table:table-cell office:value-type="float" office:value="0.63" calcext:value-type="float">
            <text:p>0.63</text:p>
          </table:table-cell>
          <table:table-cell office:value-type="float" office:value="0.633" calcext:value-type="float">
            <text:p>0.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3</text:p>
          </table:table-cell>
          <table:table-cell office:value-type="float" office:value="0.95" calcext:value-type="float">
            <text:p>0.95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4</text:p>
          </table:table-cell>
          <table:table-cell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5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6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7</text:p>
          </table:table-cell>
          <table:table-cell office:value-type="float" office:value="0.55" calcext:value-type="float">
            <text:p>0.55</text:p>
          </table:table-cell>
          <table:table-cell office:value-type="float" office:value="0.556" calcext:value-type="float">
            <text:p>0.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8</text:p>
          </table:table-cell>
          <table:table-cell office:value-type="float" office:value="0.83" calcext:value-type="float">
            <text:p>0.83</text:p>
          </table:table-cell>
          <table:table-cell office:value-type="float" office:value="0.839" calcext:value-type="float">
            <text:p>0.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9</text:p>
          </table:table-cell>
          <table:table-cell office:value-type="float" office:value="2.56" calcext:value-type="float">
            <text:p>2.56</text:p>
          </table:table-cell>
          <table:table-cell office:value-type="float" office:value="2.558" calcext:value-type="float">
            <text:p>2.5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62:.B71])" office:value-type="float" office:value="0.998" calcext:value-type="float">
            <text:p>0.998</text:p>
          </table:table-cell>
          <table:table-cell table:formula="of:=AVERAGE([.C62:.C71])" office:value-type="float" office:value="1.0031" calcext:value-type="float">
            <text:p>1.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1</text:p>
          </table:table-cell>
          <table:table-cell office:value-type="float" office:value="292.01" calcext:value-type="float">
            <text:p>292.01</text:p>
          </table:table-cell>
          <table:table-cell office:value-type="float" office:value="291.87" calcext:value-type="float">
            <text:p>291.8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82:.B91])" office:value-type="float" office:value="5.036" calcext:value-type="float">
            <text:p>5.036</text:p>
          </table:table-cell>
          <table:table-cell table:formula="of:=AVERAGE([.C82:.C91])" office:value-type="float" office:value="5.0335" calcext:value-type="float">
            <text:p>5.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10</text:p>
          </table:table-cell>
          <table:table-cell office:value-type="float" office:value="298.63" calcext:value-type="float">
            <text:p>298.63</text:p>
          </table:table-cell>
          <table:table-cell office:value-type="float" office:value="298.494" calcext:value-type="float">
            <text:p>298.49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02:.B111])" office:value-type="float" office:value="22.377" calcext:value-type="float">
            <text:p>22.377</text:p>
          </table:table-cell>
          <table:table-cell table:formula="of:=AVERAGE([.C102:.C111])" office:value-type="float" office:value="22.3695" calcext:value-type="float">
            <text:p>22.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2</text:p>
          </table:table-cell>
          <table:table-cell office:value-type="float" office:value="304.4" calcext:value-type="float">
            <text:p>304.4</text:p>
          </table:table-cell>
          <table:table-cell office:value-type="float" office:value="304.255" calcext:value-type="float">
            <text:p>304.25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12:.B121])" office:value-type="float" office:value="73.787" calcext:value-type="float">
            <text:p>73.787</text:p>
          </table:table-cell>
          <table:table-cell table:formula="of:=AVERAGE([.C112:.C121])" office:value-type="float" office:value="73.7512" calcext:value-type="float">
            <text:p>73.7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3</text:p>
          </table:table-cell>
          <table:table-cell office:value-type="float" office:value="390.58" calcext:value-type="float">
            <text:p>390.58</text:p>
          </table:table-cell>
          <table:table-cell office:value-type="float" office:value="390.393" calcext:value-type="float">
            <text:p>390.393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72:.B81])" office:value-type="float" office:value="338.833" calcext:value-type="float">
            <text:p>338.833</text:p>
          </table:table-cell>
          <table:table-cell table:formula="of:=AVERAGE([.C72:.C81])" office:value-type="float" office:value="338.672" calcext:value-type="float">
            <text:p>338.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4</text:p>
          </table:table-cell>
          <table:table-cell office:value-type="float" office:value="327.9" calcext:value-type="float">
            <text:p>327.9</text:p>
          </table:table-cell>
          <table:table-cell office:value-type="float" office:value="327.746" calcext:value-type="float">
            <text:p>327.746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92:.B101])" office:value-type="float" office:value="1201.061" calcext:value-type="float">
            <text:p>1201.061</text:p>
          </table:table-cell>
          <table:table-cell table:formula="of:=AVERAGE([.C92:.C101])" office:value-type="float" office:value="1200.4959" calcext:value-type="float">
            <text:p>1200.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5</text:p>
          </table:table-cell>
          <table:table-cell office:value-type="float" office:value="386.94" calcext:value-type="float">
            <text:p>386.94</text:p>
          </table:table-cell>
          <table:table-cell office:value-type="float" office:value="386.756" calcext:value-type="float">
            <text:p>386.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6</text:p>
          </table:table-cell>
          <table:table-cell office:value-type="float" office:value="403.2" calcext:value-type="float">
            <text:p>403.2</text:p>
          </table:table-cell>
          <table:table-cell office:value-type="float" office:value="403.003" calcext:value-type="float">
            <text:p>403.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7</text:p>
          </table:table-cell>
          <table:table-cell office:value-type="float" office:value="348.91" calcext:value-type="float">
            <text:p>348.91</text:p>
          </table:table-cell>
          <table:table-cell office:value-type="float" office:value="348.748" calcext:value-type="float">
            <text:p>348.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8</text:p>
          </table:table-cell>
          <table:table-cell office:value-type="float" office:value="312.33" calcext:value-type="float">
            <text:p>312.33</text:p>
          </table:table-cell>
          <table:table-cell office:value-type="float" office:value="312.181" calcext:value-type="float">
            <text:p>312.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9</text:p>
          </table:table-cell>
          <table:table-cell office:value-type="float" office:value="323.43" calcext:value-type="float">
            <text:p>323.43</text:p>
          </table:table-cell>
          <table:table-cell office:value-type="float" office:value="323.274" calcext:value-type="float">
            <text:p>323.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1</text:p>
          </table:table-cell>
          <table:table-cell office:value-type="float" office:value="9.49" calcext:value-type="float">
            <text:p>9.49</text:p>
          </table:table-cell>
          <table:table-cell office:value-type="float" office:value="9.491" calcext:value-type="float">
            <text:p>9.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10</text:p>
          </table:table-cell>
          <table:table-cell office:value-type="float" office:value="2.89" calcext:value-type="float">
            <text:p>2.89</text:p>
          </table:table-cell>
          <table:table-cell office:value-type="float" office:value="2.885" calcext:value-type="float">
            <text:p>2.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2</text:p>
          </table:table-cell>
          <table:table-cell office:value-type="float" office:value="5.43" calcext:value-type="float">
            <text:p>5.43</text:p>
          </table:table-cell>
          <table:table-cell office:value-type="float" office:value="5.426" calcext:value-type="float">
            <text:p>5.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3</text:p>
          </table:table-cell>
          <table:table-cell table:number-columns-repeated="2" office:value-type="float" office:value="4.37" calcext:value-type="float">
            <text:p>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4</text:p>
          </table:table-cell>
          <table:table-cell office:value-type="float" office:value="2.61" calcext:value-type="float">
            <text:p>2.61</text:p>
          </table:table-cell>
          <table:table-cell office:value-type="float" office:value="2.605" calcext:value-type="float">
            <text:p>2.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5</text:p>
          </table:table-cell>
          <table:table-cell office:value-type="float" office:value="2.21" calcext:value-type="float">
            <text:p>2.21</text:p>
          </table:table-cell>
          <table:table-cell office:value-type="float" office:value="2.209" calcext:value-type="float">
            <text:p>2.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6</text:p>
          </table:table-cell>
          <table:table-cell office:value-type="float" office:value="7.14" calcext:value-type="float">
            <text:p>7.14</text:p>
          </table:table-cell>
          <table:table-cell office:value-type="float" office:value="7.134" calcext:value-type="float">
            <text:p>7.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7</text:p>
          </table:table-cell>
          <table:table-cell office:value-type="float" office:value="7.31" calcext:value-type="float">
            <text:p>7.31</text:p>
          </table:table-cell>
          <table:table-cell office:value-type="float" office:value="7.308" calcext:value-type="float">
            <text:p>7.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8</text:p>
          </table:table-cell>
          <table:table-cell office:value-type="float" office:value="5.8" calcext:value-type="float">
            <text:p>5.8</text:p>
          </table:table-cell>
          <table:table-cell office:value-type="float" office:value="5.797" calcext:value-type="float">
            <text:p>5.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9</text:p>
          </table:table-cell>
          <table:table-cell table:number-columns-repeated="2"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1</text:p>
          </table:table-cell>
          <table:table-cell office:value-type="float" office:value="1074.99" calcext:value-type="float">
            <text:p>1074.99</text:p>
          </table:table-cell>
          <table:table-cell office:value-type="float" office:value="1074.467" calcext:value-type="float">
            <text:p>1074.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10</text:p>
          </table:table-cell>
          <table:table-cell office:value-type="float" office:value="938.63" calcext:value-type="float">
            <text:p>938.63</text:p>
          </table:table-cell>
          <table:table-cell office:value-type="float" office:value="938.175" calcext:value-type="float">
            <text:p>938.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2</text:p>
          </table:table-cell>
          <table:table-cell office:value-type="float" office:value="942.21" calcext:value-type="float">
            <text:p>942.21</text:p>
          </table:table-cell>
          <table:table-cell office:value-type="float" office:value="941.764" calcext:value-type="float">
            <text:p>941.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3</text:p>
          </table:table-cell>
          <table:table-cell office:value-type="float" office:value="974.59" calcext:value-type="float">
            <text:p>974.59</text:p>
          </table:table-cell>
          <table:table-cell office:value-type="float" office:value="974.124" calcext:value-type="float">
            <text:p>974.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4</text:p>
          </table:table-cell>
          <table:table-cell office:value-type="float" office:value="1021.86" calcext:value-type="float">
            <text:p>1021.86</text:p>
          </table:table-cell>
          <table:table-cell office:value-type="float" office:value="1021.365" calcext:value-type="float">
            <text:p>1021.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5</text:p>
          </table:table-cell>
          <table:table-cell office:value-type="float" office:value="982.1" calcext:value-type="float">
            <text:p>982.1</text:p>
          </table:table-cell>
          <table:table-cell office:value-type="float" office:value="981.63" calcext:value-type="float">
            <text:p>98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6</text:p>
          </table:table-cell>
          <table:table-cell office:value-type="float" office:value="1193.72" calcext:value-type="float">
            <text:p>1193.72</text:p>
          </table:table-cell>
          <table:table-cell office:value-type="float" office:value="1193.143" calcext:value-type="float">
            <text:p>1193.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7</text:p>
          </table:table-cell>
          <table:table-cell office:value-type="float" office:value="1067.23" calcext:value-type="float">
            <text:p>1067.23</text:p>
          </table:table-cell>
          <table:table-cell office:value-type="float" office:value="1066.809" calcext:value-type="float">
            <text:p>1066.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8</text:p>
          </table:table-cell>
          <table:table-cell office:value-type="float" office:value="2708.14" calcext:value-type="float">
            <text:p>2708.14</text:p>
          </table:table-cell>
          <table:table-cell office:value-type="float" office:value="2706.87" calcext:value-type="float">
            <text:p>2706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9</text:p>
          </table:table-cell>
          <table:table-cell office:value-type="float" office:value="1107.14" calcext:value-type="float">
            <text:p>1107.14</text:p>
          </table:table-cell>
          <table:table-cell office:value-type="float" office:value="1106.612" calcext:value-type="float">
            <text:p>1106.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1</text:p>
          </table:table-cell>
          <table:table-cell office:value-type="float" office:value="17.96" calcext:value-type="float">
            <text:p>17.96</text:p>
          </table:table-cell>
          <table:table-cell office:value-type="float" office:value="17.957" calcext:value-type="float">
            <text:p>17.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10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17" calcext:value-type="float">
            <text:p>21.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2</text:p>
          </table:table-cell>
          <table:table-cell office:value-type="float" office:value="19.51" calcext:value-type="float">
            <text:p>19.51</text:p>
          </table:table-cell>
          <table:table-cell office:value-type="float" office:value="19.499" calcext:value-type="float">
            <text:p>19.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3</text:p>
          </table:table-cell>
          <table:table-cell office:value-type="float" office:value="20.68" calcext:value-type="float">
            <text:p>20.68</text:p>
          </table:table-cell>
          <table:table-cell office:value-type="float" office:value="20.677" calcext:value-type="float">
            <text:p>20.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4</text:p>
          </table:table-cell>
          <table:table-cell office:value-type="float" office:value="21.13" calcext:value-type="float">
            <text:p>21.13</text:p>
          </table:table-cell>
          <table:table-cell office:value-type="float" office:value="21.124" calcext:value-type="float">
            <text:p>21.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336" calcext:value-type="float">
            <text:p>20.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6</text:p>
          </table:table-cell>
          <table:table-cell office:value-type="float" office:value="20.89" calcext:value-type="float">
            <text:p>20.89</text:p>
          </table:table-cell>
          <table:table-cell office:value-type="float" office:value="20.884" calcext:value-type="float">
            <text:p>20.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7</text:p>
          </table:table-cell>
          <table:table-cell office:value-type="float" office:value="14.8" calcext:value-type="float">
            <text:p>14.8</text:p>
          </table:table-cell>
          <table:table-cell office:value-type="float" office:value="14.799" calcext:value-type="float">
            <text:p>14.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8</text:p>
          </table:table-cell>
          <table:table-cell office:value-type="float" office:value="23.76" calcext:value-type="float">
            <text:p>23.76</text:p>
          </table:table-cell>
          <table:table-cell office:value-type="float" office:value="23.752" calcext:value-type="float">
            <text:p>23.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9</text:p>
          </table:table-cell>
          <table:table-cell office:value-type="float" office:value="42.97" calcext:value-type="float">
            <text:p>42.97</text:p>
          </table:table-cell>
          <table:table-cell office:value-type="float" office:value="42.95" calcext:value-type="float">
            <text:p>42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1</text:p>
          </table:table-cell>
          <table:table-cell office:value-type="float" office:value="87.97" calcext:value-type="float">
            <text:p>87.97</text:p>
          </table:table-cell>
          <table:table-cell office:value-type="float" office:value="87.93" calcext:value-type="float">
            <text:p>87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10</text:p>
          </table:table-cell>
          <table:table-cell office:value-type="float" office:value="69.44" calcext:value-type="float">
            <text:p>69.44</text:p>
          </table:table-cell>
          <table:table-cell office:value-type="float" office:value="69.402" calcext:value-type="float">
            <text:p>69.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2</text:p>
          </table:table-cell>
          <table:table-cell office:value-type="float" office:value="94.52" calcext:value-type="float">
            <text:p>94.52</text:p>
          </table:table-cell>
          <table:table-cell office:value-type="float" office:value="94.475" calcext:value-type="float">
            <text:p>94.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3</text:p>
          </table:table-cell>
          <table:table-cell office:value-type="float" office:value="70.71" calcext:value-type="float">
            <text:p>70.71</text:p>
          </table:table-cell>
          <table:table-cell office:value-type="float" office:value="70.675" calcext:value-type="float">
            <text:p>70.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4</text:p>
          </table:table-cell>
          <table:table-cell office:value-type="float" office:value="68.03" calcext:value-type="float">
            <text:p>68.03</text:p>
          </table:table-cell>
          <table:table-cell office:value-type="float" office:value="67.994" calcext:value-type="float">
            <text:p>67.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5</text:p>
          </table:table-cell>
          <table:table-cell office:value-type="float" office:value="55.62" calcext:value-type="float">
            <text:p>55.62</text:p>
          </table:table-cell>
          <table:table-cell office:value-type="float" office:value="55.595" calcext:value-type="float">
            <text:p>55.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6</text:p>
          </table:table-cell>
          <table:table-cell office:value-type="float" office:value="82.42" calcext:value-type="float">
            <text:p>82.42</text:p>
          </table:table-cell>
          <table:table-cell office:value-type="float" office:value="82.383" calcext:value-type="float">
            <text:p>82.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7</text:p>
          </table:table-cell>
          <table:table-cell office:value-type="float" office:value="69.26" calcext:value-type="float">
            <text:p>69.26</text:p>
          </table:table-cell>
          <table:table-cell office:value-type="float" office:value="69.224" calcext:value-type="float">
            <text:p>69.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8</text:p>
          </table:table-cell>
          <table:table-cell office:value-type="float" office:value="73.2" calcext:value-type="float">
            <text:p>73.2</text:p>
          </table:table-cell>
          <table:table-cell office:value-type="float" office:value="73.161" calcext:value-type="float">
            <text:p>73.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9</text:p>
          </table:table-cell>
          <table:table-cell office:value-type="float" office:value="66.7" calcext:value-type="float">
            <text:p>66.7</text:p>
          </table:table-cell>
          <table:table-cell office:value-type="float" office:value="66.673" calcext:value-type="float">
            <text:p>66.673</text:p>
          </table:table-cell>
          <table:table-cell table:number-columns-repeated="6"/>
        </table:table-row>
      </table:table>
      <table:table table:name="results-t1-c2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100-1</text:p>
          </table:table-cell>
          <table:table-cell office:value-type="float" office:value="147.91" calcext:value-type="float">
            <text:p>147.91</text:p>
          </table:table-cell>
          <table:table-cell office:value-type="float" office:value="112.958" calcext:value-type="float">
            <text:p>112.958</text:p>
          </table:table-cell>
          <table:table-cell table:number-columns-repeated="2"/>
          <table:table-cell office:value-type="string" calcext:value-type="string">
            <text:p>Average over sizes</text:p>
          </table:table-cell>
          <table:table-cell/>
        </table:table-row>
        <table:table-row table:style-name="ro1">
          <table:table-cell office:value-type="string" calcext:value-type="string">
            <text:p>2AP-100-10</text:p>
          </table:table-cell>
          <table:table-cell office:value-type="float" office:value="127.58" calcext:value-type="float">
            <text:p>127.58</text:p>
          </table:table-cell>
          <table:table-cell office:value-type="float" office:value="99.879" calcext:value-type="float">
            <text:p>99.879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2AP-100-2</text:p>
          </table:table-cell>
          <table:table-cell office:value-type="float" office:value="126.31" calcext:value-type="float">
            <text:p>126.31</text:p>
          </table:table-cell>
          <table:table-cell office:value-type="float" office:value="97.904" calcext:value-type="float">
            <text:p>97.90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22:.B31])" office:value-type="float" office:value="13.431" calcext:value-type="float">
            <text:p>13.431</text:p>
          </table:table-cell>
          <table:table-cell table:formula="of:=AVERAGE([.C22:.C31])" office:value-type="float" office:value="10.9957" calcext:value-type="float">
            <text:p>10.9957</text:p>
          </table:table-cell>
        </table:table-row>
        <table:table-row table:style-name="ro1">
          <table:table-cell office:value-type="string" calcext:value-type="string">
            <text:p>2AP-100-3</text:p>
          </table:table-cell>
          <table:table-cell office:value-type="float" office:value="138" calcext:value-type="float">
            <text:p>138</text:p>
          </table:table-cell>
          <table:table-cell office:value-type="float" office:value="107.714" calcext:value-type="float">
            <text:p>107.71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42:.B51])" office:value-type="float" office:value="39.849" calcext:value-type="float">
            <text:p>39.849</text:p>
          </table:table-cell>
          <table:table-cell table:formula="of:=AVERAGE([.C42:.C51])" office:value-type="float" office:value="31.8854" calcext:value-type="float">
            <text:p>31.8854</text:p>
          </table:table-cell>
        </table:table-row>
        <table:table-row table:style-name="ro1">
          <table:table-cell office:value-type="string" calcext:value-type="string">
            <text:p>2AP-100-4</text:p>
          </table:table-cell>
          <table:table-cell office:value-type="float" office:value="128.62" calcext:value-type="float">
            <text:p>128.6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52:.B61])" office:value-type="float" office:value="73.216" calcext:value-type="float">
            <text:p>73.216</text:p>
          </table:table-cell>
          <table:table-cell table:formula="of:=AVERAGE([.C52:.C61])" office:value-type="float" office:value="57.5518" calcext:value-type="float">
            <text:p>57.5518</text:p>
          </table:table-cell>
        </table:table-row>
        <table:table-row table:style-name="ro1">
          <table:table-cell office:value-type="string" calcext:value-type="string">
            <text:p>2AP-100-5</text:p>
          </table:table-cell>
          <table:table-cell office:value-type="float" office:value="146.22" calcext:value-type="float">
            <text:p>146.22</text:p>
          </table:table-cell>
          <table:table-cell office:value-type="float" office:value="115.244" calcext:value-type="float">
            <text:p>115.24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2:.B11])" office:value-type="float" office:value="135.673" calcext:value-type="float">
            <text:p>135.673</text:p>
          </table:table-cell>
          <table:table-cell table:formula="of:=AVERAGE([.C2:.C11])" office:value-type="float" office:value="106.2963" calcext:value-type="float">
            <text:p>106.2963</text:p>
          </table:table-cell>
        </table:table-row>
        <table:table-row table:style-name="ro1">
          <table:table-cell office:value-type="string" calcext:value-type="string">
            <text:p>2AP-100-6</text:p>
          </table:table-cell>
          <table:table-cell office:value-type="float" office:value="134.74" calcext:value-type="float">
            <text:p>134.74</text:p>
          </table:table-cell>
          <table:table-cell office:value-type="float" office:value="108.056" calcext:value-type="float">
            <text:p>108.05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2:.B21])" office:value-type="float" office:value="579.457" calcext:value-type="float">
            <text:p>579.457</text:p>
          </table:table-cell>
          <table:table-cell table:formula="of:=AVERAGE([.C12:.C21])" office:value-type="float" office:value="453.5425" calcext:value-type="float">
            <text:p>453.5425</text:p>
          </table:table-cell>
        </table:table-row>
        <table:table-row table:style-name="ro1">
          <table:table-cell office:value-type="string" calcext:value-type="string">
            <text:p>2AP-100-7</text:p>
          </table:table-cell>
          <table:table-cell office:value-type="float" office:value="138.25" calcext:value-type="float">
            <text:p>138.25</text:p>
          </table:table-cell>
          <table:table-cell office:value-type="float" office:value="107.653" calcext:value-type="float">
            <text:p>107.65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B32:.B41])" office:value-type="float" office:value="4455.407" calcext:value-type="float">
            <text:p>4455.407</text:p>
          </table:table-cell>
          <table:table-cell table:formula="of:=AVERAGE([.C32:.C41])" office:value-type="float" office:value="3468.0316" calcext:value-type="float">
            <text:p>3468.0316</text:p>
          </table:table-cell>
        </table:table-row>
        <table:table-row table:style-name="ro1">
          <table:table-cell office:value-type="string" calcext:value-type="string">
            <text:p>2AP-100-8</text:p>
          </table:table-cell>
          <table:table-cell office:value-type="float" office:value="142.37" calcext:value-type="float">
            <text:p>142.37</text:p>
          </table:table-cell>
          <table:table-cell office:value-type="float" office:value="111.478" calcext:value-type="float">
            <text:p>111.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100-9</text:p>
          </table:table-cell>
          <table:table-cell office:value-type="float" office:value="126.73" calcext:value-type="float">
            <text:p>126.73</text:p>
          </table:table-cell>
          <table:table-cell office:value-type="float" office:value="101.077" calcext:value-type="float">
            <text:p>101.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1</text:p>
          </table:table-cell>
          <table:table-cell office:value-type="float" office:value="608.24" calcext:value-type="float">
            <text:p>608.24</text:p>
          </table:table-cell>
          <table:table-cell office:value-type="float" office:value="466.42" calcext:value-type="float">
            <text:p>466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10</text:p>
          </table:table-cell>
          <table:table-cell office:value-type="float" office:value="586.84" calcext:value-type="float">
            <text:p>586.84</text:p>
          </table:table-cell>
          <table:table-cell office:value-type="float" office:value="454.034" calcext:value-type="float">
            <text:p>454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2</text:p>
          </table:table-cell>
          <table:table-cell office:value-type="float" office:value="636.43" calcext:value-type="float">
            <text:p>636.43</text:p>
          </table:table-cell>
          <table:table-cell office:value-type="float" office:value="497.829" calcext:value-type="float">
            <text:p>497.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3</text:p>
          </table:table-cell>
          <table:table-cell office:value-type="float" office:value="583.43" calcext:value-type="float">
            <text:p>583.43</text:p>
          </table:table-cell>
          <table:table-cell office:value-type="float" office:value="456.758" calcext:value-type="float">
            <text:p>456.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4</text:p>
          </table:table-cell>
          <table:table-cell office:value-type="float" office:value="514.27" calcext:value-type="float">
            <text:p>514.27</text:p>
          </table:table-cell>
          <table:table-cell office:value-type="float" office:value="402.534" calcext:value-type="float">
            <text:p>402.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5</text:p>
          </table:table-cell>
          <table:table-cell office:value-type="float" office:value="558.33" calcext:value-type="float">
            <text:p>558.33</text:p>
          </table:table-cell>
          <table:table-cell office:value-type="float" office:value="439.204" calcext:value-type="float">
            <text:p>439.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6</text:p>
          </table:table-cell>
          <table:table-cell office:value-type="float" office:value="584.93" calcext:value-type="float">
            <text:p>584.93</text:p>
          </table:table-cell>
          <table:table-cell office:value-type="float" office:value="462.325" calcext:value-type="float">
            <text:p>462.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7</text:p>
          </table:table-cell>
          <table:table-cell office:value-type="float" office:value="554.04" calcext:value-type="float">
            <text:p>554.04</text:p>
          </table:table-cell>
          <table:table-cell office:value-type="float" office:value="436.646" calcext:value-type="float">
            <text:p>436.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8</text:p>
          </table:table-cell>
          <table:table-cell office:value-type="float" office:value="531.56" calcext:value-type="float">
            <text:p>531.56</text:p>
          </table:table-cell>
          <table:table-cell office:value-type="float" office:value="418.938" calcext:value-type="float">
            <text:p>418.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9</text:p>
          </table:table-cell>
          <table:table-cell office:value-type="float" office:value="636.5" calcext:value-type="float">
            <text:p>636.5</text:p>
          </table:table-cell>
          <table:table-cell office:value-type="float" office:value="500.737" calcext:value-type="float">
            <text:p>500.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1</text:p>
          </table:table-cell>
          <table:table-cell office:value-type="float" office:value="11.6" calcext:value-type="float">
            <text:p>11.6</text:p>
          </table:table-cell>
          <table:table-cell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10</text:p>
          </table:table-cell>
          <table:table-cell office:value-type="float" office:value="13.87" calcext:value-type="float">
            <text:p>13.87</text:p>
          </table:table-cell>
          <table:table-cell office:value-type="float" office:value="11.278" calcext:value-type="float">
            <text:p>11.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2</text:p>
          </table:table-cell>
          <table:table-cell office:value-type="float" office:value="14.27" calcext:value-type="float">
            <text:p>14.27</text:p>
          </table:table-cell>
          <table:table-cell office:value-type="float" office:value="11.7" calcext:value-type="float">
            <text:p>1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3</text:p>
          </table:table-cell>
          <table:table-cell office:value-type="float" office:value="11.49" calcext:value-type="float">
            <text:p>11.49</text:p>
          </table:table-cell>
          <table:table-cell office:value-type="float" office:value="9.346" calcext:value-type="float">
            <text:p>9.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4</text:p>
          </table:table-cell>
          <table:table-cell office:value-type="float" office:value="15" calcext:value-type="float">
            <text:p>15</text:p>
          </table:table-cell>
          <table:table-cell office:value-type="float" office:value="12.195" calcext:value-type="float">
            <text:p>12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5</text:p>
          </table:table-cell>
          <table:table-cell office:value-type="float" office:value="13.95" calcext:value-type="float">
            <text:p>13.95</text:p>
          </table:table-cell>
          <table:table-cell office:value-type="float" office:value="12.192" calcext:value-type="float">
            <text:p>12.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6</text:p>
          </table:table-cell>
          <table:table-cell office:value-type="float" office:value="13.26" calcext:value-type="float">
            <text:p>13.26</text:p>
          </table:table-cell>
          <table:table-cell office:value-type="float" office:value="10.739" calcext:value-type="float">
            <text:p>10.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7</text:p>
          </table:table-cell>
          <table:table-cell office:value-type="float" office:value="11.85" calcext:value-type="float">
            <text:p>11.85</text:p>
          </table:table-cell>
          <table:table-cell office:value-type="float" office:value="9.61" calcext:value-type="float">
            <text:p>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8</text:p>
          </table:table-cell>
          <table:table-cell office:value-type="float" office:value="14.15" calcext:value-type="float">
            <text:p>14.15</text:p>
          </table:table-cell>
          <table:table-cell office:value-type="float" office:value="11.432" calcext:value-type="float">
            <text:p>11.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9</text:p>
          </table:table-cell>
          <table:table-cell office:value-type="float" office:value="14.87" calcext:value-type="float">
            <text:p>14.87</text:p>
          </table:table-cell>
          <table:table-cell office:value-type="float" office:value="12.015" calcext:value-type="float">
            <text:p>12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1</text:p>
          </table:table-cell>
          <table:table-cell office:value-type="float" office:value="4667.38" calcext:value-type="float">
            <text:p>4667.38</text:p>
          </table:table-cell>
          <table:table-cell office:value-type="float" office:value="3644.756" calcext:value-type="float">
            <text:p>3644.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10</text:p>
          </table:table-cell>
          <table:table-cell office:value-type="float" office:value="4330.04" calcext:value-type="float">
            <text:p>4330.04</text:p>
          </table:table-cell>
          <table:table-cell office:value-type="float" office:value="3385.868" calcext:value-type="float">
            <text:p>3385.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2</text:p>
          </table:table-cell>
          <table:table-cell office:value-type="float" office:value="4741.72" calcext:value-type="float">
            <text:p>4741.72</text:p>
          </table:table-cell>
          <table:table-cell office:value-type="float" office:value="3684.397" calcext:value-type="float">
            <text:p>3684.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3</text:p>
          </table:table-cell>
          <table:table-cell office:value-type="float" office:value="4424.59" calcext:value-type="float">
            <text:p>4424.59</text:p>
          </table:table-cell>
          <table:table-cell office:value-type="float" office:value="3426.615" calcext:value-type="float">
            <text:p>3426.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4</text:p>
          </table:table-cell>
          <table:table-cell office:value-type="float" office:value="4344.72" calcext:value-type="float">
            <text:p>4344.72</text:p>
          </table:table-cell>
          <table:table-cell office:value-type="float" office:value="3388.724" calcext:value-type="float">
            <text:p>3388.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5</text:p>
          </table:table-cell>
          <table:table-cell office:value-type="float" office:value="4181.11" calcext:value-type="float">
            <text:p>4181.11</text:p>
          </table:table-cell>
          <table:table-cell office:value-type="float" office:value="3268.999" calcext:value-type="float">
            <text:p>3268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6</text:p>
          </table:table-cell>
          <table:table-cell office:value-type="float" office:value="4268.76" calcext:value-type="float">
            <text:p>4268.76</text:p>
          </table:table-cell>
          <table:table-cell office:value-type="float" office:value="3324.303" calcext:value-type="float">
            <text:p>3324.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7</text:p>
          </table:table-cell>
          <table:table-cell office:value-type="float" office:value="4483.56" calcext:value-type="float">
            <text:p>4483.56</text:p>
          </table:table-cell>
          <table:table-cell office:value-type="float" office:value="3516.783" calcext:value-type="float">
            <text:p>3516.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8</text:p>
          </table:table-cell>
          <table:table-cell office:value-type="float" office:value="4677.86" calcext:value-type="float">
            <text:p>4677.86</text:p>
          </table:table-cell>
          <table:table-cell office:value-type="float" office:value="3615.597" calcext:value-type="float">
            <text:p>3615.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9</text:p>
          </table:table-cell>
          <table:table-cell office:value-type="float" office:value="4434.33" calcext:value-type="float">
            <text:p>4434.33</text:p>
          </table:table-cell>
          <table:table-cell office:value-type="float" office:value="3424.274" calcext:value-type="float">
            <text:p>3424.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1</text:p>
          </table:table-cell>
          <table:table-cell office:value-type="float" office:value="34.79" calcext:value-type="float">
            <text:p>34.79</text:p>
          </table:table-cell>
          <table:table-cell office:value-type="float" office:value="27.981" calcext:value-type="float">
            <text:p>27.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10</text:p>
          </table:table-cell>
          <table:table-cell office:value-type="float" office:value="38.91" calcext:value-type="float">
            <text:p>38.91</text:p>
          </table:table-cell>
          <table:table-cell office:value-type="float" office:value="31.259" calcext:value-type="float">
            <text:p>31.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2</text:p>
          </table:table-cell>
          <table:table-cell office:value-type="float" office:value="38.97" calcext:value-type="float">
            <text:p>38.97</text:p>
          </table:table-cell>
          <table:table-cell office:value-type="float" office:value="31.312" calcext:value-type="float">
            <text:p>31.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3</text:p>
          </table:table-cell>
          <table:table-cell office:value-type="float" office:value="40.06" calcext:value-type="float">
            <text:p>40.06</text:p>
          </table:table-cell>
          <table:table-cell office:value-type="float" office:value="32.173" calcext:value-type="float">
            <text:p>32.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4</text:p>
          </table:table-cell>
          <table:table-cell office:value-type="float" office:value="38.75" calcext:value-type="float">
            <text:p>38.75</text:p>
          </table:table-cell>
          <table:table-cell office:value-type="float" office:value="31.101" calcext:value-type="float">
            <text:p>31.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5</text:p>
          </table:table-cell>
          <table:table-cell office:value-type="float" office:value="46.17" calcext:value-type="float">
            <text:p>46.17</text:p>
          </table:table-cell>
          <table:table-cell office:value-type="float" office:value="36.662" calcext:value-type="float">
            <text:p>36.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6</text:p>
          </table:table-cell>
          <table:table-cell office:value-type="float" office:value="39.58" calcext:value-type="float">
            <text:p>39.58</text:p>
          </table:table-cell>
          <table:table-cell office:value-type="float" office:value="31.788" calcext:value-type="float">
            <text:p>31.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7</text:p>
          </table:table-cell>
          <table:table-cell office:value-type="float" office:value="45.27" calcext:value-type="float">
            <text:p>45.27</text:p>
          </table:table-cell>
          <table:table-cell office:value-type="float" office:value="35.846" calcext:value-type="float">
            <text:p>35.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8</text:p>
          </table:table-cell>
          <table:table-cell office:value-type="float" office:value="35.22" calcext:value-type="float">
            <text:p>35.22</text:p>
          </table:table-cell>
          <table:table-cell office:value-type="float" office:value="28.15" calcext:value-type="float">
            <text:p>28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9</text:p>
          </table:table-cell>
          <table:table-cell office:value-type="float" office:value="40.77" calcext:value-type="float">
            <text:p>40.77</text:p>
          </table:table-cell>
          <table:table-cell office:value-type="float" office:value="32.582" calcext:value-type="float">
            <text:p>32.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1</text:p>
          </table:table-cell>
          <table:table-cell office:value-type="float" office:value="80.54" calcext:value-type="float">
            <text:p>80.54</text:p>
          </table:table-cell>
          <table:table-cell office:value-type="float" office:value="63.934" calcext:value-type="float">
            <text:p>63.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10</text:p>
          </table:table-cell>
          <table:table-cell office:value-type="float" office:value="77.85" calcext:value-type="float">
            <text:p>77.85</text:p>
          </table:table-cell>
          <table:table-cell office:value-type="float" office:value="60.564" calcext:value-type="float">
            <text:p>60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2</text:p>
          </table:table-cell>
          <table:table-cell office:value-type="float" office:value="72.11" calcext:value-type="float">
            <text:p>72.11</text:p>
          </table:table-cell>
          <table:table-cell office:value-type="float" office:value="56.183" calcext:value-type="float">
            <text:p>56.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3</text:p>
          </table:table-cell>
          <table:table-cell office:value-type="float" office:value="68.09" calcext:value-type="float">
            <text:p>68.09</text:p>
          </table:table-cell>
          <table:table-cell office:value-type="float" office:value="53.492" calcext:value-type="float">
            <text:p>53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4</text:p>
          </table:table-cell>
          <table:table-cell office:value-type="float" office:value="70.84" calcext:value-type="float">
            <text:p>70.84</text:p>
          </table:table-cell>
          <table:table-cell office:value-type="float" office:value="56.005" calcext:value-type="float">
            <text:p>56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5</text:p>
          </table:table-cell>
          <table:table-cell office:value-type="float" office:value="65.51" calcext:value-type="float">
            <text:p>65.51</text:p>
          </table:table-cell>
          <table:table-cell office:value-type="float" office:value="51.769" calcext:value-type="float">
            <text:p>51.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6</text:p>
          </table:table-cell>
          <table:table-cell office:value-type="float" office:value="84.7" calcext:value-type="float">
            <text:p>84.7</text:p>
          </table:table-cell>
          <table:table-cell office:value-type="float" office:value="65.403" calcext:value-type="float">
            <text:p>65.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7</text:p>
          </table:table-cell>
          <table:table-cell office:value-type="float" office:value="67.9" calcext:value-type="float">
            <text:p>67.9</text:p>
          </table:table-cell>
          <table:table-cell office:value-type="float" office:value="53.954" calcext:value-type="float">
            <text:p>53.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8</text:p>
          </table:table-cell>
          <table:table-cell office:value-type="float" office:value="76.63" calcext:value-type="float">
            <text:p>76.63</text:p>
          </table:table-cell>
          <table:table-cell office:value-type="float" office:value="60.529" calcext:value-type="float">
            <text:p>60.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9</text:p>
          </table:table-cell>
          <table:table-cell office:value-type="float" office:value="67.99" calcext:value-type="float">
            <text:p>67.99</text:p>
          </table:table-cell>
          <table:table-cell office:value-type="float" office:value="53.685" calcext:value-type="float">
            <text:p>53.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1</text:p>
          </table:table-cell>
          <table:table-cell office:value-type="float" office:value="2.1" calcext:value-type="float">
            <text:p>2.1</text:p>
          </table:table-cell>
          <table:table-cell office:value-type="float" office:value="1.244" calcext:value-type="float">
            <text:p>1.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10</text:p>
          </table:table-cell>
          <table:table-cell office:value-type="float" office:value="1.78" calcext:value-type="float">
            <text:p>1.78</text:p>
          </table:table-cell>
          <table:table-cell office:value-type="float" office:value="1.002" calcext:value-type="float">
            <text:p>1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2</text:p>
          </table:table-cell>
          <table:table-cell office:value-type="float" office:value="1.29" calcext:value-type="float">
            <text:p>1.29</text:p>
          </table:table-cell>
          <table:table-cell office:value-type="float" office:value="0.725" calcext:value-type="float">
            <text:p>0.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3</text:p>
          </table:table-cell>
          <table:table-cell office:value-type="float" office:value="1.84" calcext:value-type="float">
            <text:p>1.84</text:p>
          </table:table-cell>
          <table:table-cell office:value-type="float" office:value="1.059" calcext:value-type="float">
            <text:p>1.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4</text:p>
          </table:table-cell>
          <table:table-cell office:value-type="float" office:value="1.98" calcext:value-type="float">
            <text:p>1.98</text:p>
          </table:table-cell>
          <table:table-cell office:value-type="float" office:value="1.152" calcext:value-type="float">
            <text:p>1.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5</text:p>
          </table:table-cell>
          <table:table-cell office:value-type="float" office:value="1.5" calcext:value-type="float">
            <text:p>1.5</text:p>
          </table:table-cell>
          <table:table-cell office:value-type="float" office:value="0.901" calcext:value-type="float">
            <text:p>0.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6</text:p>
          </table:table-cell>
          <table:table-cell office:value-type="float" office:value="0.97" calcext:value-type="float">
            <text:p>0.97</text:p>
          </table:table-cell>
          <table:table-cell office:value-type="float" office:value="0.598" calcext:value-type="float">
            <text:p>0.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7</text:p>
          </table:table-cell>
          <table:table-cell office:value-type="float" office:value="1.02" calcext:value-type="float">
            <text:p>1.02</text:p>
          </table:table-cell>
          <table:table-cell office:value-type="float" office:value="0.624" calcext:value-type="float">
            <text:p>0.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8</text:p>
          </table:table-cell>
          <table:table-cell office:value-type="float" office:value="1.39" calcext:value-type="float">
            <text:p>1.39</text:p>
          </table:table-cell>
          <table:table-cell office:value-type="float" office:value="0.815" calcext:value-type="float">
            <text:p>0.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9</text:p>
          </table:table-cell>
          <table:table-cell office:value-type="float" office:value="5.27" calcext:value-type="float">
            <text:p>5.27</text:p>
          </table:table-cell>
          <table:table-cell office:value-type="float" office:value="2.902" calcext:value-type="float">
            <text:p>2.90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62:.B71])" office:value-type="float" office:value="1.914" calcext:value-type="float">
            <text:p>1.914</text:p>
          </table:table-cell>
          <table:table-cell table:formula="of:=AVERAGE([.C62:.C71])" office:value-type="float" office:value="1.1022" calcext:value-type="float">
            <text:p>1.1022</text:p>
          </table:table-cell>
        </table:table-row>
        <table:table-row table:style-name="ro1">
          <table:table-cell office:value-type="string" calcext:value-type="string">
            <text:p>KP2D_1000_1</text:p>
          </table:table-cell>
          <table:table-cell office:value-type="float" office:value="467.36" calcext:value-type="float">
            <text:p>467.36</text:p>
          </table:table-cell>
          <table:table-cell office:value-type="float" office:value="324.284" calcext:value-type="float">
            <text:p>324.28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82:.B91])" office:value-type="float" office:value="8.709" calcext:value-type="float">
            <text:p>8.709</text:p>
          </table:table-cell>
          <table:table-cell table:formula="of:=AVERAGE([.C82:.C91])" office:value-type="float" office:value="4.8311" calcext:value-type="float">
            <text:p>4.8311</text:p>
          </table:table-cell>
        </table:table-row>
        <table:table-row table:style-name="ro1">
          <table:table-cell office:value-type="string" calcext:value-type="string">
            <text:p>KP2D_1000_10</text:p>
          </table:table-cell>
          <table:table-cell office:value-type="float" office:value="459.47" calcext:value-type="float">
            <text:p>459.47</text:p>
          </table:table-cell>
          <table:table-cell office:value-type="float" office:value="303.529" calcext:value-type="float">
            <text:p>303.52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02:.B111])" office:value-type="float" office:value="37.106" calcext:value-type="float">
            <text:p>37.106</text:p>
          </table:table-cell>
          <table:table-cell table:formula="of:=AVERAGE([.C102:.C111])" office:value-type="float" office:value="20.5603" calcext:value-type="float">
            <text:p>20.5603</text:p>
          </table:table-cell>
        </table:table-row>
        <table:table-row table:style-name="ro1">
          <table:table-cell office:value-type="string" calcext:value-type="string">
            <text:p>KP2D_1000_2</text:p>
          </table:table-cell>
          <table:table-cell office:value-type="float" office:value="451.95" calcext:value-type="float">
            <text:p>451.95</text:p>
          </table:table-cell>
          <table:table-cell office:value-type="float" office:value="300.271" calcext:value-type="float">
            <text:p>300.27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12:.B121])" office:value-type="float" office:value="127.076" calcext:value-type="float">
            <text:p>127.076</text:p>
          </table:table-cell>
          <table:table-cell table:formula="of:=AVERAGE([.C112:.C121])" office:value-type="float" office:value="71.6884" calcext:value-type="float">
            <text:p>71.6884</text:p>
          </table:table-cell>
        </table:table-row>
        <table:table-row table:style-name="ro1">
          <table:table-cell office:value-type="string" calcext:value-type="string">
            <text:p>KP2D_1000_3</text:p>
          </table:table-cell>
          <table:table-cell office:value-type="float" office:value="590.26" calcext:value-type="float">
            <text:p>590.26</text:p>
          </table:table-cell>
          <table:table-cell office:value-type="float" office:value="380.594" calcext:value-type="float">
            <text:p>380.59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72:.B81])" office:value-type="float" office:value="521.728" calcext:value-type="float">
            <text:p>521.728</text:p>
          </table:table-cell>
          <table:table-cell table:formula="of:=AVERAGE([.C72:.C81])" office:value-type="float" office:value="347.3448" calcext:value-type="float">
            <text:p>347.3448</text:p>
          </table:table-cell>
        </table:table-row>
        <table:table-row table:style-name="ro1">
          <table:table-cell office:value-type="string" calcext:value-type="string">
            <text:p>KP2D_1000_4</text:p>
          </table:table-cell>
          <table:table-cell office:value-type="float" office:value="520.22" calcext:value-type="float">
            <text:p>520.22</text:p>
          </table:table-cell>
          <table:table-cell office:value-type="float" office:value="357.068" calcext:value-type="float">
            <text:p>357.068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92:.B101])" office:value-type="float" office:value="1533.203" calcext:value-type="float">
            <text:p>1533.203</text:p>
          </table:table-cell>
          <table:table-cell table:formula="of:=AVERAGE([.C92:.C101])" office:value-type="float" office:value="1113.1132" calcext:value-type="float">
            <text:p>1113.1132</text:p>
          </table:table-cell>
        </table:table-row>
        <table:table-row table:style-name="ro1">
          <table:table-cell office:value-type="string" calcext:value-type="string">
            <text:p>KP2D_1000_5</text:p>
          </table:table-cell>
          <table:table-cell office:value-type="float" office:value="612.53" calcext:value-type="float">
            <text:p>612.53</text:p>
          </table:table-cell>
          <table:table-cell office:value-type="float" office:value="388.135" calcext:value-type="float">
            <text:p>388.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6</text:p>
          </table:table-cell>
          <table:table-cell office:value-type="float" office:value="584.85" calcext:value-type="float">
            <text:p>584.85</text:p>
          </table:table-cell>
          <table:table-cell office:value-type="float" office:value="385.479" calcext:value-type="float">
            <text:p>385.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7</text:p>
          </table:table-cell>
          <table:table-cell office:value-type="float" office:value="547.31" calcext:value-type="float">
            <text:p>547.31</text:p>
          </table:table-cell>
          <table:table-cell office:value-type="float" office:value="378.389" calcext:value-type="float">
            <text:p>378.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8</text:p>
          </table:table-cell>
          <table:table-cell office:value-type="float" office:value="494.82" calcext:value-type="float">
            <text:p>494.82</text:p>
          </table:table-cell>
          <table:table-cell office:value-type="float" office:value="333.511" calcext:value-type="float">
            <text:p>333.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9</text:p>
          </table:table-cell>
          <table:table-cell office:value-type="float" office:value="488.51" calcext:value-type="float">
            <text:p>488.51</text:p>
          </table:table-cell>
          <table:table-cell office:value-type="float" office:value="322.188" calcext:value-type="float">
            <text:p>322.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1</text:p>
          </table:table-cell>
          <table:table-cell office:value-type="float" office:value="14.87" calcext:value-type="float">
            <text:p>14.87</text:p>
          </table:table-cell>
          <table:table-cell office:value-type="float" office:value="7.96" calcext:value-type="float">
            <text:p>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10</text:p>
          </table:table-cell>
          <table:table-cell office:value-type="float" office:value="5.04" calcext:value-type="float">
            <text:p>5.04</text:p>
          </table:table-cell>
          <table:table-cell office:value-type="float" office:value="2.958" calcext:value-type="float">
            <text:p>2.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2</text:p>
          </table:table-cell>
          <table:table-cell office:value-type="float" office:value="9.81" calcext:value-type="float">
            <text:p>9.81</text:p>
          </table:table-cell>
          <table:table-cell office:value-type="float" office:value="5.503" calcext:value-type="float">
            <text:p>5.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3</text:p>
          </table:table-cell>
          <table:table-cell office:value-type="float" office:value="7.74" calcext:value-type="float">
            <text:p>7.74</text:p>
          </table:table-cell>
          <table:table-cell office:value-type="float" office:value="4.425" calcext:value-type="float">
            <text:p>4.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4</text:p>
          </table:table-cell>
          <table:table-cell office:value-type="float" office:value="4.8" calcext:value-type="float">
            <text:p>4.8</text:p>
          </table:table-cell>
          <table:table-cell office:value-type="float" office:value="2.775" calcext:value-type="float">
            <text:p>2.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5</text:p>
          </table:table-cell>
          <table:table-cell office:value-type="float" office:value="3.97" calcext:value-type="float">
            <text:p>3.97</text:p>
          </table:table-cell>
          <table:table-cell office:value-type="float" office:value="2.226" calcext:value-type="float">
            <text:p>2.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6</text:p>
          </table:table-cell>
          <table:table-cell office:value-type="float" office:value="12.86" calcext:value-type="float">
            <text:p>12.86</text:p>
          </table:table-cell>
          <table:table-cell office:value-type="float" office:value="7.073" calcext:value-type="float">
            <text:p>7.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7</text:p>
          </table:table-cell>
          <table:table-cell office:value-type="float" office:value="13.15" calcext:value-type="float">
            <text:p>13.15</text:p>
          </table:table-cell>
          <table:table-cell office:value-type="float" office:value="7.192" calcext:value-type="float">
            <text:p>7.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8</text:p>
          </table:table-cell>
          <table:table-cell office:value-type="float" office:value="9.26" calcext:value-type="float">
            <text:p>9.26</text:p>
          </table:table-cell>
          <table:table-cell office:value-type="float" office:value="5.063" calcext:value-type="float">
            <text:p>5.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9</text:p>
          </table:table-cell>
          <table:table-cell office:value-type="float" office:value="5.59" calcext:value-type="float">
            <text:p>5.59</text:p>
          </table:table-cell>
          <table:table-cell office:value-type="float" office:value="3.136" calcext:value-type="float">
            <text:p>3.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1</text:p>
          </table:table-cell>
          <table:table-cell office:value-type="float" office:value="1387.14" calcext:value-type="float">
            <text:p>1387.14</text:p>
          </table:table-cell>
          <table:table-cell office:value-type="float" office:value="1038.821" calcext:value-type="float">
            <text:p>1038.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10</text:p>
          </table:table-cell>
          <table:table-cell office:value-type="float" office:value="1212.39" calcext:value-type="float">
            <text:p>1212.39</text:p>
          </table:table-cell>
          <table:table-cell office:value-type="float" office:value="920.079" calcext:value-type="float">
            <text:p>920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2</text:p>
          </table:table-cell>
          <table:table-cell office:value-type="float" office:value="1225.35" calcext:value-type="float">
            <text:p>1225.35</text:p>
          </table:table-cell>
          <table:table-cell office:value-type="float" office:value="925.503" calcext:value-type="float">
            <text:p>925.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3</text:p>
          </table:table-cell>
          <table:table-cell office:value-type="float" office:value="1241.97" calcext:value-type="float">
            <text:p>1241.97</text:p>
          </table:table-cell>
          <table:table-cell office:value-type="float" office:value="964.434" calcext:value-type="float">
            <text:p>964.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4</text:p>
          </table:table-cell>
          <table:table-cell office:value-type="float" office:value="1373.54" calcext:value-type="float">
            <text:p>1373.54</text:p>
          </table:table-cell>
          <table:table-cell office:value-type="float" office:value="1027.542" calcext:value-type="float">
            <text:p>1027.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5</text:p>
          </table:table-cell>
          <table:table-cell office:value-type="float" office:value="1293.57" calcext:value-type="float">
            <text:p>1293.57</text:p>
          </table:table-cell>
          <table:table-cell office:value-type="float" office:value="970.682" calcext:value-type="float">
            <text:p>970.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6</text:p>
          </table:table-cell>
          <table:table-cell office:value-type="float" office:value="1580.69" calcext:value-type="float">
            <text:p>1580.69</text:p>
          </table:table-cell>
          <table:table-cell office:value-type="float" office:value="1171.306" calcext:value-type="float">
            <text:p>1171.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7</text:p>
          </table:table-cell>
          <table:table-cell office:value-type="float" office:value="1411.32" calcext:value-type="float">
            <text:p>1411.32</text:p>
          </table:table-cell>
          <table:table-cell office:value-type="float" office:value="1068.602" calcext:value-type="float">
            <text:p>1068.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8</text:p>
          </table:table-cell>
          <table:table-cell office:value-type="float" office:value="3148.83" calcext:value-type="float">
            <text:p>3148.83</text:p>
          </table:table-cell>
          <table:table-cell office:value-type="float" office:value="1952.417" calcext:value-type="float">
            <text:p>1952.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9</text:p>
          </table:table-cell>
          <table:table-cell office:value-type="float" office:value="1457.23" calcext:value-type="float">
            <text:p>1457.23</text:p>
          </table:table-cell>
          <table:table-cell office:value-type="float" office:value="1091.746" calcext:value-type="float">
            <text:p>1091.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1</text:p>
          </table:table-cell>
          <table:table-cell office:value-type="float" office:value="30.86" calcext:value-type="float">
            <text:p>30.86</text:p>
          </table:table-cell>
          <table:table-cell office:value-type="float" office:value="17.589" calcext:value-type="float">
            <text:p>17.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10</text:p>
          </table:table-cell>
          <table:table-cell office:value-type="float" office:value="37.82" calcext:value-type="float">
            <text:p>37.82</text:p>
          </table:table-cell>
          <table:table-cell office:value-type="float" office:value="21.384" calcext:value-type="float">
            <text:p>21.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2</text:p>
          </table:table-cell>
          <table:table-cell office:value-type="float" office:value="27.79" calcext:value-type="float">
            <text:p>27.79</text:p>
          </table:table-cell>
          <table:table-cell office:value-type="float" office:value="15.267" calcext:value-type="float">
            <text:p>15.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3</text:p>
          </table:table-cell>
          <table:table-cell office:value-type="float" office:value="34.67" calcext:value-type="float">
            <text:p>34.67</text:p>
          </table:table-cell>
          <table:table-cell office:value-type="float" office:value="19.227" calcext:value-type="float">
            <text:p>19.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4</text:p>
          </table:table-cell>
          <table:table-cell office:value-type="float" office:value="33.36" calcext:value-type="float">
            <text:p>33.36</text:p>
          </table:table-cell>
          <table:table-cell office:value-type="float" office:value="18.338" calcext:value-type="float">
            <text:p>18.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5</text:p>
          </table:table-cell>
          <table:table-cell office:value-type="float" office:value="33.12" calcext:value-type="float">
            <text:p>33.12</text:p>
          </table:table-cell>
          <table:table-cell office:value-type="float" office:value="18.53" calcext:value-type="float">
            <text:p>1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6</text:p>
          </table:table-cell>
          <table:table-cell office:value-type="float" office:value="34.39" calcext:value-type="float">
            <text:p>34.39</text:p>
          </table:table-cell>
          <table:table-cell office:value-type="float" office:value="19.076" calcext:value-type="float">
            <text:p>19.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7</text:p>
          </table:table-cell>
          <table:table-cell office:value-type="float" office:value="25.38" calcext:value-type="float">
            <text:p>25.38</text:p>
          </table:table-cell>
          <table:table-cell office:value-type="float" office:value="14.469" calcext:value-type="float">
            <text:p>14.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8</text:p>
          </table:table-cell>
          <table:table-cell office:value-type="float" office:value="40.61" calcext:value-type="float">
            <text:p>40.61</text:p>
          </table:table-cell>
          <table:table-cell office:value-type="float" office:value="22.385" calcext:value-type="float">
            <text:p>22.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9</text:p>
          </table:table-cell>
          <table:table-cell office:value-type="float" office:value="73.06" calcext:value-type="float">
            <text:p>73.06</text:p>
          </table:table-cell>
          <table:table-cell office:value-type="float" office:value="39.338" calcext:value-type="float">
            <text:p>39.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1</text:p>
          </table:table-cell>
          <table:table-cell office:value-type="float" office:value="145.6" calcext:value-type="float">
            <text:p>145.6</text:p>
          </table:table-cell>
          <table:table-cell office:value-type="float" office:value="81.548" calcext:value-type="float">
            <text:p>81.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10</text:p>
          </table:table-cell>
          <table:table-cell office:value-type="float" office:value="125.41" calcext:value-type="float">
            <text:p>125.41</text:p>
          </table:table-cell>
          <table:table-cell office:value-type="float" office:value="70.471" calcext:value-type="float">
            <text:p>70.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2</text:p>
          </table:table-cell>
          <table:table-cell office:value-type="float" office:value="151.38" calcext:value-type="float">
            <text:p>151.38</text:p>
          </table:table-cell>
          <table:table-cell office:value-type="float" office:value="84.154" calcext:value-type="float">
            <text:p>84.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3</text:p>
          </table:table-cell>
          <table:table-cell office:value-type="float" office:value="121.76" calcext:value-type="float">
            <text:p>121.76</text:p>
          </table:table-cell>
          <table:table-cell office:value-type="float" office:value="69.143" calcext:value-type="float">
            <text:p>69.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4</text:p>
          </table:table-cell>
          <table:table-cell office:value-type="float" office:value="117.44" calcext:value-type="float">
            <text:p>117.44</text:p>
          </table:table-cell>
          <table:table-cell office:value-type="float" office:value="66.363" calcext:value-type="float">
            <text:p>66.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5</text:p>
          </table:table-cell>
          <table:table-cell office:value-type="float" office:value="97.97" calcext:value-type="float">
            <text:p>97.97</text:p>
          </table:table-cell>
          <table:table-cell office:value-type="float" office:value="55.517" calcext:value-type="float">
            <text:p>55.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6</text:p>
          </table:table-cell>
          <table:table-cell office:value-type="float" office:value="142.6" calcext:value-type="float">
            <text:p>142.6</text:p>
          </table:table-cell>
          <table:table-cell office:value-type="float" office:value="80.399" calcext:value-type="float">
            <text:p>80.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7</text:p>
          </table:table-cell>
          <table:table-cell office:value-type="float" office:value="124.75" calcext:value-type="float">
            <text:p>124.75</text:p>
          </table:table-cell>
          <table:table-cell office:value-type="float" office:value="70.123" calcext:value-type="float">
            <text:p>70.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8</text:p>
          </table:table-cell>
          <table:table-cell office:value-type="float" office:value="124.48" calcext:value-type="float">
            <text:p>124.48</text:p>
          </table:table-cell>
          <table:table-cell office:value-type="float" office:value="69.716" calcext:value-type="float">
            <text:p>69.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9</text:p>
          </table:table-cell>
          <table:table-cell office:value-type="float" office:value="119.37" calcext:value-type="float">
            <text:p>119.37</text:p>
          </table:table-cell>
          <table:table-cell office:value-type="float" office:value="69.45" calcext:value-type="float">
            <text:p>69.45</text:p>
          </table:table-cell>
          <table:table-cell table:number-columns-repeated="4"/>
        </table:table-row>
      </table:table>
      <table:table table:name="results-t2-c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100-1</text:p>
          </table:table-cell>
          <table:table-cell office:value-type="float" office:value="128.61" calcext:value-type="float">
            <text:p>128.61</text:p>
          </table:table-cell>
          <table:table-cell office:value-type="float" office:value="64.349" calcext:value-type="float">
            <text:p>64.349</text:p>
          </table:table-cell>
          <table:table-cell table:number-columns-repeated="2"/>
          <table:table-cell office:value-type="string" calcext:value-type="string">
            <text:p>Average over siz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P-100-10</text:p>
          </table:table-cell>
          <table:table-cell office:value-type="float" office:value="116.08" calcext:value-type="float">
            <text:p>116.08</text:p>
          </table:table-cell>
          <table:table-cell office:value-type="float" office:value="58.099" calcext:value-type="float">
            <text:p>58.099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2</text:p>
          </table:table-cell>
          <table:table-cell office:value-type="float" office:value="119.23" calcext:value-type="float">
            <text:p>119.23</text:p>
          </table:table-cell>
          <table:table-cell office:value-type="float" office:value="59.71" calcext:value-type="float">
            <text:p>59.7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22:.B31])" office:value-type="float" office:value="11.421" calcext:value-type="float">
            <text:p>11.421</text:p>
          </table:table-cell>
          <table:table-cell table:formula="of:=AVERAGE([.C22:.C31])" office:value-type="float" office:value="5.7375" calcext:value-type="float">
            <text:p>5.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3</text:p>
          </table:table-cell>
          <table:table-cell office:value-type="float" office:value="140.67" calcext:value-type="float">
            <text:p>140.67</text:p>
          </table:table-cell>
          <table:table-cell office:value-type="float" office:value="70.369" calcext:value-type="float">
            <text:p>70.36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42:.B51])" office:value-type="float" office:value="35.426" calcext:value-type="float">
            <text:p>35.426</text:p>
          </table:table-cell>
          <table:table-cell table:formula="of:=AVERAGE([.C42:.C51])" office:value-type="float" office:value="17.8339" calcext:value-type="float">
            <text:p>17.8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4</text:p>
          </table:table-cell>
          <table:table-cell office:value-type="float" office:value="127.99" calcext:value-type="float">
            <text:p>127.99</text:p>
          </table:table-cell>
          <table:table-cell office:value-type="float" office:value="64.186" calcext:value-type="float">
            <text:p>64.1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52:.B61])" office:value-type="float" office:value="71.041" calcext:value-type="float">
            <text:p>71.041</text:p>
          </table:table-cell>
          <table:table-cell table:formula="of:=AVERAGE([.C52:.C61])" office:value-type="float" office:value="35.633" calcext:value-type="float">
            <text:p>35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5</text:p>
          </table:table-cell>
          <table:table-cell office:value-type="float" office:value="132.6" calcext:value-type="float">
            <text:p>132.6</text:p>
          </table:table-cell>
          <table:table-cell office:value-type="float" office:value="66.321" calcext:value-type="float">
            <text:p>66.32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2:.B11])" office:value-type="float" office:value="126.546" calcext:value-type="float">
            <text:p>126.546</text:p>
          </table:table-cell>
          <table:table-cell table:formula="of:=AVERAGE([.C2:.C11])" office:value-type="float" office:value="63.3725" calcext:value-type="float">
            <text:p>63.3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6</text:p>
          </table:table-cell>
          <table:table-cell office:value-type="float" office:value="121.26" calcext:value-type="float">
            <text:p>121.26</text:p>
          </table:table-cell>
          <table:table-cell office:value-type="float" office:value="60.776" calcext:value-type="float">
            <text:p>60.77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2:.B21])" office:value-type="float" office:value="553.044" calcext:value-type="float">
            <text:p>553.044</text:p>
          </table:table-cell>
          <table:table-cell table:formula="of:=AVERAGE([.C12:.C21])" office:value-type="float" office:value="276.8962" calcext:value-type="float">
            <text:p>276.8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7</text:p>
          </table:table-cell>
          <table:table-cell office:value-type="float" office:value="135.72" calcext:value-type="float">
            <text:p>135.72</text:p>
          </table:table-cell>
          <table:table-cell office:value-type="float" office:value="67.962" calcext:value-type="float">
            <text:p>67.9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B32:.B41])" office:value-type="float" office:value="3470.429" calcext:value-type="float">
            <text:p>3470.429</text:p>
          </table:table-cell>
          <table:table-cell table:formula="of:=AVERAGE([.C32:.C41])" office:value-type="float" office:value="1738.7357" calcext:value-type="float">
            <text:p>1738.7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P-100-8</text:p>
          </table:table-cell>
          <table:table-cell office:value-type="float" office:value="129.42" calcext:value-type="float">
            <text:p>129.42</text:p>
          </table:table-cell>
          <table:table-cell office:value-type="float" office:value="64.817" calcext:value-type="float">
            <text:p>64.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100-9</text:p>
          </table:table-cell>
          <table:table-cell office:value-type="float" office:value="113.88" calcext:value-type="float">
            <text:p>113.88</text:p>
          </table:table-cell>
          <table:table-cell office:value-type="float" office:value="57.136" calcext:value-type="float">
            <text:p>57.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1</text:p>
          </table:table-cell>
          <table:table-cell office:value-type="float" office:value="546.36" calcext:value-type="float">
            <text:p>546.36</text:p>
          </table:table-cell>
          <table:table-cell office:value-type="float" office:value="273.389" calcext:value-type="float">
            <text:p>273.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10</text:p>
          </table:table-cell>
          <table:table-cell office:value-type="float" office:value="563.33" calcext:value-type="float">
            <text:p>563.33</text:p>
          </table:table-cell>
          <table:table-cell office:value-type="float" office:value="282.529" calcext:value-type="float">
            <text:p>282.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2</text:p>
          </table:table-cell>
          <table:table-cell office:value-type="float" office:value="585.11" calcext:value-type="float">
            <text:p>585.11</text:p>
          </table:table-cell>
          <table:table-cell office:value-type="float" office:value="293.101" calcext:value-type="float">
            <text:p>293.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3</text:p>
          </table:table-cell>
          <table:table-cell office:value-type="float" office:value="573.97" calcext:value-type="float">
            <text:p>573.97</text:p>
          </table:table-cell>
          <table:table-cell office:value-type="float" office:value="287.099" calcext:value-type="float">
            <text:p>287.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4</text:p>
          </table:table-cell>
          <table:table-cell office:value-type="float" office:value="538.7" calcext:value-type="float">
            <text:p>538.7</text:p>
          </table:table-cell>
          <table:table-cell office:value-type="float" office:value="269.572" calcext:value-type="float">
            <text:p>269.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5</text:p>
          </table:table-cell>
          <table:table-cell office:value-type="float" office:value="539.58" calcext:value-type="float">
            <text:p>539.58</text:p>
          </table:table-cell>
          <table:table-cell office:value-type="float" office:value="270.333" calcext:value-type="float">
            <text:p>270.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6</text:p>
          </table:table-cell>
          <table:table-cell office:value-type="float" office:value="570.68" calcext:value-type="float">
            <text:p>570.68</text:p>
          </table:table-cell>
          <table:table-cell office:value-type="float" office:value="285.565" calcext:value-type="float">
            <text:p>285.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7</text:p>
          </table:table-cell>
          <table:table-cell office:value-type="float" office:value="501.67" calcext:value-type="float">
            <text:p>501.67</text:p>
          </table:table-cell>
          <table:table-cell office:value-type="float" office:value="250.935" calcext:value-type="float">
            <text:p>250.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8</text:p>
          </table:table-cell>
          <table:table-cell office:value-type="float" office:value="506.33" calcext:value-type="float">
            <text:p>506.33</text:p>
          </table:table-cell>
          <table:table-cell office:value-type="float" office:value="253.638" calcext:value-type="float">
            <text:p>253.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200-9</text:p>
          </table:table-cell>
          <table:table-cell office:value-type="float" office:value="604.71" calcext:value-type="float">
            <text:p>604.71</text:p>
          </table:table-cell>
          <table:table-cell office:value-type="float" office:value="302.801" calcext:value-type="float">
            <text:p>302.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1</text:p>
          </table:table-cell>
          <table:table-cell office:value-type="float" office:value="10.25" calcext:value-type="float">
            <text:p>10.25</text:p>
          </table:table-cell>
          <table:table-cell office:value-type="float" office:value="5.162" calcext:value-type="float">
            <text:p>5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10</text:p>
          </table:table-cell>
          <table:table-cell office:value-type="float" office:value="11.51" calcext:value-type="float">
            <text:p>11.5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2</text:p>
          </table:table-cell>
          <table:table-cell office:value-type="float" office:value="11.16" calcext:value-type="float">
            <text:p>11.16</text:p>
          </table:table-cell>
          <table:table-cell office:value-type="float" office:value="5.628" calcext:value-type="float">
            <text:p>5.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3</text:p>
          </table:table-cell>
          <table:table-cell office:value-type="float" office:value="10.68" calcext:value-type="float">
            <text:p>10.68</text:p>
          </table:table-cell>
          <table:table-cell office:value-type="float" office:value="5.358" calcext:value-type="float">
            <text:p>5.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4</text:p>
          </table:table-cell>
          <table:table-cell office:value-type="float" office:value="11.81" calcext:value-type="float">
            <text:p>11.81</text:p>
          </table:table-cell>
          <table:table-cell office:value-type="float" office:value="5.907" calcext:value-type="float">
            <text:p>5.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5</text:p>
          </table:table-cell>
          <table:table-cell office:value-type="float" office:value="12.26" calcext:value-type="float">
            <text:p>12.26</text:p>
          </table:table-cell>
          <table:table-cell office:value-type="float" office:value="6.136" calcext:value-type="float">
            <text:p>6.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6</text:p>
          </table:table-cell>
          <table:table-cell office:value-type="float" office:value="11.85" calcext:value-type="float">
            <text:p>11.85</text:p>
          </table:table-cell>
          <table:table-cell office:value-type="float" office:value="5.929" calcext:value-type="float">
            <text:p>5.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7</text:p>
          </table:table-cell>
          <table:table-cell office:value-type="float" office:value="9.71" calcext:value-type="float">
            <text:p>9.71</text:p>
          </table:table-cell>
          <table:table-cell office:value-type="float" office:value="4.913" calcext:value-type="float">
            <text:p>4.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8</text:p>
          </table:table-cell>
          <table:table-cell office:value-type="float" office:value="12.53" calcext:value-type="float">
            <text:p>12.53</text:p>
          </table:table-cell>
          <table:table-cell office:value-type="float" office:value="6.292" calcext:value-type="float">
            <text:p>6.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40-9</text:p>
          </table:table-cell>
          <table:table-cell office:value-type="float" office:value="12.45" calcext:value-type="float">
            <text:p>12.45</text:p>
          </table:table-cell>
          <table:table-cell office:value-type="float" office:value="6.274" calcext:value-type="float">
            <text:p>6.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1</text:p>
          </table:table-cell>
          <table:table-cell office:value-type="float" office:value="3490.48" calcext:value-type="float">
            <text:p>3490.48</text:p>
          </table:table-cell>
          <table:table-cell office:value-type="float" office:value="1747.124" calcext:value-type="float">
            <text:p>1747.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10</text:p>
          </table:table-cell>
          <table:table-cell office:value-type="float" office:value="3415.87" calcext:value-type="float">
            <text:p>3415.87</text:p>
          </table:table-cell>
          <table:table-cell office:value-type="float" office:value="1713.403" calcext:value-type="float">
            <text:p>1713.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2</text:p>
          </table:table-cell>
          <table:table-cell office:value-type="float" office:value="3616.31" calcext:value-type="float">
            <text:p>3616.31</text:p>
          </table:table-cell>
          <table:table-cell office:value-type="float" office:value="1812.938" calcext:value-type="float">
            <text:p>1812.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3</text:p>
          </table:table-cell>
          <table:table-cell office:value-type="float" office:value="3530.11" calcext:value-type="float">
            <text:p>3530.11</text:p>
          </table:table-cell>
          <table:table-cell office:value-type="float" office:value="1768.483" calcext:value-type="float">
            <text:p>1768.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4</text:p>
          </table:table-cell>
          <table:table-cell office:value-type="float" office:value="3419.25" calcext:value-type="float">
            <text:p>3419.25</text:p>
          </table:table-cell>
          <table:table-cell office:value-type="float" office:value="1710.835" calcext:value-type="float">
            <text:p>1710.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5</text:p>
          </table:table-cell>
          <table:table-cell office:value-type="float" office:value="3349.28" calcext:value-type="float">
            <text:p>3349.28</text:p>
          </table:table-cell>
          <table:table-cell office:value-type="float" office:value="1679.718" calcext:value-type="float">
            <text:p>1679.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6</text:p>
          </table:table-cell>
          <table:table-cell office:value-type="float" office:value="3349.22" calcext:value-type="float">
            <text:p>3349.22</text:p>
          </table:table-cell>
          <table:table-cell office:value-type="float" office:value="1677.29" calcext:value-type="float">
            <text:p>1677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7</text:p>
          </table:table-cell>
          <table:table-cell office:value-type="float" office:value="3640.52" calcext:value-type="float">
            <text:p>3640.52</text:p>
          </table:table-cell>
          <table:table-cell office:value-type="float" office:value="1821.928" calcext:value-type="float">
            <text:p>1821.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8</text:p>
          </table:table-cell>
          <table:table-cell office:value-type="float" office:value="3590.61" calcext:value-type="float">
            <text:p>3590.61</text:p>
          </table:table-cell>
          <table:table-cell office:value-type="float" office:value="1802.3" calcext:value-type="float">
            <text:p>180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500-9</text:p>
          </table:table-cell>
          <table:table-cell office:value-type="float" office:value="3302.64" calcext:value-type="float">
            <text:p>3302.64</text:p>
          </table:table-cell>
          <table:table-cell office:value-type="float" office:value="1653.338" calcext:value-type="float">
            <text:p>1653.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1</text:p>
          </table:table-cell>
          <table:table-cell office:value-type="float" office:value="30.16" calcext:value-type="float">
            <text:p>30.16</text:p>
          </table:table-cell>
          <table:table-cell office:value-type="float" office:value="15.187" calcext:value-type="float">
            <text:p>15.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10</text:p>
          </table:table-cell>
          <table:table-cell office:value-type="float" office:value="35.96" calcext:value-type="float">
            <text:p>35.96</text:p>
          </table:table-cell>
          <table:table-cell office:value-type="float" office:value="17.995" calcext:value-type="float">
            <text:p>17.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2</text:p>
          </table:table-cell>
          <table:table-cell office:value-type="float" office:value="34.81" calcext:value-type="float">
            <text:p>34.81</text:p>
          </table:table-cell>
          <table:table-cell office:value-type="float" office:value="17.814" calcext:value-type="float">
            <text:p>17.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3</text:p>
          </table:table-cell>
          <table:table-cell office:value-type="float" office:value="34.71" calcext:value-type="float">
            <text:p>34.71</text:p>
          </table:table-cell>
          <table:table-cell office:value-type="float" office:value="17.374" calcext:value-type="float">
            <text:p>17.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4</text:p>
          </table:table-cell>
          <table:table-cell office:value-type="float" office:value="35.3" calcext:value-type="float">
            <text:p>35.3</text:p>
          </table:table-cell>
          <table:table-cell office:value-type="float" office:value="17.657" calcext:value-type="float">
            <text:p>17.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5</text:p>
          </table:table-cell>
          <table:table-cell office:value-type="float" office:value="36.86" calcext:value-type="float">
            <text:p>36.86</text:p>
          </table:table-cell>
          <table:table-cell office:value-type="float" office:value="18.589" calcext:value-type="float">
            <text:p>18.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6</text:p>
          </table:table-cell>
          <table:table-cell office:value-type="float" office:value="35.88" calcext:value-type="float">
            <text:p>35.88</text:p>
          </table:table-cell>
          <table:table-cell office:value-type="float" office:value="17.968" calcext:value-type="float">
            <text:p>17.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7</text:p>
          </table:table-cell>
          <table:table-cell office:value-type="float" office:value="36.82" calcext:value-type="float">
            <text:p>36.82</text:p>
          </table:table-cell>
          <table:table-cell office:value-type="float" office:value="18.513" calcext:value-type="float">
            <text:p>18.5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8</text:p>
          </table:table-cell>
          <table:table-cell office:value-type="float" office:value="37.34" calcext:value-type="float">
            <text:p>37.34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60-9</text:p>
          </table:table-cell>
          <table:table-cell office:value-type="float" office:value="36.42" calcext:value-type="float">
            <text:p>36.42</text:p>
          </table:table-cell>
          <table:table-cell office:value-type="float" office:value="18.282" calcext:value-type="float">
            <text:p>18.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1</text:p>
          </table:table-cell>
          <table:table-cell office:value-type="float" office:value="73.72" calcext:value-type="float">
            <text:p>73.72</text:p>
          </table:table-cell>
          <table:table-cell office:value-type="float" office:value="36.883" calcext:value-type="float">
            <text:p>36.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10</text:p>
          </table:table-cell>
          <table:table-cell office:value-type="float" office:value="77.37" calcext:value-type="float">
            <text:p>77.37</text:p>
          </table:table-cell>
          <table:table-cell office:value-type="float" office:value="38.71" calcext:value-type="float">
            <text:p>38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2</text:p>
          </table:table-cell>
          <table:table-cell office:value-type="float" office:value="74.41" calcext:value-type="float">
            <text:p>74.41</text:p>
          </table:table-cell>
          <table:table-cell office:value-type="float" office:value="37.337" calcext:value-type="float">
            <text:p>37.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3</text:p>
          </table:table-cell>
          <table:table-cell office:value-type="float" office:value="69.02" calcext:value-type="float">
            <text:p>69.02</text:p>
          </table:table-cell>
          <table:table-cell office:value-type="float" office:value="34.709" calcext:value-type="float">
            <text:p>34.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4</text:p>
          </table:table-cell>
          <table:table-cell office:value-type="float" office:value="64.06" calcext:value-type="float">
            <text:p>64.06</text:p>
          </table:table-cell>
          <table:table-cell office:value-type="float" office:value="32.117" calcext:value-type="float">
            <text:p>32.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5</text:p>
          </table:table-cell>
          <table:table-cell office:value-type="float" office:value="70.73" calcext:value-type="float">
            <text:p>70.73</text:p>
          </table:table-cell>
          <table:table-cell office:value-type="float" office:value="35.607" calcext:value-type="float">
            <text:p>35.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6</text:p>
          </table:table-cell>
          <table:table-cell office:value-type="float" office:value="78.98" calcext:value-type="float">
            <text:p>78.98</text:p>
          </table:table-cell>
          <table:table-cell office:value-type="float" office:value="39.671" calcext:value-type="float">
            <text:p>39.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7</text:p>
          </table:table-cell>
          <table:table-cell office:value-type="float" office:value="65.61" calcext:value-type="float">
            <text:p>65.61</text:p>
          </table:table-cell>
          <table:table-cell office:value-type="float" office:value="32.856" calcext:value-type="float">
            <text:p>32.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8</text:p>
          </table:table-cell>
          <table:table-cell office:value-type="float" office:value="69.42" calcext:value-type="float">
            <text:p>69.42</text:p>
          </table:table-cell>
          <table:table-cell office:value-type="float" office:value="34.812" calcext:value-type="float">
            <text:p>34.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P-80-9</text:p>
          </table:table-cell>
          <table:table-cell office:value-type="float" office:value="67.09" calcext:value-type="float">
            <text:p>67.09</text:p>
          </table:table-cell>
          <table:table-cell office:value-type="float" office:value="33.628" calcext:value-type="float">
            <text:p>33.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1</text:p>
          </table:table-cell>
          <table:table-cell office:value-type="float" office:value="1.07" calcext:value-type="float">
            <text:p>1.07</text:p>
          </table:table-cell>
          <table:table-cell office:value-type="float" office:value="0.544" calcext:value-type="float">
            <text:p>0.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10</text:p>
          </table:table-cell>
          <table:table-cell office:value-type="float" office:value="1.01" calcext:value-type="float">
            <text:p>1.01</text:p>
          </table:table-cell>
          <table:table-cell office:value-type="float" office:value="0.544" calcext:value-type="float">
            <text:p>0.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2</text:p>
          </table:table-cell>
          <table:table-cell office:value-type="float" office:value="0.73" calcext:value-type="float">
            <text:p>0.73</text:p>
          </table:table-cell>
          <table:table-cell office:value-type="float" office:value="0.379" calcext:value-type="float">
            <text:p>0.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3</text:p>
          </table:table-cell>
          <table:table-cell office:value-type="float" office:value="0.99" calcext:value-type="float">
            <text:p>0.99</text:p>
          </table:table-cell>
          <table:table-cell office:value-type="float" office:value="0.503" calcext:value-type="float">
            <text:p>0.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4</text:p>
          </table:table-cell>
          <table:table-cell office:value-type="float" office:value="1.02" calcext:value-type="float">
            <text:p>1.02</text:p>
          </table:table-cell>
          <table:table-cell office:value-type="float" office:value="0.514" calcext:value-type="float">
            <text:p>0.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5</text:p>
          </table:table-cell>
          <table:table-cell office:value-type="float" office:value="0.81" calcext:value-type="float">
            <text:p>0.81</text:p>
          </table:table-cell>
          <table:table-cell office:value-type="float" office:value="0.412" calcext:value-type="float">
            <text:p>0.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6</text:p>
          </table:table-cell>
          <table:table-cell office:value-type="float" office:value="0.7" calcext:value-type="float">
            <text:p>0.7</text:p>
          </table:table-cell>
          <table:table-cell office:value-type="float" office:value="0.357" calcext:value-type="float">
            <text:p>0.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7</text:p>
          </table:table-cell>
          <table:table-cell office:value-type="float" office:value="0.58" calcext:value-type="float">
            <text:p>0.58</text:p>
          </table:table-cell>
          <table:table-cell office:value-type="float" office:value="0.296" calcext:value-type="float">
            <text:p>0.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8</text:p>
          </table:table-cell>
          <table:table-cell office:value-type="float" office:value="0.9" calcext:value-type="float">
            <text:p>0.9</text:p>
          </table:table-cell>
          <table:table-cell office:value-type="float" office:value="0.463" calcext:value-type="float">
            <text:p>0.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050_9</text:p>
          </table:table-cell>
          <table:table-cell office:value-type="float" office:value="2.45" calcext:value-type="float">
            <text:p>2.45</text:p>
          </table:table-cell>
          <table:table-cell office:value-type="float" office:value="1.241" calcext:value-type="float">
            <text:p>1.24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62:.B71])" office:value-type="float" office:value="1.026" calcext:value-type="float">
            <text:p>1.026</text:p>
          </table:table-cell>
          <table:table-cell table:formula="of:=AVERAGE([.C62:.C71])" office:value-type="float" office:value="0.5253" calcext:value-type="float">
            <text:p>0.5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1</text:p>
          </table:table-cell>
          <table:table-cell office:value-type="float" office:value="259.71" calcext:value-type="float">
            <text:p>259.71</text:p>
          </table:table-cell>
          <table:table-cell office:value-type="float" office:value="129.91" calcext:value-type="float">
            <text:p>129.9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82:.B91])" office:value-type="float" office:value="5.124" calcext:value-type="float">
            <text:p>5.124</text:p>
          </table:table-cell>
          <table:table-cell table:formula="of:=AVERAGE([.C82:.C91])" office:value-type="float" office:value="2.5915" calcext:value-type="float">
            <text:p>2.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10</text:p>
          </table:table-cell>
          <table:table-cell office:value-type="float" office:value="258.44" calcext:value-type="float">
            <text:p>258.44</text:p>
          </table:table-cell>
          <table:table-cell office:value-type="float" office:value="129.194" calcext:value-type="float">
            <text:p>129.19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02:.B111])" office:value-type="float" office:value="22.764" calcext:value-type="float">
            <text:p>22.764</text:p>
          </table:table-cell>
          <table:table-cell table:formula="of:=AVERAGE([.C102:.C111])" office:value-type="float" office:value="11.5313" calcext:value-type="float">
            <text:p>11.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2</text:p>
          </table:table-cell>
          <table:table-cell office:value-type="float" office:value="270.51" calcext:value-type="float">
            <text:p>270.51</text:p>
          </table:table-cell>
          <table:table-cell office:value-type="float" office:value="135.209" calcext:value-type="float">
            <text:p>135.20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12:.B121])" office:value-type="float" office:value="72.701" calcext:value-type="float">
            <text:p>72.701</text:p>
          </table:table-cell>
          <table:table-cell table:formula="of:=AVERAGE([.C112:.C121])" office:value-type="float" office:value="36.4202" calcext:value-type="float">
            <text:p>36.4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3</text:p>
          </table:table-cell>
          <table:table-cell office:value-type="float" office:value="345.53" calcext:value-type="float">
            <text:p>345.53</text:p>
          </table:table-cell>
          <table:table-cell office:value-type="float" office:value="172.774" calcext:value-type="float">
            <text:p>172.77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72:.B81])" office:value-type="float" office:value="300.148" calcext:value-type="float">
            <text:p>300.148</text:p>
          </table:table-cell>
          <table:table-cell table:formula="of:=AVERAGE([.C72:.C81])" office:value-type="float" office:value="150.0624" calcext:value-type="float">
            <text:p>150.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4</text:p>
          </table:table-cell>
          <table:table-cell office:value-type="float" office:value="283.66" calcext:value-type="float">
            <text:p>283.66</text:p>
          </table:table-cell>
          <table:table-cell office:value-type="float" office:value="141.784" calcext:value-type="float">
            <text:p>141.78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92:.B101])" office:value-type="float" office:value="1026.467" calcext:value-type="float">
            <text:p>1026.467</text:p>
          </table:table-cell>
          <table:table-cell table:formula="of:=AVERAGE([.C92:.C101])" office:value-type="float" office:value="528.8471" calcext:value-type="float">
            <text:p>528.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2D_1000_5</text:p>
          </table:table-cell>
          <table:table-cell office:value-type="float" office:value="352.37" calcext:value-type="float">
            <text:p>352.37</text:p>
          </table:table-cell>
          <table:table-cell office:value-type="float" office:value="176.142" calcext:value-type="float">
            <text:p>176.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6</text:p>
          </table:table-cell>
          <table:table-cell office:value-type="float" office:value="358.22" calcext:value-type="float">
            <text:p>358.22</text:p>
          </table:table-cell>
          <table:table-cell office:value-type="float" office:value="179.085" calcext:value-type="float">
            <text:p>179.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7</text:p>
          </table:table-cell>
          <table:table-cell office:value-type="float" office:value="305.37" calcext:value-type="float">
            <text:p>305.37</text:p>
          </table:table-cell>
          <table:table-cell office:value-type="float" office:value="152.671" calcext:value-type="float">
            <text:p>152.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8</text:p>
          </table:table-cell>
          <table:table-cell office:value-type="float" office:value="276.71" calcext:value-type="float">
            <text:p>276.71</text:p>
          </table:table-cell>
          <table:table-cell office:value-type="float" office:value="138.361" calcext:value-type="float">
            <text:p>138.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0_9</text:p>
          </table:table-cell>
          <table:table-cell office:value-type="float" office:value="290.96" calcext:value-type="float">
            <text:p>290.96</text:p>
          </table:table-cell>
          <table:table-cell office:value-type="float" office:value="145.494" calcext:value-type="float">
            <text:p>145.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1</text:p>
          </table:table-cell>
          <table:table-cell office:value-type="float" office:value="10.23" calcext:value-type="float">
            <text:p>10.23</text:p>
          </table:table-cell>
          <table:table-cell office:value-type="float" office:value="5.19" calcext:value-type="float">
            <text:p>5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10</text:p>
          </table:table-cell>
          <table:table-cell office:value-type="float" office:value="2.87" calcext:value-type="float">
            <text:p>2.87</text:p>
          </table:table-cell>
          <table:table-cell office:value-type="float" office:value="1.454" calcext:value-type="float">
            <text:p>1.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2</text:p>
          </table:table-cell>
          <table:table-cell office:value-type="float" office:value="5.54" calcext:value-type="float">
            <text:p>5.54</text:p>
          </table:table-cell>
          <table:table-cell office:value-type="float" office:value="2.783" calcext:value-type="float">
            <text:p>2.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3</text:p>
          </table:table-cell>
          <table:table-cell office:value-type="float" office:value="4.26" calcext:value-type="float">
            <text:p>4.26</text:p>
          </table:table-cell>
          <table:table-cell office:value-type="float" office:value="2.145" calcext:value-type="float">
            <text:p>2.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4</text:p>
          </table:table-cell>
          <table:table-cell office:value-type="float" office:value="2.63" calcext:value-type="float">
            <text:p>2.63</text:p>
          </table:table-cell>
          <table:table-cell office:value-type="float" office:value="1.337" calcext:value-type="float">
            <text:p>1.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5</text:p>
          </table:table-cell>
          <table:table-cell office:value-type="float" office:value="2.1" calcext:value-type="float">
            <text:p>2.1</text:p>
          </table:table-cell>
          <table:table-cell office:value-type="float" office:value="1.085" calcext:value-type="float">
            <text:p>1.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6</text:p>
          </table:table-cell>
          <table:table-cell office:value-type="float" office:value="7.39" calcext:value-type="float">
            <text:p>7.39</text:p>
          </table:table-cell>
          <table:table-cell office:value-type="float" office:value="3.738" calcext:value-type="float">
            <text:p>3.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7</text:p>
          </table:table-cell>
          <table:table-cell office:value-type="float" office:value="7.29" calcext:value-type="float">
            <text:p>7.29</text:p>
          </table:table-cell>
          <table:table-cell office:value-type="float" office:value="3.68" calcext:value-type="float">
            <text:p>3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8</text:p>
          </table:table-cell>
          <table:table-cell office:value-type="float" office:value="5.54" calcext:value-type="float">
            <text:p>5.54</text:p>
          </table:table-cell>
          <table:table-cell office:value-type="float" office:value="2.771" calcext:value-type="float">
            <text:p>2.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100_9</text:p>
          </table:table-cell>
          <table:table-cell office:value-type="float" office:value="3.39" calcext:value-type="float">
            <text:p>3.39</text:p>
          </table:table-cell>
          <table:table-cell office:value-type="float" office:value="1.732" calcext:value-type="float">
            <text:p>1.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1</text:p>
          </table:table-cell>
          <table:table-cell office:value-type="float" office:value="902.46" calcext:value-type="float">
            <text:p>902.46</text:p>
          </table:table-cell>
          <table:table-cell office:value-type="float" office:value="451.149" calcext:value-type="float">
            <text:p>451.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10</text:p>
          </table:table-cell>
          <table:table-cell office:value-type="float" office:value="776.74" calcext:value-type="float">
            <text:p>776.74</text:p>
          </table:table-cell>
          <table:table-cell office:value-type="float" office:value="388.339" calcext:value-type="float">
            <text:p>388.3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2</text:p>
          </table:table-cell>
          <table:table-cell office:value-type="float" office:value="792.02" calcext:value-type="float">
            <text:p>792.02</text:p>
          </table:table-cell>
          <table:table-cell office:value-type="float" office:value="395.924" calcext:value-type="float">
            <text:p>395.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3</text:p>
          </table:table-cell>
          <table:table-cell office:value-type="float" office:value="801.3" calcext:value-type="float">
            <text:p>801.3</text:p>
          </table:table-cell>
          <table:table-cell office:value-type="float" office:value="400.521" calcext:value-type="float">
            <text:p>400.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4</text:p>
          </table:table-cell>
          <table:table-cell office:value-type="float" office:value="852.51" calcext:value-type="float">
            <text:p>852.51</text:p>
          </table:table-cell>
          <table:table-cell office:value-type="float" office:value="426.164" calcext:value-type="float">
            <text:p>426.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5</text:p>
          </table:table-cell>
          <table:table-cell office:value-type="float" office:value="839.6" calcext:value-type="float">
            <text:p>839.6</text:p>
          </table:table-cell>
          <table:table-cell office:value-type="float" office:value="419.707" calcext:value-type="float">
            <text:p>419.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6</text:p>
          </table:table-cell>
          <table:table-cell office:value-type="float" office:value="1041.21" calcext:value-type="float">
            <text:p>1041.21</text:p>
          </table:table-cell>
          <table:table-cell office:value-type="float" office:value="520.433" calcext:value-type="float">
            <text:p>520.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7</text:p>
          </table:table-cell>
          <table:table-cell office:value-type="float" office:value="863.29" calcext:value-type="float">
            <text:p>863.29</text:p>
          </table:table-cell>
          <table:table-cell office:value-type="float" office:value="431.541" calcext:value-type="float">
            <text:p>431.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8</text:p>
          </table:table-cell>
          <table:table-cell office:value-type="float" office:value="2467.92" calcext:value-type="float">
            <text:p>2467.92</text:p>
          </table:table-cell>
          <table:table-cell office:value-type="float" office:value="1390.841" calcext:value-type="float">
            <text:p>139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0_9</text:p>
          </table:table-cell>
          <table:table-cell office:value-type="float" office:value="927.62" calcext:value-type="float">
            <text:p>927.62</text:p>
          </table:table-cell>
          <table:table-cell office:value-type="float" office:value="463.852" calcext:value-type="float">
            <text:p>463.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1</text:p>
          </table:table-cell>
          <table:table-cell office:value-type="float" office:value="18.29" calcext:value-type="float">
            <text:p>18.29</text:p>
          </table:table-cell>
          <table:table-cell office:value-type="float" office:value="9.157" calcext:value-type="float">
            <text:p>9.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10</text:p>
          </table:table-cell>
          <table:table-cell office:value-type="float" office:value="20.6" calcext:value-type="float">
            <text:p>20.6</text:p>
          </table:table-cell>
          <table:table-cell office:value-type="float" office:value="10.325" calcext:value-type="float">
            <text:p>10.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2</text:p>
          </table:table-cell>
          <table:table-cell office:value-type="float" office:value="21.65" calcext:value-type="float">
            <text:p>21.65</text:p>
          </table:table-cell>
          <table:table-cell office:value-type="float" office:value="11.868" calcext:value-type="float">
            <text:p>11.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3</text:p>
          </table:table-cell>
          <table:table-cell office:value-type="float" office:value="21.54" calcext:value-type="float">
            <text:p>21.54</text:p>
          </table:table-cell>
          <table:table-cell office:value-type="float" office:value="10.804" calcext:value-type="float">
            <text:p>10.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4</text:p>
          </table:table-cell>
          <table:table-cell office:value-type="float" office:value="21.42" calcext:value-type="float">
            <text:p>21.42</text:p>
          </table:table-cell>
          <table:table-cell office:value-type="float" office:value="10.792" calcext:value-type="float">
            <text:p>10.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5</text:p>
          </table:table-cell>
          <table:table-cell office:value-type="float" office:value="20.3" calcext:value-type="float">
            <text:p>20.3</text:p>
          </table:table-cell>
          <table:table-cell office:value-type="float" office:value="10.291" calcext:value-type="float">
            <text:p>10.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6</text:p>
          </table:table-cell>
          <table:table-cell office:value-type="float" office:value="20.55" calcext:value-type="float">
            <text:p>20.55</text:p>
          </table:table-cell>
          <table:table-cell office:value-type="float" office:value="10.283" calcext:value-type="float">
            <text:p>10.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7</text:p>
          </table:table-cell>
          <table:table-cell office:value-type="float" office:value="13.63" calcext:value-type="float">
            <text:p>13.63</text:p>
          </table:table-cell>
          <table:table-cell office:value-type="float" office:value="6.824" calcext:value-type="float">
            <text:p>6.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8</text:p>
          </table:table-cell>
          <table:table-cell office:value-type="float" office:value="24.11" calcext:value-type="float">
            <text:p>24.11</text:p>
          </table:table-cell>
          <table:table-cell office:value-type="float" office:value="12.051" calcext:value-type="float">
            <text:p>12.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200_9</text:p>
          </table:table-cell>
          <table:table-cell office:value-type="float" office:value="45.55" calcext:value-type="float">
            <text:p>45.55</text:p>
          </table:table-cell>
          <table:table-cell office:value-type="float" office:value="22.918" calcext:value-type="float">
            <text:p>22.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1</text:p>
          </table:table-cell>
          <table:table-cell office:value-type="float" office:value="85.58" calcext:value-type="float">
            <text:p>85.58</text:p>
          </table:table-cell>
          <table:table-cell office:value-type="float" office:value="42.887" calcext:value-type="float">
            <text:p>42.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10</text:p>
          </table:table-cell>
          <table:table-cell office:value-type="float" office:value="66.25" calcext:value-type="float">
            <text:p>66.25</text:p>
          </table:table-cell>
          <table:table-cell office:value-type="float" office:value="33.222" calcext:value-type="float">
            <text:p>33.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2</text:p>
          </table:table-cell>
          <table:table-cell office:value-type="float" office:value="93.64" calcext:value-type="float">
            <text:p>93.64</text:p>
          </table:table-cell>
          <table:table-cell office:value-type="float" office:value="47.108" calcext:value-type="float">
            <text:p>47.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3</text:p>
          </table:table-cell>
          <table:table-cell office:value-type="float" office:value="68.39" calcext:value-type="float">
            <text:p>68.39</text:p>
          </table:table-cell>
          <table:table-cell office:value-type="float" office:value="34.182" calcext:value-type="float">
            <text:p>34.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4</text:p>
          </table:table-cell>
          <table:table-cell office:value-type="float" office:value="69.2" calcext:value-type="float">
            <text:p>69.2</text:p>
          </table:table-cell>
          <table:table-cell office:value-type="float" office:value="34.603" calcext:value-type="float">
            <text:p>34.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5</text:p>
          </table:table-cell>
          <table:table-cell office:value-type="float" office:value="53.62" calcext:value-type="float">
            <text:p>53.62</text:p>
          </table:table-cell>
          <table:table-cell office:value-type="float" office:value="26.821" calcext:value-type="float">
            <text:p>26.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6</text:p>
          </table:table-cell>
          <table:table-cell office:value-type="float" office:value="83.78" calcext:value-type="float">
            <text:p>83.78</text:p>
          </table:table-cell>
          <table:table-cell office:value-type="float" office:value="41.89" calcext:value-type="float">
            <text:p>4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7</text:p>
          </table:table-cell>
          <table:table-cell office:value-type="float" office:value="71.25" calcext:value-type="float">
            <text:p>71.25</text:p>
          </table:table-cell>
          <table:table-cell office:value-type="float" office:value="35.825" calcext:value-type="float">
            <text:p>35.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8</text:p>
          </table:table-cell>
          <table:table-cell office:value-type="float" office:value="70.3" calcext:value-type="float">
            <text:p>70.3</text:p>
          </table:table-cell>
          <table:table-cell office:value-type="float" office:value="35.164" calcext:value-type="float">
            <text:p>35.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2D_400_9</text:p>
          </table:table-cell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 table:number-columns-repeated="6"/>
        </table:table-row>
      </table:table>
      <table:table table:name="results-t2-spli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100-1</text:p>
          </table:table-cell>
          <table:table-cell office:value-type="float" office:value="119.66" calcext:value-type="float">
            <text:p>119.66</text:p>
          </table:table-cell>
          <table:table-cell office:value-type="float" office:value="91.507" calcext:value-type="float">
            <text:p>91.507</text:p>
          </table:table-cell>
          <table:table-cell table:number-columns-repeated="2"/>
          <table:table-cell office:value-type="string" calcext:value-type="string">
            <text:p>Average over sizes</text:p>
          </table:table-cell>
          <table:table-cell/>
        </table:table-row>
        <table:table-row table:style-name="ro1">
          <table:table-cell office:value-type="string" calcext:value-type="string">
            <text:p>2AP-100-10</text:p>
          </table:table-cell>
          <table:table-cell office:value-type="float" office:value="107.99" calcext:value-type="float">
            <text:p>107.99</text:p>
          </table:table-cell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2AP-100-2</text:p>
          </table:table-cell>
          <table:table-cell office:value-type="float" office:value="108.86" calcext:value-type="float">
            <text:p>108.86</text:p>
          </table:table-cell>
          <table:table-cell office:value-type="float" office:value="91.282" calcext:value-type="float">
            <text:p>91.28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22:.B31])" office:value-type="float" office:value="10.888" calcext:value-type="float">
            <text:p>10.888</text:p>
          </table:table-cell>
          <table:table-cell table:formula="of:=AVERAGE([.C22:.C31])" office:value-type="float" office:value="9.1388" calcext:value-type="float">
            <text:p>9.1388</text:p>
          </table:table-cell>
        </table:table-row>
        <table:table-row table:style-name="ro1">
          <table:table-cell office:value-type="string" calcext:value-type="string">
            <text:p>2AP-100-3</text:p>
          </table:table-cell>
          <table:table-cell office:value-type="float" office:value="128" calcext:value-type="float">
            <text:p>128</text:p>
          </table:table-cell>
          <table:table-cell office:value-type="float" office:value="103.627" calcext:value-type="float">
            <text:p>103.62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42:.B51])" office:value-type="float" office:value="33.133" calcext:value-type="float">
            <text:p>33.133</text:p>
          </table:table-cell>
          <table:table-cell table:formula="of:=AVERAGE([.C42:.C51])" office:value-type="float" office:value="28.7364" calcext:value-type="float">
            <text:p>28.7364</text:p>
          </table:table-cell>
        </table:table-row>
        <table:table-row table:style-name="ro1">
          <table:table-cell office:value-type="string" calcext:value-type="string">
            <text:p>2AP-100-4</text:p>
          </table:table-cell>
          <table:table-cell office:value-type="float" office:value="116.25" calcext:value-type="float">
            <text:p>116.25</text:p>
          </table:table-cell>
          <table:table-cell office:value-type="float" office:value="92.257" calcext:value-type="float">
            <text:p>92.25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52:.B61])" office:value-type="float" office:value="65.663" calcext:value-type="float">
            <text:p>65.663</text:p>
          </table:table-cell>
          <table:table-cell table:formula="of:=AVERAGE([.C52:.C61])" office:value-type="float" office:value="55.573" calcext:value-type="float">
            <text:p>55.573</text:p>
          </table:table-cell>
        </table:table-row>
        <table:table-row table:style-name="ro1">
          <table:table-cell office:value-type="string" calcext:value-type="string">
            <text:p>2AP-100-5</text:p>
          </table:table-cell>
          <table:table-cell office:value-type="float" office:value="119.98" calcext:value-type="float">
            <text:p>119.98</text:p>
          </table:table-cell>
          <table:table-cell office:value-type="float" office:value="98.848" calcext:value-type="float">
            <text:p>98.8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2:.B11])" office:value-type="float" office:value="116.705" calcext:value-type="float">
            <text:p>116.705</text:p>
          </table:table-cell>
          <table:table-cell table:formula="of:=AVERAGE([.C2:.C11])" office:value-type="float" office:value="95.6609" calcext:value-type="float">
            <text:p>95.6609</text:p>
          </table:table-cell>
        </table:table-row>
        <table:table-row table:style-name="ro1">
          <table:table-cell office:value-type="string" calcext:value-type="string">
            <text:p>2AP-100-6</text:p>
          </table:table-cell>
          <table:table-cell office:value-type="float" office:value="114.96" calcext:value-type="float">
            <text:p>114.96</text:p>
          </table:table-cell>
          <table:table-cell office:value-type="float" office:value="96.524" calcext:value-type="float">
            <text:p>96.52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2:.B21])" office:value-type="float" office:value="510.858" calcext:value-type="float">
            <text:p>510.858</text:p>
          </table:table-cell>
          <table:table-cell table:formula="of:=AVERAGE([.C12:.C21])" office:value-type="float" office:value="402.9775" calcext:value-type="float">
            <text:p>402.9775</text:p>
          </table:table-cell>
        </table:table-row>
        <table:table-row table:style-name="ro1">
          <table:table-cell office:value-type="string" calcext:value-type="string">
            <text:p>2AP-100-7</text:p>
          </table:table-cell>
          <table:table-cell office:value-type="float" office:value="126.48" calcext:value-type="float">
            <text:p>126.48</text:p>
          </table:table-cell>
          <table:table-cell office:value-type="float" office:value="101.7" calcext:value-type="float">
            <text:p>101.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B32:.B41])" office:value-type="float" office:value="3288.707" calcext:value-type="float">
            <text:p>3288.707</text:p>
          </table:table-cell>
          <table:table-cell table:formula="of:=AVERAGE([.C32:.C41])" office:value-type="float" office:value="2327.6319" calcext:value-type="float">
            <text:p>2327.6319</text:p>
          </table:table-cell>
        </table:table-row>
        <table:table-row table:style-name="ro1">
          <table:table-cell office:value-type="string" calcext:value-type="string">
            <text:p>2AP-100-8</text:p>
          </table:table-cell>
          <table:table-cell office:value-type="float" office:value="114.17" calcext:value-type="float">
            <text:p>114.17</text:p>
          </table:table-cell>
          <table:table-cell office:value-type="float" office:value="97.201" calcext:value-type="float">
            <text:p>97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100-9</text:p>
          </table:table-cell>
          <table:table-cell office:value-type="float" office:value="110.7" calcext:value-type="float">
            <text:p>110.7</text:p>
          </table:table-cell>
          <table:table-cell office:value-type="float" office:value="94.549" calcext:value-type="float">
            <text:p>94.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1</text:p>
          </table:table-cell>
          <table:table-cell office:value-type="float" office:value="472.03" calcext:value-type="float">
            <text:p>472.03</text:p>
          </table:table-cell>
          <table:table-cell office:value-type="float" office:value="371.927" calcext:value-type="float">
            <text:p>371.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10</text:p>
          </table:table-cell>
          <table:table-cell office:value-type="float" office:value="528.97" calcext:value-type="float">
            <text:p>528.97</text:p>
          </table:table-cell>
          <table:table-cell office:value-type="float" office:value="415.332" calcext:value-type="float">
            <text:p>415.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2</text:p>
          </table:table-cell>
          <table:table-cell office:value-type="float" office:value="527.63" calcext:value-type="float">
            <text:p>527.63</text:p>
          </table:table-cell>
          <table:table-cell office:value-type="float" office:value="406.288" calcext:value-type="float">
            <text:p>406.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3</text:p>
          </table:table-cell>
          <table:table-cell office:value-type="float" office:value="515.11" calcext:value-type="float">
            <text:p>515.11</text:p>
          </table:table-cell>
          <table:table-cell office:value-type="float" office:value="414.433" calcext:value-type="float">
            <text:p>414.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4</text:p>
          </table:table-cell>
          <table:table-cell office:value-type="float" office:value="488.26" calcext:value-type="float">
            <text:p>488.26</text:p>
          </table:table-cell>
          <table:table-cell office:value-type="float" office:value="401.601" calcext:value-type="float">
            <text:p>401.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5</text:p>
          </table:table-cell>
          <table:table-cell office:value-type="float" office:value="525.25" calcext:value-type="float">
            <text:p>525.25</text:p>
          </table:table-cell>
          <table:table-cell office:value-type="float" office:value="400.354" calcext:value-type="float">
            <text:p>400.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6</text:p>
          </table:table-cell>
          <table:table-cell office:value-type="float" office:value="528.4" calcext:value-type="float">
            <text:p>528.4</text:p>
          </table:table-cell>
          <table:table-cell office:value-type="float" office:value="413.262" calcext:value-type="float">
            <text:p>413.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7</text:p>
          </table:table-cell>
          <table:table-cell office:value-type="float" office:value="481.9" calcext:value-type="float">
            <text:p>481.9</text:p>
          </table:table-cell>
          <table:table-cell office:value-type="float" office:value="371.554" calcext:value-type="float">
            <text:p>371.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8</text:p>
          </table:table-cell>
          <table:table-cell office:value-type="float" office:value="470.78" calcext:value-type="float">
            <text:p>470.78</text:p>
          </table:table-cell>
          <table:table-cell office:value-type="float" office:value="379.885" calcext:value-type="float">
            <text:p>379.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200-9</text:p>
          </table:table-cell>
          <table:table-cell office:value-type="float" office:value="570.25" calcext:value-type="float">
            <text:p>570.25</text:p>
          </table:table-cell>
          <table:table-cell office:value-type="float" office:value="455.139" calcext:value-type="float">
            <text:p>455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1</text:p>
          </table:table-cell>
          <table:table-cell office:value-type="float" office:value="9.71" calcext:value-type="float">
            <text:p>9.71</text:p>
          </table:table-cell>
          <table:table-cell office:value-type="float" office:value="8.51" calcext:value-type="float">
            <text:p>8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10</text:p>
          </table:table-cell>
          <table:table-cell office:value-type="float" office:value="10.99" calcext:value-type="float">
            <text:p>10.99</text:p>
          </table:table-cell>
          <table:table-cell office:value-type="float" office:value="9.513" calcext:value-type="float">
            <text:p>9.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2</text:p>
          </table:table-cell>
          <table:table-cell office:value-type="float" office:value="11.25" calcext:value-type="float">
            <text:p>11.25</text:p>
          </table:table-cell>
          <table:table-cell office:value-type="float" office:value="9.235" calcext:value-type="float">
            <text:p>9.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3</text:p>
          </table:table-cell>
          <table:table-cell office:value-type="float" office:value="9.66" calcext:value-type="float">
            <text:p>9.66</text:p>
          </table:table-cell>
          <table:table-cell office:value-type="float" office:value="8.306" calcext:value-type="float">
            <text:p>8.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4</text:p>
          </table:table-cell>
          <table:table-cell office:value-type="float" office:value="11.91" calcext:value-type="float">
            <text:p>11.91</text:p>
          </table:table-cell>
          <table:table-cell office:value-type="float" office:value="10.098" calcext:value-type="float">
            <text:p>10.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5</text:p>
          </table:table-cell>
          <table:table-cell office:value-type="float" office:value="11.54" calcext:value-type="float">
            <text:p>11.54</text:p>
          </table:table-cell>
          <table:table-cell office:value-type="float" office:value="9.985" calcext:value-type="float">
            <text:p>9.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6</text:p>
          </table:table-cell>
          <table:table-cell office:value-type="float" office:value="10.61" calcext:value-type="float">
            <text:p>10.61</text:p>
          </table:table-cell>
          <table:table-cell office:value-type="float" office:value="8.66" calcext:value-type="float">
            <text:p>8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7</text:p>
          </table:table-cell>
          <table:table-cell office:value-type="float" office:value="9.52" calcext:value-type="float">
            <text:p>9.52</text:p>
          </table:table-cell>
          <table:table-cell office:value-type="float" office:value="7.604" calcext:value-type="float">
            <text:p>7.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8</text:p>
          </table:table-cell>
          <table:table-cell office:value-type="float" office:value="11.82" calcext:value-type="float">
            <text:p>11.82</text:p>
          </table:table-cell>
          <table:table-cell office:value-type="float" office:value="9.915" calcext:value-type="float">
            <text:p>9.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40-9</text:p>
          </table:table-cell>
          <table:table-cell office:value-type="float" office:value="11.87" calcext:value-type="float">
            <text:p>11.87</text:p>
          </table:table-cell>
          <table:table-cell office:value-type="float" office:value="9.562" calcext:value-type="float">
            <text:p>9.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1</text:p>
          </table:table-cell>
          <table:table-cell office:value-type="float" office:value="3319.25" calcext:value-type="float">
            <text:p>3319.25</text:p>
          </table:table-cell>
          <table:table-cell office:value-type="float" office:value="2318.604" calcext:value-type="float">
            <text:p>2318.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10</text:p>
          </table:table-cell>
          <table:table-cell office:value-type="float" office:value="3200.95" calcext:value-type="float">
            <text:p>3200.95</text:p>
          </table:table-cell>
          <table:table-cell office:value-type="float" office:value="2284.658" calcext:value-type="float">
            <text:p>2284.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2</text:p>
          </table:table-cell>
          <table:table-cell office:value-type="float" office:value="3512.72" calcext:value-type="float">
            <text:p>3512.72</text:p>
          </table:table-cell>
          <table:table-cell office:value-type="float" office:value="2491.903" calcext:value-type="float">
            <text:p>2491.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3</text:p>
          </table:table-cell>
          <table:table-cell office:value-type="float" office:value="3283.54" calcext:value-type="float">
            <text:p>3283.54</text:p>
          </table:table-cell>
          <table:table-cell office:value-type="float" office:value="2257.127" calcext:value-type="float">
            <text:p>2257.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4</text:p>
          </table:table-cell>
          <table:table-cell office:value-type="float" office:value="3276.91" calcext:value-type="float">
            <text:p>3276.91</text:p>
          </table:table-cell>
          <table:table-cell office:value-type="float" office:value="2362.366" calcext:value-type="float">
            <text:p>2362.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5</text:p>
          </table:table-cell>
          <table:table-cell office:value-type="float" office:value="3172.97" calcext:value-type="float">
            <text:p>3172.97</text:p>
          </table:table-cell>
          <table:table-cell office:value-type="float" office:value="2276.716" calcext:value-type="float">
            <text:p>2276.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6</text:p>
          </table:table-cell>
          <table:table-cell office:value-type="float" office:value="3194.86" calcext:value-type="float">
            <text:p>3194.86</text:p>
          </table:table-cell>
          <table:table-cell office:value-type="float" office:value="2241.717" calcext:value-type="float">
            <text:p>2241.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7</text:p>
          </table:table-cell>
          <table:table-cell office:value-type="float" office:value="3445.74" calcext:value-type="float">
            <text:p>3445.74</text:p>
          </table:table-cell>
          <table:table-cell office:value-type="float" office:value="2415.118" calcext:value-type="float">
            <text:p>2415.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8</text:p>
          </table:table-cell>
          <table:table-cell office:value-type="float" office:value="3390.23" calcext:value-type="float">
            <text:p>3390.23</text:p>
          </table:table-cell>
          <table:table-cell office:value-type="float" office:value="2451.464" calcext:value-type="float">
            <text:p>2451.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500-9</text:p>
          </table:table-cell>
          <table:table-cell office:value-type="float" office:value="3089.9" calcext:value-type="float">
            <text:p>3089.9</text:p>
          </table:table-cell>
          <table:table-cell office:value-type="float" office:value="2176.646" calcext:value-type="float">
            <text:p>2176.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1</text:p>
          </table:table-cell>
          <table:table-cell office:value-type="float" office:value="28.01" calcext:value-type="float">
            <text:p>28.01</text:p>
          </table:table-cell>
          <table:table-cell office:value-type="float" office:value="24.627" calcext:value-type="float">
            <text:p>24.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10</text:p>
          </table:table-cell>
          <table:table-cell office:value-type="float" office:value="32.36" calcext:value-type="float">
            <text:p>32.36</text:p>
          </table:table-cell>
          <table:table-cell office:value-type="float" office:value="28.247" calcext:value-type="float">
            <text:p>28.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2</text:p>
          </table:table-cell>
          <table:table-cell office:value-type="float" office:value="30.45" calcext:value-type="float">
            <text:p>30.45</text:p>
          </table:table-cell>
          <table:table-cell office:value-type="float" office:value="26.326" calcext:value-type="float">
            <text:p>26.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3</text:p>
          </table:table-cell>
          <table:table-cell office:value-type="float" office:value="33.6" calcext:value-type="float">
            <text:p>33.6</text:p>
          </table:table-cell>
          <table:table-cell office:value-type="float" office:value="30.409" calcext:value-type="float">
            <text:p>30.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4</text:p>
          </table:table-cell>
          <table:table-cell office:value-type="float" office:value="32.59" calcext:value-type="float">
            <text:p>32.59</text:p>
          </table:table-cell>
          <table:table-cell office:value-type="float" office:value="26.901" calcext:value-type="float">
            <text:p>26.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5</text:p>
          </table:table-cell>
          <table:table-cell office:value-type="float" office:value="38.75" calcext:value-type="float">
            <text:p>38.75</text:p>
          </table:table-cell>
          <table:table-cell office:value-type="float" office:value="34.114" calcext:value-type="float">
            <text:p>34.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6</text:p>
          </table:table-cell>
          <table:table-cell office:value-type="float" office:value="33.17" calcext:value-type="float">
            <text:p>33.17</text:p>
          </table:table-cell>
          <table:table-cell office:value-type="float" office:value="28.805" calcext:value-type="float">
            <text:p>28.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7</text:p>
          </table:table-cell>
          <table:table-cell office:value-type="float" office:value="35.03" calcext:value-type="float">
            <text:p>35.03</text:p>
          </table:table-cell>
          <table:table-cell office:value-type="float" office:value="30.254" calcext:value-type="float">
            <text:p>30.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8</text:p>
          </table:table-cell>
          <table:table-cell office:value-type="float" office:value="34.2" calcext:value-type="float">
            <text:p>34.2</text:p>
          </table:table-cell>
          <table:table-cell office:value-type="float" office:value="28.24" calcext:value-type="float">
            <text:p>28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60-9</text:p>
          </table:table-cell>
          <table:table-cell office:value-type="float" office:value="33.17" calcext:value-type="float">
            <text:p>33.17</text:p>
          </table:table-cell>
          <table:table-cell office:value-type="float" office:value="29.441" calcext:value-type="float">
            <text:p>29.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1</text:p>
          </table:table-cell>
          <table:table-cell office:value-type="float" office:value="70.81" calcext:value-type="float">
            <text:p>70.81</text:p>
          </table:table-cell>
          <table:table-cell office:value-type="float" office:value="61.504" calcext:value-type="float">
            <text:p>61.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10</text:p>
          </table:table-cell>
          <table:table-cell office:value-type="float" office:value="68.76" calcext:value-type="float">
            <text:p>68.76</text:p>
          </table:table-cell>
          <table:table-cell office:value-type="float" office:value="56.081" calcext:value-type="float">
            <text:p>56.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2</text:p>
          </table:table-cell>
          <table:table-cell office:value-type="float" office:value="66.61" calcext:value-type="float">
            <text:p>66.61</text:p>
          </table:table-cell>
          <table:table-cell office:value-type="float" office:value="55.36" calcext:value-type="float">
            <text:p>5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3</text:p>
          </table:table-cell>
          <table:table-cell office:value-type="float" office:value="58.93" calcext:value-type="float">
            <text:p>58.93</text:p>
          </table:table-cell>
          <table:table-cell office:value-type="float" office:value="49.177" calcext:value-type="float">
            <text:p>49.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4</text:p>
          </table:table-cell>
          <table:table-cell office:value-type="float" office:value="61.59" calcext:value-type="float">
            <text:p>61.59</text:p>
          </table:table-cell>
          <table:table-cell office:value-type="float" office:value="51.507" calcext:value-type="float">
            <text:p>51.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5</text:p>
          </table:table-cell>
          <table:table-cell office:value-type="float" office:value="63.17" calcext:value-type="float">
            <text:p>63.17</text:p>
          </table:table-cell>
          <table:table-cell office:value-type="float" office:value="51.197" calcext:value-type="float">
            <text:p>51.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6</text:p>
          </table:table-cell>
          <table:table-cell office:value-type="float" office:value="75.64" calcext:value-type="float">
            <text:p>75.64</text:p>
          </table:table-cell>
          <table:table-cell office:value-type="float" office:value="66.988" calcext:value-type="float">
            <text:p>66.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7</text:p>
          </table:table-cell>
          <table:table-cell office:value-type="float" office:value="60.66" calcext:value-type="float">
            <text:p>60.66</text:p>
          </table:table-cell>
          <table:table-cell office:value-type="float" office:value="52.665" calcext:value-type="float">
            <text:p>52.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8</text:p>
          </table:table-cell>
          <table:table-cell office:value-type="float" office:value="64.57" calcext:value-type="float">
            <text:p>64.57</text:p>
          </table:table-cell>
          <table:table-cell office:value-type="float" office:value="53.497" calcext:value-type="float">
            <text:p>53.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P-80-9</text:p>
          </table:table-cell>
          <table:table-cell office:value-type="float" office:value="65.89" calcext:value-type="float">
            <text:p>65.89</text:p>
          </table:table-cell>
          <table:table-cell office:value-type="float" office:value="57.754" calcext:value-type="float">
            <text:p>57.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" calcext:value-type="float">
            <text:p>0.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10</text:p>
          </table:table-cell>
          <table:table-cell office:value-type="float" office:value="0.91" calcext:value-type="float">
            <text:p>0.91</text:p>
          </table:table-cell>
          <table:table-cell office:value-type="float" office:value="0.484" calcext:value-type="float">
            <text:p>0.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2</text:p>
          </table:table-cell>
          <table:table-cell office:value-type="float" office:value="0.63" calcext:value-type="float">
            <text:p>0.63</text:p>
          </table:table-cell>
          <table:table-cell office:value-type="float" office:value="0.556" calcext:value-type="float">
            <text:p>0.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3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4</text:p>
          </table:table-cell>
          <table:table-cell office:value-type="float" office:value="1.01" calcext:value-type="float">
            <text:p>1.01</text:p>
          </table:table-cell>
          <table:table-cell office:value-type="float" office:value="0.661" calcext:value-type="float">
            <text:p>0.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5</text:p>
          </table:table-cell>
          <table:table-cell office:value-type="float" office:value="0.79" calcext:value-type="float">
            <text:p>0.79</text:p>
          </table:table-cell>
          <table:table-cell office:value-type="float" office:value="0.498" calcext:value-type="float">
            <text:p>0.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6</text:p>
          </table:table-cell>
          <table:table-cell office:value-type="float" office:value="0.74" calcext:value-type="float">
            <text:p>0.74</text:p>
          </table:table-cell>
          <table:table-cell office:value-type="float" office:value="0.569" calcext:value-type="float">
            <text:p>0.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7</text:p>
          </table:table-cell>
          <table:table-cell office:value-type="float" office:value="0.56" calcext:value-type="float">
            <text:p>0.56</text:p>
          </table:table-cell>
          <table:table-cell office:value-type="float" office:value="0.366" calcext:value-type="float">
            <text:p>0.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8</text:p>
          </table:table-cell>
          <table:table-cell office:value-type="float" office:value="0.85" calcext:value-type="float">
            <text:p>0.85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050_9</text:p>
          </table:table-cell>
          <table:table-cell office:value-type="float" office:value="2.52" calcext:value-type="float">
            <text:p>2.52</text:p>
          </table:table-cell>
          <table:table-cell office:value-type="float" office:value="1.598" calcext:value-type="float">
            <text:p>1.59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62:.B71])" office:value-type="float" office:value="1.001" calcext:value-type="float">
            <text:p>1.001</text:p>
          </table:table-cell>
          <table:table-cell table:formula="of:=AVERAGE([.C62:.C71])" office:value-type="float" office:value="0.6672" calcext:value-type="float">
            <text:p>0.6672</text:p>
          </table:table-cell>
        </table:table-row>
        <table:table-row table:style-name="ro1">
          <table:table-cell office:value-type="string" calcext:value-type="string">
            <text:p>KP2D_1000_1</text:p>
          </table:table-cell>
          <table:table-cell office:value-type="float" office:value="277.32" calcext:value-type="float">
            <text:p>277.32</text:p>
          </table:table-cell>
          <table:table-cell office:value-type="float" office:value="237.38" calcext:value-type="float">
            <text:p>237.3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82:.B91])" office:value-type="float" office:value="4.877" calcext:value-type="float">
            <text:p>4.877</text:p>
          </table:table-cell>
          <table:table-cell table:formula="of:=AVERAGE([.C82:.C91])" office:value-type="float" office:value="3.6047" calcext:value-type="float">
            <text:p>3.6047</text:p>
          </table:table-cell>
        </table:table-row>
        <table:table-row table:style-name="ro1">
          <table:table-cell office:value-type="string" calcext:value-type="string">
            <text:p>KP2D_1000_10</text:p>
          </table:table-cell>
          <table:table-cell office:value-type="float" office:value="283.85" calcext:value-type="float">
            <text:p>283.85</text:p>
          </table:table-cell>
          <table:table-cell office:value-type="float" office:value="242.669" calcext:value-type="float">
            <text:p>242.66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102:.B111])" office:value-type="float" office:value="21.365" calcext:value-type="float">
            <text:p>21.365</text:p>
          </table:table-cell>
          <table:table-cell table:formula="of:=AVERAGE([.C102:.C111])" office:value-type="float" office:value="16.1298" calcext:value-type="float">
            <text:p>16.1298</text:p>
          </table:table-cell>
        </table:table-row>
        <table:table-row table:style-name="ro1">
          <table:table-cell office:value-type="string" calcext:value-type="string">
            <text:p>KP2D_1000_2</text:p>
          </table:table-cell>
          <table:table-cell office:value-type="float" office:value="289.23" calcext:value-type="float">
            <text:p>289.23</text:p>
          </table:table-cell>
          <table:table-cell office:value-type="float" office:value="211.368" calcext:value-type="float">
            <text:p>211.36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12:.B121])" office:value-type="float" office:value="70.152" calcext:value-type="float">
            <text:p>70.152</text:p>
          </table:table-cell>
          <table:table-cell table:formula="of:=AVERAGE([.C112:.C121])" office:value-type="float" office:value="57.698" calcext:value-type="float">
            <text:p>57.698</text:p>
          </table:table-cell>
        </table:table-row>
        <table:table-row table:style-name="ro1">
          <table:table-cell office:value-type="string" calcext:value-type="string">
            <text:p>KP2D_1000_3</text:p>
          </table:table-cell>
          <table:table-cell office:value-type="float" office:value="369.87" calcext:value-type="float">
            <text:p>369.87</text:p>
          </table:table-cell>
          <table:table-cell office:value-type="float" office:value="314.59" calcext:value-type="float">
            <text:p>314.5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72:.B81])" office:value-type="float" office:value="321.827" calcext:value-type="float">
            <text:p>321.827</text:p>
          </table:table-cell>
          <table:table-cell table:formula="of:=AVERAGE([.C72:.C81])" office:value-type="float" office:value="263.0142" calcext:value-type="float">
            <text:p>263.0142</text:p>
          </table:table-cell>
        </table:table-row>
        <table:table-row table:style-name="ro1">
          <table:table-cell office:value-type="string" calcext:value-type="string">
            <text:p>KP2D_1000_4</text:p>
          </table:table-cell>
          <table:table-cell office:value-type="float" office:value="310.97" calcext:value-type="float">
            <text:p>310.97</text:p>
          </table:table-cell>
          <table:table-cell office:value-type="float" office:value="256.009" calcext:value-type="float">
            <text:p>256.00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92:.B101])" office:value-type="float" office:value="1139.952" calcext:value-type="float">
            <text:p>1139.952</text:p>
          </table:table-cell>
          <table:table-cell table:formula="of:=AVERAGE([.C92:.C101])" office:value-type="float" office:value="912.8548" calcext:value-type="float">
            <text:p>912.8548</text:p>
          </table:table-cell>
        </table:table-row>
        <table:table-row table:style-name="ro1">
          <table:table-cell office:value-type="string" calcext:value-type="string">
            <text:p>KP2D_1000_5</text:p>
          </table:table-cell>
          <table:table-cell office:value-type="float" office:value="368.35" calcext:value-type="float">
            <text:p>368.35</text:p>
          </table:table-cell>
          <table:table-cell office:value-type="float" office:value="297.173" calcext:value-type="float">
            <text:p>297.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6</text:p>
          </table:table-cell>
          <table:table-cell office:value-type="float" office:value="385.32" calcext:value-type="float">
            <text:p>385.32</text:p>
          </table:table-cell>
          <table:table-cell office:value-type="float" office:value="296.834" calcext:value-type="float">
            <text:p>296.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7</text:p>
          </table:table-cell>
          <table:table-cell office:value-type="float" office:value="330.52" calcext:value-type="float">
            <text:p>330.52</text:p>
          </table:table-cell>
          <table:table-cell office:value-type="float" office:value="286.895" calcext:value-type="float">
            <text:p>286.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8</text:p>
          </table:table-cell>
          <table:table-cell office:value-type="float" office:value="295.62" calcext:value-type="float">
            <text:p>295.62</text:p>
          </table:table-cell>
          <table:table-cell office:value-type="float" office:value="235.623" calcext:value-type="float">
            <text:p>235.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0_9</text:p>
          </table:table-cell>
          <table:table-cell office:value-type="float" office:value="307.22" calcext:value-type="float">
            <text:p>307.22</text:p>
          </table:table-cell>
          <table:table-cell office:value-type="float" office:value="251.601" calcext:value-type="float">
            <text:p>251.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1</text:p>
          </table:table-cell>
          <table:table-cell office:value-type="float" office:value="9.08" calcext:value-type="float">
            <text:p>9.08</text:p>
          </table:table-cell>
          <table:table-cell office:value-type="float" office:value="8.305" calcext:value-type="float">
            <text:p>8.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10</text:p>
          </table:table-cell>
          <table:table-cell office:value-type="float" office:value="2.8" calcext:value-type="float">
            <text:p>2.8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2</text:p>
          </table:table-cell>
          <table:table-cell office:value-type="float" office:value="5.22" calcext:value-type="float">
            <text:p>5.22</text:p>
          </table:table-cell>
          <table:table-cell office:value-type="float" office:value="3.318" calcext:value-type="float">
            <text:p>3.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3</text:p>
          </table:table-cell>
          <table:table-cell office:value-type="float" office:value="4.28" calcext:value-type="float">
            <text:p>4.28</text:p>
          </table:table-cell>
          <table:table-cell office:value-type="float" office:value="2.833" calcext:value-type="float">
            <text:p>2.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4</text:p>
          </table:table-cell>
          <table:table-cell office:value-type="float" office:value="2.52" calcext:value-type="float">
            <text:p>2.52</text:p>
          </table:table-cell>
          <table:table-cell office:value-type="float" office:value="2.059" calcext:value-type="float">
            <text:p>2.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5</text:p>
          </table:table-cell>
          <table:table-cell office:value-type="float" office:value="2.15" calcext:value-type="float">
            <text:p>2.15</text:p>
          </table:table-cell>
          <table:table-cell office:value-type="float" office:value="1.812" calcext:value-type="float">
            <text:p>1.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6</text:p>
          </table:table-cell>
          <table:table-cell office:value-type="float" office:value="6.9" calcext:value-type="float">
            <text:p>6.9</text:p>
          </table:table-cell>
          <table:table-cell office:value-type="float" office:value="5.504" calcext:value-type="float">
            <text:p>5.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7</text:p>
          </table:table-cell>
          <table:table-cell office:value-type="float" office:value="7.13" calcext:value-type="float">
            <text:p>7.13</text:p>
          </table:table-cell>
          <table:table-cell office:value-type="float" office:value="4.85" calcext:value-type="float">
            <text:p>4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8</text:p>
          </table:table-cell>
          <table:table-cell office:value-type="float" office:value="5.69" calcext:value-type="float">
            <text:p>5.69</text:p>
          </table:table-cell>
          <table:table-cell office:value-type="float" office:value="3.182" calcext:value-type="float">
            <text:p>3.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100_9</text:p>
          </table:table-cell>
          <table:table-cell office:value-type="float" office:value="3" calcext:value-type="float">
            <text:p>3</text:p>
          </table:table-cell>
          <table:table-cell office:value-type="float" office:value="2.334" calcext:value-type="float">
            <text:p>2.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1</text:p>
          </table:table-cell>
          <table:table-cell office:value-type="float" office:value="1012.18" calcext:value-type="float">
            <text:p>1012.18</text:p>
          </table:table-cell>
          <table:table-cell office:value-type="float" office:value="862.964" calcext:value-type="float">
            <text:p>862.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10</text:p>
          </table:table-cell>
          <table:table-cell office:value-type="float" office:value="886.47" calcext:value-type="float">
            <text:p>886.47</text:p>
          </table:table-cell>
          <table:table-cell office:value-type="float" office:value="772.111" calcext:value-type="float">
            <text:p>772.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2</text:p>
          </table:table-cell>
          <table:table-cell office:value-type="float" office:value="892.87" calcext:value-type="float">
            <text:p>892.87</text:p>
          </table:table-cell>
          <table:table-cell office:value-type="float" office:value="751.683" calcext:value-type="float">
            <text:p>751.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3</text:p>
          </table:table-cell>
          <table:table-cell office:value-type="float" office:value="919.7" calcext:value-type="float">
            <text:p>919.7</text:p>
          </table:table-cell>
          <table:table-cell office:value-type="float" office:value="782.023" calcext:value-type="float">
            <text:p>782.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4</text:p>
          </table:table-cell>
          <table:table-cell office:value-type="float" office:value="970.11" calcext:value-type="float">
            <text:p>970.11</text:p>
          </table:table-cell>
          <table:table-cell office:value-type="float" office:value="801.291" calcext:value-type="float">
            <text:p>801.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5</text:p>
          </table:table-cell>
          <table:table-cell office:value-type="float" office:value="933.77" calcext:value-type="float">
            <text:p>933.77</text:p>
          </table:table-cell>
          <table:table-cell office:value-type="float" office:value="752.928" calcext:value-type="float">
            <text:p>752.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6</text:p>
          </table:table-cell>
          <table:table-cell office:value-type="float" office:value="1129.07" calcext:value-type="float">
            <text:p>1129.07</text:p>
          </table:table-cell>
          <table:table-cell office:value-type="float" office:value="957.507" calcext:value-type="float">
            <text:p>957.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7</text:p>
          </table:table-cell>
          <table:table-cell office:value-type="float" office:value="1017.17" calcext:value-type="float">
            <text:p>1017.17</text:p>
          </table:table-cell>
          <table:table-cell office:value-type="float" office:value="875.69" calcext:value-type="float">
            <text:p>87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8</text:p>
          </table:table-cell>
          <table:table-cell office:value-type="float" office:value="2598.33" calcext:value-type="float">
            <text:p>2598.33</text:p>
          </table:table-cell>
          <table:table-cell office:value-type="float" office:value="1672.413" calcext:value-type="float">
            <text:p>1672.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0_9</text:p>
          </table:table-cell>
          <table:table-cell office:value-type="float" office:value="1039.85" calcext:value-type="float">
            <text:p>1039.85</text:p>
          </table:table-cell>
          <table:table-cell office:value-type="float" office:value="899.938" calcext:value-type="float">
            <text:p>899.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1</text:p>
          </table:table-cell>
          <table:table-cell office:value-type="float" office:value="16.97" calcext:value-type="float">
            <text:p>16.97</text:p>
          </table:table-cell>
          <table:table-cell office:value-type="float" office:value="14.24" calcext:value-type="float">
            <text:p>14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10</text:p>
          </table:table-cell>
          <table:table-cell office:value-type="float" office:value="20.55" calcext:value-type="float">
            <text:p>20.55</text:p>
          </table:table-cell>
          <table:table-cell office:value-type="float" office:value="16.208" calcext:value-type="float">
            <text:p>16.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2</text:p>
          </table:table-cell>
          <table:table-cell office:value-type="float" office:value="18.94" calcext:value-type="float">
            <text:p>18.94</text:p>
          </table:table-cell>
          <table:table-cell office:value-type="float" office:value="12.099" calcext:value-type="float">
            <text:p>12.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3</text:p>
          </table:table-cell>
          <table:table-cell office:value-type="float" office:value="19.63" calcext:value-type="float">
            <text:p>19.63</text:p>
          </table:table-cell>
          <table:table-cell office:value-type="float" office:value="13.825" calcext:value-type="float">
            <text:p>13.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4</text:p>
          </table:table-cell>
          <table:table-cell office:value-type="float" office:value="20.47" calcext:value-type="float">
            <text:p>20.47</text:p>
          </table:table-cell>
          <table:table-cell office:value-type="float" office:value="12.446" calcext:value-type="float">
            <text:p>12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5</text:p>
          </table:table-cell>
          <table:table-cell office:value-type="float" office:value="19.24" calcext:value-type="float">
            <text:p>19.24</text:p>
          </table:table-cell>
          <table:table-cell office:value-type="float" office:value="16.497" calcext:value-type="float">
            <text:p>16.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6</text:p>
          </table:table-cell>
          <table:table-cell office:value-type="float" office:value="20.23" calcext:value-type="float">
            <text:p>20.23</text:p>
          </table:table-cell>
          <table:table-cell office:value-type="float" office:value="14.367" calcext:value-type="float">
            <text:p>14.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7</text:p>
          </table:table-cell>
          <table:table-cell office:value-type="float" office:value="13.97" calcext:value-type="float">
            <text:p>13.97</text:p>
          </table:table-cell>
          <table:table-cell office:value-type="float" office:value="11.39" calcext:value-type="float">
            <text:p>11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8</text:p>
          </table:table-cell>
          <table:table-cell office:value-type="float" office:value="22.58" calcext:value-type="float">
            <text:p>22.58</text:p>
          </table:table-cell>
          <table:table-cell office:value-type="float" office:value="17.518" calcext:value-type="float">
            <text:p>17.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200_9</text:p>
          </table:table-cell>
          <table:table-cell office:value-type="float" office:value="41.07" calcext:value-type="float">
            <text:p>41.07</text:p>
          </table:table-cell>
          <table:table-cell office:value-type="float" office:value="32.708" calcext:value-type="float">
            <text:p>32.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1</text:p>
          </table:table-cell>
          <table:table-cell office:value-type="float" office:value="84.25" calcext:value-type="float">
            <text:p>84.25</text:p>
          </table:table-cell>
          <table:table-cell office:value-type="float" office:value="64.201" calcext:value-type="float">
            <text:p>64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10</text:p>
          </table:table-cell>
          <table:table-cell office:value-type="float" office:value="65.87" calcext:value-type="float">
            <text:p>65.87</text:p>
          </table:table-cell>
          <table:table-cell office:value-type="float" office:value="57.882" calcext:value-type="float">
            <text:p>57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2</text:p>
          </table:table-cell>
          <table:table-cell office:value-type="float" office:value="90.2" calcext:value-type="float">
            <text:p>90.2</text:p>
          </table:table-cell>
          <table:table-cell office:value-type="float" office:value="80.133" calcext:value-type="float">
            <text:p>80.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3</text:p>
          </table:table-cell>
          <table:table-cell office:value-type="float" office:value="66.75" calcext:value-type="float">
            <text:p>66.75</text:p>
          </table:table-cell>
          <table:table-cell office:value-type="float" office:value="56.101" calcext:value-type="float">
            <text:p>56.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4</text:p>
          </table:table-cell>
          <table:table-cell office:value-type="float" office:value="64.5" calcext:value-type="float">
            <text:p>64.5</text:p>
          </table:table-cell>
          <table:table-cell office:value-type="float" office:value="52.255" calcext:value-type="float">
            <text:p>52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5</text:p>
          </table:table-cell>
          <table:table-cell office:value-type="float" office:value="52.22" calcext:value-type="float">
            <text:p>52.22</text:p>
          </table:table-cell>
          <table:table-cell office:value-type="float" office:value="45.053" calcext:value-type="float">
            <text:p>45.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6</text:p>
          </table:table-cell>
          <table:table-cell office:value-type="float" office:value="78.33" calcext:value-type="float">
            <text:p>78.33</text:p>
          </table:table-cell>
          <table:table-cell office:value-type="float" office:value="62.719" calcext:value-type="float">
            <text:p>62.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7</text:p>
          </table:table-cell>
          <table:table-cell office:value-type="float" office:value="65.79" calcext:value-type="float">
            <text:p>65.79</text:p>
          </table:table-cell>
          <table:table-cell office:value-type="float" office:value="53.104" calcext:value-type="float">
            <text:p>53.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8</text:p>
          </table:table-cell>
          <table:table-cell office:value-type="float" office:value="70.52" calcext:value-type="float">
            <text:p>70.52</text:p>
          </table:table-cell>
          <table:table-cell office:value-type="float" office:value="57.887" calcext:value-type="float">
            <text:p>57.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2D_400_9</text:p>
          </table:table-cell>
          <table:table-cell office:value-type="float" office:value="63.09" calcext:value-type="float">
            <text:p>63.09</text:p>
          </table:table-cell>
          <table:table-cell office:value-type="float" office:value="47.645" calcext:value-type="float">
            <text:p>47.6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8:37:59.956144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6T18:50:12.076584191</dc:date>
    <meta:editing-duration>P1DT2H6M52S</meta:editing-duration>
    <meta:editing-cycles>4</meta:editing-cycles>
    <meta:generator>LibreOffice/5.2.3.3$Linux_X86_64 LibreOffice_project/20m0$Build-3</meta:generator>
    <meta:document-statistic meta:table-count="6" meta:cell-count="3190" meta:object-count="0"/>
  </office:meta>
</office:document-meta>
</file>